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75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default-cell-style-name="ce7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ke_codekey_null() <text:s text:c="15"/>, make_codekey_bystr('test codifier') <text:s text:c="6"/>, make_codekey_bystr('101'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1" table:number-rows-spanned="2">
            <text:p>Type</text:p>
          </table:table-cell>
          <table:table-cell table:style-name="ce3" office:value-type="string" table:number-columns-spanned="2" table:number-rows-spanned="1">
            <text:p>Language</text:p>
          </table:table-cell>
          <table:covered-table-cell table:style-name="ce3"/>
          <table:table-cell table:style-name="ce3" office:value-type="string" table:number-columns-spanned="2" table:number-rows-spanned="1">
            <text:p>Codifier</text:p>
          </table:table-cell>
          <table:covered-table-cell table:style-name="ce3"/>
          <table:table-cell table:style-name="ce3" office:value-type="string" table:number-columns-spanned="2" table:number-rows-spanned="1">
            <text:p>Code</text:p>
          </table:table-cell>
          <table:covered-table-cell table:style-name="ce3"/>
          <table:table-cell table:style-name="ce3" office:value-type="string" table:number-columns-spanned="1" table:number-rows-spanned="2">
            <text:p>Mask</text:p>
          </table:table-cell>
          <table:table-cell table:number-columns-repeated="1015"/>
        </table:table-row>
        <table:table-row table:style-name="ro1">
          <table:table-cell/>
          <table:covered-table-cell/>
          <table:table-cell table:style-name="ce6" office:value-type="string">
            <text:p>id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text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4" office:value-type="string">
            <text:p>no lng</text:p>
          </table:table-cell>
          <table:table-cell table:style-name="ce4" table:number-columns-repeated="2"/>
          <table:table-cell table:style-name="ce4" office:value-type="float" office:value="100">
            <text:p>100</text:p>
          </table:table-cell>
          <table:table-cell table:style-name="ce4" office:value-type="string">
            <text:p>test codifier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lng</text:p>
          </table:table-cell>
          <table:table-cell table:style-name="ce5" office:value-type="float" office:value="9001">
            <text:p>9001</text:p>
          </table:table-cell>
          <table:table-cell table:style-name="ce5" office:value-type="string">
            <text:p>rus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тестовый кодификатор</text:p>
          </table:table-cell>
          <table:table-cell table:style-name="ce5" office:value-type="float" office:value="110">
            <text:p>110</text:p>
          </table:table-cell>
          <table:table-cell table:style-name="ce5" office:value-type="string">
            <text:p>код 101</text:p>
          </table:table-cell>
          <table:table-cell table:style-name="ce5" office:value-type="float" office:value="7">
            <text:p>7</text:p>
          </table:table-cell>
          <table:table-cell table:number-columns-repeated="1015"/>
        </table:table-row>
        <table:table-row table:style-name="ro1">
          <table:table-cell/>
          <table:table-cell/>
          <table:table-cell table:number-columns-repeated="6"/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_id (-l,-cf)</text:p>
          </table:table-cell>
          <table:table-cell table:number-columns-repeated="4"/>
          <table:table-cell table:formula="of:=[.G$8]" office:value-type="float" office:value="110">
            <text:p>110</text:p>
          </table:table-cell>
          <table:table-cell/>
          <table:table-cell table:formula="of:=IF([.B9]=&quot;cf_nm (+l_nm)&quot;;[.I9]+1;[.I9])" office:value-type="float" office:value="0">
            <text:p>0</text:p>
          </table:table-cell>
          <table:table-cell/>
          <table:table-cell table:formula="of:=&quot;SELECT '&quot; &amp; [.B10] &amp; &quot;: ', optimized_acodekeyl_isit(s.x, &quot; &amp; [.I10] &amp; &quot;), TRUE&quot; &amp; IF(MOD([.I10];2)=1;&quot; AND (((s.x).code_key).code_id = &quot; &amp; [.$G$8] &amp; &quot;)&quot;;&quot;&quot;) &amp; IF(MOD(TRUNC([.I10]/2);2)=1;&quot; AND (((s.x).codifier_key).code_id = &quot; &amp; [.$E$8] &amp; &quot;)&quot;;&quot;&quot;) &amp; IF(MOD(TRUNC([.I10]/4);2)=1;&quot; AND (((s.x).key_lng).code_id = &quot; &amp; [.$C$8] &amp; &quot;)&quot;;&quot;&quot;) &amp; &quot; AS ok_isit FROM (SELECT optimize_acodekeyl(make_acodekeyl(make_codekey&quot; &amp; IF([.C10]=&quot;&quot;;IF([.D10]=&quot;&quot;;&quot;_null()&quot;;&quot;_bystr('&quot; &amp; [.D10] &amp; &quot;')&quot;);&quot;_byid(&quot; &amp; [.C10] &amp; &quot;)&quot;) &amp; &quot;, make_codekey&quot; &amp; IF([.E10]=&quot;&quot;;IF([.F10]=&quot;&quot;;&quot;_null()&quot;;&quot;_bystr('&quot; &amp; [.F10] &amp; &quot;')&quot;);&quot;_byid(&quot; &amp; [.E10] &amp; &quot;)&quot;) &amp; &quot;, make_codekey&quot; &amp; IF([.G10]=&quot;&quot;;IF([.H10]=&quot;&quot;;&quot;_null()&quot;;&quot;_bystr('&quot; &amp; [.H10] &amp; &quot;')&quot;);&quot;_byid(&quot; &amp; [.G10] &amp; &quot;)&quot;) &amp; &quot;), &quot; &amp; [.I10] &amp; &quot;) AS x) AS s;&quot;" office:value-type="string" office:string-value="SELECT 'c_id (-l,-cf): ', optimized_acodekeyl_isit(s.x, 0), TRUE AS ok_isit FROM (SELECT optimize_acodekeyl(make_acodekeyl(make_codekey_null(), make_codekey_null(), make_codekey_byid(110)), 0) AS x) AS s;">
            <text:p>SELECT 'c_id (-l,-cf): ', optimized_acodekeyl_isit(s.x, 0), TRUE AS ok_isit FROM (SELECT optimize_acodekeyl(make_acodekeyl(make_codekey_null(), make_codekey_null(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-l,+cf_id)</text:p>
          </table:table-cell>
          <table:table-cell table:number-columns-repeated="2"/>
          <table:table-cell table:formula="of:=[.E$8]" office:value-type="float" office:value="100">
            <text:p>100</text:p>
          </table:table-cell>
          <table:table-cell/>
          <table:table-cell table:formula="of:=[.G$8]" office:value-type="float" office:value="110">
            <text:p>110</text:p>
          </table:table-cell>
          <table:table-cell/>
          <table:table-cell table:formula="of:=IF([.B10]=&quot;cf_nm (+l_nm)&quot;;[.I10]+1;[.I10])" office:value-type="float" office:value="0">
            <text:p>0</text:p>
          </table:table-cell>
          <table:table-cell/>
          <table:table-cell table:formula="of:=&quot;SELECT '&quot; &amp; [.B11] &amp; &quot;: ', optimized_acodekeyl_isit(s.x, &quot; &amp; [.I11] &amp; &quot;), TRUE&quot; &amp; IF(MOD([.I11];2)=1;&quot; AND (((s.x).code_key).code_id = &quot; &amp; [.$G$8] &amp; &quot;)&quot;;&quot;&quot;) &amp; IF(MOD(TRUNC([.I11]/2);2)=1;&quot; AND (((s.x).codifier_key).code_id = &quot; &amp; [.$E$8] &amp; &quot;)&quot;;&quot;&quot;) &amp; IF(MOD(TRUNC([.I11]/4);2)=1;&quot; AND (((s.x).key_lng).code_id = &quot; &amp; [.$C$8] &amp; &quot;)&quot;;&quot;&quot;) &amp; &quot; AS ok_isit FROM (SELECT optimize_acodekeyl(make_acodekeyl(make_codekey&quot; &amp; IF([.C11]=&quot;&quot;;IF([.D11]=&quot;&quot;;&quot;_null()&quot;;&quot;_bystr('&quot; &amp; [.D11] &amp; &quot;')&quot;);&quot;_byid(&quot; &amp; [.C11] &amp; &quot;)&quot;) &amp; &quot;, make_codekey&quot; &amp; IF([.E11]=&quot;&quot;;IF([.F11]=&quot;&quot;;&quot;_null()&quot;;&quot;_bystr('&quot; &amp; [.F11] &amp; &quot;')&quot;);&quot;_byid(&quot; &amp; [.E11] &amp; &quot;)&quot;) &amp; &quot;, make_codekey&quot; &amp; IF([.G11]=&quot;&quot;;IF([.H11]=&quot;&quot;;&quot;_null()&quot;;&quot;_bystr('&quot; &amp; [.H11] &amp; &quot;')&quot;);&quot;_byid(&quot; &amp; [.G11] &amp; &quot;)&quot;) &amp; &quot;), &quot; &amp; [.I11] &amp; &quot;) AS x) AS s;&quot;" office:value-type="string" office:string-value="SELECT 'c_id (-l,+cf_id): ', optimized_acodekeyl_isit(s.x, 0), TRUE AS ok_isit FROM (SELECT optimize_acodekeyl(make_acodekeyl(make_codekey_null(), make_codekey_byid(100), make_codekey_byid(110)), 0) AS x) AS s;">
            <text:p>SELECT 'c_id (-l,+cf_id): ', optimized_acodekeyl_isit(s.x, 0), TRUE AS ok_isit FROM (SELECT optimize_acodekeyl(make_acodekeyl(make_codekey_null(), make_codekey_byid(100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-l,+cf_nm)</text:p>
          </table:table-cell>
          <table:table-cell table:number-columns-repeated="3"/>
          <table:table-cell table:formula="of:=IF(AND([.C12]=&quot;&quot;;[.D12]=&quot;&quot;);[.F$7];[.F$8])" office:value-type="string" office:string-value="test codifier">
            <text:p>test codifier</text:p>
          </table:table-cell>
          <table:table-cell table:formula="of:=[.G$8]" office:value-type="float" office:value="110">
            <text:p>110</text:p>
          </table:table-cell>
          <table:table-cell/>
          <table:table-cell table:formula="of:=IF([.B11]=&quot;cf_nm (+l_nm)&quot;;[.I11]+1;[.I11])" office:value-type="float" office:value="0">
            <text:p>0</text:p>
          </table:table-cell>
          <table:table-cell/>
          <table:table-cell table:formula="of:=&quot;SELECT '&quot; &amp; [.B12] &amp; &quot;: ', optimized_acodekeyl_isit(s.x, &quot; &amp; [.I12] &amp; &quot;), TRUE&quot; &amp; IF(MOD([.I12];2)=1;&quot; AND (((s.x).code_key).code_id = &quot; &amp; [.$G$8] &amp; &quot;)&quot;;&quot;&quot;) &amp; IF(MOD(TRUNC([.I12]/2);2)=1;&quot; AND (((s.x).codifier_key).code_id = &quot; &amp; [.$E$8] &amp; &quot;)&quot;;&quot;&quot;) &amp; IF(MOD(TRUNC([.I12]/4);2)=1;&quot; AND (((s.x).key_lng).code_id = &quot; &amp; [.$C$8] &amp; &quot;)&quot;;&quot;&quot;) &amp; &quot; AS ok_isit FROM (SELECT optimize_acodekeyl(make_acodekeyl(make_codekey&quot; &amp; IF([.C12]=&quot;&quot;;IF([.D12]=&quot;&quot;;&quot;_null()&quot;;&quot;_bystr('&quot; &amp; [.D12] &amp; &quot;')&quot;);&quot;_byid(&quot; &amp; [.C12] &amp; &quot;)&quot;) &amp; &quot;, make_codekey&quot; &amp; IF([.E12]=&quot;&quot;;IF([.F12]=&quot;&quot;;&quot;_null()&quot;;&quot;_bystr('&quot; &amp; [.F12] &amp; &quot;')&quot;);&quot;_byid(&quot; &amp; [.E12] &amp; &quot;)&quot;) &amp; &quot;, make_codekey&quot; &amp; IF([.G12]=&quot;&quot;;IF([.H12]=&quot;&quot;;&quot;_null()&quot;;&quot;_bystr('&quot; &amp; [.H12] &amp; &quot;')&quot;);&quot;_byid(&quot; &amp; [.G12] &amp; &quot;)&quot;) &amp; &quot;), &quot; &amp; [.I12] &amp; &quot;) AS x) AS s;&quot;" office:value-type="string" office:string-value="SELECT 'c_id (-l,+cf_nm): ', optimized_acodekeyl_isit(s.x, 0), TRUE AS ok_isit FROM (SELECT optimize_acodekeyl(make_acodekeyl(make_codekey_null(), make_codekey_bystr('test codifier'), make_codekey_byid(110)), 0) AS x) AS s;">
            <text:p>SELECT 'c_id (-l,+cf_nm): ', optimized_acodekeyl_isit(s.x, 0), TRUE AS ok_isit FROM (SELECT optimize_acodekeyl(make_acodekeyl(make_codekey_null(), make_codekey_bystr('test codifier'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id,-cf)</text:p>
          </table:table-cell>
          <table:table-cell table:formula="of:=[.C$8]" office:value-type="float" office:value="9001">
            <text:p>9001</text:p>
          </table:table-cell>
          <table:table-cell table:number-columns-repeated="3"/>
          <table:table-cell table:formula="of:=[.G$8]" office:value-type="float" office:value="110">
            <text:p>110</text:p>
          </table:table-cell>
          <table:table-cell/>
          <table:table-cell table:formula="of:=IF([.B12]=&quot;cf_nm (+l_nm)&quot;;[.I12]+1;[.I12])" office:value-type="float" office:value="0">
            <text:p>0</text:p>
          </table:table-cell>
          <table:table-cell/>
          <table:table-cell table:formula="of:=&quot;SELECT '&quot; &amp; [.B13] &amp; &quot;: ', optimized_acodekeyl_isit(s.x, &quot; &amp; [.I13] &amp; &quot;), TRUE&quot; &amp; IF(MOD([.I13];2)=1;&quot; AND (((s.x).code_key).code_id = &quot; &amp; [.$G$8] &amp; &quot;)&quot;;&quot;&quot;) &amp; IF(MOD(TRUNC([.I13]/2);2)=1;&quot; AND (((s.x).codifier_key).code_id = &quot; &amp; [.$E$8] &amp; &quot;)&quot;;&quot;&quot;) &amp; IF(MOD(TRUNC([.I13]/4);2)=1;&quot; AND (((s.x).key_lng).code_id = &quot; &amp; [.$C$8] &amp; &quot;)&quot;;&quot;&quot;) &amp; &quot; AS ok_isit FROM (SELECT optimize_acodekeyl(make_acodekeyl(make_codekey&quot; &amp; IF([.C13]=&quot;&quot;;IF([.D13]=&quot;&quot;;&quot;_null()&quot;;&quot;_bystr('&quot; &amp; [.D13] &amp; &quot;')&quot;);&quot;_byid(&quot; &amp; [.C13] &amp; &quot;)&quot;) &amp; &quot;, make_codekey&quot; &amp; IF([.E13]=&quot;&quot;;IF([.F13]=&quot;&quot;;&quot;_null()&quot;;&quot;_bystr('&quot; &amp; [.F13] &amp; &quot;')&quot;);&quot;_byid(&quot; &amp; [.E13] &amp; &quot;)&quot;) &amp; &quot;, make_codekey&quot; &amp; IF([.G13]=&quot;&quot;;IF([.H13]=&quot;&quot;;&quot;_null()&quot;;&quot;_bystr('&quot; &amp; [.H13] &amp; &quot;')&quot;);&quot;_byid(&quot; &amp; [.G13] &amp; &quot;)&quot;) &amp; &quot;), &quot; &amp; [.I13] &amp; &quot;) AS x) AS s;&quot;" office:value-type="string" office:string-value="SELECT 'c_id (+l_id,-cf): ', optimized_acodekeyl_isit(s.x, 0), TRUE AS ok_isit FROM (SELECT optimize_acodekeyl(make_acodekeyl(make_codekey_byid(9001), make_codekey_null(), make_codekey_byid(110)), 0) AS x) AS s;">
            <text:p>SELECT 'c_id (+l_id,-cf): ', optimized_acodekeyl_isit(s.x, 0), TRUE AS ok_isit FROM (SELECT optimize_acodekeyl(make_acodekeyl(make_codekey_byid(9001), make_codekey_null(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id,+cf_id)</text:p>
          </table:table-cell>
          <table:table-cell table:formula="of:=[.C$8]" office:value-type="float" office:value="9001">
            <text:p>9001</text:p>
          </table:table-cell>
          <table:table-cell/>
          <table:table-cell table:formula="of:=[.E$8]" office:value-type="float" office:value="100">
            <text:p>100</text:p>
          </table:table-cell>
          <table:table-cell/>
          <table:table-cell table:formula="of:=[.G$8]" office:value-type="float" office:value="110">
            <text:p>110</text:p>
          </table:table-cell>
          <table:table-cell/>
          <table:table-cell table:formula="of:=IF([.B13]=&quot;cf_nm (+l_nm)&quot;;[.I13]+1;[.I13])" office:value-type="float" office:value="0">
            <text:p>0</text:p>
          </table:table-cell>
          <table:table-cell/>
          <table:table-cell table:formula="of:=&quot;SELECT '&quot; &amp; [.B14] &amp; &quot;: ', optimized_acodekeyl_isit(s.x, &quot; &amp; [.I14] &amp; &quot;), TRUE&quot; &amp; IF(MOD([.I14];2)=1;&quot; AND (((s.x).code_key).code_id = &quot; &amp; [.$G$8] &amp; &quot;)&quot;;&quot;&quot;) &amp; IF(MOD(TRUNC([.I14]/2);2)=1;&quot; AND (((s.x).codifier_key).code_id = &quot; &amp; [.$E$8] &amp; &quot;)&quot;;&quot;&quot;) &amp; IF(MOD(TRUNC([.I14]/4);2)=1;&quot; AND (((s.x).key_lng).code_id = &quot; &amp; [.$C$8] &amp; &quot;)&quot;;&quot;&quot;) &amp; &quot; AS ok_isit FROM (SELECT optimize_acodekeyl(make_acodekeyl(make_codekey&quot; &amp; IF([.C14]=&quot;&quot;;IF([.D14]=&quot;&quot;;&quot;_null()&quot;;&quot;_bystr('&quot; &amp; [.D14] &amp; &quot;')&quot;);&quot;_byid(&quot; &amp; [.C14] &amp; &quot;)&quot;) &amp; &quot;, make_codekey&quot; &amp; IF([.E14]=&quot;&quot;;IF([.F14]=&quot;&quot;;&quot;_null()&quot;;&quot;_bystr('&quot; &amp; [.F14] &amp; &quot;')&quot;);&quot;_byid(&quot; &amp; [.E14] &amp; &quot;)&quot;) &amp; &quot;, make_codekey&quot; &amp; IF([.G14]=&quot;&quot;;IF([.H14]=&quot;&quot;;&quot;_null()&quot;;&quot;_bystr('&quot; &amp; [.H14] &amp; &quot;')&quot;);&quot;_byid(&quot; &amp; [.G14] &amp; &quot;)&quot;) &amp; &quot;), &quot; &amp; [.I14] &amp; &quot;) AS x) AS s;&quot;" office:value-type="string" office:string-value="SELECT 'c_id (+l_id,+cf_id): ', optimized_acodekeyl_isit(s.x, 0), TRUE AS ok_isit FROM (SELECT optimize_acodekeyl(make_acodekeyl(make_codekey_byid(9001), make_codekey_byid(100), make_codekey_byid(110)), 0) AS x) AS s;">
            <text:p>SELECT 'c_id (+l_id,+cf_id): ', optimized_acodekeyl_isit(s.x, 0), TRUE AS ok_isit FROM (SELECT optimize_acodekeyl(make_acodekeyl(make_codekey_byid(9001), make_codekey_byid(100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id,+cf_nm)</text:p>
          </table:table-cell>
          <table:table-cell table:formula="of:=[.C$8]" office:value-type="float" office:value="9001">
            <text:p>9001</text:p>
          </table:table-cell>
          <table:table-cell table:number-columns-repeated="2"/>
          <table:table-cell table:formula="of:=IF(AND([.C15]=&quot;&quot;;[.D15]=&quot;&quot;);[.F$7];[.F$8])" office:value-type="string" office:string-value="тестовый кодификатор">
            <text:p>тестовый кодификатор</text:p>
          </table:table-cell>
          <table:table-cell table:formula="of:=[.G$8]" office:value-type="float" office:value="110">
            <text:p>110</text:p>
          </table:table-cell>
          <table:table-cell/>
          <table:table-cell table:formula="of:=IF([.B14]=&quot;cf_nm (+l_nm)&quot;;[.I14]+1;[.I14])" office:value-type="float" office:value="0">
            <text:p>0</text:p>
          </table:table-cell>
          <table:table-cell/>
          <table:table-cell table:formula="of:=&quot;SELECT '&quot; &amp; [.B15] &amp; &quot;: ', optimized_acodekeyl_isit(s.x, &quot; &amp; [.I15] &amp; &quot;), TRUE&quot; &amp; IF(MOD([.I15];2)=1;&quot; AND (((s.x).code_key).code_id = &quot; &amp; [.$G$8] &amp; &quot;)&quot;;&quot;&quot;) &amp; IF(MOD(TRUNC([.I15]/2);2)=1;&quot; AND (((s.x).codifier_key).code_id = &quot; &amp; [.$E$8] &amp; &quot;)&quot;;&quot;&quot;) &amp; IF(MOD(TRUNC([.I15]/4);2)=1;&quot; AND (((s.x).key_lng).code_id = &quot; &amp; [.$C$8] &amp; &quot;)&quot;;&quot;&quot;) &amp; &quot; AS ok_isit FROM (SELECT optimize_acodekeyl(make_acodekeyl(make_codekey&quot; &amp; IF([.C15]=&quot;&quot;;IF([.D15]=&quot;&quot;;&quot;_null()&quot;;&quot;_bystr('&quot; &amp; [.D15] &amp; &quot;')&quot;);&quot;_byid(&quot; &amp; [.C15] &amp; &quot;)&quot;) &amp; &quot;, make_codekey&quot; &amp; IF([.E15]=&quot;&quot;;IF([.F15]=&quot;&quot;;&quot;_null()&quot;;&quot;_bystr('&quot; &amp; [.F15] &amp; &quot;')&quot;);&quot;_byid(&quot; &amp; [.E15] &amp; &quot;)&quot;) &amp; &quot;, make_codekey&quot; &amp; IF([.G15]=&quot;&quot;;IF([.H15]=&quot;&quot;;&quot;_null()&quot;;&quot;_bystr('&quot; &amp; [.H15] &amp; &quot;')&quot;);&quot;_byid(&quot; &amp; [.G15] &amp; &quot;)&quot;) &amp; &quot;), &quot; &amp; [.I15] &amp; &quot;) AS x) AS s;&quot;" office:value-type="string" office:string-value="SELECT 'c_id (+l_id,+cf_nm): ', optimized_acodekeyl_isit(s.x, 0), TRUE AS ok_isit FROM (SELECT optimize_acodekeyl(make_acodekeyl(make_codekey_byid(9001), make_codekey_bystr('тестовый кодификатор'), make_codekey_byid(110)), 0) AS x) AS s;">
            <text:p>SELECT 'c_id (+l_id,+cf_nm): ', optimized_acodekeyl_isit(s.x, 0), TRUE AS ok_isit FROM (SELECT optimize_acodekeyl(make_acodekeyl(make_codekey_byid(9001), make_codekey_bystr('тестовый кодификатор'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nm,-cf)</text:p>
          </table:table-cell>
          <table:table-cell/>
          <table:table-cell table:formula="of:=[.D$8]" office:value-type="string" office:string-value="rus">
            <text:p>rus</text:p>
          </table:table-cell>
          <table:table-cell table:number-columns-repeated="2"/>
          <table:table-cell table:formula="of:=[.G$8]" office:value-type="float" office:value="110">
            <text:p>110</text:p>
          </table:table-cell>
          <table:table-cell/>
          <table:table-cell table:formula="of:=IF([.B15]=&quot;cf_nm (+l_nm)&quot;;[.I15]+1;[.I15])" office:value-type="float" office:value="0">
            <text:p>0</text:p>
          </table:table-cell>
          <table:table-cell/>
          <table:table-cell table:formula="of:=&quot;SELECT '&quot; &amp; [.B16] &amp; &quot;: ', optimized_acodekeyl_isit(s.x, &quot; &amp; [.I16] &amp; &quot;), TRUE&quot; &amp; IF(MOD([.I16];2)=1;&quot; AND (((s.x).code_key).code_id = &quot; &amp; [.$G$8] &amp; &quot;)&quot;;&quot;&quot;) &amp; IF(MOD(TRUNC([.I16]/2);2)=1;&quot; AND (((s.x).codifier_key).code_id = &quot; &amp; [.$E$8] &amp; &quot;)&quot;;&quot;&quot;) &amp; IF(MOD(TRUNC([.I16]/4);2)=1;&quot; AND (((s.x).key_lng).code_id = &quot; &amp; [.$C$8] &amp; &quot;)&quot;;&quot;&quot;) &amp; &quot; AS ok_isit FROM (SELECT optimize_acodekeyl(make_acodekeyl(make_codekey&quot; &amp; IF([.C16]=&quot;&quot;;IF([.D16]=&quot;&quot;;&quot;_null()&quot;;&quot;_bystr('&quot; &amp; [.D16] &amp; &quot;')&quot;);&quot;_byid(&quot; &amp; [.C16] &amp; &quot;)&quot;) &amp; &quot;, make_codekey&quot; &amp; IF([.E16]=&quot;&quot;;IF([.F16]=&quot;&quot;;&quot;_null()&quot;;&quot;_bystr('&quot; &amp; [.F16] &amp; &quot;')&quot;);&quot;_byid(&quot; &amp; [.E16] &amp; &quot;)&quot;) &amp; &quot;, make_codekey&quot; &amp; IF([.G16]=&quot;&quot;;IF([.H16]=&quot;&quot;;&quot;_null()&quot;;&quot;_bystr('&quot; &amp; [.H16] &amp; &quot;')&quot;);&quot;_byid(&quot; &amp; [.G16] &amp; &quot;)&quot;) &amp; &quot;), &quot; &amp; [.I16] &amp; &quot;) AS x) AS s;&quot;" office:value-type="string" office:string-value="SELECT 'c_id (+l_nm,-cf): ', optimized_acodekeyl_isit(s.x, 0), TRUE AS ok_isit FROM (SELECT optimize_acodekeyl(make_acodekeyl(make_codekey_bystr('rus'), make_codekey_null(), make_codekey_byid(110)), 0) AS x) AS s;">
            <text:p>SELECT 'c_id (+l_nm,-cf): ', optimized_acodekeyl_isit(s.x, 0), TRUE AS ok_isit FROM (SELECT optimize_acodekeyl(make_acodekeyl(make_codekey_bystr('rus'), make_codekey_null(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nm,+cf_id)</text:p>
          </table:table-cell>
          <table:table-cell/>
          <table:table-cell table:formula="of:=[.D$8]" office:value-type="string" office:string-value="rus">
            <text:p>rus</text:p>
          </table:table-cell>
          <table:table-cell table:formula="of:=[.E$8]" office:value-type="float" office:value="100">
            <text:p>100</text:p>
          </table:table-cell>
          <table:table-cell/>
          <table:table-cell table:formula="of:=[.G$8]" office:value-type="float" office:value="110">
            <text:p>110</text:p>
          </table:table-cell>
          <table:table-cell/>
          <table:table-cell table:formula="of:=IF([.B16]=&quot;cf_nm (+l_nm)&quot;;[.I16]+1;[.I16])" office:value-type="float" office:value="0">
            <text:p>0</text:p>
          </table:table-cell>
          <table:table-cell/>
          <table:table-cell table:formula="of:=&quot;SELECT '&quot; &amp; [.B17] &amp; &quot;: ', optimized_acodekeyl_isit(s.x, &quot; &amp; [.I17] &amp; &quot;), TRUE&quot; &amp; IF(MOD([.I17];2)=1;&quot; AND (((s.x).code_key).code_id = &quot; &amp; [.$G$8] &amp; &quot;)&quot;;&quot;&quot;) &amp; IF(MOD(TRUNC([.I17]/2);2)=1;&quot; AND (((s.x).codifier_key).code_id = &quot; &amp; [.$E$8] &amp; &quot;)&quot;;&quot;&quot;) &amp; IF(MOD(TRUNC([.I17]/4);2)=1;&quot; AND (((s.x).key_lng).code_id = &quot; &amp; [.$C$8] &amp; &quot;)&quot;;&quot;&quot;) &amp; &quot; AS ok_isit FROM (SELECT optimize_acodekeyl(make_acodekeyl(make_codekey&quot; &amp; IF([.C17]=&quot;&quot;;IF([.D17]=&quot;&quot;;&quot;_null()&quot;;&quot;_bystr('&quot; &amp; [.D17] &amp; &quot;')&quot;);&quot;_byid(&quot; &amp; [.C17] &amp; &quot;)&quot;) &amp; &quot;, make_codekey&quot; &amp; IF([.E17]=&quot;&quot;;IF([.F17]=&quot;&quot;;&quot;_null()&quot;;&quot;_bystr('&quot; &amp; [.F17] &amp; &quot;')&quot;);&quot;_byid(&quot; &amp; [.E17] &amp; &quot;)&quot;) &amp; &quot;, make_codekey&quot; &amp; IF([.G17]=&quot;&quot;;IF([.H17]=&quot;&quot;;&quot;_null()&quot;;&quot;_bystr('&quot; &amp; [.H17] &amp; &quot;')&quot;);&quot;_byid(&quot; &amp; [.G17] &amp; &quot;)&quot;) &amp; &quot;), &quot; &amp; [.I17] &amp; &quot;) AS x) AS s;&quot;" office:value-type="string" office:string-value="SELECT 'c_id (+l_nm,+cf_id): ', optimized_acodekeyl_isit(s.x, 0), TRUE AS ok_isit FROM (SELECT optimize_acodekeyl(make_acodekeyl(make_codekey_bystr('rus'), make_codekey_byid(100), make_codekey_byid(110)), 0) AS x) AS s;">
            <text:p>SELECT 'c_id (+l_nm,+cf_id): ', optimized_acodekeyl_isit(s.x, 0), TRUE AS ok_isit FROM (SELECT optimize_acodekeyl(make_acodekeyl(make_codekey_bystr('rus'), make_codekey_byid(100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id (+l_nm,+cf_nm)</text:p>
          </table:table-cell>
          <table:table-cell/>
          <table:table-cell table:formula="of:=[.D$8]" office:value-type="string" office:string-value="rus">
            <text:p>rus</text:p>
          </table:table-cell>
          <table:table-cell/>
          <table:table-cell table:formula="of:=IF(AND([.C18]=&quot;&quot;;[.D18]=&quot;&quot;);[.F$7];[.F$8])" office:value-type="string" office:string-value="тестовый кодификатор">
            <text:p>тестовый кодификатор</text:p>
          </table:table-cell>
          <table:table-cell table:formula="of:=[.G$8]" office:value-type="float" office:value="110">
            <text:p>110</text:p>
          </table:table-cell>
          <table:table-cell/>
          <table:table-cell table:formula="of:=IF([.B17]=&quot;cf_nm (+l_nm)&quot;;[.I17]+1;[.I17])" office:value-type="float" office:value="0">
            <text:p>0</text:p>
          </table:table-cell>
          <table:table-cell/>
          <table:table-cell table:formula="of:=&quot;SELECT '&quot; &amp; [.B18] &amp; &quot;: ', optimized_acodekeyl_isit(s.x, &quot; &amp; [.I18] &amp; &quot;), TRUE&quot; &amp; IF(MOD([.I18];2)=1;&quot; AND (((s.x).code_key).code_id = &quot; &amp; [.$G$8] &amp; &quot;)&quot;;&quot;&quot;) &amp; IF(MOD(TRUNC([.I18]/2);2)=1;&quot; AND (((s.x).codifier_key).code_id = &quot; &amp; [.$E$8] &amp; &quot;)&quot;;&quot;&quot;) &amp; IF(MOD(TRUNC([.I18]/4);2)=1;&quot; AND (((s.x).key_lng).code_id = &quot; &amp; [.$C$8] &amp; &quot;)&quot;;&quot;&quot;) &amp; &quot; AS ok_isit FROM (SELECT optimize_acodekeyl(make_acodekeyl(make_codekey&quot; &amp; IF([.C18]=&quot;&quot;;IF([.D18]=&quot;&quot;;&quot;_null()&quot;;&quot;_bystr('&quot; &amp; [.D18] &amp; &quot;')&quot;);&quot;_byid(&quot; &amp; [.C18] &amp; &quot;)&quot;) &amp; &quot;, make_codekey&quot; &amp; IF([.E18]=&quot;&quot;;IF([.F18]=&quot;&quot;;&quot;_null()&quot;;&quot;_bystr('&quot; &amp; [.F18] &amp; &quot;')&quot;);&quot;_byid(&quot; &amp; [.E18] &amp; &quot;)&quot;) &amp; &quot;, make_codekey&quot; &amp; IF([.G18]=&quot;&quot;;IF([.H18]=&quot;&quot;;&quot;_null()&quot;;&quot;_bystr('&quot; &amp; [.H18] &amp; &quot;')&quot;);&quot;_byid(&quot; &amp; [.G18] &amp; &quot;)&quot;) &amp; &quot;), &quot; &amp; [.I18] &amp; &quot;) AS x) AS s;&quot;" office:value-type="string" office:string-value="SELECT 'c_id (+l_nm,+cf_nm): ', optimized_acodekeyl_isit(s.x, 0), TRUE AS ok_isit FROM (SELECT optimize_acodekeyl(make_acodekeyl(make_codekey_bystr('rus'), make_codekey_bystr('тестовый кодификатор'), make_codekey_byid(110)), 0) AS x) AS s;">
            <text:p>SELECT 'c_id (+l_nm,+cf_nm): ', optimized_acodekeyl_isit(s.x, 0), TRUE AS ok_isit FROM (SELECT optimize_acodekeyl(make_acodekeyl(make_codekey_bystr('rus'), make_codekey_bystr('тестовый кодификатор'), make_codekey_byid(110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-l,-cf)</text:p>
          </table:table-cell>
          <table:table-cell table:number-columns-repeated="5"/>
          <table:table-cell table:formula="of:=IF(AND([.C19]=&quot;&quot;;[.D19]=&quot;&quot;);[.H$7];[.H$8])" office:value-type="float" office:value="101">
            <text:p>101</text:p>
          </table:table-cell>
          <table:table-cell table:formula="of:=IF([.B18]=&quot;cf_nm (+l_nm)&quot;;[.I18]+1;[.I18])" office:value-type="float" office:value="0">
            <text:p>0</text:p>
          </table:table-cell>
          <table:table-cell/>
          <table:table-cell table:formula="of:=&quot;SELECT '&quot; &amp; [.B19] &amp; &quot;: ', optimized_acodekeyl_isit(s.x, &quot; &amp; [.I19] &amp; &quot;), TRUE&quot; &amp; IF(MOD([.I19];2)=1;&quot; AND (((s.x).code_key).code_id = &quot; &amp; [.$G$8] &amp; &quot;)&quot;;&quot;&quot;) &amp; IF(MOD(TRUNC([.I19]/2);2)=1;&quot; AND (((s.x).codifier_key).code_id = &quot; &amp; [.$E$8] &amp; &quot;)&quot;;&quot;&quot;) &amp; IF(MOD(TRUNC([.I19]/4);2)=1;&quot; AND (((s.x).key_lng).code_id = &quot; &amp; [.$C$8] &amp; &quot;)&quot;;&quot;&quot;) &amp; &quot; AS ok_isit FROM (SELECT optimize_acodekeyl(make_acodekeyl(make_codekey&quot; &amp; IF([.C19]=&quot;&quot;;IF([.D19]=&quot;&quot;;&quot;_null()&quot;;&quot;_bystr('&quot; &amp; [.D19] &amp; &quot;')&quot;);&quot;_byid(&quot; &amp; [.C19] &amp; &quot;)&quot;) &amp; &quot;, make_codekey&quot; &amp; IF([.E19]=&quot;&quot;;IF([.F19]=&quot;&quot;;&quot;_null()&quot;;&quot;_bystr('&quot; &amp; [.F19] &amp; &quot;')&quot;);&quot;_byid(&quot; &amp; [.E19] &amp; &quot;)&quot;) &amp; &quot;, make_codekey&quot; &amp; IF([.G19]=&quot;&quot;;IF([.H19]=&quot;&quot;;&quot;_null()&quot;;&quot;_bystr('&quot; &amp; [.H19] &amp; &quot;')&quot;);&quot;_byid(&quot; &amp; [.G19] &amp; &quot;)&quot;) &amp; &quot;), &quot; &amp; [.I19] &amp; &quot;) AS x) AS s;&quot;" office:value-type="string" office:string-value="SELECT 'c_nm (-l,-cf): ', optimized_acodekeyl_isit(s.x, 0), TRUE AS ok_isit FROM (SELECT optimize_acodekeyl(make_acodekeyl(make_codekey_null(), make_codekey_null(), make_codekey_bystr('101')), 0) AS x) AS s;">
            <text:p>SELECT 'c_nm (-l,-cf): ', optimized_acodekeyl_isit(s.x, 0), TRUE AS ok_isit FROM (SELECT optimize_acodekeyl(make_acodekeyl(make_codekey_null(), make_codekey_null(), make_codekey_bystr('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-l,+cf_id)</text:p>
          </table:table-cell>
          <table:table-cell table:number-columns-repeated="2"/>
          <table:table-cell table:formula="of:=[.E$8]" office:value-type="float" office:value="100">
            <text:p>100</text:p>
          </table:table-cell>
          <table:table-cell table:number-columns-repeated="2"/>
          <table:table-cell table:formula="of:=IF(AND([.C20]=&quot;&quot;;[.D20]=&quot;&quot;);[.H$7];[.H$8])" office:value-type="float" office:value="101">
            <text:p>101</text:p>
          </table:table-cell>
          <table:table-cell table:formula="of:=IF([.B19]=&quot;cf_nm (+l_nm)&quot;;[.I19]+1;[.I19])" office:value-type="float" office:value="0">
            <text:p>0</text:p>
          </table:table-cell>
          <table:table-cell/>
          <table:table-cell table:formula="of:=&quot;SELECT '&quot; &amp; [.B20] &amp; &quot;: ', optimized_acodekeyl_isit(s.x, &quot; &amp; [.I20] &amp; &quot;), TRUE&quot; &amp; IF(MOD([.I20];2)=1;&quot; AND (((s.x).code_key).code_id = &quot; &amp; [.$G$8] &amp; &quot;)&quot;;&quot;&quot;) &amp; IF(MOD(TRUNC([.I20]/2);2)=1;&quot; AND (((s.x).codifier_key).code_id = &quot; &amp; [.$E$8] &amp; &quot;)&quot;;&quot;&quot;) &amp; IF(MOD(TRUNC([.I20]/4);2)=1;&quot; AND (((s.x).key_lng).code_id = &quot; &amp; [.$C$8] &amp; &quot;)&quot;;&quot;&quot;) &amp; &quot; AS ok_isit FROM (SELECT optimize_acodekeyl(make_acodekeyl(make_codekey&quot; &amp; IF([.C20]=&quot;&quot;;IF([.D20]=&quot;&quot;;&quot;_null()&quot;;&quot;_bystr('&quot; &amp; [.D20] &amp; &quot;')&quot;);&quot;_byid(&quot; &amp; [.C20] &amp; &quot;)&quot;) &amp; &quot;, make_codekey&quot; &amp; IF([.E20]=&quot;&quot;;IF([.F20]=&quot;&quot;;&quot;_null()&quot;;&quot;_bystr('&quot; &amp; [.F20] &amp; &quot;')&quot;);&quot;_byid(&quot; &amp; [.E20] &amp; &quot;)&quot;) &amp; &quot;, make_codekey&quot; &amp; IF([.G20]=&quot;&quot;;IF([.H20]=&quot;&quot;;&quot;_null()&quot;;&quot;_bystr('&quot; &amp; [.H20] &amp; &quot;')&quot;);&quot;_byid(&quot; &amp; [.G20] &amp; &quot;)&quot;) &amp; &quot;), &quot; &amp; [.I20] &amp; &quot;) AS x) AS s;&quot;" office:value-type="string" office:string-value="SELECT 'c_nm (-l,+cf_id): ', optimized_acodekeyl_isit(s.x, 0), TRUE AS ok_isit FROM (SELECT optimize_acodekeyl(make_acodekeyl(make_codekey_null(), make_codekey_byid(100), make_codekey_bystr('101')), 0) AS x) AS s;">
            <text:p>SELECT 'c_nm (-l,+cf_id): ', optimized_acodekeyl_isit(s.x, 0), TRUE AS ok_isit FROM (SELECT optimize_acodekeyl(make_acodekeyl(make_codekey_null(), make_codekey_byid(100), make_codekey_bystr('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-l,+cf_nm)</text:p>
          </table:table-cell>
          <table:table-cell table:number-columns-repeated="3"/>
          <table:table-cell table:formula="of:=IF(AND([.C21]=&quot;&quot;;[.D21]=&quot;&quot;);[.F$7];[.F$8])" office:value-type="string" office:string-value="test codifier">
            <text:p>test codifier</text:p>
          </table:table-cell>
          <table:table-cell/>
          <table:table-cell table:formula="of:=IF(AND([.C21]=&quot;&quot;;[.D21]=&quot;&quot;);[.H$7];[.H$8])" office:value-type="float" office:value="101">
            <text:p>101</text:p>
          </table:table-cell>
          <table:table-cell table:formula="of:=IF([.B20]=&quot;cf_nm (+l_nm)&quot;;[.I20]+1;[.I20])" office:value-type="float" office:value="0">
            <text:p>0</text:p>
          </table:table-cell>
          <table:table-cell/>
          <table:table-cell table:formula="of:=&quot;SELECT '&quot; &amp; [.B21] &amp; &quot;: ', optimized_acodekeyl_isit(s.x, &quot; &amp; [.I21] &amp; &quot;), TRUE&quot; &amp; IF(MOD([.I21];2)=1;&quot; AND (((s.x).code_key).code_id = &quot; &amp; [.$G$8] &amp; &quot;)&quot;;&quot;&quot;) &amp; IF(MOD(TRUNC([.I21]/2);2)=1;&quot; AND (((s.x).codifier_key).code_id = &quot; &amp; [.$E$8] &amp; &quot;)&quot;;&quot;&quot;) &amp; IF(MOD(TRUNC([.I21]/4);2)=1;&quot; AND (((s.x).key_lng).code_id = &quot; &amp; [.$C$8] &amp; &quot;)&quot;;&quot;&quot;) &amp; &quot; AS ok_isit FROM (SELECT optimize_acodekeyl(make_acodekeyl(make_codekey&quot; &amp; IF([.C21]=&quot;&quot;;IF([.D21]=&quot;&quot;;&quot;_null()&quot;;&quot;_bystr('&quot; &amp; [.D21] &amp; &quot;')&quot;);&quot;_byid(&quot; &amp; [.C21] &amp; &quot;)&quot;) &amp; &quot;, make_codekey&quot; &amp; IF([.E21]=&quot;&quot;;IF([.F21]=&quot;&quot;;&quot;_null()&quot;;&quot;_bystr('&quot; &amp; [.F21] &amp; &quot;')&quot;);&quot;_byid(&quot; &amp; [.E21] &amp; &quot;)&quot;) &amp; &quot;, make_codekey&quot; &amp; IF([.G21]=&quot;&quot;;IF([.H21]=&quot;&quot;;&quot;_null()&quot;;&quot;_bystr('&quot; &amp; [.H21] &amp; &quot;')&quot;);&quot;_byid(&quot; &amp; [.G21] &amp; &quot;)&quot;) &amp; &quot;), &quot; &amp; [.I21] &amp; &quot;) AS x) AS s;&quot;" office:value-type="string" office:string-value="SELECT 'c_nm (-l,+cf_nm): ', optimized_acodekeyl_isit(s.x, 0), TRUE AS ok_isit FROM (SELECT optimize_acodekeyl(make_acodekeyl(make_codekey_null(), make_codekey_bystr('test codifier'), make_codekey_bystr('101')), 0) AS x) AS s;">
            <text:p>SELECT 'c_nm (-l,+cf_nm): ', optimized_acodekeyl_isit(s.x, 0), TRUE AS ok_isit FROM (SELECT optimize_acodekeyl(make_acodekeyl(make_codekey_null(), make_codekey_bystr('test codifier'), make_codekey_bystr('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id,-cf)</text:p>
          </table:table-cell>
          <table:table-cell table:formula="of:=[.C$8]" office:value-type="float" office:value="9001">
            <text:p>9001</text:p>
          </table:table-cell>
          <table:table-cell table:number-columns-repeated="4"/>
          <table:table-cell table:formula="of:=IF(AND([.C22]=&quot;&quot;;[.D22]=&quot;&quot;);[.H$7];[.H$8])" office:value-type="string" office:string-value="код 101">
            <text:p>код 101</text:p>
          </table:table-cell>
          <table:table-cell table:formula="of:=IF([.B21]=&quot;cf_nm (+l_nm)&quot;;[.I21]+1;[.I21])" office:value-type="float" office:value="0">
            <text:p>0</text:p>
          </table:table-cell>
          <table:table-cell/>
          <table:table-cell table:formula="of:=&quot;SELECT '&quot; &amp; [.B22] &amp; &quot;: ', optimized_acodekeyl_isit(s.x, &quot; &amp; [.I22] &amp; &quot;), TRUE&quot; &amp; IF(MOD([.I22];2)=1;&quot; AND (((s.x).code_key).code_id = &quot; &amp; [.$G$8] &amp; &quot;)&quot;;&quot;&quot;) &amp; IF(MOD(TRUNC([.I22]/2);2)=1;&quot; AND (((s.x).codifier_key).code_id = &quot; &amp; [.$E$8] &amp; &quot;)&quot;;&quot;&quot;) &amp; IF(MOD(TRUNC([.I22]/4);2)=1;&quot; AND (((s.x).key_lng).code_id = &quot; &amp; [.$C$8] &amp; &quot;)&quot;;&quot;&quot;) &amp; &quot; AS ok_isit FROM (SELECT optimize_acodekeyl(make_acodekeyl(make_codekey&quot; &amp; IF([.C22]=&quot;&quot;;IF([.D22]=&quot;&quot;;&quot;_null()&quot;;&quot;_bystr('&quot; &amp; [.D22] &amp; &quot;')&quot;);&quot;_byid(&quot; &amp; [.C22] &amp; &quot;)&quot;) &amp; &quot;, make_codekey&quot; &amp; IF([.E22]=&quot;&quot;;IF([.F22]=&quot;&quot;;&quot;_null()&quot;;&quot;_bystr('&quot; &amp; [.F22] &amp; &quot;')&quot;);&quot;_byid(&quot; &amp; [.E22] &amp; &quot;)&quot;) &amp; &quot;, make_codekey&quot; &amp; IF([.G22]=&quot;&quot;;IF([.H22]=&quot;&quot;;&quot;_null()&quot;;&quot;_bystr('&quot; &amp; [.H22] &amp; &quot;')&quot;);&quot;_byid(&quot; &amp; [.G22] &amp; &quot;)&quot;) &amp; &quot;), &quot; &amp; [.I22] &amp; &quot;) AS x) AS s;&quot;" office:value-type="string" office:string-value="SELECT 'c_nm (+l_id,-cf): ', optimized_acodekeyl_isit(s.x, 0), TRUE AS ok_isit FROM (SELECT optimize_acodekeyl(make_acodekeyl(make_codekey_byid(9001), make_codekey_null(), make_codekey_bystr('код 101')), 0) AS x) AS s;">
            <text:p>SELECT 'c_nm (+l_id,-cf): ', optimized_acodekeyl_isit(s.x, 0), TRUE AS ok_isit FROM (SELECT optimize_acodekeyl(make_acodekeyl(make_codekey_byid(9001), make_codekey_null(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id,+cf_id)</text:p>
          </table:table-cell>
          <table:table-cell table:formula="of:=[.C$8]" office:value-type="float" office:value="9001">
            <text:p>9001</text:p>
          </table:table-cell>
          <table:table-cell/>
          <table:table-cell table:formula="of:=[.E$8]" office:value-type="float" office:value="100">
            <text:p>100</text:p>
          </table:table-cell>
          <table:table-cell table:number-columns-repeated="2"/>
          <table:table-cell table:formula="of:=IF(AND([.C23]=&quot;&quot;;[.D23]=&quot;&quot;);[.H$7];[.H$8])" office:value-type="string" office:string-value="код 101">
            <text:p>код 101</text:p>
          </table:table-cell>
          <table:table-cell table:formula="of:=IF([.B22]=&quot;cf_nm (+l_nm)&quot;;[.I22]+1;[.I22])" office:value-type="float" office:value="0">
            <text:p>0</text:p>
          </table:table-cell>
          <table:table-cell/>
          <table:table-cell table:formula="of:=&quot;SELECT '&quot; &amp; [.B23] &amp; &quot;: ', optimized_acodekeyl_isit(s.x, &quot; &amp; [.I23] &amp; &quot;), TRUE&quot; &amp; IF(MOD([.I23];2)=1;&quot; AND (((s.x).code_key).code_id = &quot; &amp; [.$G$8] &amp; &quot;)&quot;;&quot;&quot;) &amp; IF(MOD(TRUNC([.I23]/2);2)=1;&quot; AND (((s.x).codifier_key).code_id = &quot; &amp; [.$E$8] &amp; &quot;)&quot;;&quot;&quot;) &amp; IF(MOD(TRUNC([.I23]/4);2)=1;&quot; AND (((s.x).key_lng).code_id = &quot; &amp; [.$C$8] &amp; &quot;)&quot;;&quot;&quot;) &amp; &quot; AS ok_isit FROM (SELECT optimize_acodekeyl(make_acodekeyl(make_codekey&quot; &amp; IF([.C23]=&quot;&quot;;IF([.D23]=&quot;&quot;;&quot;_null()&quot;;&quot;_bystr('&quot; &amp; [.D23] &amp; &quot;')&quot;);&quot;_byid(&quot; &amp; [.C23] &amp; &quot;)&quot;) &amp; &quot;, make_codekey&quot; &amp; IF([.E23]=&quot;&quot;;IF([.F23]=&quot;&quot;;&quot;_null()&quot;;&quot;_bystr('&quot; &amp; [.F23] &amp; &quot;')&quot;);&quot;_byid(&quot; &amp; [.E23] &amp; &quot;)&quot;) &amp; &quot;, make_codekey&quot; &amp; IF([.G23]=&quot;&quot;;IF([.H23]=&quot;&quot;;&quot;_null()&quot;;&quot;_bystr('&quot; &amp; [.H23] &amp; &quot;')&quot;);&quot;_byid(&quot; &amp; [.G23] &amp; &quot;)&quot;) &amp; &quot;), &quot; &amp; [.I23] &amp; &quot;) AS x) AS s;&quot;" office:value-type="string" office:string-value="SELECT 'c_nm (+l_id,+cf_id): ', optimized_acodekeyl_isit(s.x, 0), TRUE AS ok_isit FROM (SELECT optimize_acodekeyl(make_acodekeyl(make_codekey_byid(9001), make_codekey_byid(100), make_codekey_bystr('код 101')), 0) AS x) AS s;">
            <text:p>SELECT 'c_nm (+l_id,+cf_id): ', optimized_acodekeyl_isit(s.x, 0), TRUE AS ok_isit FROM (SELECT optimize_acodekeyl(make_acodekeyl(make_codekey_byid(9001), make_codekey_byid(100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id,+cf_nm)</text:p>
          </table:table-cell>
          <table:table-cell table:formula="of:=[.C$8]" office:value-type="float" office:value="9001">
            <text:p>9001</text:p>
          </table:table-cell>
          <table:table-cell table:number-columns-repeated="2"/>
          <table:table-cell table:formula="of:=IF(AND([.C24]=&quot;&quot;;[.D24]=&quot;&quot;);[.F$7];[.F$8])" office:value-type="string" office:string-value="тестовый кодификатор">
            <text:p>тестовый кодификатор</text:p>
          </table:table-cell>
          <table:table-cell/>
          <table:table-cell table:formula="of:=IF(AND([.C24]=&quot;&quot;;[.D24]=&quot;&quot;);[.H$7];[.H$8])" office:value-type="string" office:string-value="код 101">
            <text:p>код 101</text:p>
          </table:table-cell>
          <table:table-cell table:formula="of:=IF([.B23]=&quot;cf_nm (+l_nm)&quot;;[.I23]+1;[.I23])" office:value-type="float" office:value="0">
            <text:p>0</text:p>
          </table:table-cell>
          <table:table-cell/>
          <table:table-cell table:formula="of:=&quot;SELECT '&quot; &amp; [.B24] &amp; &quot;: ', optimized_acodekeyl_isit(s.x, &quot; &amp; [.I24] &amp; &quot;), TRUE&quot; &amp; IF(MOD([.I24];2)=1;&quot; AND (((s.x).code_key).code_id = &quot; &amp; [.$G$8] &amp; &quot;)&quot;;&quot;&quot;) &amp; IF(MOD(TRUNC([.I24]/2);2)=1;&quot; AND (((s.x).codifier_key).code_id = &quot; &amp; [.$E$8] &amp; &quot;)&quot;;&quot;&quot;) &amp; IF(MOD(TRUNC([.I24]/4);2)=1;&quot; AND (((s.x).key_lng).code_id = &quot; &amp; [.$C$8] &amp; &quot;)&quot;;&quot;&quot;) &amp; &quot; AS ok_isit FROM (SELECT optimize_acodekeyl(make_acodekeyl(make_codekey&quot; &amp; IF([.C24]=&quot;&quot;;IF([.D24]=&quot;&quot;;&quot;_null()&quot;;&quot;_bystr('&quot; &amp; [.D24] &amp; &quot;')&quot;);&quot;_byid(&quot; &amp; [.C24] &amp; &quot;)&quot;) &amp; &quot;, make_codekey&quot; &amp; IF([.E24]=&quot;&quot;;IF([.F24]=&quot;&quot;;&quot;_null()&quot;;&quot;_bystr('&quot; &amp; [.F24] &amp; &quot;')&quot;);&quot;_byid(&quot; &amp; [.E24] &amp; &quot;)&quot;) &amp; &quot;, make_codekey&quot; &amp; IF([.G24]=&quot;&quot;;IF([.H24]=&quot;&quot;;&quot;_null()&quot;;&quot;_bystr('&quot; &amp; [.H24] &amp; &quot;')&quot;);&quot;_byid(&quot; &amp; [.G24] &amp; &quot;)&quot;) &amp; &quot;), &quot; &amp; [.I24] &amp; &quot;) AS x) AS s;&quot;" office:value-type="string" office:string-value="SELECT 'c_nm (+l_id,+cf_nm): ', optimized_acodekeyl_isit(s.x, 0), TRUE AS ok_isit FROM (SELECT optimize_acodekeyl(make_acodekeyl(make_codekey_byid(9001), make_codekey_bystr('тестовый кодификатор'), make_codekey_bystr('код 101')), 0) AS x) AS s;">
            <text:p>SELECT 'c_nm (+l_id,+cf_nm): ', optimized_acodekeyl_isit(s.x, 0), TRUE AS ok_isit FROM (SELECT optimize_acodekeyl(make_acodekeyl(make_codekey_byid(9001), make_codekey_bystr('тестовый кодификатор'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nm,-cf)</text:p>
          </table:table-cell>
          <table:table-cell/>
          <table:table-cell table:formula="of:=[.D$8]" office:value-type="string" office:string-value="rus">
            <text:p>rus</text:p>
          </table:table-cell>
          <table:table-cell table:number-columns-repeated="3"/>
          <table:table-cell table:formula="of:=IF(AND([.C25]=&quot;&quot;;[.D25]=&quot;&quot;);[.H$7];[.H$8])" office:value-type="string" office:string-value="код 101">
            <text:p>код 101</text:p>
          </table:table-cell>
          <table:table-cell table:formula="of:=IF([.B24]=&quot;cf_nm (+l_nm)&quot;;[.I24]+1;[.I24])" office:value-type="float" office:value="0">
            <text:p>0</text:p>
          </table:table-cell>
          <table:table-cell/>
          <table:table-cell table:formula="of:=&quot;SELECT '&quot; &amp; [.B25] &amp; &quot;: ', optimized_acodekeyl_isit(s.x, &quot; &amp; [.I25] &amp; &quot;), TRUE&quot; &amp; IF(MOD([.I25];2)=1;&quot; AND (((s.x).code_key).code_id = &quot; &amp; [.$G$8] &amp; &quot;)&quot;;&quot;&quot;) &amp; IF(MOD(TRUNC([.I25]/2);2)=1;&quot; AND (((s.x).codifier_key).code_id = &quot; &amp; [.$E$8] &amp; &quot;)&quot;;&quot;&quot;) &amp; IF(MOD(TRUNC([.I25]/4);2)=1;&quot; AND (((s.x).key_lng).code_id = &quot; &amp; [.$C$8] &amp; &quot;)&quot;;&quot;&quot;) &amp; &quot; AS ok_isit FROM (SELECT optimize_acodekeyl(make_acodekeyl(make_codekey&quot; &amp; IF([.C25]=&quot;&quot;;IF([.D25]=&quot;&quot;;&quot;_null()&quot;;&quot;_bystr('&quot; &amp; [.D25] &amp; &quot;')&quot;);&quot;_byid(&quot; &amp; [.C25] &amp; &quot;)&quot;) &amp; &quot;, make_codekey&quot; &amp; IF([.E25]=&quot;&quot;;IF([.F25]=&quot;&quot;;&quot;_null()&quot;;&quot;_bystr('&quot; &amp; [.F25] &amp; &quot;')&quot;);&quot;_byid(&quot; &amp; [.E25] &amp; &quot;)&quot;) &amp; &quot;, make_codekey&quot; &amp; IF([.G25]=&quot;&quot;;IF([.H25]=&quot;&quot;;&quot;_null()&quot;;&quot;_bystr('&quot; &amp; [.H25] &amp; &quot;')&quot;);&quot;_byid(&quot; &amp; [.G25] &amp; &quot;)&quot;) &amp; &quot;), &quot; &amp; [.I25] &amp; &quot;) AS x) AS s;&quot;" office:value-type="string" office:string-value="SELECT 'c_nm (+l_nm,-cf): ', optimized_acodekeyl_isit(s.x, 0), TRUE AS ok_isit FROM (SELECT optimize_acodekeyl(make_acodekeyl(make_codekey_bystr('rus'), make_codekey_null(), make_codekey_bystr('код 101')), 0) AS x) AS s;">
            <text:p>SELECT 'c_nm (+l_nm,-cf): ', optimized_acodekeyl_isit(s.x, 0), TRUE AS ok_isit FROM (SELECT optimize_acodekeyl(make_acodekeyl(make_codekey_bystr('rus'), make_codekey_null(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nm,+cf_id)</text:p>
          </table:table-cell>
          <table:table-cell/>
          <table:table-cell table:formula="of:=[.D$8]" office:value-type="string" office:string-value="rus">
            <text:p>rus</text:p>
          </table:table-cell>
          <table:table-cell table:formula="of:=[.E$8]" office:value-type="float" office:value="100">
            <text:p>100</text:p>
          </table:table-cell>
          <table:table-cell table:number-columns-repeated="2"/>
          <table:table-cell table:formula="of:=IF(AND([.C26]=&quot;&quot;;[.D26]=&quot;&quot;);[.H$7];[.H$8])" office:value-type="string" office:string-value="код 101">
            <text:p>код 101</text:p>
          </table:table-cell>
          <table:table-cell table:formula="of:=IF([.B25]=&quot;cf_nm (+l_nm)&quot;;[.I25]+1;[.I25])" office:value-type="float" office:value="0">
            <text:p>0</text:p>
          </table:table-cell>
          <table:table-cell/>
          <table:table-cell table:formula="of:=&quot;SELECT '&quot; &amp; [.B26] &amp; &quot;: ', optimized_acodekeyl_isit(s.x, &quot; &amp; [.I26] &amp; &quot;), TRUE&quot; &amp; IF(MOD([.I26];2)=1;&quot; AND (((s.x).code_key).code_id = &quot; &amp; [.$G$8] &amp; &quot;)&quot;;&quot;&quot;) &amp; IF(MOD(TRUNC([.I26]/2);2)=1;&quot; AND (((s.x).codifier_key).code_id = &quot; &amp; [.$E$8] &amp; &quot;)&quot;;&quot;&quot;) &amp; IF(MOD(TRUNC([.I26]/4);2)=1;&quot; AND (((s.x).key_lng).code_id = &quot; &amp; [.$C$8] &amp; &quot;)&quot;;&quot;&quot;) &amp; &quot; AS ok_isit FROM (SELECT optimize_acodekeyl(make_acodekeyl(make_codekey&quot; &amp; IF([.C26]=&quot;&quot;;IF([.D26]=&quot;&quot;;&quot;_null()&quot;;&quot;_bystr('&quot; &amp; [.D26] &amp; &quot;')&quot;);&quot;_byid(&quot; &amp; [.C26] &amp; &quot;)&quot;) &amp; &quot;, make_codekey&quot; &amp; IF([.E26]=&quot;&quot;;IF([.F26]=&quot;&quot;;&quot;_null()&quot;;&quot;_bystr('&quot; &amp; [.F26] &amp; &quot;')&quot;);&quot;_byid(&quot; &amp; [.E26] &amp; &quot;)&quot;) &amp; &quot;, make_codekey&quot; &amp; IF([.G26]=&quot;&quot;;IF([.H26]=&quot;&quot;;&quot;_null()&quot;;&quot;_bystr('&quot; &amp; [.H26] &amp; &quot;')&quot;);&quot;_byid(&quot; &amp; [.G26] &amp; &quot;)&quot;) &amp; &quot;), &quot; &amp; [.I26] &amp; &quot;) AS x) AS s;&quot;" office:value-type="string" office:string-value="SELECT 'c_nm (+l_nm,+cf_id): ', optimized_acodekeyl_isit(s.x, 0), TRUE AS ok_isit FROM (SELECT optimize_acodekeyl(make_acodekeyl(make_codekey_bystr('rus'), make_codekey_byid(100), make_codekey_bystr('код 101')), 0) AS x) AS s;">
            <text:p>SELECT 'c_nm (+l_nm,+cf_id): ', optimized_acodekeyl_isit(s.x, 0), TRUE AS ok_isit FROM (SELECT optimize_acodekeyl(make_acodekeyl(make_codekey_bystr('rus'), make_codekey_byid(100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_nm (+l_nm,+cf_nm)</text:p>
          </table:table-cell>
          <table:table-cell/>
          <table:table-cell table:formula="of:=[.D$8]" office:value-type="string" office:string-value="rus">
            <text:p>rus</text:p>
          </table:table-cell>
          <table:table-cell/>
          <table:table-cell table:formula="of:=IF(AND([.C27]=&quot;&quot;;[.D27]=&quot;&quot;);[.F$7];[.F$8])" office:value-type="string" office:string-value="тестовый кодификатор">
            <text:p>тестовый кодификатор</text:p>
          </table:table-cell>
          <table:table-cell/>
          <table:table-cell table:formula="of:=IF(AND([.C27]=&quot;&quot;;[.D27]=&quot;&quot;);[.H$7];[.H$8])" office:value-type="string" office:string-value="код 101">
            <text:p>код 101</text:p>
          </table:table-cell>
          <table:table-cell table:formula="of:=IF([.B26]=&quot;cf_nm (+l_nm)&quot;;[.I26]+1;[.I26])" office:value-type="float" office:value="0">
            <text:p>0</text:p>
          </table:table-cell>
          <table:table-cell/>
          <table:table-cell table:formula="of:=&quot;SELECT '&quot; &amp; [.B27] &amp; &quot;: ', optimized_acodekeyl_isit(s.x, &quot; &amp; [.I27] &amp; &quot;), TRUE&quot; &amp; IF(MOD([.I27];2)=1;&quot; AND (((s.x).code_key).code_id = &quot; &amp; [.$G$8] &amp; &quot;)&quot;;&quot;&quot;) &amp; IF(MOD(TRUNC([.I27]/2);2)=1;&quot; AND (((s.x).codifier_key).code_id = &quot; &amp; [.$E$8] &amp; &quot;)&quot;;&quot;&quot;) &amp; IF(MOD(TRUNC([.I27]/4);2)=1;&quot; AND (((s.x).key_lng).code_id = &quot; &amp; [.$C$8] &amp; &quot;)&quot;;&quot;&quot;) &amp; &quot; AS ok_isit FROM (SELECT optimize_acodekeyl(make_acodekeyl(make_codekey&quot; &amp; IF([.C27]=&quot;&quot;;IF([.D27]=&quot;&quot;;&quot;_null()&quot;;&quot;_bystr('&quot; &amp; [.D27] &amp; &quot;')&quot;);&quot;_byid(&quot; &amp; [.C27] &amp; &quot;)&quot;) &amp; &quot;, make_codekey&quot; &amp; IF([.E27]=&quot;&quot;;IF([.F27]=&quot;&quot;;&quot;_null()&quot;;&quot;_bystr('&quot; &amp; [.F27] &amp; &quot;')&quot;);&quot;_byid(&quot; &amp; [.E27] &amp; &quot;)&quot;) &amp; &quot;, make_codekey&quot; &amp; IF([.G27]=&quot;&quot;;IF([.H27]=&quot;&quot;;&quot;_null()&quot;;&quot;_bystr('&quot; &amp; [.H27] &amp; &quot;')&quot;);&quot;_byid(&quot; &amp; [.G27] &amp; &quot;)&quot;) &amp; &quot;), &quot; &amp; [.I27] &amp; &quot;) AS x) AS s;&quot;" office:value-type="string" office:string-value="SELECT 'c_nm (+l_nm,+cf_nm): ', optimized_acodekeyl_isit(s.x, 0), TRUE AS ok_isit FROM (SELECT optimize_acodekeyl(make_acodekeyl(make_codekey_bystr('rus'), make_codekey_bystr('тестовый кодификатор'), make_codekey_bystr('код 101')), 0) AS x) AS s;">
            <text:p>SELECT 'c_nm (+l_nm,+cf_nm): ', optimized_acodekeyl_isit(s.x, 0), TRUE AS ok_isit FROM (SELECT optimize_acodekeyl(make_acodekeyl(make_codekey_bystr('rus'), make_codekey_bystr('тестовый кодификатор'), make_codekey_bystr('код 101'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id (-l)</text:p>
          </table:table-cell>
          <table:table-cell table:number-columns-repeated="2"/>
          <table:table-cell table:formula="of:=[.E$8]" office:value-type="float" office:value="100">
            <text:p>100</text:p>
          </table:table-cell>
          <table:table-cell table:number-columns-repeated="3"/>
          <table:table-cell table:formula="of:=IF([.B27]=&quot;cf_nm (+l_nm)&quot;;[.I27]+1;[.I27])" office:value-type="float" office:value="0">
            <text:p>0</text:p>
          </table:table-cell>
          <table:table-cell/>
          <table:table-cell table:formula="of:=&quot;SELECT '&quot; &amp; [.B28] &amp; &quot;: ', optimized_acodekeyl_isit(s.x, &quot; &amp; [.I28] &amp; &quot;), TRUE&quot; &amp; IF(MOD([.I28];2)=1;&quot; AND (((s.x).code_key).code_id = &quot; &amp; [.$G$8] &amp; &quot;)&quot;;&quot;&quot;) &amp; IF(MOD(TRUNC([.I28]/2);2)=1;&quot; AND (((s.x).codifier_key).code_id = &quot; &amp; [.$E$8] &amp; &quot;)&quot;;&quot;&quot;) &amp; IF(MOD(TRUNC([.I28]/4);2)=1;&quot; AND (((s.x).key_lng).code_id = &quot; &amp; [.$C$8] &amp; &quot;)&quot;;&quot;&quot;) &amp; &quot; AS ok_isit FROM (SELECT optimize_acodekeyl(make_acodekeyl(make_codekey&quot; &amp; IF([.C28]=&quot;&quot;;IF([.D28]=&quot;&quot;;&quot;_null()&quot;;&quot;_bystr('&quot; &amp; [.D28] &amp; &quot;')&quot;);&quot;_byid(&quot; &amp; [.C28] &amp; &quot;)&quot;) &amp; &quot;, make_codekey&quot; &amp; IF([.E28]=&quot;&quot;;IF([.F28]=&quot;&quot;;&quot;_null()&quot;;&quot;_bystr('&quot; &amp; [.F28] &amp; &quot;')&quot;);&quot;_byid(&quot; &amp; [.E28] &amp; &quot;)&quot;) &amp; &quot;, make_codekey&quot; &amp; IF([.G28]=&quot;&quot;;IF([.H28]=&quot;&quot;;&quot;_null()&quot;;&quot;_bystr('&quot; &amp; [.H28] &amp; &quot;')&quot;);&quot;_byid(&quot; &amp; [.G28] &amp; &quot;)&quot;) &amp; &quot;), &quot; &amp; [.I28] &amp; &quot;) AS x) AS s;&quot;" office:value-type="string" office:string-value="SELECT 'cf_id (-l): ', optimized_acodekeyl_isit(s.x, 0), TRUE AS ok_isit FROM (SELECT optimize_acodekeyl(make_acodekeyl(make_codekey_null(), make_codekey_byid(100), make_codekey_null()), 0) AS x) AS s;">
            <text:p>SELECT 'cf_id (-l): ', optimized_acodekeyl_isit(s.x, 0), TRUE AS ok_isit FROM (SELECT optimize_acodekeyl(make_acodekeyl(make_codekey_null(), make_codekey_byid(100), make_codekey_null(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id (+l_id)</text:p>
          </table:table-cell>
          <table:table-cell table:formula="of:=[.C$8]" office:value-type="float" office:value="9001">
            <text:p>9001</text:p>
          </table:table-cell>
          <table:table-cell/>
          <table:table-cell table:formula="of:=[.E$8]" office:value-type="float" office:value="100">
            <text:p>100</text:p>
          </table:table-cell>
          <table:table-cell table:number-columns-repeated="3"/>
          <table:table-cell table:formula="of:=IF([.B28]=&quot;cf_nm (+l_nm)&quot;;[.I28]+1;[.I28])" office:value-type="float" office:value="0">
            <text:p>0</text:p>
          </table:table-cell>
          <table:table-cell/>
          <table:table-cell table:formula="of:=&quot;SELECT '&quot; &amp; [.B29] &amp; &quot;: ', optimized_acodekeyl_isit(s.x, &quot; &amp; [.I29] &amp; &quot;), TRUE&quot; &amp; IF(MOD([.I29];2)=1;&quot; AND (((s.x).code_key).code_id = &quot; &amp; [.$G$8] &amp; &quot;)&quot;;&quot;&quot;) &amp; IF(MOD(TRUNC([.I29]/2);2)=1;&quot; AND (((s.x).codifier_key).code_id = &quot; &amp; [.$E$8] &amp; &quot;)&quot;;&quot;&quot;) &amp; IF(MOD(TRUNC([.I29]/4);2)=1;&quot; AND (((s.x).key_lng).code_id = &quot; &amp; [.$C$8] &amp; &quot;)&quot;;&quot;&quot;) &amp; &quot; AS ok_isit FROM (SELECT optimize_acodekeyl(make_acodekeyl(make_codekey&quot; &amp; IF([.C29]=&quot;&quot;;IF([.D29]=&quot;&quot;;&quot;_null()&quot;;&quot;_bystr('&quot; &amp; [.D29] &amp; &quot;')&quot;);&quot;_byid(&quot; &amp; [.C29] &amp; &quot;)&quot;) &amp; &quot;, make_codekey&quot; &amp; IF([.E29]=&quot;&quot;;IF([.F29]=&quot;&quot;;&quot;_null()&quot;;&quot;_bystr('&quot; &amp; [.F29] &amp; &quot;')&quot;);&quot;_byid(&quot; &amp; [.E29] &amp; &quot;)&quot;) &amp; &quot;, make_codekey&quot; &amp; IF([.G29]=&quot;&quot;;IF([.H29]=&quot;&quot;;&quot;_null()&quot;;&quot;_bystr('&quot; &amp; [.H29] &amp; &quot;')&quot;);&quot;_byid(&quot; &amp; [.G29] &amp; &quot;)&quot;) &amp; &quot;), &quot; &amp; [.I29] &amp; &quot;) AS x) AS s;&quot;" office:value-type="string" office:string-value="SELECT 'cf_id (+l_id): ', optimized_acodekeyl_isit(s.x, 0), TRUE AS ok_isit FROM (SELECT optimize_acodekeyl(make_acodekeyl(make_codekey_byid(9001), make_codekey_byid(100), make_codekey_null()), 0) AS x) AS s;">
            <text:p>SELECT 'cf_id (+l_id): ', optimized_acodekeyl_isit(s.x, 0), TRUE AS ok_isit FROM (SELECT optimize_acodekeyl(make_acodekeyl(make_codekey_byid(9001), make_codekey_byid(100), make_codekey_null(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id (+l_nm)</text:p>
          </table:table-cell>
          <table:table-cell/>
          <table:table-cell table:formula="of:=[.D$8]" office:value-type="string" office:string-value="rus">
            <text:p>rus</text:p>
          </table:table-cell>
          <table:table-cell table:formula="of:=[.E$8]" office:value-type="float" office:value="100">
            <text:p>100</text:p>
          </table:table-cell>
          <table:table-cell table:number-columns-repeated="3"/>
          <table:table-cell table:formula="of:=IF([.B29]=&quot;cf_nm (+l_nm)&quot;;[.I29]+1;[.I29])" office:value-type="float" office:value="0">
            <text:p>0</text:p>
          </table:table-cell>
          <table:table-cell/>
          <table:table-cell table:formula="of:=&quot;SELECT '&quot; &amp; [.B30] &amp; &quot;: ', optimized_acodekeyl_isit(s.x, &quot; &amp; [.I30] &amp; &quot;), TRUE&quot; &amp; IF(MOD([.I30];2)=1;&quot; AND (((s.x).code_key).code_id = &quot; &amp; [.$G$8] &amp; &quot;)&quot;;&quot;&quot;) &amp; IF(MOD(TRUNC([.I30]/2);2)=1;&quot; AND (((s.x).codifier_key).code_id = &quot; &amp; [.$E$8] &amp; &quot;)&quot;;&quot;&quot;) &amp; IF(MOD(TRUNC([.I30]/4);2)=1;&quot; AND (((s.x).key_lng).code_id = &quot; &amp; [.$C$8] &amp; &quot;)&quot;;&quot;&quot;) &amp; &quot; AS ok_isit FROM (SELECT optimize_acodekeyl(make_acodekeyl(make_codekey&quot; &amp; IF([.C30]=&quot;&quot;;IF([.D30]=&quot;&quot;;&quot;_null()&quot;;&quot;_bystr('&quot; &amp; [.D30] &amp; &quot;')&quot;);&quot;_byid(&quot; &amp; [.C30] &amp; &quot;)&quot;) &amp; &quot;, make_codekey&quot; &amp; IF([.E30]=&quot;&quot;;IF([.F30]=&quot;&quot;;&quot;_null()&quot;;&quot;_bystr('&quot; &amp; [.F30] &amp; &quot;')&quot;);&quot;_byid(&quot; &amp; [.E30] &amp; &quot;)&quot;) &amp; &quot;, make_codekey&quot; &amp; IF([.G30]=&quot;&quot;;IF([.H30]=&quot;&quot;;&quot;_null()&quot;;&quot;_bystr('&quot; &amp; [.H30] &amp; &quot;')&quot;);&quot;_byid(&quot; &amp; [.G30] &amp; &quot;)&quot;) &amp; &quot;), &quot; &amp; [.I30] &amp; &quot;) AS x) AS s;&quot;" office:value-type="string" office:string-value="SELECT 'cf_id (+l_nm): ', optimized_acodekeyl_isit(s.x, 0), TRUE AS ok_isit FROM (SELECT optimize_acodekeyl(make_acodekeyl(make_codekey_bystr('rus'), make_codekey_byid(100), make_codekey_null()), 0) AS x) AS s;">
            <text:p>SELECT 'cf_id (+l_nm): ', optimized_acodekeyl_isit(s.x, 0), TRUE AS ok_isit FROM (SELECT optimize_acodekeyl(make_acodekeyl(make_codekey_bystr('rus'), make_codekey_byid(100), make_codekey_null(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nm (-l)</text:p>
          </table:table-cell>
          <table:table-cell table:number-columns-repeated="3"/>
          <table:table-cell table:formula="of:=IF(AND([.C31]=&quot;&quot;;[.D31]=&quot;&quot;);[.F$7];[.F$8])" office:value-type="string" office:string-value="test codifier">
            <text:p>test codifier</text:p>
          </table:table-cell>
          <table:table-cell table:number-columns-repeated="2"/>
          <table:table-cell table:formula="of:=IF([.B30]=&quot;cf_nm (+l_nm)&quot;;[.I30]+1;[.I30])" office:value-type="float" office:value="0">
            <text:p>0</text:p>
          </table:table-cell>
          <table:table-cell/>
          <table:table-cell table:formula="of:=&quot;SELECT '&quot; &amp; [.B31] &amp; &quot;: ', optimized_acodekeyl_isit(s.x, &quot; &amp; [.I31] &amp; &quot;), TRUE&quot; &amp; IF(MOD([.I31];2)=1;&quot; AND (((s.x).code_key).code_id = &quot; &amp; [.$G$8] &amp; &quot;)&quot;;&quot;&quot;) &amp; IF(MOD(TRUNC([.I31]/2);2)=1;&quot; AND (((s.x).codifier_key).code_id = &quot; &amp; [.$E$8] &amp; &quot;)&quot;;&quot;&quot;) &amp; IF(MOD(TRUNC([.I31]/4);2)=1;&quot; AND (((s.x).key_lng).code_id = &quot; &amp; [.$C$8] &amp; &quot;)&quot;;&quot;&quot;) &amp; &quot; AS ok_isit FROM (SELECT optimize_acodekeyl(make_acodekeyl(make_codekey&quot; &amp; IF([.C31]=&quot;&quot;;IF([.D31]=&quot;&quot;;&quot;_null()&quot;;&quot;_bystr('&quot; &amp; [.D31] &amp; &quot;')&quot;);&quot;_byid(&quot; &amp; [.C31] &amp; &quot;)&quot;) &amp; &quot;, make_codekey&quot; &amp; IF([.E31]=&quot;&quot;;IF([.F31]=&quot;&quot;;&quot;_null()&quot;;&quot;_bystr('&quot; &amp; [.F31] &amp; &quot;')&quot;);&quot;_byid(&quot; &amp; [.E31] &amp; &quot;)&quot;) &amp; &quot;, make_codekey&quot; &amp; IF([.G31]=&quot;&quot;;IF([.H31]=&quot;&quot;;&quot;_null()&quot;;&quot;_bystr('&quot; &amp; [.H31] &amp; &quot;')&quot;);&quot;_byid(&quot; &amp; [.G31] &amp; &quot;)&quot;) &amp; &quot;), &quot; &amp; [.I31] &amp; &quot;) AS x) AS s;&quot;" office:value-type="string" office:string-value="SELECT 'cf_nm (-l): ', optimized_acodekeyl_isit(s.x, 0), TRUE AS ok_isit FROM (SELECT optimize_acodekeyl(make_acodekeyl(make_codekey_null(), make_codekey_bystr('test codifier'), make_codekey_null()), 0) AS x) AS s;">
            <text:p>SELECT 'cf_nm (-l): ', optimized_acodekeyl_isit(s.x, 0), TRUE AS ok_isit FROM (SELECT optimize_acodekeyl(make_acodekeyl(make_codekey_null(), make_codekey_bystr('test codifier'), make_codekey_null()), 0) AS x) AS s;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f_nm (+l_id)</text:p>
          </table:table-cell>
          <table:table-cell table:formula="of:=[.C$8]" office:value-type="float" office:value="9001">
            <text:p>9001</text:p>
          </table:table-cell>
          <table:table-cell table:number-columns-repeated="2"/>
          <table:table-cell table:formula="of:=IF(AND([.C32]=&quot;&quot;;[.D32]=&quot;&quot;);[.F$7];[.F$8])" office:value-type="string" office:string-value="тестовый кодификатор">
            <text:p>тестовый кодификатор</text:p>
          </table:table-cell>
          <table:table-cell table:number-columns-repeated="2"/>
          <table:table-cell table:formula="of:=IF([.B31]=&quot;cf_nm (+l_nm)&quot;;[.I31]+1;[.I31])" office:value-type="float" office:value="0">
            <text:p>0</text:p>
          </table:table-cell>
          <table:table-cell/>
          <table:table-cell table:formula="of:=&quot;SELECT '&quot; &amp; [.B32] &amp; &quot;: ', optimized_acodekeyl_isit(s.x, &quot; &amp; [.I32] &amp; &quot;), TRUE&quot; &amp; IF(MOD([.I32];2)=1;&quot; AND (((s.x).code_key).code_id = &quot; &amp; [.$G$8] &amp; &quot;)&quot;;&quot;&quot;) &amp; IF(MOD(TRUNC([.I32]/2);2)=1;&quot; AND (((s.x).codifier_key).code_id = &quot; &amp; [.$E$8] &amp; &quot;)&quot;;&quot;&quot;) &amp; IF(MOD(TRUNC([.I32]/4);2)=1;&quot; AND (((s.x).key_lng).code_id = &quot; &amp; [.$C$8] &amp; &quot;)&quot;;&quot;&quot;) &amp; &quot; AS ok_isit FROM (SELECT optimize_acodekeyl(make_acodekeyl(make_codekey&quot; &amp; IF([.C32]=&quot;&quot;;IF([.D32]=&quot;&quot;;&quot;_null()&quot;;&quot;_bystr('&quot; &amp; [.D32] &amp; &quot;')&quot;);&quot;_byid(&quot; &amp; [.C32] &amp; &quot;)&quot;) &amp; &quot;, make_codekey&quot; &amp; IF([.E32]=&quot;&quot;;IF([.F32]=&quot;&quot;;&quot;_null()&quot;;&quot;_bystr('&quot; &amp; [.F32] &amp; &quot;')&quot;);&quot;_byid(&quot; &amp; [.E32] &amp; &quot;)&quot;) &amp; &quot;, make_codekey&quot; &amp; IF([.G32]=&quot;&quot;;IF([.H32]=&quot;&quot;;&quot;_null()&quot;;&quot;_bystr('&quot; &amp; [.H32] &amp; &quot;')&quot;);&quot;_byid(&quot; &amp; [.G32] &amp; &quot;)&quot;) &amp; &quot;), &quot; &amp; [.I32] &amp; &quot;) AS x) AS s;&quot;" office:value-type="string" office:string-value="SELECT 'cf_nm (+l_id): ', optimized_acodekeyl_isit(s.x, 0), TRUE AS ok_isit FROM (SELECT optimize_acodekeyl(make_acodekeyl(make_codekey_byid(9001), make_codekey_bystr('тестовый кодификатор'), make_codekey_null()), 0) AS x) AS s;">
            <text:p>SELECT 'cf_nm (+l_id): ', optimized_acodekeyl_isit(s.x, 0), TRUE AS ok_isit FROM (SELECT optimize_acodekeyl(make_acodekeyl(make_codekey_byid(9001), make_codekey_bystr('тестовый кодификатор'), make_codekey_null()), 0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cf_nm (+l_nm)</text:p>
          </table:table-cell>
          <table:table-cell table:style-name="ce2"/>
          <table:table-cell table:style-name="ce2" table:formula="of:=[.D$8]" office:value-type="string" office:string-value="rus">
            <text:p>rus</text:p>
          </table:table-cell>
          <table:table-cell table:style-name="ce2"/>
          <table:table-cell table:formula="of:=IF(AND([.C33]=&quot;&quot;;[.D33]=&quot;&quot;);[.F$7];[.F$8])" office:value-type="string" office:string-value="тестовый кодификатор">
            <text:p>тестовый кодификатор</text:p>
          </table:table-cell>
          <table:table-cell table:style-name="ce2"/>
          <table:table-cell table:style-name="ce2"/>
          <table:table-cell table:style-name="ce2" table:formula="of:=IF([.B32]=&quot;cf_nm (+l_nm)&quot;;[.I32]+1;[.I32])" office:value-type="float" office:value="0">
            <text:p>0</text:p>
          </table:table-cell>
          <table:table-cell table:style-name="ce8"/>
          <table:table-cell table:formula="of:=&quot;SELECT '&quot; &amp; [.B33] &amp; &quot;: ', optimized_acodekeyl_isit(s.x, &quot; &amp; [.I33] &amp; &quot;), TRUE&quot; &amp; IF(MOD([.I33];2)=1;&quot; AND (((s.x).code_key).code_id = &quot; &amp; [.$G$8] &amp; &quot;)&quot;;&quot;&quot;) &amp; IF(MOD(TRUNC([.I33]/2);2)=1;&quot; AND (((s.x).codifier_key).code_id = &quot; &amp; [.$E$8] &amp; &quot;)&quot;;&quot;&quot;) &amp; IF(MOD(TRUNC([.I33]/4);2)=1;&quot; AND (((s.x).key_lng).code_id = &quot; &amp; [.$C$8] &amp; &quot;)&quot;;&quot;&quot;) &amp; &quot; AS ok_isit FROM (SELECT optimize_acodekeyl(make_acodekeyl(make_codekey&quot; &amp; IF([.C33]=&quot;&quot;;IF([.D33]=&quot;&quot;;&quot;_null()&quot;;&quot;_bystr('&quot; &amp; [.D33] &amp; &quot;')&quot;);&quot;_byid(&quot; &amp; [.C33] &amp; &quot;)&quot;) &amp; &quot;, make_codekey&quot; &amp; IF([.E33]=&quot;&quot;;IF([.F33]=&quot;&quot;;&quot;_null()&quot;;&quot;_bystr('&quot; &amp; [.F33] &amp; &quot;')&quot;);&quot;_byid(&quot; &amp; [.E33] &amp; &quot;)&quot;) &amp; &quot;, make_codekey&quot; &amp; IF([.G33]=&quot;&quot;;IF([.H33]=&quot;&quot;;&quot;_null()&quot;;&quot;_bystr('&quot; &amp; [.H33] &amp; &quot;')&quot;);&quot;_byid(&quot; &amp; [.G33] &amp; &quot;)&quot;) &amp; &quot;), &quot; &amp; [.I33] &amp; &quot;) AS x) AS s;&quot;" office:value-type="string" office:string-value="SELECT 'cf_nm (+l_nm): ', optimized_acodekeyl_isit(s.x, 0), TRUE AS ok_isit FROM (SELECT optimize_acodekeyl(make_acodekeyl(make_codekey_bystr('rus'), make_codekey_bystr('тестовый кодификатор'), make_codekey_null()), 0) AS x) AS s;">
            <text:p>SELECT 'cf_nm (+l_nm): ', optimized_acodekeyl_isit(s.x, 0), TRUE AS ok_isit FROM (SELECT optimize_acodekeyl(make_acodekeyl(make_codekey_bystr('rus'), make_codekey_bystr('тестовый кодификатор'), make_codekey_null()), 0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10]" office:value-type="string" office:string-value="c_id (-l,-cf)">
            <text:p>c_id (-l,-cf)</text:p>
          </table:table-cell>
          <table:table-cell table:formula="of:=IF([.C10]=&quot;&quot;;&quot;&quot;;[.C10])">
            <text:p/>
          </table:table-cell>
          <table:table-cell table:formula="of:=IF([.D10]=&quot;&quot;;&quot;&quot;;[.D10])">
            <text:p/>
          </table:table-cell>
          <table:table-cell table:formula="of:=IF([.E10]=&quot;&quot;;&quot;&quot;;[.E10])">
            <text:p/>
          </table:table-cell>
          <table:table-cell table:formula="of:=IF([.F10]=&quot;&quot;;&quot;&quot;;[.F10])">
            <text:p/>
          </table:table-cell>
          <table:table-cell table:formula="of:=IF([.G10]=&quot;&quot;;&quot;&quot;;[.G10])" office:value-type="float" office:value="110">
            <text:p>110</text:p>
          </table:table-cell>
          <table:table-cell table:formula="of:=IF([.H10]=&quot;&quot;;&quot;&quot;;[.H10])">
            <text:p/>
          </table:table-cell>
          <table:table-cell table:formula="of:=IF([.B33]=&quot;cf_nm (+l_nm)&quot;;[.I33]+1;[.I33])" office:value-type="float" office:value="1">
            <text:p>1</text:p>
          </table:table-cell>
          <table:table-cell/>
          <table:table-cell table:formula="of:=&quot;SELECT '&quot; &amp; [.B34] &amp; &quot;: ', optimized_acodekeyl_isit(s.x, &quot; &amp; [.I34] &amp; &quot;), TRUE&quot; &amp; IF(MOD([.I34];2)=1;&quot; AND (((s.x).code_key).code_id = &quot; &amp; [.$G$8] &amp; &quot;)&quot;;&quot;&quot;) &amp; IF(MOD(TRUNC([.I34]/2);2)=1;&quot; AND (((s.x).codifier_key).code_id = &quot; &amp; [.$E$8] &amp; &quot;)&quot;;&quot;&quot;) &amp; IF(MOD(TRUNC([.I34]/4);2)=1;&quot; AND (((s.x).key_lng).code_id = &quot; &amp; [.$C$8] &amp; &quot;)&quot;;&quot;&quot;) &amp; &quot; AS ok_isit FROM (SELECT optimize_acodekeyl(make_acodekeyl(make_codekey&quot; &amp; IF([.C34]=&quot;&quot;;IF([.D34]=&quot;&quot;;&quot;_null()&quot;;&quot;_bystr('&quot; &amp; [.D34] &amp; &quot;')&quot;);&quot;_byid(&quot; &amp; [.C34] &amp; &quot;)&quot;) &amp; &quot;, make_codekey&quot; &amp; IF([.E34]=&quot;&quot;;IF([.F34]=&quot;&quot;;&quot;_null()&quot;;&quot;_bystr('&quot; &amp; [.F34] &amp; &quot;')&quot;);&quot;_byid(&quot; &amp; [.E34] &amp; &quot;)&quot;) &amp; &quot;, make_codekey&quot; &amp; IF([.G34]=&quot;&quot;;IF([.H34]=&quot;&quot;;&quot;_null()&quot;;&quot;_bystr('&quot; &amp; [.H34] &amp; &quot;')&quot;);&quot;_byid(&quot; &amp; [.G34] &amp; &quot;)&quot;) &amp; &quot;), &quot; &amp; [.I34] &amp; &quot;) AS x) AS s;&quot;" office:value-type="string" office:string-value="SELECT 'c_id (-l,-cf): ', optimized_acodekeyl_isit(s.x, 1), TRUE AND (((s.x).code_key).code_id = 110) AS ok_isit FROM (SELECT optimize_acodekeyl(make_acodekeyl(make_codekey_null(), make_codekey_null(), make_codekey_byid(110)), 1) AS x) AS s;">
            <text:p>SELECT 'c_id (-l,-cf): ', optimized_acodekeyl_isit(s.x, 1), TRUE AND (((s.x).code_key).code_id = 110) AS ok_isit FROM (SELECT optimize_acodekeyl(make_acodekeyl(make_codekey_null(), make_codekey_null(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1]" office:value-type="string" office:string-value="c_id (-l,+cf_id)">
            <text:p>c_id (-l,+cf_id)</text:p>
          </table:table-cell>
          <table:table-cell table:formula="of:=IF([.C11]=&quot;&quot;;&quot;&quot;;[.C11])">
            <text:p/>
          </table:table-cell>
          <table:table-cell table:formula="of:=IF([.D11]=&quot;&quot;;&quot;&quot;;[.D11])">
            <text:p/>
          </table:table-cell>
          <table:table-cell table:formula="of:=IF([.E11]=&quot;&quot;;&quot;&quot;;[.E11])" office:value-type="float" office:value="100">
            <text:p>100</text:p>
          </table:table-cell>
          <table:table-cell table:formula="of:=IF([.F11]=&quot;&quot;;&quot;&quot;;[.F11])">
            <text:p/>
          </table:table-cell>
          <table:table-cell table:formula="of:=IF([.G11]=&quot;&quot;;&quot;&quot;;[.G11])" office:value-type="float" office:value="110">
            <text:p>110</text:p>
          </table:table-cell>
          <table:table-cell table:formula="of:=IF([.H11]=&quot;&quot;;&quot;&quot;;[.H11])">
            <text:p/>
          </table:table-cell>
          <table:table-cell table:formula="of:=IF([.B34]=&quot;cf_nm (+l_nm)&quot;;[.I34]+1;[.I34])" office:value-type="float" office:value="1">
            <text:p>1</text:p>
          </table:table-cell>
          <table:table-cell/>
          <table:table-cell table:formula="of:=&quot;SELECT '&quot; &amp; [.B35] &amp; &quot;: ', optimized_acodekeyl_isit(s.x, &quot; &amp; [.I35] &amp; &quot;), TRUE&quot; &amp; IF(MOD([.I35];2)=1;&quot; AND (((s.x).code_key).code_id = &quot; &amp; [.$G$8] &amp; &quot;)&quot;;&quot;&quot;) &amp; IF(MOD(TRUNC([.I35]/2);2)=1;&quot; AND (((s.x).codifier_key).code_id = &quot; &amp; [.$E$8] &amp; &quot;)&quot;;&quot;&quot;) &amp; IF(MOD(TRUNC([.I35]/4);2)=1;&quot; AND (((s.x).key_lng).code_id = &quot; &amp; [.$C$8] &amp; &quot;)&quot;;&quot;&quot;) &amp; &quot; AS ok_isit FROM (SELECT optimize_acodekeyl(make_acodekeyl(make_codekey&quot; &amp; IF([.C35]=&quot;&quot;;IF([.D35]=&quot;&quot;;&quot;_null()&quot;;&quot;_bystr('&quot; &amp; [.D35] &amp; &quot;')&quot;);&quot;_byid(&quot; &amp; [.C35] &amp; &quot;)&quot;) &amp; &quot;, make_codekey&quot; &amp; IF([.E35]=&quot;&quot;;IF([.F35]=&quot;&quot;;&quot;_null()&quot;;&quot;_bystr('&quot; &amp; [.F35] &amp; &quot;')&quot;);&quot;_byid(&quot; &amp; [.E35] &amp; &quot;)&quot;) &amp; &quot;, make_codekey&quot; &amp; IF([.G35]=&quot;&quot;;IF([.H35]=&quot;&quot;;&quot;_null()&quot;;&quot;_bystr('&quot; &amp; [.H35] &amp; &quot;')&quot;);&quot;_byid(&quot; &amp; [.G35] &amp; &quot;)&quot;) &amp; &quot;), &quot; &amp; [.I35] &amp; &quot;) AS x) AS s;&quot;" office:value-type="string" office:string-value="SELECT 'c_id (-l,+cf_id): ', optimized_acodekeyl_isit(s.x, 1), TRUE AND (((s.x).code_key).code_id = 110) AS ok_isit FROM (SELECT optimize_acodekeyl(make_acodekeyl(make_codekey_null(), make_codekey_byid(100), make_codekey_byid(110)), 1) AS x) AS s;">
            <text:p>SELECT 'c_id (-l,+cf_id): ', optimized_acodekeyl_isit(s.x, 1), TRUE AND (((s.x).code_key).code_id = 110) AS ok_isit FROM (SELECT optimize_acodekeyl(make_acodekeyl(make_codekey_null(), make_codekey_byid(100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2]" office:value-type="string" office:string-value="c_id (-l,+cf_nm)">
            <text:p>c_id (-l,+cf_nm)</text:p>
          </table:table-cell>
          <table:table-cell table:formula="of:=IF([.C12]=&quot;&quot;;&quot;&quot;;[.C12])">
            <text:p/>
          </table:table-cell>
          <table:table-cell table:formula="of:=IF([.D12]=&quot;&quot;;&quot;&quot;;[.D12])">
            <text:p/>
          </table:table-cell>
          <table:table-cell table:formula="of:=IF([.E12]=&quot;&quot;;&quot;&quot;;[.E12])">
            <text:p/>
          </table:table-cell>
          <table:table-cell table:formula="of:=IF([.F12]=&quot;&quot;;&quot;&quot;;[.F12])" office:value-type="string" office:string-value="test codifier">
            <text:p>test codifier</text:p>
          </table:table-cell>
          <table:table-cell table:formula="of:=IF([.G12]=&quot;&quot;;&quot;&quot;;[.G12])" office:value-type="float" office:value="110">
            <text:p>110</text:p>
          </table:table-cell>
          <table:table-cell table:formula="of:=IF([.H12]=&quot;&quot;;&quot;&quot;;[.H12])">
            <text:p/>
          </table:table-cell>
          <table:table-cell table:formula="of:=IF([.B35]=&quot;cf_nm (+l_nm)&quot;;[.I35]+1;[.I35])" office:value-type="float" office:value="1">
            <text:p>1</text:p>
          </table:table-cell>
          <table:table-cell/>
          <table:table-cell table:formula="of:=&quot;SELECT '&quot; &amp; [.B36] &amp; &quot;: ', optimized_acodekeyl_isit(s.x, &quot; &amp; [.I36] &amp; &quot;), TRUE&quot; &amp; IF(MOD([.I36];2)=1;&quot; AND (((s.x).code_key).code_id = &quot; &amp; [.$G$8] &amp; &quot;)&quot;;&quot;&quot;) &amp; IF(MOD(TRUNC([.I36]/2);2)=1;&quot; AND (((s.x).codifier_key).code_id = &quot; &amp; [.$E$8] &amp; &quot;)&quot;;&quot;&quot;) &amp; IF(MOD(TRUNC([.I36]/4);2)=1;&quot; AND (((s.x).key_lng).code_id = &quot; &amp; [.$C$8] &amp; &quot;)&quot;;&quot;&quot;) &amp; &quot; AS ok_isit FROM (SELECT optimize_acodekeyl(make_acodekeyl(make_codekey&quot; &amp; IF([.C36]=&quot;&quot;;IF([.D36]=&quot;&quot;;&quot;_null()&quot;;&quot;_bystr('&quot; &amp; [.D36] &amp; &quot;')&quot;);&quot;_byid(&quot; &amp; [.C36] &amp; &quot;)&quot;) &amp; &quot;, make_codekey&quot; &amp; IF([.E36]=&quot;&quot;;IF([.F36]=&quot;&quot;;&quot;_null()&quot;;&quot;_bystr('&quot; &amp; [.F36] &amp; &quot;')&quot;);&quot;_byid(&quot; &amp; [.E36] &amp; &quot;)&quot;) &amp; &quot;, make_codekey&quot; &amp; IF([.G36]=&quot;&quot;;IF([.H36]=&quot;&quot;;&quot;_null()&quot;;&quot;_bystr('&quot; &amp; [.H36] &amp; &quot;')&quot;);&quot;_byid(&quot; &amp; [.G36] &amp; &quot;)&quot;) &amp; &quot;), &quot; &amp; [.I36] &amp; &quot;) AS x) AS s;&quot;" office:value-type="string" office:string-value="SELECT 'c_id (-l,+cf_nm): ', optimized_acodekeyl_isit(s.x, 1), TRUE AND (((s.x).code_key).code_id = 110) AS ok_isit FROM (SELECT optimize_acodekeyl(make_acodekeyl(make_codekey_null(), make_codekey_bystr('test codifier'), make_codekey_byid(110)), 1) AS x) AS s;">
            <text:p>SELECT 'c_id (-l,+cf_nm): ', optimized_acodekeyl_isit(s.x, 1), TRUE AND (((s.x).code_key).code_id = 110) AS ok_isit FROM (SELECT optimize_acodekeyl(make_acodekeyl(make_codekey_null(), make_codekey_bystr('test codifier'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3]" office:value-type="string" office:string-value="c_id (+l_id,-cf)">
            <text:p>c_id (+l_id,-cf)</text:p>
          </table:table-cell>
          <table:table-cell table:formula="of:=IF([.C13]=&quot;&quot;;&quot;&quot;;[.C13])" office:value-type="float" office:value="9001">
            <text:p>9001</text:p>
          </table:table-cell>
          <table:table-cell table:formula="of:=IF([.D13]=&quot;&quot;;&quot;&quot;;[.D13])">
            <text:p/>
          </table:table-cell>
          <table:table-cell table:formula="of:=IF([.E13]=&quot;&quot;;&quot;&quot;;[.E13])">
            <text:p/>
          </table:table-cell>
          <table:table-cell table:formula="of:=IF([.F13]=&quot;&quot;;&quot;&quot;;[.F13])">
            <text:p/>
          </table:table-cell>
          <table:table-cell table:formula="of:=IF([.G13]=&quot;&quot;;&quot;&quot;;[.G13])" office:value-type="float" office:value="110">
            <text:p>110</text:p>
          </table:table-cell>
          <table:table-cell table:formula="of:=IF([.H13]=&quot;&quot;;&quot;&quot;;[.H13])">
            <text:p/>
          </table:table-cell>
          <table:table-cell table:formula="of:=IF([.B36]=&quot;cf_nm (+l_nm)&quot;;[.I36]+1;[.I36])" office:value-type="float" office:value="1">
            <text:p>1</text:p>
          </table:table-cell>
          <table:table-cell/>
          <table:table-cell table:formula="of:=&quot;SELECT '&quot; &amp; [.B37] &amp; &quot;: ', optimized_acodekeyl_isit(s.x, &quot; &amp; [.I37] &amp; &quot;), TRUE&quot; &amp; IF(MOD([.I37];2)=1;&quot; AND (((s.x).code_key).code_id = &quot; &amp; [.$G$8] &amp; &quot;)&quot;;&quot;&quot;) &amp; IF(MOD(TRUNC([.I37]/2);2)=1;&quot; AND (((s.x).codifier_key).code_id = &quot; &amp; [.$E$8] &amp; &quot;)&quot;;&quot;&quot;) &amp; IF(MOD(TRUNC([.I37]/4);2)=1;&quot; AND (((s.x).key_lng).code_id = &quot; &amp; [.$C$8] &amp; &quot;)&quot;;&quot;&quot;) &amp; &quot; AS ok_isit FROM (SELECT optimize_acodekeyl(make_acodekeyl(make_codekey&quot; &amp; IF([.C37]=&quot;&quot;;IF([.D37]=&quot;&quot;;&quot;_null()&quot;;&quot;_bystr('&quot; &amp; [.D37] &amp; &quot;')&quot;);&quot;_byid(&quot; &amp; [.C37] &amp; &quot;)&quot;) &amp; &quot;, make_codekey&quot; &amp; IF([.E37]=&quot;&quot;;IF([.F37]=&quot;&quot;;&quot;_null()&quot;;&quot;_bystr('&quot; &amp; [.F37] &amp; &quot;')&quot;);&quot;_byid(&quot; &amp; [.E37] &amp; &quot;)&quot;) &amp; &quot;, make_codekey&quot; &amp; IF([.G37]=&quot;&quot;;IF([.H37]=&quot;&quot;;&quot;_null()&quot;;&quot;_bystr('&quot; &amp; [.H37] &amp; &quot;')&quot;);&quot;_byid(&quot; &amp; [.G37] &amp; &quot;)&quot;) &amp; &quot;), &quot; &amp; [.I37] &amp; &quot;) AS x) AS s;&quot;" office:value-type="string" office:string-value="SELECT 'c_id (+l_id,-cf): ', optimized_acodekeyl_isit(s.x, 1), TRUE AND (((s.x).code_key).code_id = 110) AS ok_isit FROM (SELECT optimize_acodekeyl(make_acodekeyl(make_codekey_byid(9001), make_codekey_null(), make_codekey_byid(110)), 1) AS x) AS s;">
            <text:p>SELECT 'c_id (+l_id,-cf): ', optimized_acodekeyl_isit(s.x, 1), TRUE AND (((s.x).code_key).code_id = 110) AS ok_isit FROM (SELECT optimize_acodekeyl(make_acodekeyl(make_codekey_byid(9001), make_codekey_null(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4]" office:value-type="string" office:string-value="c_id (+l_id,+cf_id)">
            <text:p>c_id (+l_id,+cf_id)</text:p>
          </table:table-cell>
          <table:table-cell table:formula="of:=IF([.C14]=&quot;&quot;;&quot;&quot;;[.C14])" office:value-type="float" office:value="9001">
            <text:p>9001</text:p>
          </table:table-cell>
          <table:table-cell table:formula="of:=IF([.D14]=&quot;&quot;;&quot;&quot;;[.D14])">
            <text:p/>
          </table:table-cell>
          <table:table-cell table:formula="of:=IF([.E14]=&quot;&quot;;&quot;&quot;;[.E14])" office:value-type="float" office:value="100">
            <text:p>100</text:p>
          </table:table-cell>
          <table:table-cell table:formula="of:=IF([.F14]=&quot;&quot;;&quot;&quot;;[.F14])">
            <text:p/>
          </table:table-cell>
          <table:table-cell table:formula="of:=IF([.G14]=&quot;&quot;;&quot;&quot;;[.G14])" office:value-type="float" office:value="110">
            <text:p>110</text:p>
          </table:table-cell>
          <table:table-cell table:formula="of:=IF([.H14]=&quot;&quot;;&quot;&quot;;[.H14])">
            <text:p/>
          </table:table-cell>
          <table:table-cell table:formula="of:=IF([.B37]=&quot;cf_nm (+l_nm)&quot;;[.I37]+1;[.I37])" office:value-type="float" office:value="1">
            <text:p>1</text:p>
          </table:table-cell>
          <table:table-cell/>
          <table:table-cell table:formula="of:=&quot;SELECT '&quot; &amp; [.B38] &amp; &quot;: ', optimized_acodekeyl_isit(s.x, &quot; &amp; [.I38] &amp; &quot;), TRUE&quot; &amp; IF(MOD([.I38];2)=1;&quot; AND (((s.x).code_key).code_id = &quot; &amp; [.$G$8] &amp; &quot;)&quot;;&quot;&quot;) &amp; IF(MOD(TRUNC([.I38]/2);2)=1;&quot; AND (((s.x).codifier_key).code_id = &quot; &amp; [.$E$8] &amp; &quot;)&quot;;&quot;&quot;) &amp; IF(MOD(TRUNC([.I38]/4);2)=1;&quot; AND (((s.x).key_lng).code_id = &quot; &amp; [.$C$8] &amp; &quot;)&quot;;&quot;&quot;) &amp; &quot; AS ok_isit FROM (SELECT optimize_acodekeyl(make_acodekeyl(make_codekey&quot; &amp; IF([.C38]=&quot;&quot;;IF([.D38]=&quot;&quot;;&quot;_null()&quot;;&quot;_bystr('&quot; &amp; [.D38] &amp; &quot;')&quot;);&quot;_byid(&quot; &amp; [.C38] &amp; &quot;)&quot;) &amp; &quot;, make_codekey&quot; &amp; IF([.E38]=&quot;&quot;;IF([.F38]=&quot;&quot;;&quot;_null()&quot;;&quot;_bystr('&quot; &amp; [.F38] &amp; &quot;')&quot;);&quot;_byid(&quot; &amp; [.E38] &amp; &quot;)&quot;) &amp; &quot;, make_codekey&quot; &amp; IF([.G38]=&quot;&quot;;IF([.H38]=&quot;&quot;;&quot;_null()&quot;;&quot;_bystr('&quot; &amp; [.H38] &amp; &quot;')&quot;);&quot;_byid(&quot; &amp; [.G38] &amp; &quot;)&quot;) &amp; &quot;), &quot; &amp; [.I38] &amp; &quot;) AS x) AS s;&quot;" office:value-type="string" office:string-value="SELECT 'c_id (+l_id,+cf_id): ', optimized_acodekeyl_isit(s.x, 1), TRUE AND (((s.x).code_key).code_id = 110) AS ok_isit FROM (SELECT optimize_acodekeyl(make_acodekeyl(make_codekey_byid(9001), make_codekey_byid(100), make_codekey_byid(110)), 1) AS x) AS s;">
            <text:p>SELECT 'c_id (+l_id,+cf_id): ', optimized_acodekeyl_isit(s.x, 1), TRUE AND (((s.x).code_key).code_id = 110) AS ok_isit FROM (SELECT optimize_acodekeyl(make_acodekeyl(make_codekey_byid(9001), make_codekey_byid(100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5]" office:value-type="string" office:string-value="c_id (+l_id,+cf_nm)">
            <text:p>c_id (+l_id,+cf_nm)</text:p>
          </table:table-cell>
          <table:table-cell table:formula="of:=IF([.C15]=&quot;&quot;;&quot;&quot;;[.C15])" office:value-type="float" office:value="9001">
            <text:p>9001</text:p>
          </table:table-cell>
          <table:table-cell table:formula="of:=IF([.D15]=&quot;&quot;;&quot;&quot;;[.D15])">
            <text:p/>
          </table:table-cell>
          <table:table-cell table:formula="of:=IF([.E15]=&quot;&quot;;&quot;&quot;;[.E15])">
            <text:p/>
          </table:table-cell>
          <table:table-cell table:formula="of:=IF([.F15]=&quot;&quot;;&quot;&quot;;[.F15])" office:value-type="string" office:string-value="тестовый кодификатор">
            <text:p>тестовый кодификатор</text:p>
          </table:table-cell>
          <table:table-cell table:formula="of:=IF([.G15]=&quot;&quot;;&quot;&quot;;[.G15])" office:value-type="float" office:value="110">
            <text:p>110</text:p>
          </table:table-cell>
          <table:table-cell table:formula="of:=IF([.H15]=&quot;&quot;;&quot;&quot;;[.H15])">
            <text:p/>
          </table:table-cell>
          <table:table-cell table:formula="of:=IF([.B38]=&quot;cf_nm (+l_nm)&quot;;[.I38]+1;[.I38])" office:value-type="float" office:value="1">
            <text:p>1</text:p>
          </table:table-cell>
          <table:table-cell/>
          <table:table-cell table:formula="of:=&quot;SELECT '&quot; &amp; [.B39] &amp; &quot;: ', optimized_acodekeyl_isit(s.x, &quot; &amp; [.I39] &amp; &quot;), TRUE&quot; &amp; IF(MOD([.I39];2)=1;&quot; AND (((s.x).code_key).code_id = &quot; &amp; [.$G$8] &amp; &quot;)&quot;;&quot;&quot;) &amp; IF(MOD(TRUNC([.I39]/2);2)=1;&quot; AND (((s.x).codifier_key).code_id = &quot; &amp; [.$E$8] &amp; &quot;)&quot;;&quot;&quot;) &amp; IF(MOD(TRUNC([.I39]/4);2)=1;&quot; AND (((s.x).key_lng).code_id = &quot; &amp; [.$C$8] &amp; &quot;)&quot;;&quot;&quot;) &amp; &quot; AS ok_isit FROM (SELECT optimize_acodekeyl(make_acodekeyl(make_codekey&quot; &amp; IF([.C39]=&quot;&quot;;IF([.D39]=&quot;&quot;;&quot;_null()&quot;;&quot;_bystr('&quot; &amp; [.D39] &amp; &quot;')&quot;);&quot;_byid(&quot; &amp; [.C39] &amp; &quot;)&quot;) &amp; &quot;, make_codekey&quot; &amp; IF([.E39]=&quot;&quot;;IF([.F39]=&quot;&quot;;&quot;_null()&quot;;&quot;_bystr('&quot; &amp; [.F39] &amp; &quot;')&quot;);&quot;_byid(&quot; &amp; [.E39] &amp; &quot;)&quot;) &amp; &quot;, make_codekey&quot; &amp; IF([.G39]=&quot;&quot;;IF([.H39]=&quot;&quot;;&quot;_null()&quot;;&quot;_bystr('&quot; &amp; [.H39] &amp; &quot;')&quot;);&quot;_byid(&quot; &amp; [.G39] &amp; &quot;)&quot;) &amp; &quot;), &quot; &amp; [.I39] &amp; &quot;) AS x) AS s;&quot;" office:value-type="string" office:string-value="SELECT 'c_id (+l_id,+cf_nm): ', optimized_acodekeyl_isit(s.x, 1), TRUE AND (((s.x).code_key).code_id = 110) AS ok_isit FROM (SELECT optimize_acodekeyl(make_acodekeyl(make_codekey_byid(9001), make_codekey_bystr('тестовый кодификатор'), make_codekey_byid(110)), 1) AS x) AS s;">
            <text:p>SELECT 'c_id (+l_id,+cf_nm): ', optimized_acodekeyl_isit(s.x, 1), TRUE AND (((s.x).code_key).code_id = 110) AS ok_isit FROM (SELECT optimize_acodekeyl(make_acodekeyl(make_codekey_byid(9001), make_codekey_bystr('тестовый кодификатор'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6]" office:value-type="string" office:string-value="c_id (+l_nm,-cf)">
            <text:p>c_id (+l_nm,-cf)</text:p>
          </table:table-cell>
          <table:table-cell table:formula="of:=IF([.C16]=&quot;&quot;;&quot;&quot;;[.C16])">
            <text:p/>
          </table:table-cell>
          <table:table-cell table:formula="of:=IF([.D16]=&quot;&quot;;&quot;&quot;;[.D16])" office:value-type="string" office:string-value="rus">
            <text:p>rus</text:p>
          </table:table-cell>
          <table:table-cell table:formula="of:=IF([.E16]=&quot;&quot;;&quot;&quot;;[.E16])">
            <text:p/>
          </table:table-cell>
          <table:table-cell table:formula="of:=IF([.F16]=&quot;&quot;;&quot;&quot;;[.F16])">
            <text:p/>
          </table:table-cell>
          <table:table-cell table:formula="of:=IF([.G16]=&quot;&quot;;&quot;&quot;;[.G16])" office:value-type="float" office:value="110">
            <text:p>110</text:p>
          </table:table-cell>
          <table:table-cell table:formula="of:=IF([.H16]=&quot;&quot;;&quot;&quot;;[.H16])">
            <text:p/>
          </table:table-cell>
          <table:table-cell table:formula="of:=IF([.B39]=&quot;cf_nm (+l_nm)&quot;;[.I39]+1;[.I39])" office:value-type="float" office:value="1">
            <text:p>1</text:p>
          </table:table-cell>
          <table:table-cell/>
          <table:table-cell table:formula="of:=&quot;SELECT '&quot; &amp; [.B40] &amp; &quot;: ', optimized_acodekeyl_isit(s.x, &quot; &amp; [.I40] &amp; &quot;), TRUE&quot; &amp; IF(MOD([.I40];2)=1;&quot; AND (((s.x).code_key).code_id = &quot; &amp; [.$G$8] &amp; &quot;)&quot;;&quot;&quot;) &amp; IF(MOD(TRUNC([.I40]/2);2)=1;&quot; AND (((s.x).codifier_key).code_id = &quot; &amp; [.$E$8] &amp; &quot;)&quot;;&quot;&quot;) &amp; IF(MOD(TRUNC([.I40]/4);2)=1;&quot; AND (((s.x).key_lng).code_id = &quot; &amp; [.$C$8] &amp; &quot;)&quot;;&quot;&quot;) &amp; &quot; AS ok_isit FROM (SELECT optimize_acodekeyl(make_acodekeyl(make_codekey&quot; &amp; IF([.C40]=&quot;&quot;;IF([.D40]=&quot;&quot;;&quot;_null()&quot;;&quot;_bystr('&quot; &amp; [.D40] &amp; &quot;')&quot;);&quot;_byid(&quot; &amp; [.C40] &amp; &quot;)&quot;) &amp; &quot;, make_codekey&quot; &amp; IF([.E40]=&quot;&quot;;IF([.F40]=&quot;&quot;;&quot;_null()&quot;;&quot;_bystr('&quot; &amp; [.F40] &amp; &quot;')&quot;);&quot;_byid(&quot; &amp; [.E40] &amp; &quot;)&quot;) &amp; &quot;, make_codekey&quot; &amp; IF([.G40]=&quot;&quot;;IF([.H40]=&quot;&quot;;&quot;_null()&quot;;&quot;_bystr('&quot; &amp; [.H40] &amp; &quot;')&quot;);&quot;_byid(&quot; &amp; [.G40] &amp; &quot;)&quot;) &amp; &quot;), &quot; &amp; [.I40] &amp; &quot;) AS x) AS s;&quot;" office:value-type="string" office:string-value="SELECT 'c_id (+l_nm,-cf): ', optimized_acodekeyl_isit(s.x, 1), TRUE AND (((s.x).code_key).code_id = 110) AS ok_isit FROM (SELECT optimize_acodekeyl(make_acodekeyl(make_codekey_bystr('rus'), make_codekey_null(), make_codekey_byid(110)), 1) AS x) AS s;">
            <text:p>SELECT 'c_id (+l_nm,-cf): ', optimized_acodekeyl_isit(s.x, 1), TRUE AND (((s.x).code_key).code_id = 110) AS ok_isit FROM (SELECT optimize_acodekeyl(make_acodekeyl(make_codekey_bystr('rus'), make_codekey_null(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7]" office:value-type="string" office:string-value="c_id (+l_nm,+cf_id)">
            <text:p>c_id (+l_nm,+cf_id)</text:p>
          </table:table-cell>
          <table:table-cell table:formula="of:=IF([.C17]=&quot;&quot;;&quot;&quot;;[.C17])">
            <text:p/>
          </table:table-cell>
          <table:table-cell table:formula="of:=IF([.D17]=&quot;&quot;;&quot;&quot;;[.D17])" office:value-type="string" office:string-value="rus">
            <text:p>rus</text:p>
          </table:table-cell>
          <table:table-cell table:formula="of:=IF([.E17]=&quot;&quot;;&quot;&quot;;[.E17])" office:value-type="float" office:value="100">
            <text:p>100</text:p>
          </table:table-cell>
          <table:table-cell table:formula="of:=IF([.F17]=&quot;&quot;;&quot;&quot;;[.F17])">
            <text:p/>
          </table:table-cell>
          <table:table-cell table:formula="of:=IF([.G17]=&quot;&quot;;&quot;&quot;;[.G17])" office:value-type="float" office:value="110">
            <text:p>110</text:p>
          </table:table-cell>
          <table:table-cell table:formula="of:=IF([.H17]=&quot;&quot;;&quot;&quot;;[.H17])">
            <text:p/>
          </table:table-cell>
          <table:table-cell table:formula="of:=IF([.B40]=&quot;cf_nm (+l_nm)&quot;;[.I40]+1;[.I40])" office:value-type="float" office:value="1">
            <text:p>1</text:p>
          </table:table-cell>
          <table:table-cell/>
          <table:table-cell table:formula="of:=&quot;SELECT '&quot; &amp; [.B41] &amp; &quot;: ', optimized_acodekeyl_isit(s.x, &quot; &amp; [.I41] &amp; &quot;), TRUE&quot; &amp; IF(MOD([.I41];2)=1;&quot; AND (((s.x).code_key).code_id = &quot; &amp; [.$G$8] &amp; &quot;)&quot;;&quot;&quot;) &amp; IF(MOD(TRUNC([.I41]/2);2)=1;&quot; AND (((s.x).codifier_key).code_id = &quot; &amp; [.$E$8] &amp; &quot;)&quot;;&quot;&quot;) &amp; IF(MOD(TRUNC([.I41]/4);2)=1;&quot; AND (((s.x).key_lng).code_id = &quot; &amp; [.$C$8] &amp; &quot;)&quot;;&quot;&quot;) &amp; &quot; AS ok_isit FROM (SELECT optimize_acodekeyl(make_acodekeyl(make_codekey&quot; &amp; IF([.C41]=&quot;&quot;;IF([.D41]=&quot;&quot;;&quot;_null()&quot;;&quot;_bystr('&quot; &amp; [.D41] &amp; &quot;')&quot;);&quot;_byid(&quot; &amp; [.C41] &amp; &quot;)&quot;) &amp; &quot;, make_codekey&quot; &amp; IF([.E41]=&quot;&quot;;IF([.F41]=&quot;&quot;;&quot;_null()&quot;;&quot;_bystr('&quot; &amp; [.F41] &amp; &quot;')&quot;);&quot;_byid(&quot; &amp; [.E41] &amp; &quot;)&quot;) &amp; &quot;, make_codekey&quot; &amp; IF([.G41]=&quot;&quot;;IF([.H41]=&quot;&quot;;&quot;_null()&quot;;&quot;_bystr('&quot; &amp; [.H41] &amp; &quot;')&quot;);&quot;_byid(&quot; &amp; [.G41] &amp; &quot;)&quot;) &amp; &quot;), &quot; &amp; [.I41] &amp; &quot;) AS x) AS s;&quot;" office:value-type="string" office:string-value="SELECT 'c_id (+l_nm,+cf_id): ', optimized_acodekeyl_isit(s.x, 1), TRUE AND (((s.x).code_key).code_id = 110) AS ok_isit FROM (SELECT optimize_acodekeyl(make_acodekeyl(make_codekey_bystr('rus'), make_codekey_byid(100), make_codekey_byid(110)), 1) AS x) AS s;">
            <text:p>SELECT 'c_id (+l_nm,+cf_id): ', optimized_acodekeyl_isit(s.x, 1), TRUE AND (((s.x).code_key).code_id = 110) AS ok_isit FROM (SELECT optimize_acodekeyl(make_acodekeyl(make_codekey_bystr('rus'), make_codekey_byid(100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8]" office:value-type="string" office:string-value="c_id (+l_nm,+cf_nm)">
            <text:p>c_id (+l_nm,+cf_nm)</text:p>
          </table:table-cell>
          <table:table-cell table:formula="of:=IF([.C18]=&quot;&quot;;&quot;&quot;;[.C18])">
            <text:p/>
          </table:table-cell>
          <table:table-cell table:formula="of:=IF([.D18]=&quot;&quot;;&quot;&quot;;[.D18])" office:value-type="string" office:string-value="rus">
            <text:p>rus</text:p>
          </table:table-cell>
          <table:table-cell table:formula="of:=IF([.E18]=&quot;&quot;;&quot;&quot;;[.E18])">
            <text:p/>
          </table:table-cell>
          <table:table-cell table:formula="of:=IF([.F18]=&quot;&quot;;&quot;&quot;;[.F18])" office:value-type="string" office:string-value="тестовый кодификатор">
            <text:p>тестовый кодификатор</text:p>
          </table:table-cell>
          <table:table-cell table:formula="of:=IF([.G18]=&quot;&quot;;&quot;&quot;;[.G18])" office:value-type="float" office:value="110">
            <text:p>110</text:p>
          </table:table-cell>
          <table:table-cell table:formula="of:=IF([.H18]=&quot;&quot;;&quot;&quot;;[.H18])">
            <text:p/>
          </table:table-cell>
          <table:table-cell table:formula="of:=IF([.B41]=&quot;cf_nm (+l_nm)&quot;;[.I41]+1;[.I41])" office:value-type="float" office:value="1">
            <text:p>1</text:p>
          </table:table-cell>
          <table:table-cell/>
          <table:table-cell table:formula="of:=&quot;SELECT '&quot; &amp; [.B42] &amp; &quot;: ', optimized_acodekeyl_isit(s.x, &quot; &amp; [.I42] &amp; &quot;), TRUE&quot; &amp; IF(MOD([.I42];2)=1;&quot; AND (((s.x).code_key).code_id = &quot; &amp; [.$G$8] &amp; &quot;)&quot;;&quot;&quot;) &amp; IF(MOD(TRUNC([.I42]/2);2)=1;&quot; AND (((s.x).codifier_key).code_id = &quot; &amp; [.$E$8] &amp; &quot;)&quot;;&quot;&quot;) &amp; IF(MOD(TRUNC([.I42]/4);2)=1;&quot; AND (((s.x).key_lng).code_id = &quot; &amp; [.$C$8] &amp; &quot;)&quot;;&quot;&quot;) &amp; &quot; AS ok_isit FROM (SELECT optimize_acodekeyl(make_acodekeyl(make_codekey&quot; &amp; IF([.C42]=&quot;&quot;;IF([.D42]=&quot;&quot;;&quot;_null()&quot;;&quot;_bystr('&quot; &amp; [.D42] &amp; &quot;')&quot;);&quot;_byid(&quot; &amp; [.C42] &amp; &quot;)&quot;) &amp; &quot;, make_codekey&quot; &amp; IF([.E42]=&quot;&quot;;IF([.F42]=&quot;&quot;;&quot;_null()&quot;;&quot;_bystr('&quot; &amp; [.F42] &amp; &quot;')&quot;);&quot;_byid(&quot; &amp; [.E42] &amp; &quot;)&quot;) &amp; &quot;, make_codekey&quot; &amp; IF([.G42]=&quot;&quot;;IF([.H42]=&quot;&quot;;&quot;_null()&quot;;&quot;_bystr('&quot; &amp; [.H42] &amp; &quot;')&quot;);&quot;_byid(&quot; &amp; [.G42] &amp; &quot;)&quot;) &amp; &quot;), &quot; &amp; [.I42] &amp; &quot;) AS x) AS s;&quot;" office:value-type="string" office:string-value="SELECT 'c_id (+l_nm,+cf_nm): ', optimized_acodekeyl_isit(s.x, 1), TRUE AND (((s.x).code_key).code_id = 110) AS ok_isit FROM (SELECT optimize_acodekeyl(make_acodekeyl(make_codekey_bystr('rus'), make_codekey_bystr('тестовый кодификатор'), make_codekey_byid(110)), 1) AS x) AS s;">
            <text:p>SELECT 'c_id (+l_nm,+cf_nm): ', optimized_acodekeyl_isit(s.x, 1), TRUE AND (((s.x).code_key).code_id = 110) AS ok_isit FROM (SELECT optimize_acodekeyl(make_acodekeyl(make_codekey_bystr('rus'), make_codekey_bystr('тестовый кодификатор'), make_codekey_byid(110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19]" office:value-type="string" office:string-value="c_nm (-l,-cf)">
            <text:p>c_nm (-l,-cf)</text:p>
          </table:table-cell>
          <table:table-cell table:formula="of:=IF([.C19]=&quot;&quot;;&quot;&quot;;[.C19])">
            <text:p/>
          </table:table-cell>
          <table:table-cell table:formula="of:=IF([.D19]=&quot;&quot;;&quot;&quot;;[.D19])">
            <text:p/>
          </table:table-cell>
          <table:table-cell table:formula="of:=IF([.E19]=&quot;&quot;;&quot;&quot;;[.E19])">
            <text:p/>
          </table:table-cell>
          <table:table-cell table:formula="of:=IF([.F19]=&quot;&quot;;&quot;&quot;;[.F19])">
            <text:p/>
          </table:table-cell>
          <table:table-cell table:formula="of:=IF([.G19]=&quot;&quot;;&quot;&quot;;[.G19])">
            <text:p/>
          </table:table-cell>
          <table:table-cell table:formula="of:=IF([.H19]=&quot;&quot;;&quot;&quot;;[.H19])" office:value-type="float" office:value="101">
            <text:p>101</text:p>
          </table:table-cell>
          <table:table-cell table:formula="of:=IF([.B42]=&quot;cf_nm (+l_nm)&quot;;[.I42]+1;[.I42])" office:value-type="float" office:value="1">
            <text:p>1</text:p>
          </table:table-cell>
          <table:table-cell/>
          <table:table-cell table:formula="of:=&quot;SELECT '&quot; &amp; [.B43] &amp; &quot;: ', optimized_acodekeyl_isit(s.x, &quot; &amp; [.I43] &amp; &quot;), TRUE&quot; &amp; IF(MOD([.I43];2)=1;&quot; AND (((s.x).code_key).code_id = &quot; &amp; [.$G$8] &amp; &quot;)&quot;;&quot;&quot;) &amp; IF(MOD(TRUNC([.I43]/2);2)=1;&quot; AND (((s.x).codifier_key).code_id = &quot; &amp; [.$E$8] &amp; &quot;)&quot;;&quot;&quot;) &amp; IF(MOD(TRUNC([.I43]/4);2)=1;&quot; AND (((s.x).key_lng).code_id = &quot; &amp; [.$C$8] &amp; &quot;)&quot;;&quot;&quot;) &amp; &quot; AS ok_isit FROM (SELECT optimize_acodekeyl(make_acodekeyl(make_codekey&quot; &amp; IF([.C43]=&quot;&quot;;IF([.D43]=&quot;&quot;;&quot;_null()&quot;;&quot;_bystr('&quot; &amp; [.D43] &amp; &quot;')&quot;);&quot;_byid(&quot; &amp; [.C43] &amp; &quot;)&quot;) &amp; &quot;, make_codekey&quot; &amp; IF([.E43]=&quot;&quot;;IF([.F43]=&quot;&quot;;&quot;_null()&quot;;&quot;_bystr('&quot; &amp; [.F43] &amp; &quot;')&quot;);&quot;_byid(&quot; &amp; [.E43] &amp; &quot;)&quot;) &amp; &quot;, make_codekey&quot; &amp; IF([.G43]=&quot;&quot;;IF([.H43]=&quot;&quot;;&quot;_null()&quot;;&quot;_bystr('&quot; &amp; [.H43] &amp; &quot;')&quot;);&quot;_byid(&quot; &amp; [.G43] &amp; &quot;)&quot;) &amp; &quot;), &quot; &amp; [.I43] &amp; &quot;) AS x) AS s;&quot;" office:value-type="string" office:string-value="SELECT 'c_nm (-l,-cf): ', optimized_acodekeyl_isit(s.x, 1), TRUE AND (((s.x).code_key).code_id = 110) AS ok_isit FROM (SELECT optimize_acodekeyl(make_acodekeyl(make_codekey_null(), make_codekey_null(), make_codekey_bystr('101')), 1) AS x) AS s;">
            <text:p>SELECT 'c_nm (-l,-cf): ', optimized_acodekeyl_isit(s.x, 1), TRUE AND (((s.x).code_key).code_id = 110) AS ok_isit FROM (SELECT optimize_acodekeyl(make_acodekeyl(make_codekey_null(), make_codekey_null(), make_codekey_bystr('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0]" office:value-type="string" office:string-value="c_nm (-l,+cf_id)">
            <text:p>c_nm (-l,+cf_id)</text:p>
          </table:table-cell>
          <table:table-cell table:formula="of:=IF([.C20]=&quot;&quot;;&quot;&quot;;[.C20])">
            <text:p/>
          </table:table-cell>
          <table:table-cell table:formula="of:=IF([.D20]=&quot;&quot;;&quot;&quot;;[.D20])">
            <text:p/>
          </table:table-cell>
          <table:table-cell table:formula="of:=IF([.E20]=&quot;&quot;;&quot;&quot;;[.E20])" office:value-type="float" office:value="100">
            <text:p>100</text:p>
          </table:table-cell>
          <table:table-cell table:formula="of:=IF([.F20]=&quot;&quot;;&quot;&quot;;[.F20])">
            <text:p/>
          </table:table-cell>
          <table:table-cell table:formula="of:=IF([.G20]=&quot;&quot;;&quot;&quot;;[.G20])">
            <text:p/>
          </table:table-cell>
          <table:table-cell table:formula="of:=IF([.H20]=&quot;&quot;;&quot;&quot;;[.H20])" office:value-type="float" office:value="101">
            <text:p>101</text:p>
          </table:table-cell>
          <table:table-cell table:formula="of:=IF([.B43]=&quot;cf_nm (+l_nm)&quot;;[.I43]+1;[.I43])" office:value-type="float" office:value="1">
            <text:p>1</text:p>
          </table:table-cell>
          <table:table-cell/>
          <table:table-cell table:formula="of:=&quot;SELECT '&quot; &amp; [.B44] &amp; &quot;: ', optimized_acodekeyl_isit(s.x, &quot; &amp; [.I44] &amp; &quot;), TRUE&quot; &amp; IF(MOD([.I44];2)=1;&quot; AND (((s.x).code_key).code_id = &quot; &amp; [.$G$8] &amp; &quot;)&quot;;&quot;&quot;) &amp; IF(MOD(TRUNC([.I44]/2);2)=1;&quot; AND (((s.x).codifier_key).code_id = &quot; &amp; [.$E$8] &amp; &quot;)&quot;;&quot;&quot;) &amp; IF(MOD(TRUNC([.I44]/4);2)=1;&quot; AND (((s.x).key_lng).code_id = &quot; &amp; [.$C$8] &amp; &quot;)&quot;;&quot;&quot;) &amp; &quot; AS ok_isit FROM (SELECT optimize_acodekeyl(make_acodekeyl(make_codekey&quot; &amp; IF([.C44]=&quot;&quot;;IF([.D44]=&quot;&quot;;&quot;_null()&quot;;&quot;_bystr('&quot; &amp; [.D44] &amp; &quot;')&quot;);&quot;_byid(&quot; &amp; [.C44] &amp; &quot;)&quot;) &amp; &quot;, make_codekey&quot; &amp; IF([.E44]=&quot;&quot;;IF([.F44]=&quot;&quot;;&quot;_null()&quot;;&quot;_bystr('&quot; &amp; [.F44] &amp; &quot;')&quot;);&quot;_byid(&quot; &amp; [.E44] &amp; &quot;)&quot;) &amp; &quot;, make_codekey&quot; &amp; IF([.G44]=&quot;&quot;;IF([.H44]=&quot;&quot;;&quot;_null()&quot;;&quot;_bystr('&quot; &amp; [.H44] &amp; &quot;')&quot;);&quot;_byid(&quot; &amp; [.G44] &amp; &quot;)&quot;) &amp; &quot;), &quot; &amp; [.I44] &amp; &quot;) AS x) AS s;&quot;" office:value-type="string" office:string-value="SELECT 'c_nm (-l,+cf_id): ', optimized_acodekeyl_isit(s.x, 1), TRUE AND (((s.x).code_key).code_id = 110) AS ok_isit FROM (SELECT optimize_acodekeyl(make_acodekeyl(make_codekey_null(), make_codekey_byid(100), make_codekey_bystr('101')), 1) AS x) AS s;">
            <text:p>SELECT 'c_nm (-l,+cf_id): ', optimized_acodekeyl_isit(s.x, 1), TRUE AND (((s.x).code_key).code_id = 110) AS ok_isit FROM (SELECT optimize_acodekeyl(make_acodekeyl(make_codekey_null(), make_codekey_byid(100), make_codekey_bystr('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1]" office:value-type="string" office:string-value="c_nm (-l,+cf_nm)">
            <text:p>c_nm (-l,+cf_nm)</text:p>
          </table:table-cell>
          <table:table-cell table:formula="of:=IF([.C21]=&quot;&quot;;&quot;&quot;;[.C21])">
            <text:p/>
          </table:table-cell>
          <table:table-cell table:formula="of:=IF([.D21]=&quot;&quot;;&quot;&quot;;[.D21])">
            <text:p/>
          </table:table-cell>
          <table:table-cell table:formula="of:=IF([.E21]=&quot;&quot;;&quot;&quot;;[.E21])">
            <text:p/>
          </table:table-cell>
          <table:table-cell table:formula="of:=IF([.F21]=&quot;&quot;;&quot;&quot;;[.F21])" office:value-type="string" office:string-value="test codifier">
            <text:p>test codifier</text:p>
          </table:table-cell>
          <table:table-cell table:formula="of:=IF([.G21]=&quot;&quot;;&quot;&quot;;[.G21])">
            <text:p/>
          </table:table-cell>
          <table:table-cell table:formula="of:=IF([.H21]=&quot;&quot;;&quot;&quot;;[.H21])" office:value-type="float" office:value="101">
            <text:p>101</text:p>
          </table:table-cell>
          <table:table-cell table:formula="of:=IF([.B44]=&quot;cf_nm (+l_nm)&quot;;[.I44]+1;[.I44])" office:value-type="float" office:value="1">
            <text:p>1</text:p>
          </table:table-cell>
          <table:table-cell/>
          <table:table-cell table:formula="of:=&quot;SELECT '&quot; &amp; [.B45] &amp; &quot;: ', optimized_acodekeyl_isit(s.x, &quot; &amp; [.I45] &amp; &quot;), TRUE&quot; &amp; IF(MOD([.I45];2)=1;&quot; AND (((s.x).code_key).code_id = &quot; &amp; [.$G$8] &amp; &quot;)&quot;;&quot;&quot;) &amp; IF(MOD(TRUNC([.I45]/2);2)=1;&quot; AND (((s.x).codifier_key).code_id = &quot; &amp; [.$E$8] &amp; &quot;)&quot;;&quot;&quot;) &amp; IF(MOD(TRUNC([.I45]/4);2)=1;&quot; AND (((s.x).key_lng).code_id = &quot; &amp; [.$C$8] &amp; &quot;)&quot;;&quot;&quot;) &amp; &quot; AS ok_isit FROM (SELECT optimize_acodekeyl(make_acodekeyl(make_codekey&quot; &amp; IF([.C45]=&quot;&quot;;IF([.D45]=&quot;&quot;;&quot;_null()&quot;;&quot;_bystr('&quot; &amp; [.D45] &amp; &quot;')&quot;);&quot;_byid(&quot; &amp; [.C45] &amp; &quot;)&quot;) &amp; &quot;, make_codekey&quot; &amp; IF([.E45]=&quot;&quot;;IF([.F45]=&quot;&quot;;&quot;_null()&quot;;&quot;_bystr('&quot; &amp; [.F45] &amp; &quot;')&quot;);&quot;_byid(&quot; &amp; [.E45] &amp; &quot;)&quot;) &amp; &quot;, make_codekey&quot; &amp; IF([.G45]=&quot;&quot;;IF([.H45]=&quot;&quot;;&quot;_null()&quot;;&quot;_bystr('&quot; &amp; [.H45] &amp; &quot;')&quot;);&quot;_byid(&quot; &amp; [.G45] &amp; &quot;)&quot;) &amp; &quot;), &quot; &amp; [.I45] &amp; &quot;) AS x) AS s;&quot;" office:value-type="string" office:string-value="SELECT 'c_nm (-l,+cf_nm): ', optimized_acodekeyl_isit(s.x, 1), TRUE AND (((s.x).code_key).code_id = 110) AS ok_isit FROM (SELECT optimize_acodekeyl(make_acodekeyl(make_codekey_null(), make_codekey_bystr('test codifier'), make_codekey_bystr('101')), 1) AS x) AS s;">
            <text:p>SELECT 'c_nm (-l,+cf_nm): ', optimized_acodekeyl_isit(s.x, 1), TRUE AND (((s.x).code_key).code_id = 110) AS ok_isit FROM (SELECT optimize_acodekeyl(make_acodekeyl(make_codekey_null(), make_codekey_bystr('test codifier'), make_codekey_bystr('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2]" office:value-type="string" office:string-value="c_nm (+l_id,-cf)">
            <text:p>c_nm (+l_id,-cf)</text:p>
          </table:table-cell>
          <table:table-cell table:formula="of:=IF([.C22]=&quot;&quot;;&quot;&quot;;[.C22])" office:value-type="float" office:value="9001">
            <text:p>9001</text:p>
          </table:table-cell>
          <table:table-cell table:formula="of:=IF([.D22]=&quot;&quot;;&quot;&quot;;[.D22])">
            <text:p/>
          </table:table-cell>
          <table:table-cell table:formula="of:=IF([.E22]=&quot;&quot;;&quot;&quot;;[.E22])">
            <text:p/>
          </table:table-cell>
          <table:table-cell table:formula="of:=IF([.F22]=&quot;&quot;;&quot;&quot;;[.F22])">
            <text:p/>
          </table:table-cell>
          <table:table-cell table:formula="of:=IF([.G22]=&quot;&quot;;&quot;&quot;;[.G22])">
            <text:p/>
          </table:table-cell>
          <table:table-cell table:formula="of:=IF([.H22]=&quot;&quot;;&quot;&quot;;[.H22])" office:value-type="string" office:string-value="код 101">
            <text:p>код 101</text:p>
          </table:table-cell>
          <table:table-cell table:formula="of:=IF([.B45]=&quot;cf_nm (+l_nm)&quot;;[.I45]+1;[.I45])" office:value-type="float" office:value="1">
            <text:p>1</text:p>
          </table:table-cell>
          <table:table-cell/>
          <table:table-cell table:formula="of:=&quot;SELECT '&quot; &amp; [.B46] &amp; &quot;: ', optimized_acodekeyl_isit(s.x, &quot; &amp; [.I46] &amp; &quot;), TRUE&quot; &amp; IF(MOD([.I46];2)=1;&quot; AND (((s.x).code_key).code_id = &quot; &amp; [.$G$8] &amp; &quot;)&quot;;&quot;&quot;) &amp; IF(MOD(TRUNC([.I46]/2);2)=1;&quot; AND (((s.x).codifier_key).code_id = &quot; &amp; [.$E$8] &amp; &quot;)&quot;;&quot;&quot;) &amp; IF(MOD(TRUNC([.I46]/4);2)=1;&quot; AND (((s.x).key_lng).code_id = &quot; &amp; [.$C$8] &amp; &quot;)&quot;;&quot;&quot;) &amp; &quot; AS ok_isit FROM (SELECT optimize_acodekeyl(make_acodekeyl(make_codekey&quot; &amp; IF([.C46]=&quot;&quot;;IF([.D46]=&quot;&quot;;&quot;_null()&quot;;&quot;_bystr('&quot; &amp; [.D46] &amp; &quot;')&quot;);&quot;_byid(&quot; &amp; [.C46] &amp; &quot;)&quot;) &amp; &quot;, make_codekey&quot; &amp; IF([.E46]=&quot;&quot;;IF([.F46]=&quot;&quot;;&quot;_null()&quot;;&quot;_bystr('&quot; &amp; [.F46] &amp; &quot;')&quot;);&quot;_byid(&quot; &amp; [.E46] &amp; &quot;)&quot;) &amp; &quot;, make_codekey&quot; &amp; IF([.G46]=&quot;&quot;;IF([.H46]=&quot;&quot;;&quot;_null()&quot;;&quot;_bystr('&quot; &amp; [.H46] &amp; &quot;')&quot;);&quot;_byid(&quot; &amp; [.G46] &amp; &quot;)&quot;) &amp; &quot;), &quot; &amp; [.I46] &amp; &quot;) AS x) AS s;&quot;" office:value-type="string" office:string-value="SELECT 'c_nm (+l_id,-cf): ', optimized_acodekeyl_isit(s.x, 1), TRUE AND (((s.x).code_key).code_id = 110) AS ok_isit FROM (SELECT optimize_acodekeyl(make_acodekeyl(make_codekey_byid(9001), make_codekey_null(), make_codekey_bystr('код 101')), 1) AS x) AS s;">
            <text:p>SELECT 'c_nm (+l_id,-cf): ', optimized_acodekeyl_isit(s.x, 1), TRUE AND (((s.x).code_key).code_id = 110) AS ok_isit FROM (SELECT optimize_acodekeyl(make_acodekeyl(make_codekey_byid(9001), make_codekey_null(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3]" office:value-type="string" office:string-value="c_nm (+l_id,+cf_id)">
            <text:p>c_nm (+l_id,+cf_id)</text:p>
          </table:table-cell>
          <table:table-cell table:formula="of:=IF([.C23]=&quot;&quot;;&quot;&quot;;[.C23])" office:value-type="float" office:value="9001">
            <text:p>9001</text:p>
          </table:table-cell>
          <table:table-cell table:formula="of:=IF([.D23]=&quot;&quot;;&quot;&quot;;[.D23])">
            <text:p/>
          </table:table-cell>
          <table:table-cell table:formula="of:=IF([.E23]=&quot;&quot;;&quot;&quot;;[.E23])" office:value-type="float" office:value="100">
            <text:p>100</text:p>
          </table:table-cell>
          <table:table-cell table:formula="of:=IF([.F23]=&quot;&quot;;&quot;&quot;;[.F23])">
            <text:p/>
          </table:table-cell>
          <table:table-cell table:formula="of:=IF([.G23]=&quot;&quot;;&quot;&quot;;[.G23])">
            <text:p/>
          </table:table-cell>
          <table:table-cell table:formula="of:=IF([.H23]=&quot;&quot;;&quot;&quot;;[.H23])" office:value-type="string" office:string-value="код 101">
            <text:p>код 101</text:p>
          </table:table-cell>
          <table:table-cell table:formula="of:=IF([.B46]=&quot;cf_nm (+l_nm)&quot;;[.I46]+1;[.I46])" office:value-type="float" office:value="1">
            <text:p>1</text:p>
          </table:table-cell>
          <table:table-cell/>
          <table:table-cell table:formula="of:=&quot;SELECT '&quot; &amp; [.B47] &amp; &quot;: ', optimized_acodekeyl_isit(s.x, &quot; &amp; [.I47] &amp; &quot;), TRUE&quot; &amp; IF(MOD([.I47];2)=1;&quot; AND (((s.x).code_key).code_id = &quot; &amp; [.$G$8] &amp; &quot;)&quot;;&quot;&quot;) &amp; IF(MOD(TRUNC([.I47]/2);2)=1;&quot; AND (((s.x).codifier_key).code_id = &quot; &amp; [.$E$8] &amp; &quot;)&quot;;&quot;&quot;) &amp; IF(MOD(TRUNC([.I47]/4);2)=1;&quot; AND (((s.x).key_lng).code_id = &quot; &amp; [.$C$8] &amp; &quot;)&quot;;&quot;&quot;) &amp; &quot; AS ok_isit FROM (SELECT optimize_acodekeyl(make_acodekeyl(make_codekey&quot; &amp; IF([.C47]=&quot;&quot;;IF([.D47]=&quot;&quot;;&quot;_null()&quot;;&quot;_bystr('&quot; &amp; [.D47] &amp; &quot;')&quot;);&quot;_byid(&quot; &amp; [.C47] &amp; &quot;)&quot;) &amp; &quot;, make_codekey&quot; &amp; IF([.E47]=&quot;&quot;;IF([.F47]=&quot;&quot;;&quot;_null()&quot;;&quot;_bystr('&quot; &amp; [.F47] &amp; &quot;')&quot;);&quot;_byid(&quot; &amp; [.E47] &amp; &quot;)&quot;) &amp; &quot;, make_codekey&quot; &amp; IF([.G47]=&quot;&quot;;IF([.H47]=&quot;&quot;;&quot;_null()&quot;;&quot;_bystr('&quot; &amp; [.H47] &amp; &quot;')&quot;);&quot;_byid(&quot; &amp; [.G47] &amp; &quot;)&quot;) &amp; &quot;), &quot; &amp; [.I47] &amp; &quot;) AS x) AS s;&quot;" office:value-type="string" office:string-value="SELECT 'c_nm (+l_id,+cf_id): ', optimized_acodekeyl_isit(s.x, 1), TRUE AND (((s.x).code_key).code_id = 110) AS ok_isit FROM (SELECT optimize_acodekeyl(make_acodekeyl(make_codekey_byid(9001), make_codekey_byid(100), make_codekey_bystr('код 101')), 1) AS x) AS s;">
            <text:p>SELECT 'c_nm (+l_id,+cf_id): ', optimized_acodekeyl_isit(s.x, 1), TRUE AND (((s.x).code_key).code_id = 110) AS ok_isit FROM (SELECT optimize_acodekeyl(make_acodekeyl(make_codekey_byid(9001), make_codekey_byid(100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4]" office:value-type="string" office:string-value="c_nm (+l_id,+cf_nm)">
            <text:p>c_nm (+l_id,+cf_nm)</text:p>
          </table:table-cell>
          <table:table-cell table:formula="of:=IF([.C24]=&quot;&quot;;&quot;&quot;;[.C24])" office:value-type="float" office:value="9001">
            <text:p>9001</text:p>
          </table:table-cell>
          <table:table-cell table:formula="of:=IF([.D24]=&quot;&quot;;&quot;&quot;;[.D24])">
            <text:p/>
          </table:table-cell>
          <table:table-cell table:formula="of:=IF([.E24]=&quot;&quot;;&quot;&quot;;[.E24])">
            <text:p/>
          </table:table-cell>
          <table:table-cell table:formula="of:=IF([.F24]=&quot;&quot;;&quot;&quot;;[.F24])" office:value-type="string" office:string-value="тестовый кодификатор">
            <text:p>тестовый кодификатор</text:p>
          </table:table-cell>
          <table:table-cell table:formula="of:=IF([.G24]=&quot;&quot;;&quot;&quot;;[.G24])">
            <text:p/>
          </table:table-cell>
          <table:table-cell table:formula="of:=IF([.H24]=&quot;&quot;;&quot;&quot;;[.H24])" office:value-type="string" office:string-value="код 101">
            <text:p>код 101</text:p>
          </table:table-cell>
          <table:table-cell table:formula="of:=IF([.B47]=&quot;cf_nm (+l_nm)&quot;;[.I47]+1;[.I47])" office:value-type="float" office:value="1">
            <text:p>1</text:p>
          </table:table-cell>
          <table:table-cell/>
          <table:table-cell table:formula="of:=&quot;SELECT '&quot; &amp; [.B48] &amp; &quot;: ', optimized_acodekeyl_isit(s.x, &quot; &amp; [.I48] &amp; &quot;), TRUE&quot; &amp; IF(MOD([.I48];2)=1;&quot; AND (((s.x).code_key).code_id = &quot; &amp; [.$G$8] &amp; &quot;)&quot;;&quot;&quot;) &amp; IF(MOD(TRUNC([.I48]/2);2)=1;&quot; AND (((s.x).codifier_key).code_id = &quot; &amp; [.$E$8] &amp; &quot;)&quot;;&quot;&quot;) &amp; IF(MOD(TRUNC([.I48]/4);2)=1;&quot; AND (((s.x).key_lng).code_id = &quot; &amp; [.$C$8] &amp; &quot;)&quot;;&quot;&quot;) &amp; &quot; AS ok_isit FROM (SELECT optimize_acodekeyl(make_acodekeyl(make_codekey&quot; &amp; IF([.C48]=&quot;&quot;;IF([.D48]=&quot;&quot;;&quot;_null()&quot;;&quot;_bystr('&quot; &amp; [.D48] &amp; &quot;')&quot;);&quot;_byid(&quot; &amp; [.C48] &amp; &quot;)&quot;) &amp; &quot;, make_codekey&quot; &amp; IF([.E48]=&quot;&quot;;IF([.F48]=&quot;&quot;;&quot;_null()&quot;;&quot;_bystr('&quot; &amp; [.F48] &amp; &quot;')&quot;);&quot;_byid(&quot; &amp; [.E48] &amp; &quot;)&quot;) &amp; &quot;, make_codekey&quot; &amp; IF([.G48]=&quot;&quot;;IF([.H48]=&quot;&quot;;&quot;_null()&quot;;&quot;_bystr('&quot; &amp; [.H48] &amp; &quot;')&quot;);&quot;_byid(&quot; &amp; [.G48] &amp; &quot;)&quot;) &amp; &quot;), &quot; &amp; [.I48] &amp; &quot;) AS x) AS s;&quot;" office:value-type="string" office:string-value="SELECT 'c_nm (+l_id,+cf_nm): ', optimized_acodekeyl_isit(s.x, 1), TRUE AND (((s.x).code_key).code_id = 110) AS ok_isit FROM (SELECT optimize_acodekeyl(make_acodekeyl(make_codekey_byid(9001), make_codekey_bystr('тестовый кодификатор'), make_codekey_bystr('код 101')), 1) AS x) AS s;">
            <text:p>SELECT 'c_nm (+l_id,+cf_nm): ', optimized_acodekeyl_isit(s.x, 1), TRUE AND (((s.x).code_key).code_id = 110) AS ok_isit FROM (SELECT optimize_acodekeyl(make_acodekeyl(make_codekey_byid(9001), make_codekey_bystr('тестовый кодификатор'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5]" office:value-type="string" office:string-value="c_nm (+l_nm,-cf)">
            <text:p>c_nm (+l_nm,-cf)</text:p>
          </table:table-cell>
          <table:table-cell table:formula="of:=IF([.C25]=&quot;&quot;;&quot;&quot;;[.C25])">
            <text:p/>
          </table:table-cell>
          <table:table-cell table:formula="of:=IF([.D25]=&quot;&quot;;&quot;&quot;;[.D25])" office:value-type="string" office:string-value="rus">
            <text:p>rus</text:p>
          </table:table-cell>
          <table:table-cell table:formula="of:=IF([.E25]=&quot;&quot;;&quot;&quot;;[.E25])">
            <text:p/>
          </table:table-cell>
          <table:table-cell table:formula="of:=IF([.F25]=&quot;&quot;;&quot;&quot;;[.F25])">
            <text:p/>
          </table:table-cell>
          <table:table-cell table:formula="of:=IF([.G25]=&quot;&quot;;&quot;&quot;;[.G25])">
            <text:p/>
          </table:table-cell>
          <table:table-cell table:formula="of:=IF([.H25]=&quot;&quot;;&quot;&quot;;[.H25])" office:value-type="string" office:string-value="код 101">
            <text:p>код 101</text:p>
          </table:table-cell>
          <table:table-cell table:formula="of:=IF([.B48]=&quot;cf_nm (+l_nm)&quot;;[.I48]+1;[.I48])" office:value-type="float" office:value="1">
            <text:p>1</text:p>
          </table:table-cell>
          <table:table-cell/>
          <table:table-cell table:formula="of:=&quot;SELECT '&quot; &amp; [.B49] &amp; &quot;: ', optimized_acodekeyl_isit(s.x, &quot; &amp; [.I49] &amp; &quot;), TRUE&quot; &amp; IF(MOD([.I49];2)=1;&quot; AND (((s.x).code_key).code_id = &quot; &amp; [.$G$8] &amp; &quot;)&quot;;&quot;&quot;) &amp; IF(MOD(TRUNC([.I49]/2);2)=1;&quot; AND (((s.x).codifier_key).code_id = &quot; &amp; [.$E$8] &amp; &quot;)&quot;;&quot;&quot;) &amp; IF(MOD(TRUNC([.I49]/4);2)=1;&quot; AND (((s.x).key_lng).code_id = &quot; &amp; [.$C$8] &amp; &quot;)&quot;;&quot;&quot;) &amp; &quot; AS ok_isit FROM (SELECT optimize_acodekeyl(make_acodekeyl(make_codekey&quot; &amp; IF([.C49]=&quot;&quot;;IF([.D49]=&quot;&quot;;&quot;_null()&quot;;&quot;_bystr('&quot; &amp; [.D49] &amp; &quot;')&quot;);&quot;_byid(&quot; &amp; [.C49] &amp; &quot;)&quot;) &amp; &quot;, make_codekey&quot; &amp; IF([.E49]=&quot;&quot;;IF([.F49]=&quot;&quot;;&quot;_null()&quot;;&quot;_bystr('&quot; &amp; [.F49] &amp; &quot;')&quot;);&quot;_byid(&quot; &amp; [.E49] &amp; &quot;)&quot;) &amp; &quot;, make_codekey&quot; &amp; IF([.G49]=&quot;&quot;;IF([.H49]=&quot;&quot;;&quot;_null()&quot;;&quot;_bystr('&quot; &amp; [.H49] &amp; &quot;')&quot;);&quot;_byid(&quot; &amp; [.G49] &amp; &quot;)&quot;) &amp; &quot;), &quot; &amp; [.I49] &amp; &quot;) AS x) AS s;&quot;" office:value-type="string" office:string-value="SELECT 'c_nm (+l_nm,-cf): ', optimized_acodekeyl_isit(s.x, 1), TRUE AND (((s.x).code_key).code_id = 110) AS ok_isit FROM (SELECT optimize_acodekeyl(make_acodekeyl(make_codekey_bystr('rus'), make_codekey_null(), make_codekey_bystr('код 101')), 1) AS x) AS s;">
            <text:p>SELECT 'c_nm (+l_nm,-cf): ', optimized_acodekeyl_isit(s.x, 1), TRUE AND (((s.x).code_key).code_id = 110) AS ok_isit FROM (SELECT optimize_acodekeyl(make_acodekeyl(make_codekey_bystr('rus'), make_codekey_null(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6]" office:value-type="string" office:string-value="c_nm (+l_nm,+cf_id)">
            <text:p>c_nm (+l_nm,+cf_id)</text:p>
          </table:table-cell>
          <table:table-cell table:formula="of:=IF([.C26]=&quot;&quot;;&quot;&quot;;[.C26])">
            <text:p/>
          </table:table-cell>
          <table:table-cell table:formula="of:=IF([.D26]=&quot;&quot;;&quot;&quot;;[.D26])" office:value-type="string" office:string-value="rus">
            <text:p>rus</text:p>
          </table:table-cell>
          <table:table-cell table:formula="of:=IF([.E26]=&quot;&quot;;&quot;&quot;;[.E26])" office:value-type="float" office:value="100">
            <text:p>100</text:p>
          </table:table-cell>
          <table:table-cell table:formula="of:=IF([.F26]=&quot;&quot;;&quot;&quot;;[.F26])">
            <text:p/>
          </table:table-cell>
          <table:table-cell table:formula="of:=IF([.G26]=&quot;&quot;;&quot;&quot;;[.G26])">
            <text:p/>
          </table:table-cell>
          <table:table-cell table:formula="of:=IF([.H26]=&quot;&quot;;&quot;&quot;;[.H26])" office:value-type="string" office:string-value="код 101">
            <text:p>код 101</text:p>
          </table:table-cell>
          <table:table-cell table:formula="of:=IF([.B49]=&quot;cf_nm (+l_nm)&quot;;[.I49]+1;[.I49])" office:value-type="float" office:value="1">
            <text:p>1</text:p>
          </table:table-cell>
          <table:table-cell/>
          <table:table-cell table:formula="of:=&quot;SELECT '&quot; &amp; [.B50] &amp; &quot;: ', optimized_acodekeyl_isit(s.x, &quot; &amp; [.I50] &amp; &quot;), TRUE&quot; &amp; IF(MOD([.I50];2)=1;&quot; AND (((s.x).code_key).code_id = &quot; &amp; [.$G$8] &amp; &quot;)&quot;;&quot;&quot;) &amp; IF(MOD(TRUNC([.I50]/2);2)=1;&quot; AND (((s.x).codifier_key).code_id = &quot; &amp; [.$E$8] &amp; &quot;)&quot;;&quot;&quot;) &amp; IF(MOD(TRUNC([.I50]/4);2)=1;&quot; AND (((s.x).key_lng).code_id = &quot; &amp; [.$C$8] &amp; &quot;)&quot;;&quot;&quot;) &amp; &quot; AS ok_isit FROM (SELECT optimize_acodekeyl(make_acodekeyl(make_codekey&quot; &amp; IF([.C50]=&quot;&quot;;IF([.D50]=&quot;&quot;;&quot;_null()&quot;;&quot;_bystr('&quot; &amp; [.D50] &amp; &quot;')&quot;);&quot;_byid(&quot; &amp; [.C50] &amp; &quot;)&quot;) &amp; &quot;, make_codekey&quot; &amp; IF([.E50]=&quot;&quot;;IF([.F50]=&quot;&quot;;&quot;_null()&quot;;&quot;_bystr('&quot; &amp; [.F50] &amp; &quot;')&quot;);&quot;_byid(&quot; &amp; [.E50] &amp; &quot;)&quot;) &amp; &quot;, make_codekey&quot; &amp; IF([.G50]=&quot;&quot;;IF([.H50]=&quot;&quot;;&quot;_null()&quot;;&quot;_bystr('&quot; &amp; [.H50] &amp; &quot;')&quot;);&quot;_byid(&quot; &amp; [.G50] &amp; &quot;)&quot;) &amp; &quot;), &quot; &amp; [.I50] &amp; &quot;) AS x) AS s;&quot;" office:value-type="string" office:string-value="SELECT 'c_nm (+l_nm,+cf_id): ', optimized_acodekeyl_isit(s.x, 1), TRUE AND (((s.x).code_key).code_id = 110) AS ok_isit FROM (SELECT optimize_acodekeyl(make_acodekeyl(make_codekey_bystr('rus'), make_codekey_byid(100), make_codekey_bystr('код 101')), 1) AS x) AS s;">
            <text:p>SELECT 'c_nm (+l_nm,+cf_id): ', optimized_acodekeyl_isit(s.x, 1), TRUE AND (((s.x).code_key).code_id = 110) AS ok_isit FROM (SELECT optimize_acodekeyl(make_acodekeyl(make_codekey_bystr('rus'), make_codekey_byid(100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7]" office:value-type="string" office:string-value="c_nm (+l_nm,+cf_nm)">
            <text:p>c_nm (+l_nm,+cf_nm)</text:p>
          </table:table-cell>
          <table:table-cell table:formula="of:=IF([.C27]=&quot;&quot;;&quot;&quot;;[.C27])">
            <text:p/>
          </table:table-cell>
          <table:table-cell table:formula="of:=IF([.D27]=&quot;&quot;;&quot;&quot;;[.D27])" office:value-type="string" office:string-value="rus">
            <text:p>rus</text:p>
          </table:table-cell>
          <table:table-cell table:formula="of:=IF([.E27]=&quot;&quot;;&quot;&quot;;[.E27])">
            <text:p/>
          </table:table-cell>
          <table:table-cell table:formula="of:=IF([.F27]=&quot;&quot;;&quot;&quot;;[.F27])" office:value-type="string" office:string-value="тестовый кодификатор">
            <text:p>тестовый кодификатор</text:p>
          </table:table-cell>
          <table:table-cell table:formula="of:=IF([.G27]=&quot;&quot;;&quot;&quot;;[.G27])">
            <text:p/>
          </table:table-cell>
          <table:table-cell table:formula="of:=IF([.H27]=&quot;&quot;;&quot;&quot;;[.H27])" office:value-type="string" office:string-value="код 101">
            <text:p>код 101</text:p>
          </table:table-cell>
          <table:table-cell table:formula="of:=IF([.B50]=&quot;cf_nm (+l_nm)&quot;;[.I50]+1;[.I50])" office:value-type="float" office:value="1">
            <text:p>1</text:p>
          </table:table-cell>
          <table:table-cell/>
          <table:table-cell table:formula="of:=&quot;SELECT '&quot; &amp; [.B51] &amp; &quot;: ', optimized_acodekeyl_isit(s.x, &quot; &amp; [.I51] &amp; &quot;), TRUE&quot; &amp; IF(MOD([.I51];2)=1;&quot; AND (((s.x).code_key).code_id = &quot; &amp; [.$G$8] &amp; &quot;)&quot;;&quot;&quot;) &amp; IF(MOD(TRUNC([.I51]/2);2)=1;&quot; AND (((s.x).codifier_key).code_id = &quot; &amp; [.$E$8] &amp; &quot;)&quot;;&quot;&quot;) &amp; IF(MOD(TRUNC([.I51]/4);2)=1;&quot; AND (((s.x).key_lng).code_id = &quot; &amp; [.$C$8] &amp; &quot;)&quot;;&quot;&quot;) &amp; &quot; AS ok_isit FROM (SELECT optimize_acodekeyl(make_acodekeyl(make_codekey&quot; &amp; IF([.C51]=&quot;&quot;;IF([.D51]=&quot;&quot;;&quot;_null()&quot;;&quot;_bystr('&quot; &amp; [.D51] &amp; &quot;')&quot;);&quot;_byid(&quot; &amp; [.C51] &amp; &quot;)&quot;) &amp; &quot;, make_codekey&quot; &amp; IF([.E51]=&quot;&quot;;IF([.F51]=&quot;&quot;;&quot;_null()&quot;;&quot;_bystr('&quot; &amp; [.F51] &amp; &quot;')&quot;);&quot;_byid(&quot; &amp; [.E51] &amp; &quot;)&quot;) &amp; &quot;, make_codekey&quot; &amp; IF([.G51]=&quot;&quot;;IF([.H51]=&quot;&quot;;&quot;_null()&quot;;&quot;_bystr('&quot; &amp; [.H51] &amp; &quot;')&quot;);&quot;_byid(&quot; &amp; [.G51] &amp; &quot;)&quot;) &amp; &quot;), &quot; &amp; [.I51] &amp; &quot;) AS x) AS s;&quot;" office:value-type="string" office:string-value="SELECT 'c_nm (+l_nm,+cf_nm): ', optimized_acodekeyl_isit(s.x, 1), TRUE AND (((s.x).code_key).code_id = 110) AS ok_isit FROM (SELECT optimize_acodekeyl(make_acodekeyl(make_codekey_bystr('rus'), make_codekey_bystr('тестовый кодификатор'), make_codekey_bystr('код 101')), 1) AS x) AS s;">
            <text:p>SELECT 'c_nm (+l_nm,+cf_nm): ', optimized_acodekeyl_isit(s.x, 1), TRUE AND (((s.x).code_key).code_id = 110) AS ok_isit FROM (SELECT optimize_acodekeyl(make_acodekeyl(make_codekey_bystr('rus'), make_codekey_bystr('тестовый кодификатор'), make_codekey_bystr('код 101'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8]" office:value-type="string" office:string-value="cf_id (-l)">
            <text:p>cf_id (-l)</text:p>
          </table:table-cell>
          <table:table-cell table:formula="of:=IF([.C28]=&quot;&quot;;&quot;&quot;;[.C28])">
            <text:p/>
          </table:table-cell>
          <table:table-cell table:formula="of:=IF([.D28]=&quot;&quot;;&quot;&quot;;[.D28])">
            <text:p/>
          </table:table-cell>
          <table:table-cell table:formula="of:=IF([.E28]=&quot;&quot;;&quot;&quot;;[.E28])" office:value-type="float" office:value="100">
            <text:p>100</text:p>
          </table:table-cell>
          <table:table-cell table:formula="of:=IF([.F28]=&quot;&quot;;&quot;&quot;;[.F28])">
            <text:p/>
          </table:table-cell>
          <table:table-cell table:formula="of:=IF([.G28]=&quot;&quot;;&quot;&quot;;[.G28])">
            <text:p/>
          </table:table-cell>
          <table:table-cell table:formula="of:=IF([.H28]=&quot;&quot;;&quot;&quot;;[.H28])">
            <text:p/>
          </table:table-cell>
          <table:table-cell table:formula="of:=IF([.B51]=&quot;cf_nm (+l_nm)&quot;;[.I51]+1;[.I51])" office:value-type="float" office:value="1">
            <text:p>1</text:p>
          </table:table-cell>
          <table:table-cell/>
          <table:table-cell table:formula="of:=&quot;SELECT '&quot; &amp; [.B52] &amp; &quot;: ', optimized_acodekeyl_isit(s.x, &quot; &amp; [.I52] &amp; &quot;), TRUE&quot; &amp; IF(MOD([.I52];2)=1;&quot; AND (((s.x).code_key).code_id = &quot; &amp; [.$G$8] &amp; &quot;)&quot;;&quot;&quot;) &amp; IF(MOD(TRUNC([.I52]/2);2)=1;&quot; AND (((s.x).codifier_key).code_id = &quot; &amp; [.$E$8] &amp; &quot;)&quot;;&quot;&quot;) &amp; IF(MOD(TRUNC([.I52]/4);2)=1;&quot; AND (((s.x).key_lng).code_id = &quot; &amp; [.$C$8] &amp; &quot;)&quot;;&quot;&quot;) &amp; &quot; AS ok_isit FROM (SELECT optimize_acodekeyl(make_acodekeyl(make_codekey&quot; &amp; IF([.C52]=&quot;&quot;;IF([.D52]=&quot;&quot;;&quot;_null()&quot;;&quot;_bystr('&quot; &amp; [.D52] &amp; &quot;')&quot;);&quot;_byid(&quot; &amp; [.C52] &amp; &quot;)&quot;) &amp; &quot;, make_codekey&quot; &amp; IF([.E52]=&quot;&quot;;IF([.F52]=&quot;&quot;;&quot;_null()&quot;;&quot;_bystr('&quot; &amp; [.F52] &amp; &quot;')&quot;);&quot;_byid(&quot; &amp; [.E52] &amp; &quot;)&quot;) &amp; &quot;, make_codekey&quot; &amp; IF([.G52]=&quot;&quot;;IF([.H52]=&quot;&quot;;&quot;_null()&quot;;&quot;_bystr('&quot; &amp; [.H52] &amp; &quot;')&quot;);&quot;_byid(&quot; &amp; [.G52] &amp; &quot;)&quot;) &amp; &quot;), &quot; &amp; [.I52] &amp; &quot;) AS x) AS s;&quot;" office:value-type="string" office:string-value="SELECT 'cf_id (-l): ', optimized_acodekeyl_isit(s.x, 1), TRUE AND (((s.x).code_key).code_id = 110) AS ok_isit FROM (SELECT optimize_acodekeyl(make_acodekeyl(make_codekey_null(), make_codekey_byid(100), make_codekey_null()), 1) AS x) AS s;">
            <text:p>SELECT 'cf_id (-l): ', optimized_acodekeyl_isit(s.x, 1), TRUE AND (((s.x).code_key).code_id = 110) AS ok_isit FROM (SELECT optimize_acodekeyl(make_acodekeyl(make_codekey_null(), make_codekey_byid(100), make_codekey_null(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29]" office:value-type="string" office:string-value="cf_id (+l_id)">
            <text:p>cf_id (+l_id)</text:p>
          </table:table-cell>
          <table:table-cell table:formula="of:=IF([.C29]=&quot;&quot;;&quot;&quot;;[.C29])" office:value-type="float" office:value="9001">
            <text:p>9001</text:p>
          </table:table-cell>
          <table:table-cell table:formula="of:=IF([.D29]=&quot;&quot;;&quot;&quot;;[.D29])">
            <text:p/>
          </table:table-cell>
          <table:table-cell table:formula="of:=IF([.E29]=&quot;&quot;;&quot;&quot;;[.E29])" office:value-type="float" office:value="100">
            <text:p>100</text:p>
          </table:table-cell>
          <table:table-cell table:formula="of:=IF([.F29]=&quot;&quot;;&quot;&quot;;[.F29])">
            <text:p/>
          </table:table-cell>
          <table:table-cell table:formula="of:=IF([.G29]=&quot;&quot;;&quot;&quot;;[.G29])">
            <text:p/>
          </table:table-cell>
          <table:table-cell table:formula="of:=IF([.H29]=&quot;&quot;;&quot;&quot;;[.H29])">
            <text:p/>
          </table:table-cell>
          <table:table-cell table:formula="of:=IF([.B52]=&quot;cf_nm (+l_nm)&quot;;[.I52]+1;[.I52])" office:value-type="float" office:value="1">
            <text:p>1</text:p>
          </table:table-cell>
          <table:table-cell/>
          <table:table-cell table:formula="of:=&quot;SELECT '&quot; &amp; [.B53] &amp; &quot;: ', optimized_acodekeyl_isit(s.x, &quot; &amp; [.I53] &amp; &quot;), TRUE&quot; &amp; IF(MOD([.I53];2)=1;&quot; AND (((s.x).code_key).code_id = &quot; &amp; [.$G$8] &amp; &quot;)&quot;;&quot;&quot;) &amp; IF(MOD(TRUNC([.I53]/2);2)=1;&quot; AND (((s.x).codifier_key).code_id = &quot; &amp; [.$E$8] &amp; &quot;)&quot;;&quot;&quot;) &amp; IF(MOD(TRUNC([.I53]/4);2)=1;&quot; AND (((s.x).key_lng).code_id = &quot; &amp; [.$C$8] &amp; &quot;)&quot;;&quot;&quot;) &amp; &quot; AS ok_isit FROM (SELECT optimize_acodekeyl(make_acodekeyl(make_codekey&quot; &amp; IF([.C53]=&quot;&quot;;IF([.D53]=&quot;&quot;;&quot;_null()&quot;;&quot;_bystr('&quot; &amp; [.D53] &amp; &quot;')&quot;);&quot;_byid(&quot; &amp; [.C53] &amp; &quot;)&quot;) &amp; &quot;, make_codekey&quot; &amp; IF([.E53]=&quot;&quot;;IF([.F53]=&quot;&quot;;&quot;_null()&quot;;&quot;_bystr('&quot; &amp; [.F53] &amp; &quot;')&quot;);&quot;_byid(&quot; &amp; [.E53] &amp; &quot;)&quot;) &amp; &quot;, make_codekey&quot; &amp; IF([.G53]=&quot;&quot;;IF([.H53]=&quot;&quot;;&quot;_null()&quot;;&quot;_bystr('&quot; &amp; [.H53] &amp; &quot;')&quot;);&quot;_byid(&quot; &amp; [.G53] &amp; &quot;)&quot;) &amp; &quot;), &quot; &amp; [.I53] &amp; &quot;) AS x) AS s;&quot;" office:value-type="string" office:string-value="SELECT 'cf_id (+l_id): ', optimized_acodekeyl_isit(s.x, 1), TRUE AND (((s.x).code_key).code_id = 110) AS ok_isit FROM (SELECT optimize_acodekeyl(make_acodekeyl(make_codekey_byid(9001), make_codekey_byid(100), make_codekey_null()), 1) AS x) AS s;">
            <text:p>SELECT 'cf_id (+l_id): ', optimized_acodekeyl_isit(s.x, 1), TRUE AND (((s.x).code_key).code_id = 110) AS ok_isit FROM (SELECT optimize_acodekeyl(make_acodekeyl(make_codekey_byid(9001), make_codekey_byid(100), make_codekey_null(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30]" office:value-type="string" office:string-value="cf_id (+l_nm)">
            <text:p>cf_id (+l_nm)</text:p>
          </table:table-cell>
          <table:table-cell table:formula="of:=IF([.C30]=&quot;&quot;;&quot;&quot;;[.C30])">
            <text:p/>
          </table:table-cell>
          <table:table-cell table:formula="of:=IF([.D30]=&quot;&quot;;&quot;&quot;;[.D30])" office:value-type="string" office:string-value="rus">
            <text:p>rus</text:p>
          </table:table-cell>
          <table:table-cell table:formula="of:=IF([.E30]=&quot;&quot;;&quot;&quot;;[.E30])" office:value-type="float" office:value="100">
            <text:p>100</text:p>
          </table:table-cell>
          <table:table-cell table:formula="of:=IF([.F30]=&quot;&quot;;&quot;&quot;;[.F30])">
            <text:p/>
          </table:table-cell>
          <table:table-cell table:formula="of:=IF([.G30]=&quot;&quot;;&quot;&quot;;[.G30])">
            <text:p/>
          </table:table-cell>
          <table:table-cell table:formula="of:=IF([.H30]=&quot;&quot;;&quot;&quot;;[.H30])">
            <text:p/>
          </table:table-cell>
          <table:table-cell table:formula="of:=IF([.B53]=&quot;cf_nm (+l_nm)&quot;;[.I53]+1;[.I53])" office:value-type="float" office:value="1">
            <text:p>1</text:p>
          </table:table-cell>
          <table:table-cell/>
          <table:table-cell table:formula="of:=&quot;SELECT '&quot; &amp; [.B54] &amp; &quot;: ', optimized_acodekeyl_isit(s.x, &quot; &amp; [.I54] &amp; &quot;), TRUE&quot; &amp; IF(MOD([.I54];2)=1;&quot; AND (((s.x).code_key).code_id = &quot; &amp; [.$G$8] &amp; &quot;)&quot;;&quot;&quot;) &amp; IF(MOD(TRUNC([.I54]/2);2)=1;&quot; AND (((s.x).codifier_key).code_id = &quot; &amp; [.$E$8] &amp; &quot;)&quot;;&quot;&quot;) &amp; IF(MOD(TRUNC([.I54]/4);2)=1;&quot; AND (((s.x).key_lng).code_id = &quot; &amp; [.$C$8] &amp; &quot;)&quot;;&quot;&quot;) &amp; &quot; AS ok_isit FROM (SELECT optimize_acodekeyl(make_acodekeyl(make_codekey&quot; &amp; IF([.C54]=&quot;&quot;;IF([.D54]=&quot;&quot;;&quot;_null()&quot;;&quot;_bystr('&quot; &amp; [.D54] &amp; &quot;')&quot;);&quot;_byid(&quot; &amp; [.C54] &amp; &quot;)&quot;) &amp; &quot;, make_codekey&quot; &amp; IF([.E54]=&quot;&quot;;IF([.F54]=&quot;&quot;;&quot;_null()&quot;;&quot;_bystr('&quot; &amp; [.F54] &amp; &quot;')&quot;);&quot;_byid(&quot; &amp; [.E54] &amp; &quot;)&quot;) &amp; &quot;, make_codekey&quot; &amp; IF([.G54]=&quot;&quot;;IF([.H54]=&quot;&quot;;&quot;_null()&quot;;&quot;_bystr('&quot; &amp; [.H54] &amp; &quot;')&quot;);&quot;_byid(&quot; &amp; [.G54] &amp; &quot;)&quot;) &amp; &quot;), &quot; &amp; [.I54] &amp; &quot;) AS x) AS s;&quot;" office:value-type="string" office:string-value="SELECT 'cf_id (+l_nm): ', optimized_acodekeyl_isit(s.x, 1), TRUE AND (((s.x).code_key).code_id = 110) AS ok_isit FROM (SELECT optimize_acodekeyl(make_acodekeyl(make_codekey_bystr('rus'), make_codekey_byid(100), make_codekey_null()), 1) AS x) AS s;">
            <text:p>SELECT 'cf_id (+l_nm): ', optimized_acodekeyl_isit(s.x, 1), TRUE AND (((s.x).code_key).code_id = 110) AS ok_isit FROM (SELECT optimize_acodekeyl(make_acodekeyl(make_codekey_bystr('rus'), make_codekey_byid(100), make_codekey_null(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31]" office:value-type="string" office:string-value="cf_nm (-l)">
            <text:p>cf_nm (-l)</text:p>
          </table:table-cell>
          <table:table-cell table:formula="of:=IF([.C31]=&quot;&quot;;&quot;&quot;;[.C31])">
            <text:p/>
          </table:table-cell>
          <table:table-cell table:formula="of:=IF([.D31]=&quot;&quot;;&quot;&quot;;[.D31])">
            <text:p/>
          </table:table-cell>
          <table:table-cell table:formula="of:=IF([.E31]=&quot;&quot;;&quot;&quot;;[.E31])">
            <text:p/>
          </table:table-cell>
          <table:table-cell table:formula="of:=IF([.F31]=&quot;&quot;;&quot;&quot;;[.F31])" office:value-type="string" office:string-value="test codifier">
            <text:p>test codifier</text:p>
          </table:table-cell>
          <table:table-cell table:formula="of:=IF([.G31]=&quot;&quot;;&quot;&quot;;[.G31])">
            <text:p/>
          </table:table-cell>
          <table:table-cell table:formula="of:=IF([.H31]=&quot;&quot;;&quot;&quot;;[.H31])">
            <text:p/>
          </table:table-cell>
          <table:table-cell table:formula="of:=IF([.B54]=&quot;cf_nm (+l_nm)&quot;;[.I54]+1;[.I54])" office:value-type="float" office:value="1">
            <text:p>1</text:p>
          </table:table-cell>
          <table:table-cell/>
          <table:table-cell table:formula="of:=&quot;SELECT '&quot; &amp; [.B55] &amp; &quot;: ', optimized_acodekeyl_isit(s.x, &quot; &amp; [.I55] &amp; &quot;), TRUE&quot; &amp; IF(MOD([.I55];2)=1;&quot; AND (((s.x).code_key).code_id = &quot; &amp; [.$G$8] &amp; &quot;)&quot;;&quot;&quot;) &amp; IF(MOD(TRUNC([.I55]/2);2)=1;&quot; AND (((s.x).codifier_key).code_id = &quot; &amp; [.$E$8] &amp; &quot;)&quot;;&quot;&quot;) &amp; IF(MOD(TRUNC([.I55]/4);2)=1;&quot; AND (((s.x).key_lng).code_id = &quot; &amp; [.$C$8] &amp; &quot;)&quot;;&quot;&quot;) &amp; &quot; AS ok_isit FROM (SELECT optimize_acodekeyl(make_acodekeyl(make_codekey&quot; &amp; IF([.C55]=&quot;&quot;;IF([.D55]=&quot;&quot;;&quot;_null()&quot;;&quot;_bystr('&quot; &amp; [.D55] &amp; &quot;')&quot;);&quot;_byid(&quot; &amp; [.C55] &amp; &quot;)&quot;) &amp; &quot;, make_codekey&quot; &amp; IF([.E55]=&quot;&quot;;IF([.F55]=&quot;&quot;;&quot;_null()&quot;;&quot;_bystr('&quot; &amp; [.F55] &amp; &quot;')&quot;);&quot;_byid(&quot; &amp; [.E55] &amp; &quot;)&quot;) &amp; &quot;, make_codekey&quot; &amp; IF([.G55]=&quot;&quot;;IF([.H55]=&quot;&quot;;&quot;_null()&quot;;&quot;_bystr('&quot; &amp; [.H55] &amp; &quot;')&quot;);&quot;_byid(&quot; &amp; [.G55] &amp; &quot;)&quot;) &amp; &quot;), &quot; &amp; [.I55] &amp; &quot;) AS x) AS s;&quot;" office:value-type="string" office:string-value="SELECT 'cf_nm (-l): ', optimized_acodekeyl_isit(s.x, 1), TRUE AND (((s.x).code_key).code_id = 110) AS ok_isit FROM (SELECT optimize_acodekeyl(make_acodekeyl(make_codekey_null(), make_codekey_bystr('test codifier'), make_codekey_null()), 1) AS x) AS s;">
            <text:p>SELECT 'cf_nm (-l): ', optimized_acodekeyl_isit(s.x, 1), TRUE AND (((s.x).code_key).code_id = 110) AS ok_isit FROM (SELECT optimize_acodekeyl(make_acodekeyl(make_codekey_null(), make_codekey_bystr('test codifier'), make_codekey_null()), 1) AS x) AS s;</text:p>
          </table:table-cell>
          <table:table-cell table:number-columns-repeated="1013"/>
        </table:table-row>
        <table:table-row table:style-name="ro1">
          <table:table-cell/>
          <table:table-cell table:formula="of:=[.B32]" office:value-type="string" office:string-value="cf_nm (+l_id)">
            <text:p>cf_nm (+l_id)</text:p>
          </table:table-cell>
          <table:table-cell table:formula="of:=IF([.C32]=&quot;&quot;;&quot;&quot;;[.C32])" office:value-type="float" office:value="9001">
            <text:p>9001</text:p>
          </table:table-cell>
          <table:table-cell table:formula="of:=IF([.D32]=&quot;&quot;;&quot;&quot;;[.D32])">
            <text:p/>
          </table:table-cell>
          <table:table-cell table:formula="of:=IF([.E32]=&quot;&quot;;&quot;&quot;;[.E32])">
            <text:p/>
          </table:table-cell>
          <table:table-cell table:formula="of:=IF([.F32]=&quot;&quot;;&quot;&quot;;[.F32])" office:value-type="string" office:string-value="тестовый кодификатор">
            <text:p>тестовый кодификатор</text:p>
          </table:table-cell>
          <table:table-cell table:formula="of:=IF([.G32]=&quot;&quot;;&quot;&quot;;[.G32])">
            <text:p/>
          </table:table-cell>
          <table:table-cell table:formula="of:=IF([.H32]=&quot;&quot;;&quot;&quot;;[.H32])">
            <text:p/>
          </table:table-cell>
          <table:table-cell table:formula="of:=IF([.B55]=&quot;cf_nm (+l_nm)&quot;;[.I55]+1;[.I55])" office:value-type="float" office:value="1">
            <text:p>1</text:p>
          </table:table-cell>
          <table:table-cell/>
          <table:table-cell table:formula="of:=&quot;SELECT '&quot; &amp; [.B56] &amp; &quot;: ', optimized_acodekeyl_isit(s.x, &quot; &amp; [.I56] &amp; &quot;), TRUE&quot; &amp; IF(MOD([.I56];2)=1;&quot; AND (((s.x).code_key).code_id = &quot; &amp; [.$G$8] &amp; &quot;)&quot;;&quot;&quot;) &amp; IF(MOD(TRUNC([.I56]/2);2)=1;&quot; AND (((s.x).codifier_key).code_id = &quot; &amp; [.$E$8] &amp; &quot;)&quot;;&quot;&quot;) &amp; IF(MOD(TRUNC([.I56]/4);2)=1;&quot; AND (((s.x).key_lng).code_id = &quot; &amp; [.$C$8] &amp; &quot;)&quot;;&quot;&quot;) &amp; &quot; AS ok_isit FROM (SELECT optimize_acodekeyl(make_acodekeyl(make_codekey&quot; &amp; IF([.C56]=&quot;&quot;;IF([.D56]=&quot;&quot;;&quot;_null()&quot;;&quot;_bystr('&quot; &amp; [.D56] &amp; &quot;')&quot;);&quot;_byid(&quot; &amp; [.C56] &amp; &quot;)&quot;) &amp; &quot;, make_codekey&quot; &amp; IF([.E56]=&quot;&quot;;IF([.F56]=&quot;&quot;;&quot;_null()&quot;;&quot;_bystr('&quot; &amp; [.F56] &amp; &quot;')&quot;);&quot;_byid(&quot; &amp; [.E56] &amp; &quot;)&quot;) &amp; &quot;, make_codekey&quot; &amp; IF([.G56]=&quot;&quot;;IF([.H56]=&quot;&quot;;&quot;_null()&quot;;&quot;_bystr('&quot; &amp; [.H56] &amp; &quot;')&quot;);&quot;_byid(&quot; &amp; [.G56] &amp; &quot;)&quot;) &amp; &quot;), &quot; &amp; [.I56] &amp; &quot;) AS x) AS s;&quot;" office:value-type="string" office:string-value="SELECT 'cf_nm (+l_id): ', optimized_acodekeyl_isit(s.x, 1), TRUE AND (((s.x).code_key).code_id = 110) AS ok_isit FROM (SELECT optimize_acodekeyl(make_acodekeyl(make_codekey_byid(9001), make_codekey_bystr('тестовый кодификатор'), make_codekey_null()), 1) AS x) AS s;">
            <text:p>SELECT 'cf_nm (+l_id): ', optimized_acodekeyl_isit(s.x, 1), TRUE AND (((s.x).code_key).code_id = 110) AS ok_isit FROM (SELECT optimize_acodekeyl(make_acodekeyl(make_codekey_byid(9001), make_codekey_bystr('тестовый кодификатор'), make_codekey_null()), 1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33]" office:value-type="string" office:string-value="cf_nm (+l_nm)">
            <text:p>cf_nm (+l_nm)</text:p>
          </table:table-cell>
          <table:table-cell table:style-name="ce2" table:formula="of:=IF([.C33]=&quot;&quot;;&quot;&quot;;[.C33])">
            <text:p/>
          </table:table-cell>
          <table:table-cell table:style-name="ce2" table:formula="of:=IF([.D33]=&quot;&quot;;&quot;&quot;;[.D33])" office:value-type="string" office:string-value="rus">
            <text:p>rus</text:p>
          </table:table-cell>
          <table:table-cell table:style-name="ce2" table:formula="of:=IF([.E33]=&quot;&quot;;&quot;&quot;;[.E33])">
            <text:p/>
          </table:table-cell>
          <table:table-cell table:style-name="ce2" table:formula="of:=IF([.F33]=&quot;&quot;;&quot;&quot;;[.F33])" office:value-type="string" office:string-value="тестовый кодификатор">
            <text:p>тестовый кодификатор</text:p>
          </table:table-cell>
          <table:table-cell table:style-name="ce2" table:formula="of:=IF([.G33]=&quot;&quot;;&quot;&quot;;[.G33])">
            <text:p/>
          </table:table-cell>
          <table:table-cell table:style-name="ce2" table:formula="of:=IF([.H33]=&quot;&quot;;&quot;&quot;;[.H33])">
            <text:p/>
          </table:table-cell>
          <table:table-cell table:style-name="ce2" table:formula="of:=IF([.B56]=&quot;cf_nm (+l_nm)&quot;;[.I56]+1;[.I56])" office:value-type="float" office:value="1">
            <text:p>1</text:p>
          </table:table-cell>
          <table:table-cell table:style-name="ce8"/>
          <table:table-cell table:formula="of:=&quot;SELECT '&quot; &amp; [.B57] &amp; &quot;: ', optimized_acodekeyl_isit(s.x, &quot; &amp; [.I57] &amp; &quot;), TRUE&quot; &amp; IF(MOD([.I57];2)=1;&quot; AND (((s.x).code_key).code_id = &quot; &amp; [.$G$8] &amp; &quot;)&quot;;&quot;&quot;) &amp; IF(MOD(TRUNC([.I57]/2);2)=1;&quot; AND (((s.x).codifier_key).code_id = &quot; &amp; [.$E$8] &amp; &quot;)&quot;;&quot;&quot;) &amp; IF(MOD(TRUNC([.I57]/4);2)=1;&quot; AND (((s.x).key_lng).code_id = &quot; &amp; [.$C$8] &amp; &quot;)&quot;;&quot;&quot;) &amp; &quot; AS ok_isit FROM (SELECT optimize_acodekeyl(make_acodekeyl(make_codekey&quot; &amp; IF([.C57]=&quot;&quot;;IF([.D57]=&quot;&quot;;&quot;_null()&quot;;&quot;_bystr('&quot; &amp; [.D57] &amp; &quot;')&quot;);&quot;_byid(&quot; &amp; [.C57] &amp; &quot;)&quot;) &amp; &quot;, make_codekey&quot; &amp; IF([.E57]=&quot;&quot;;IF([.F57]=&quot;&quot;;&quot;_null()&quot;;&quot;_bystr('&quot; &amp; [.F57] &amp; &quot;')&quot;);&quot;_byid(&quot; &amp; [.E57] &amp; &quot;)&quot;) &amp; &quot;, make_codekey&quot; &amp; IF([.G57]=&quot;&quot;;IF([.H57]=&quot;&quot;;&quot;_null()&quot;;&quot;_bystr('&quot; &amp; [.H57] &amp; &quot;')&quot;);&quot;_byid(&quot; &amp; [.G57] &amp; &quot;)&quot;) &amp; &quot;), &quot; &amp; [.I57] &amp; &quot;) AS x) AS s;&quot;" office:value-type="string" office:string-value="SELECT 'cf_nm (+l_nm): ', optimized_acodekeyl_isit(s.x, 1), TRUE AND (((s.x).code_key).code_id = 110) AS ok_isit FROM (SELECT optimize_acodekeyl(make_acodekeyl(make_codekey_bystr('rus'), make_codekey_bystr('тестовый кодификатор'), make_codekey_null()), 1) AS x) AS s;">
            <text:p>SELECT 'cf_nm (+l_nm): ', optimized_acodekeyl_isit(s.x, 1), TRUE AND (((s.x).code_key).code_id = 110) AS ok_isit FROM (SELECT optimize_acodekeyl(make_acodekeyl(make_codekey_bystr('rus'), make_codekey_bystr('тестовый кодификатор'), make_codekey_null()), 1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34]" office:value-type="string" office:string-value="c_id (-l,-cf)">
            <text:p>c_id (-l,-cf)</text:p>
          </table:table-cell>
          <table:table-cell table:formula="of:=IF([.C34]=&quot;&quot;;&quot;&quot;;[.C34])">
            <text:p/>
          </table:table-cell>
          <table:table-cell table:formula="of:=IF([.D34]=&quot;&quot;;&quot;&quot;;[.D34])">
            <text:p/>
          </table:table-cell>
          <table:table-cell table:formula="of:=IF([.E34]=&quot;&quot;;&quot;&quot;;[.E34])">
            <text:p/>
          </table:table-cell>
          <table:table-cell table:formula="of:=IF([.F34]=&quot;&quot;;&quot;&quot;;[.F34])">
            <text:p/>
          </table:table-cell>
          <table:table-cell table:formula="of:=IF([.G34]=&quot;&quot;;&quot;&quot;;[.G34])" office:value-type="float" office:value="110">
            <text:p>110</text:p>
          </table:table-cell>
          <table:table-cell table:formula="of:=IF([.H34]=&quot;&quot;;&quot;&quot;;[.H34])">
            <text:p/>
          </table:table-cell>
          <table:table-cell table:formula="of:=IF([.B57]=&quot;cf_nm (+l_nm)&quot;;[.I57]+1;[.I57])" office:value-type="float" office:value="2">
            <text:p>2</text:p>
          </table:table-cell>
          <table:table-cell/>
          <table:table-cell table:formula="of:=&quot;SELECT '&quot; &amp; [.B58] &amp; &quot;: ', optimized_acodekeyl_isit(s.x, &quot; &amp; [.I58] &amp; &quot;), TRUE&quot; &amp; IF(MOD([.I58];2)=1;&quot; AND (((s.x).code_key).code_id = &quot; &amp; [.$G$8] &amp; &quot;)&quot;;&quot;&quot;) &amp; IF(MOD(TRUNC([.I58]/2);2)=1;&quot; AND (((s.x).codifier_key).code_id = &quot; &amp; [.$E$8] &amp; &quot;)&quot;;&quot;&quot;) &amp; IF(MOD(TRUNC([.I58]/4);2)=1;&quot; AND (((s.x).key_lng).code_id = &quot; &amp; [.$C$8] &amp; &quot;)&quot;;&quot;&quot;) &amp; &quot; AS ok_isit FROM (SELECT optimize_acodekeyl(make_acodekeyl(make_codekey&quot; &amp; IF([.C58]=&quot;&quot;;IF([.D58]=&quot;&quot;;&quot;_null()&quot;;&quot;_bystr('&quot; &amp; [.D58] &amp; &quot;')&quot;);&quot;_byid(&quot; &amp; [.C58] &amp; &quot;)&quot;) &amp; &quot;, make_codekey&quot; &amp; IF([.E58]=&quot;&quot;;IF([.F58]=&quot;&quot;;&quot;_null()&quot;;&quot;_bystr('&quot; &amp; [.F58] &amp; &quot;')&quot;);&quot;_byid(&quot; &amp; [.E58] &amp; &quot;)&quot;) &amp; &quot;, make_codekey&quot; &amp; IF([.G58]=&quot;&quot;;IF([.H58]=&quot;&quot;;&quot;_null()&quot;;&quot;_bystr('&quot; &amp; [.H58] &amp; &quot;')&quot;);&quot;_byid(&quot; &amp; [.G58] &amp; &quot;)&quot;) &amp; &quot;), &quot; &amp; [.I58] &amp; &quot;) AS x) AS s;&quot;" office:value-type="string" office:string-value="SELECT 'c_id (-l,-cf): ', optimized_acodekeyl_isit(s.x, 2), TRUE AND (((s.x).codifier_key).code_id = 100) AS ok_isit FROM (SELECT optimize_acodekeyl(make_acodekeyl(make_codekey_null(), make_codekey_null(), make_codekey_byid(110)), 2) AS x) AS s;">
            <text:p>SELECT 'c_id (-l,-cf): ', optimized_acodekeyl_isit(s.x, 2), TRUE AND (((s.x).codifier_key).code_id = 100) AS ok_isit FROM (SELECT optimize_acodekeyl(make_acodekeyl(make_codekey_null(), make_codekey_null(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5]" office:value-type="string" office:string-value="c_id (-l,+cf_id)">
            <text:p>c_id (-l,+cf_id)</text:p>
          </table:table-cell>
          <table:table-cell table:formula="of:=IF([.C35]=&quot;&quot;;&quot;&quot;;[.C35])">
            <text:p/>
          </table:table-cell>
          <table:table-cell table:formula="of:=IF([.D35]=&quot;&quot;;&quot;&quot;;[.D35])">
            <text:p/>
          </table:table-cell>
          <table:table-cell table:formula="of:=IF([.E35]=&quot;&quot;;&quot;&quot;;[.E35])" office:value-type="float" office:value="100">
            <text:p>100</text:p>
          </table:table-cell>
          <table:table-cell table:formula="of:=IF([.F35]=&quot;&quot;;&quot;&quot;;[.F35])">
            <text:p/>
          </table:table-cell>
          <table:table-cell table:formula="of:=IF([.G35]=&quot;&quot;;&quot;&quot;;[.G35])" office:value-type="float" office:value="110">
            <text:p>110</text:p>
          </table:table-cell>
          <table:table-cell table:formula="of:=IF([.H35]=&quot;&quot;;&quot;&quot;;[.H35])">
            <text:p/>
          </table:table-cell>
          <table:table-cell table:formula="of:=IF([.B58]=&quot;cf_nm (+l_nm)&quot;;[.I58]+1;[.I58])" office:value-type="float" office:value="2">
            <text:p>2</text:p>
          </table:table-cell>
          <table:table-cell/>
          <table:table-cell table:formula="of:=&quot;SELECT '&quot; &amp; [.B59] &amp; &quot;: ', optimized_acodekeyl_isit(s.x, &quot; &amp; [.I59] &amp; &quot;), TRUE&quot; &amp; IF(MOD([.I59];2)=1;&quot; AND (((s.x).code_key).code_id = &quot; &amp; [.$G$8] &amp; &quot;)&quot;;&quot;&quot;) &amp; IF(MOD(TRUNC([.I59]/2);2)=1;&quot; AND (((s.x).codifier_key).code_id = &quot; &amp; [.$E$8] &amp; &quot;)&quot;;&quot;&quot;) &amp; IF(MOD(TRUNC([.I59]/4);2)=1;&quot; AND (((s.x).key_lng).code_id = &quot; &amp; [.$C$8] &amp; &quot;)&quot;;&quot;&quot;) &amp; &quot; AS ok_isit FROM (SELECT optimize_acodekeyl(make_acodekeyl(make_codekey&quot; &amp; IF([.C59]=&quot;&quot;;IF([.D59]=&quot;&quot;;&quot;_null()&quot;;&quot;_bystr('&quot; &amp; [.D59] &amp; &quot;')&quot;);&quot;_byid(&quot; &amp; [.C59] &amp; &quot;)&quot;) &amp; &quot;, make_codekey&quot; &amp; IF([.E59]=&quot;&quot;;IF([.F59]=&quot;&quot;;&quot;_null()&quot;;&quot;_bystr('&quot; &amp; [.F59] &amp; &quot;')&quot;);&quot;_byid(&quot; &amp; [.E59] &amp; &quot;)&quot;) &amp; &quot;, make_codekey&quot; &amp; IF([.G59]=&quot;&quot;;IF([.H59]=&quot;&quot;;&quot;_null()&quot;;&quot;_bystr('&quot; &amp; [.H59] &amp; &quot;')&quot;);&quot;_byid(&quot; &amp; [.G59] &amp; &quot;)&quot;) &amp; &quot;), &quot; &amp; [.I59] &amp; &quot;) AS x) AS s;&quot;" office:value-type="string" office:string-value="SELECT 'c_id (-l,+cf_id): ', optimized_acodekeyl_isit(s.x, 2), TRUE AND (((s.x).codifier_key).code_id = 100) AS ok_isit FROM (SELECT optimize_acodekeyl(make_acodekeyl(make_codekey_null(), make_codekey_byid(100), make_codekey_byid(110)), 2) AS x) AS s;">
            <text:p>SELECT 'c_id (-l,+cf_id): ', optimized_acodekeyl_isit(s.x, 2), TRUE AND (((s.x).codifier_key).code_id = 100) AS ok_isit FROM (SELECT optimize_acodekeyl(make_acodekeyl(make_codekey_null(), make_codekey_byid(100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6]" office:value-type="string" office:string-value="c_id (-l,+cf_nm)">
            <text:p>c_id (-l,+cf_nm)</text:p>
          </table:table-cell>
          <table:table-cell table:formula="of:=IF([.C36]=&quot;&quot;;&quot;&quot;;[.C36])">
            <text:p/>
          </table:table-cell>
          <table:table-cell table:formula="of:=IF([.D36]=&quot;&quot;;&quot;&quot;;[.D36])">
            <text:p/>
          </table:table-cell>
          <table:table-cell table:formula="of:=IF([.E36]=&quot;&quot;;&quot;&quot;;[.E36])">
            <text:p/>
          </table:table-cell>
          <table:table-cell table:formula="of:=IF([.F36]=&quot;&quot;;&quot;&quot;;[.F36])" office:value-type="string" office:string-value="test codifier">
            <text:p>test codifier</text:p>
          </table:table-cell>
          <table:table-cell table:formula="of:=IF([.G36]=&quot;&quot;;&quot;&quot;;[.G36])" office:value-type="float" office:value="110">
            <text:p>110</text:p>
          </table:table-cell>
          <table:table-cell table:formula="of:=IF([.H36]=&quot;&quot;;&quot;&quot;;[.H36])">
            <text:p/>
          </table:table-cell>
          <table:table-cell table:formula="of:=IF([.B59]=&quot;cf_nm (+l_nm)&quot;;[.I59]+1;[.I59])" office:value-type="float" office:value="2">
            <text:p>2</text:p>
          </table:table-cell>
          <table:table-cell/>
          <table:table-cell table:formula="of:=&quot;SELECT '&quot; &amp; [.B60] &amp; &quot;: ', optimized_acodekeyl_isit(s.x, &quot; &amp; [.I60] &amp; &quot;), TRUE&quot; &amp; IF(MOD([.I60];2)=1;&quot; AND (((s.x).code_key).code_id = &quot; &amp; [.$G$8] &amp; &quot;)&quot;;&quot;&quot;) &amp; IF(MOD(TRUNC([.I60]/2);2)=1;&quot; AND (((s.x).codifier_key).code_id = &quot; &amp; [.$E$8] &amp; &quot;)&quot;;&quot;&quot;) &amp; IF(MOD(TRUNC([.I60]/4);2)=1;&quot; AND (((s.x).key_lng).code_id = &quot; &amp; [.$C$8] &amp; &quot;)&quot;;&quot;&quot;) &amp; &quot; AS ok_isit FROM (SELECT optimize_acodekeyl(make_acodekeyl(make_codekey&quot; &amp; IF([.C60]=&quot;&quot;;IF([.D60]=&quot;&quot;;&quot;_null()&quot;;&quot;_bystr('&quot; &amp; [.D60] &amp; &quot;')&quot;);&quot;_byid(&quot; &amp; [.C60] &amp; &quot;)&quot;) &amp; &quot;, make_codekey&quot; &amp; IF([.E60]=&quot;&quot;;IF([.F60]=&quot;&quot;;&quot;_null()&quot;;&quot;_bystr('&quot; &amp; [.F60] &amp; &quot;')&quot;);&quot;_byid(&quot; &amp; [.E60] &amp; &quot;)&quot;) &amp; &quot;, make_codekey&quot; &amp; IF([.G60]=&quot;&quot;;IF([.H60]=&quot;&quot;;&quot;_null()&quot;;&quot;_bystr('&quot; &amp; [.H60] &amp; &quot;')&quot;);&quot;_byid(&quot; &amp; [.G60] &amp; &quot;)&quot;) &amp; &quot;), &quot; &amp; [.I60] &amp; &quot;) AS x) AS s;&quot;" office:value-type="string" office:string-value="SELECT 'c_id (-l,+cf_nm): ', optimized_acodekeyl_isit(s.x, 2), TRUE AND (((s.x).codifier_key).code_id = 100) AS ok_isit FROM (SELECT optimize_acodekeyl(make_acodekeyl(make_codekey_null(), make_codekey_bystr('test codifier'), make_codekey_byid(110)), 2) AS x) AS s;">
            <text:p>SELECT 'c_id (-l,+cf_nm): ', optimized_acodekeyl_isit(s.x, 2), TRUE AND (((s.x).codifier_key).code_id = 100) AS ok_isit FROM (SELECT optimize_acodekeyl(make_acodekeyl(make_codekey_null(), make_codekey_bystr('test codifier'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7]" office:value-type="string" office:string-value="c_id (+l_id,-cf)">
            <text:p>c_id (+l_id,-cf)</text:p>
          </table:table-cell>
          <table:table-cell table:formula="of:=IF([.C37]=&quot;&quot;;&quot;&quot;;[.C37])" office:value-type="float" office:value="9001">
            <text:p>9001</text:p>
          </table:table-cell>
          <table:table-cell table:formula="of:=IF([.D37]=&quot;&quot;;&quot;&quot;;[.D37])">
            <text:p/>
          </table:table-cell>
          <table:table-cell table:formula="of:=IF([.E37]=&quot;&quot;;&quot;&quot;;[.E37])">
            <text:p/>
          </table:table-cell>
          <table:table-cell table:formula="of:=IF([.F37]=&quot;&quot;;&quot;&quot;;[.F37])">
            <text:p/>
          </table:table-cell>
          <table:table-cell table:formula="of:=IF([.G37]=&quot;&quot;;&quot;&quot;;[.G37])" office:value-type="float" office:value="110">
            <text:p>110</text:p>
          </table:table-cell>
          <table:table-cell table:formula="of:=IF([.H37]=&quot;&quot;;&quot;&quot;;[.H37])">
            <text:p/>
          </table:table-cell>
          <table:table-cell table:formula="of:=IF([.B60]=&quot;cf_nm (+l_nm)&quot;;[.I60]+1;[.I60])" office:value-type="float" office:value="2">
            <text:p>2</text:p>
          </table:table-cell>
          <table:table-cell/>
          <table:table-cell table:formula="of:=&quot;SELECT '&quot; &amp; [.B61] &amp; &quot;: ', optimized_acodekeyl_isit(s.x, &quot; &amp; [.I61] &amp; &quot;), TRUE&quot; &amp; IF(MOD([.I61];2)=1;&quot; AND (((s.x).code_key).code_id = &quot; &amp; [.$G$8] &amp; &quot;)&quot;;&quot;&quot;) &amp; IF(MOD(TRUNC([.I61]/2);2)=1;&quot; AND (((s.x).codifier_key).code_id = &quot; &amp; [.$E$8] &amp; &quot;)&quot;;&quot;&quot;) &amp; IF(MOD(TRUNC([.I61]/4);2)=1;&quot; AND (((s.x).key_lng).code_id = &quot; &amp; [.$C$8] &amp; &quot;)&quot;;&quot;&quot;) &amp; &quot; AS ok_isit FROM (SELECT optimize_acodekeyl(make_acodekeyl(make_codekey&quot; &amp; IF([.C61]=&quot;&quot;;IF([.D61]=&quot;&quot;;&quot;_null()&quot;;&quot;_bystr('&quot; &amp; [.D61] &amp; &quot;')&quot;);&quot;_byid(&quot; &amp; [.C61] &amp; &quot;)&quot;) &amp; &quot;, make_codekey&quot; &amp; IF([.E61]=&quot;&quot;;IF([.F61]=&quot;&quot;;&quot;_null()&quot;;&quot;_bystr('&quot; &amp; [.F61] &amp; &quot;')&quot;);&quot;_byid(&quot; &amp; [.E61] &amp; &quot;)&quot;) &amp; &quot;, make_codekey&quot; &amp; IF([.G61]=&quot;&quot;;IF([.H61]=&quot;&quot;;&quot;_null()&quot;;&quot;_bystr('&quot; &amp; [.H61] &amp; &quot;')&quot;);&quot;_byid(&quot; &amp; [.G61] &amp; &quot;)&quot;) &amp; &quot;), &quot; &amp; [.I61] &amp; &quot;) AS x) AS s;&quot;" office:value-type="string" office:string-value="SELECT 'c_id (+l_id,-cf): ', optimized_acodekeyl_isit(s.x, 2), TRUE AND (((s.x).codifier_key).code_id = 100) AS ok_isit FROM (SELECT optimize_acodekeyl(make_acodekeyl(make_codekey_byid(9001), make_codekey_null(), make_codekey_byid(110)), 2) AS x) AS s;">
            <text:p>SELECT 'c_id (+l_id,-cf): ', optimized_acodekeyl_isit(s.x, 2), TRUE AND (((s.x).codifier_key).code_id = 100) AS ok_isit FROM (SELECT optimize_acodekeyl(make_acodekeyl(make_codekey_byid(9001), make_codekey_null(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8]" office:value-type="string" office:string-value="c_id (+l_id,+cf_id)">
            <text:p>c_id (+l_id,+cf_id)</text:p>
          </table:table-cell>
          <table:table-cell table:formula="of:=IF([.C38]=&quot;&quot;;&quot;&quot;;[.C38])" office:value-type="float" office:value="9001">
            <text:p>9001</text:p>
          </table:table-cell>
          <table:table-cell table:formula="of:=IF([.D38]=&quot;&quot;;&quot;&quot;;[.D38])">
            <text:p/>
          </table:table-cell>
          <table:table-cell table:formula="of:=IF([.E38]=&quot;&quot;;&quot;&quot;;[.E38])" office:value-type="float" office:value="100">
            <text:p>100</text:p>
          </table:table-cell>
          <table:table-cell table:formula="of:=IF([.F38]=&quot;&quot;;&quot;&quot;;[.F38])">
            <text:p/>
          </table:table-cell>
          <table:table-cell table:formula="of:=IF([.G38]=&quot;&quot;;&quot;&quot;;[.G38])" office:value-type="float" office:value="110">
            <text:p>110</text:p>
          </table:table-cell>
          <table:table-cell table:formula="of:=IF([.H38]=&quot;&quot;;&quot;&quot;;[.H38])">
            <text:p/>
          </table:table-cell>
          <table:table-cell table:formula="of:=IF([.B61]=&quot;cf_nm (+l_nm)&quot;;[.I61]+1;[.I61])" office:value-type="float" office:value="2">
            <text:p>2</text:p>
          </table:table-cell>
          <table:table-cell/>
          <table:table-cell table:formula="of:=&quot;SELECT '&quot; &amp; [.B62] &amp; &quot;: ', optimized_acodekeyl_isit(s.x, &quot; &amp; [.I62] &amp; &quot;), TRUE&quot; &amp; IF(MOD([.I62];2)=1;&quot; AND (((s.x).code_key).code_id = &quot; &amp; [.$G$8] &amp; &quot;)&quot;;&quot;&quot;) &amp; IF(MOD(TRUNC([.I62]/2);2)=1;&quot; AND (((s.x).codifier_key).code_id = &quot; &amp; [.$E$8] &amp; &quot;)&quot;;&quot;&quot;) &amp; IF(MOD(TRUNC([.I62]/4);2)=1;&quot; AND (((s.x).key_lng).code_id = &quot; &amp; [.$C$8] &amp; &quot;)&quot;;&quot;&quot;) &amp; &quot; AS ok_isit FROM (SELECT optimize_acodekeyl(make_acodekeyl(make_codekey&quot; &amp; IF([.C62]=&quot;&quot;;IF([.D62]=&quot;&quot;;&quot;_null()&quot;;&quot;_bystr('&quot; &amp; [.D62] &amp; &quot;')&quot;);&quot;_byid(&quot; &amp; [.C62] &amp; &quot;)&quot;) &amp; &quot;, make_codekey&quot; &amp; IF([.E62]=&quot;&quot;;IF([.F62]=&quot;&quot;;&quot;_null()&quot;;&quot;_bystr('&quot; &amp; [.F62] &amp; &quot;')&quot;);&quot;_byid(&quot; &amp; [.E62] &amp; &quot;)&quot;) &amp; &quot;, make_codekey&quot; &amp; IF([.G62]=&quot;&quot;;IF([.H62]=&quot;&quot;;&quot;_null()&quot;;&quot;_bystr('&quot; &amp; [.H62] &amp; &quot;')&quot;);&quot;_byid(&quot; &amp; [.G62] &amp; &quot;)&quot;) &amp; &quot;), &quot; &amp; [.I62] &amp; &quot;) AS x) AS s;&quot;" office:value-type="string" office:string-value="SELECT 'c_id (+l_id,+cf_id): ', optimized_acodekeyl_isit(s.x, 2), TRUE AND (((s.x).codifier_key).code_id = 100) AS ok_isit FROM (SELECT optimize_acodekeyl(make_acodekeyl(make_codekey_byid(9001), make_codekey_byid(100), make_codekey_byid(110)), 2) AS x) AS s;">
            <text:p>SELECT 'c_id (+l_id,+cf_id): ', optimized_acodekeyl_isit(s.x, 2), TRUE AND (((s.x).codifier_key).code_id = 100) AS ok_isit FROM (SELECT optimize_acodekeyl(make_acodekeyl(make_codekey_byid(9001), make_codekey_byid(100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39]" office:value-type="string" office:string-value="c_id (+l_id,+cf_nm)">
            <text:p>c_id (+l_id,+cf_nm)</text:p>
          </table:table-cell>
          <table:table-cell table:formula="of:=IF([.C39]=&quot;&quot;;&quot;&quot;;[.C39])" office:value-type="float" office:value="9001">
            <text:p>9001</text:p>
          </table:table-cell>
          <table:table-cell table:formula="of:=IF([.D39]=&quot;&quot;;&quot;&quot;;[.D39])">
            <text:p/>
          </table:table-cell>
          <table:table-cell table:formula="of:=IF([.E39]=&quot;&quot;;&quot;&quot;;[.E39])">
            <text:p/>
          </table:table-cell>
          <table:table-cell table:formula="of:=IF([.F39]=&quot;&quot;;&quot;&quot;;[.F39])" office:value-type="string" office:string-value="тестовый кодификатор">
            <text:p>тестовый кодификатор</text:p>
          </table:table-cell>
          <table:table-cell table:formula="of:=IF([.G39]=&quot;&quot;;&quot;&quot;;[.G39])" office:value-type="float" office:value="110">
            <text:p>110</text:p>
          </table:table-cell>
          <table:table-cell table:formula="of:=IF([.H39]=&quot;&quot;;&quot;&quot;;[.H39])">
            <text:p/>
          </table:table-cell>
          <table:table-cell table:formula="of:=IF([.B62]=&quot;cf_nm (+l_nm)&quot;;[.I62]+1;[.I62])" office:value-type="float" office:value="2">
            <text:p>2</text:p>
          </table:table-cell>
          <table:table-cell/>
          <table:table-cell table:formula="of:=&quot;SELECT '&quot; &amp; [.B63] &amp; &quot;: ', optimized_acodekeyl_isit(s.x, &quot; &amp; [.I63] &amp; &quot;), TRUE&quot; &amp; IF(MOD([.I63];2)=1;&quot; AND (((s.x).code_key).code_id = &quot; &amp; [.$G$8] &amp; &quot;)&quot;;&quot;&quot;) &amp; IF(MOD(TRUNC([.I63]/2);2)=1;&quot; AND (((s.x).codifier_key).code_id = &quot; &amp; [.$E$8] &amp; &quot;)&quot;;&quot;&quot;) &amp; IF(MOD(TRUNC([.I63]/4);2)=1;&quot; AND (((s.x).key_lng).code_id = &quot; &amp; [.$C$8] &amp; &quot;)&quot;;&quot;&quot;) &amp; &quot; AS ok_isit FROM (SELECT optimize_acodekeyl(make_acodekeyl(make_codekey&quot; &amp; IF([.C63]=&quot;&quot;;IF([.D63]=&quot;&quot;;&quot;_null()&quot;;&quot;_bystr('&quot; &amp; [.D63] &amp; &quot;')&quot;);&quot;_byid(&quot; &amp; [.C63] &amp; &quot;)&quot;) &amp; &quot;, make_codekey&quot; &amp; IF([.E63]=&quot;&quot;;IF([.F63]=&quot;&quot;;&quot;_null()&quot;;&quot;_bystr('&quot; &amp; [.F63] &amp; &quot;')&quot;);&quot;_byid(&quot; &amp; [.E63] &amp; &quot;)&quot;) &amp; &quot;, make_codekey&quot; &amp; IF([.G63]=&quot;&quot;;IF([.H63]=&quot;&quot;;&quot;_null()&quot;;&quot;_bystr('&quot; &amp; [.H63] &amp; &quot;')&quot;);&quot;_byid(&quot; &amp; [.G63] &amp; &quot;)&quot;) &amp; &quot;), &quot; &amp; [.I63] &amp; &quot;) AS x) AS s;&quot;" office:value-type="string" office:string-value="SELECT 'c_id (+l_id,+cf_nm): ', optimized_acodekeyl_isit(s.x, 2), TRUE AND (((s.x).codifier_key).code_id = 100) AS ok_isit FROM (SELECT optimize_acodekeyl(make_acodekeyl(make_codekey_byid(9001), make_codekey_bystr('тестовый кодификатор'), make_codekey_byid(110)), 2) AS x) AS s;">
            <text:p>SELECT 'c_id (+l_id,+cf_nm): ', optimized_acodekeyl_isit(s.x, 2), TRUE AND (((s.x).codifier_key).code_id = 100) AS ok_isit FROM (SELECT optimize_acodekeyl(make_acodekeyl(make_codekey_byid(9001), make_codekey_bystr('тестовый кодификатор'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0]" office:value-type="string" office:string-value="c_id (+l_nm,-cf)">
            <text:p>c_id (+l_nm,-cf)</text:p>
          </table:table-cell>
          <table:table-cell table:formula="of:=IF([.C40]=&quot;&quot;;&quot;&quot;;[.C40])">
            <text:p/>
          </table:table-cell>
          <table:table-cell table:formula="of:=IF([.D40]=&quot;&quot;;&quot;&quot;;[.D40])" office:value-type="string" office:string-value="rus">
            <text:p>rus</text:p>
          </table:table-cell>
          <table:table-cell table:formula="of:=IF([.E40]=&quot;&quot;;&quot;&quot;;[.E40])">
            <text:p/>
          </table:table-cell>
          <table:table-cell table:formula="of:=IF([.F40]=&quot;&quot;;&quot;&quot;;[.F40])">
            <text:p/>
          </table:table-cell>
          <table:table-cell table:formula="of:=IF([.G40]=&quot;&quot;;&quot;&quot;;[.G40])" office:value-type="float" office:value="110">
            <text:p>110</text:p>
          </table:table-cell>
          <table:table-cell table:formula="of:=IF([.H40]=&quot;&quot;;&quot;&quot;;[.H40])">
            <text:p/>
          </table:table-cell>
          <table:table-cell table:formula="of:=IF([.B63]=&quot;cf_nm (+l_nm)&quot;;[.I63]+1;[.I63])" office:value-type="float" office:value="2">
            <text:p>2</text:p>
          </table:table-cell>
          <table:table-cell/>
          <table:table-cell table:formula="of:=&quot;SELECT '&quot; &amp; [.B64] &amp; &quot;: ', optimized_acodekeyl_isit(s.x, &quot; &amp; [.I64] &amp; &quot;), TRUE&quot; &amp; IF(MOD([.I64];2)=1;&quot; AND (((s.x).code_key).code_id = &quot; &amp; [.$G$8] &amp; &quot;)&quot;;&quot;&quot;) &amp; IF(MOD(TRUNC([.I64]/2);2)=1;&quot; AND (((s.x).codifier_key).code_id = &quot; &amp; [.$E$8] &amp; &quot;)&quot;;&quot;&quot;) &amp; IF(MOD(TRUNC([.I64]/4);2)=1;&quot; AND (((s.x).key_lng).code_id = &quot; &amp; [.$C$8] &amp; &quot;)&quot;;&quot;&quot;) &amp; &quot; AS ok_isit FROM (SELECT optimize_acodekeyl(make_acodekeyl(make_codekey&quot; &amp; IF([.C64]=&quot;&quot;;IF([.D64]=&quot;&quot;;&quot;_null()&quot;;&quot;_bystr('&quot; &amp; [.D64] &amp; &quot;')&quot;);&quot;_byid(&quot; &amp; [.C64] &amp; &quot;)&quot;) &amp; &quot;, make_codekey&quot; &amp; IF([.E64]=&quot;&quot;;IF([.F64]=&quot;&quot;;&quot;_null()&quot;;&quot;_bystr('&quot; &amp; [.F64] &amp; &quot;')&quot;);&quot;_byid(&quot; &amp; [.E64] &amp; &quot;)&quot;) &amp; &quot;, make_codekey&quot; &amp; IF([.G64]=&quot;&quot;;IF([.H64]=&quot;&quot;;&quot;_null()&quot;;&quot;_bystr('&quot; &amp; [.H64] &amp; &quot;')&quot;);&quot;_byid(&quot; &amp; [.G64] &amp; &quot;)&quot;) &amp; &quot;), &quot; &amp; [.I64] &amp; &quot;) AS x) AS s;&quot;" office:value-type="string" office:string-value="SELECT 'c_id (+l_nm,-cf): ', optimized_acodekeyl_isit(s.x, 2), TRUE AND (((s.x).codifier_key).code_id = 100) AS ok_isit FROM (SELECT optimize_acodekeyl(make_acodekeyl(make_codekey_bystr('rus'), make_codekey_null(), make_codekey_byid(110)), 2) AS x) AS s;">
            <text:p>SELECT 'c_id (+l_nm,-cf): ', optimized_acodekeyl_isit(s.x, 2), TRUE AND (((s.x).codifier_key).code_id = 100) AS ok_isit FROM (SELECT optimize_acodekeyl(make_acodekeyl(make_codekey_bystr('rus'), make_codekey_null(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1]" office:value-type="string" office:string-value="c_id (+l_nm,+cf_id)">
            <text:p>c_id (+l_nm,+cf_id)</text:p>
          </table:table-cell>
          <table:table-cell table:formula="of:=IF([.C41]=&quot;&quot;;&quot;&quot;;[.C41])">
            <text:p/>
          </table:table-cell>
          <table:table-cell table:formula="of:=IF([.D41]=&quot;&quot;;&quot;&quot;;[.D41])" office:value-type="string" office:string-value="rus">
            <text:p>rus</text:p>
          </table:table-cell>
          <table:table-cell table:formula="of:=IF([.E41]=&quot;&quot;;&quot;&quot;;[.E41])" office:value-type="float" office:value="100">
            <text:p>100</text:p>
          </table:table-cell>
          <table:table-cell table:formula="of:=IF([.F41]=&quot;&quot;;&quot;&quot;;[.F41])">
            <text:p/>
          </table:table-cell>
          <table:table-cell table:formula="of:=IF([.G41]=&quot;&quot;;&quot;&quot;;[.G41])" office:value-type="float" office:value="110">
            <text:p>110</text:p>
          </table:table-cell>
          <table:table-cell table:formula="of:=IF([.H41]=&quot;&quot;;&quot;&quot;;[.H41])">
            <text:p/>
          </table:table-cell>
          <table:table-cell table:formula="of:=IF([.B64]=&quot;cf_nm (+l_nm)&quot;;[.I64]+1;[.I64])" office:value-type="float" office:value="2">
            <text:p>2</text:p>
          </table:table-cell>
          <table:table-cell/>
          <table:table-cell table:formula="of:=&quot;SELECT '&quot; &amp; [.B65] &amp; &quot;: ', optimized_acodekeyl_isit(s.x, &quot; &amp; [.I65] &amp; &quot;), TRUE&quot; &amp; IF(MOD([.I65];2)=1;&quot; AND (((s.x).code_key).code_id = &quot; &amp; [.$G$8] &amp; &quot;)&quot;;&quot;&quot;) &amp; IF(MOD(TRUNC([.I65]/2);2)=1;&quot; AND (((s.x).codifier_key).code_id = &quot; &amp; [.$E$8] &amp; &quot;)&quot;;&quot;&quot;) &amp; IF(MOD(TRUNC([.I65]/4);2)=1;&quot; AND (((s.x).key_lng).code_id = &quot; &amp; [.$C$8] &amp; &quot;)&quot;;&quot;&quot;) &amp; &quot; AS ok_isit FROM (SELECT optimize_acodekeyl(make_acodekeyl(make_codekey&quot; &amp; IF([.C65]=&quot;&quot;;IF([.D65]=&quot;&quot;;&quot;_null()&quot;;&quot;_bystr('&quot; &amp; [.D65] &amp; &quot;')&quot;);&quot;_byid(&quot; &amp; [.C65] &amp; &quot;)&quot;) &amp; &quot;, make_codekey&quot; &amp; IF([.E65]=&quot;&quot;;IF([.F65]=&quot;&quot;;&quot;_null()&quot;;&quot;_bystr('&quot; &amp; [.F65] &amp; &quot;')&quot;);&quot;_byid(&quot; &amp; [.E65] &amp; &quot;)&quot;) &amp; &quot;, make_codekey&quot; &amp; IF([.G65]=&quot;&quot;;IF([.H65]=&quot;&quot;;&quot;_null()&quot;;&quot;_bystr('&quot; &amp; [.H65] &amp; &quot;')&quot;);&quot;_byid(&quot; &amp; [.G65] &amp; &quot;)&quot;) &amp; &quot;), &quot; &amp; [.I65] &amp; &quot;) AS x) AS s;&quot;" office:value-type="string" office:string-value="SELECT 'c_id (+l_nm,+cf_id): ', optimized_acodekeyl_isit(s.x, 2), TRUE AND (((s.x).codifier_key).code_id = 100) AS ok_isit FROM (SELECT optimize_acodekeyl(make_acodekeyl(make_codekey_bystr('rus'), make_codekey_byid(100), make_codekey_byid(110)), 2) AS x) AS s;">
            <text:p>SELECT 'c_id (+l_nm,+cf_id): ', optimized_acodekeyl_isit(s.x, 2), TRUE AND (((s.x).codifier_key).code_id = 100) AS ok_isit FROM (SELECT optimize_acodekeyl(make_acodekeyl(make_codekey_bystr('rus'), make_codekey_byid(100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2]" office:value-type="string" office:string-value="c_id (+l_nm,+cf_nm)">
            <text:p>c_id (+l_nm,+cf_nm)</text:p>
          </table:table-cell>
          <table:table-cell table:formula="of:=IF([.C42]=&quot;&quot;;&quot;&quot;;[.C42])">
            <text:p/>
          </table:table-cell>
          <table:table-cell table:formula="of:=IF([.D42]=&quot;&quot;;&quot;&quot;;[.D42])" office:value-type="string" office:string-value="rus">
            <text:p>rus</text:p>
          </table:table-cell>
          <table:table-cell table:formula="of:=IF([.E42]=&quot;&quot;;&quot;&quot;;[.E42])">
            <text:p/>
          </table:table-cell>
          <table:table-cell table:formula="of:=IF([.F42]=&quot;&quot;;&quot;&quot;;[.F42])" office:value-type="string" office:string-value="тестовый кодификатор">
            <text:p>тестовый кодификатор</text:p>
          </table:table-cell>
          <table:table-cell table:formula="of:=IF([.G42]=&quot;&quot;;&quot;&quot;;[.G42])" office:value-type="float" office:value="110">
            <text:p>110</text:p>
          </table:table-cell>
          <table:table-cell table:formula="of:=IF([.H42]=&quot;&quot;;&quot;&quot;;[.H42])">
            <text:p/>
          </table:table-cell>
          <table:table-cell table:formula="of:=IF([.B65]=&quot;cf_nm (+l_nm)&quot;;[.I65]+1;[.I65])" office:value-type="float" office:value="2">
            <text:p>2</text:p>
          </table:table-cell>
          <table:table-cell/>
          <table:table-cell table:formula="of:=&quot;SELECT '&quot; &amp; [.B66] &amp; &quot;: ', optimized_acodekeyl_isit(s.x, &quot; &amp; [.I66] &amp; &quot;), TRUE&quot; &amp; IF(MOD([.I66];2)=1;&quot; AND (((s.x).code_key).code_id = &quot; &amp; [.$G$8] &amp; &quot;)&quot;;&quot;&quot;) &amp; IF(MOD(TRUNC([.I66]/2);2)=1;&quot; AND (((s.x).codifier_key).code_id = &quot; &amp; [.$E$8] &amp; &quot;)&quot;;&quot;&quot;) &amp; IF(MOD(TRUNC([.I66]/4);2)=1;&quot; AND (((s.x).key_lng).code_id = &quot; &amp; [.$C$8] &amp; &quot;)&quot;;&quot;&quot;) &amp; &quot; AS ok_isit FROM (SELECT optimize_acodekeyl(make_acodekeyl(make_codekey&quot; &amp; IF([.C66]=&quot;&quot;;IF([.D66]=&quot;&quot;;&quot;_null()&quot;;&quot;_bystr('&quot; &amp; [.D66] &amp; &quot;')&quot;);&quot;_byid(&quot; &amp; [.C66] &amp; &quot;)&quot;) &amp; &quot;, make_codekey&quot; &amp; IF([.E66]=&quot;&quot;;IF([.F66]=&quot;&quot;;&quot;_null()&quot;;&quot;_bystr('&quot; &amp; [.F66] &amp; &quot;')&quot;);&quot;_byid(&quot; &amp; [.E66] &amp; &quot;)&quot;) &amp; &quot;, make_codekey&quot; &amp; IF([.G66]=&quot;&quot;;IF([.H66]=&quot;&quot;;&quot;_null()&quot;;&quot;_bystr('&quot; &amp; [.H66] &amp; &quot;')&quot;);&quot;_byid(&quot; &amp; [.G66] &amp; &quot;)&quot;) &amp; &quot;), &quot; &amp; [.I66] &amp; &quot;) AS x) AS s;&quot;" office:value-type="string" office:string-value="SELECT 'c_id (+l_nm,+cf_nm): ', optimized_acodekeyl_isit(s.x, 2), TRUE AND (((s.x).codifier_key).code_id = 100) AS ok_isit FROM (SELECT optimize_acodekeyl(make_acodekeyl(make_codekey_bystr('rus'), make_codekey_bystr('тестовый кодификатор'), make_codekey_byid(110)), 2) AS x) AS s;">
            <text:p>SELECT 'c_id (+l_nm,+cf_nm): ', optimized_acodekeyl_isit(s.x, 2), TRUE AND (((s.x).codifier_key).code_id = 100) AS ok_isit FROM (SELECT optimize_acodekeyl(make_acodekeyl(make_codekey_bystr('rus'), make_codekey_bystr('тестовый кодификатор'), make_codekey_byid(110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3]" office:value-type="string" office:string-value="c_nm (-l,-cf)">
            <text:p>c_nm (-l,-cf)</text:p>
          </table:table-cell>
          <table:table-cell table:formula="of:=IF([.C43]=&quot;&quot;;&quot;&quot;;[.C43])">
            <text:p/>
          </table:table-cell>
          <table:table-cell table:formula="of:=IF([.D43]=&quot;&quot;;&quot;&quot;;[.D43])">
            <text:p/>
          </table:table-cell>
          <table:table-cell table:formula="of:=IF([.E43]=&quot;&quot;;&quot;&quot;;[.E43])">
            <text:p/>
          </table:table-cell>
          <table:table-cell table:formula="of:=IF([.F43]=&quot;&quot;;&quot;&quot;;[.F43])">
            <text:p/>
          </table:table-cell>
          <table:table-cell table:formula="of:=IF([.G43]=&quot;&quot;;&quot;&quot;;[.G43])">
            <text:p/>
          </table:table-cell>
          <table:table-cell table:formula="of:=IF([.H43]=&quot;&quot;;&quot;&quot;;[.H43])" office:value-type="float" office:value="101">
            <text:p>101</text:p>
          </table:table-cell>
          <table:table-cell table:formula="of:=IF([.B66]=&quot;cf_nm (+l_nm)&quot;;[.I66]+1;[.I66])" office:value-type="float" office:value="2">
            <text:p>2</text:p>
          </table:table-cell>
          <table:table-cell/>
          <table:table-cell table:formula="of:=&quot;SELECT '&quot; &amp; [.B67] &amp; &quot;: ', optimized_acodekeyl_isit(s.x, &quot; &amp; [.I67] &amp; &quot;), TRUE&quot; &amp; IF(MOD([.I67];2)=1;&quot; AND (((s.x).code_key).code_id = &quot; &amp; [.$G$8] &amp; &quot;)&quot;;&quot;&quot;) &amp; IF(MOD(TRUNC([.I67]/2);2)=1;&quot; AND (((s.x).codifier_key).code_id = &quot; &amp; [.$E$8] &amp; &quot;)&quot;;&quot;&quot;) &amp; IF(MOD(TRUNC([.I67]/4);2)=1;&quot; AND (((s.x).key_lng).code_id = &quot; &amp; [.$C$8] &amp; &quot;)&quot;;&quot;&quot;) &amp; &quot; AS ok_isit FROM (SELECT optimize_acodekeyl(make_acodekeyl(make_codekey&quot; &amp; IF([.C67]=&quot;&quot;;IF([.D67]=&quot;&quot;;&quot;_null()&quot;;&quot;_bystr('&quot; &amp; [.D67] &amp; &quot;')&quot;);&quot;_byid(&quot; &amp; [.C67] &amp; &quot;)&quot;) &amp; &quot;, make_codekey&quot; &amp; IF([.E67]=&quot;&quot;;IF([.F67]=&quot;&quot;;&quot;_null()&quot;;&quot;_bystr('&quot; &amp; [.F67] &amp; &quot;')&quot;);&quot;_byid(&quot; &amp; [.E67] &amp; &quot;)&quot;) &amp; &quot;, make_codekey&quot; &amp; IF([.G67]=&quot;&quot;;IF([.H67]=&quot;&quot;;&quot;_null()&quot;;&quot;_bystr('&quot; &amp; [.H67] &amp; &quot;')&quot;);&quot;_byid(&quot; &amp; [.G67] &amp; &quot;)&quot;) &amp; &quot;), &quot; &amp; [.I67] &amp; &quot;) AS x) AS s;&quot;" office:value-type="string" office:string-value="SELECT 'c_nm (-l,-cf): ', optimized_acodekeyl_isit(s.x, 2), TRUE AND (((s.x).codifier_key).code_id = 100) AS ok_isit FROM (SELECT optimize_acodekeyl(make_acodekeyl(make_codekey_null(), make_codekey_null(), make_codekey_bystr('101')), 2) AS x) AS s;">
            <text:p>SELECT 'c_nm (-l,-cf): ', optimized_acodekeyl_isit(s.x, 2), TRUE AND (((s.x).codifier_key).code_id = 100) AS ok_isit FROM (SELECT optimize_acodekeyl(make_acodekeyl(make_codekey_null(), make_codekey_null(), make_codekey_bystr('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4]" office:value-type="string" office:string-value="c_nm (-l,+cf_id)">
            <text:p>c_nm (-l,+cf_id)</text:p>
          </table:table-cell>
          <table:table-cell table:formula="of:=IF([.C44]=&quot;&quot;;&quot;&quot;;[.C44])">
            <text:p/>
          </table:table-cell>
          <table:table-cell table:formula="of:=IF([.D44]=&quot;&quot;;&quot;&quot;;[.D44])">
            <text:p/>
          </table:table-cell>
          <table:table-cell table:formula="of:=IF([.E44]=&quot;&quot;;&quot;&quot;;[.E44])" office:value-type="float" office:value="100">
            <text:p>100</text:p>
          </table:table-cell>
          <table:table-cell table:formula="of:=IF([.F44]=&quot;&quot;;&quot;&quot;;[.F44])">
            <text:p/>
          </table:table-cell>
          <table:table-cell table:formula="of:=IF([.G44]=&quot;&quot;;&quot;&quot;;[.G44])">
            <text:p/>
          </table:table-cell>
          <table:table-cell table:formula="of:=IF([.H44]=&quot;&quot;;&quot;&quot;;[.H44])" office:value-type="float" office:value="101">
            <text:p>101</text:p>
          </table:table-cell>
          <table:table-cell table:formula="of:=IF([.B67]=&quot;cf_nm (+l_nm)&quot;;[.I67]+1;[.I67])" office:value-type="float" office:value="2">
            <text:p>2</text:p>
          </table:table-cell>
          <table:table-cell/>
          <table:table-cell table:formula="of:=&quot;SELECT '&quot; &amp; [.B68] &amp; &quot;: ', optimized_acodekeyl_isit(s.x, &quot; &amp; [.I68] &amp; &quot;), TRUE&quot; &amp; IF(MOD([.I68];2)=1;&quot; AND (((s.x).code_key).code_id = &quot; &amp; [.$G$8] &amp; &quot;)&quot;;&quot;&quot;) &amp; IF(MOD(TRUNC([.I68]/2);2)=1;&quot; AND (((s.x).codifier_key).code_id = &quot; &amp; [.$E$8] &amp; &quot;)&quot;;&quot;&quot;) &amp; IF(MOD(TRUNC([.I68]/4);2)=1;&quot; AND (((s.x).key_lng).code_id = &quot; &amp; [.$C$8] &amp; &quot;)&quot;;&quot;&quot;) &amp; &quot; AS ok_isit FROM (SELECT optimize_acodekeyl(make_acodekeyl(make_codekey&quot; &amp; IF([.C68]=&quot;&quot;;IF([.D68]=&quot;&quot;;&quot;_null()&quot;;&quot;_bystr('&quot; &amp; [.D68] &amp; &quot;')&quot;);&quot;_byid(&quot; &amp; [.C68] &amp; &quot;)&quot;) &amp; &quot;, make_codekey&quot; &amp; IF([.E68]=&quot;&quot;;IF([.F68]=&quot;&quot;;&quot;_null()&quot;;&quot;_bystr('&quot; &amp; [.F68] &amp; &quot;')&quot;);&quot;_byid(&quot; &amp; [.E68] &amp; &quot;)&quot;) &amp; &quot;, make_codekey&quot; &amp; IF([.G68]=&quot;&quot;;IF([.H68]=&quot;&quot;;&quot;_null()&quot;;&quot;_bystr('&quot; &amp; [.H68] &amp; &quot;')&quot;);&quot;_byid(&quot; &amp; [.G68] &amp; &quot;)&quot;) &amp; &quot;), &quot; &amp; [.I68] &amp; &quot;) AS x) AS s;&quot;" office:value-type="string" office:string-value="SELECT 'c_nm (-l,+cf_id): ', optimized_acodekeyl_isit(s.x, 2), TRUE AND (((s.x).codifier_key).code_id = 100) AS ok_isit FROM (SELECT optimize_acodekeyl(make_acodekeyl(make_codekey_null(), make_codekey_byid(100), make_codekey_bystr('101')), 2) AS x) AS s;">
            <text:p>SELECT 'c_nm (-l,+cf_id): ', optimized_acodekeyl_isit(s.x, 2), TRUE AND (((s.x).codifier_key).code_id = 100) AS ok_isit FROM (SELECT optimize_acodekeyl(make_acodekeyl(make_codekey_null(), make_codekey_byid(100), make_codekey_bystr('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5]" office:value-type="string" office:string-value="c_nm (-l,+cf_nm)">
            <text:p>c_nm (-l,+cf_nm)</text:p>
          </table:table-cell>
          <table:table-cell table:formula="of:=IF([.C45]=&quot;&quot;;&quot;&quot;;[.C45])">
            <text:p/>
          </table:table-cell>
          <table:table-cell table:formula="of:=IF([.D45]=&quot;&quot;;&quot;&quot;;[.D45])">
            <text:p/>
          </table:table-cell>
          <table:table-cell table:formula="of:=IF([.E45]=&quot;&quot;;&quot;&quot;;[.E45])">
            <text:p/>
          </table:table-cell>
          <table:table-cell table:formula="of:=IF([.F45]=&quot;&quot;;&quot;&quot;;[.F45])" office:value-type="string" office:string-value="test codifier">
            <text:p>test codifier</text:p>
          </table:table-cell>
          <table:table-cell table:formula="of:=IF([.G45]=&quot;&quot;;&quot;&quot;;[.G45])">
            <text:p/>
          </table:table-cell>
          <table:table-cell table:formula="of:=IF([.H45]=&quot;&quot;;&quot;&quot;;[.H45])" office:value-type="float" office:value="101">
            <text:p>101</text:p>
          </table:table-cell>
          <table:table-cell table:formula="of:=IF([.B68]=&quot;cf_nm (+l_nm)&quot;;[.I68]+1;[.I68])" office:value-type="float" office:value="2">
            <text:p>2</text:p>
          </table:table-cell>
          <table:table-cell/>
          <table:table-cell table:formula="of:=&quot;SELECT '&quot; &amp; [.B69] &amp; &quot;: ', optimized_acodekeyl_isit(s.x, &quot; &amp; [.I69] &amp; &quot;), TRUE&quot; &amp; IF(MOD([.I69];2)=1;&quot; AND (((s.x).code_key).code_id = &quot; &amp; [.$G$8] &amp; &quot;)&quot;;&quot;&quot;) &amp; IF(MOD(TRUNC([.I69]/2);2)=1;&quot; AND (((s.x).codifier_key).code_id = &quot; &amp; [.$E$8] &amp; &quot;)&quot;;&quot;&quot;) &amp; IF(MOD(TRUNC([.I69]/4);2)=1;&quot; AND (((s.x).key_lng).code_id = &quot; &amp; [.$C$8] &amp; &quot;)&quot;;&quot;&quot;) &amp; &quot; AS ok_isit FROM (SELECT optimize_acodekeyl(make_acodekeyl(make_codekey&quot; &amp; IF([.C69]=&quot;&quot;;IF([.D69]=&quot;&quot;;&quot;_null()&quot;;&quot;_bystr('&quot; &amp; [.D69] &amp; &quot;')&quot;);&quot;_byid(&quot; &amp; [.C69] &amp; &quot;)&quot;) &amp; &quot;, make_codekey&quot; &amp; IF([.E69]=&quot;&quot;;IF([.F69]=&quot;&quot;;&quot;_null()&quot;;&quot;_bystr('&quot; &amp; [.F69] &amp; &quot;')&quot;);&quot;_byid(&quot; &amp; [.E69] &amp; &quot;)&quot;) &amp; &quot;, make_codekey&quot; &amp; IF([.G69]=&quot;&quot;;IF([.H69]=&quot;&quot;;&quot;_null()&quot;;&quot;_bystr('&quot; &amp; [.H69] &amp; &quot;')&quot;);&quot;_byid(&quot; &amp; [.G69] &amp; &quot;)&quot;) &amp; &quot;), &quot; &amp; [.I69] &amp; &quot;) AS x) AS s;&quot;" office:value-type="string" office:string-value="SELECT 'c_nm (-l,+cf_nm): ', optimized_acodekeyl_isit(s.x, 2), TRUE AND (((s.x).codifier_key).code_id = 100) AS ok_isit FROM (SELECT optimize_acodekeyl(make_acodekeyl(make_codekey_null(), make_codekey_bystr('test codifier'), make_codekey_bystr('101')), 2) AS x) AS s;">
            <text:p>SELECT 'c_nm (-l,+cf_nm): ', optimized_acodekeyl_isit(s.x, 2), TRUE AND (((s.x).codifier_key).code_id = 100) AS ok_isit FROM (SELECT optimize_acodekeyl(make_acodekeyl(make_codekey_null(), make_codekey_bystr('test codifier'), make_codekey_bystr('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6]" office:value-type="string" office:string-value="c_nm (+l_id,-cf)">
            <text:p>c_nm (+l_id,-cf)</text:p>
          </table:table-cell>
          <table:table-cell table:formula="of:=IF([.C46]=&quot;&quot;;&quot;&quot;;[.C46])" office:value-type="float" office:value="9001">
            <text:p>9001</text:p>
          </table:table-cell>
          <table:table-cell table:formula="of:=IF([.D46]=&quot;&quot;;&quot;&quot;;[.D46])">
            <text:p/>
          </table:table-cell>
          <table:table-cell table:formula="of:=IF([.E46]=&quot;&quot;;&quot;&quot;;[.E46])">
            <text:p/>
          </table:table-cell>
          <table:table-cell table:formula="of:=IF([.F46]=&quot;&quot;;&quot;&quot;;[.F46])">
            <text:p/>
          </table:table-cell>
          <table:table-cell table:formula="of:=IF([.G46]=&quot;&quot;;&quot;&quot;;[.G46])">
            <text:p/>
          </table:table-cell>
          <table:table-cell table:formula="of:=IF([.H46]=&quot;&quot;;&quot;&quot;;[.H46])" office:value-type="string" office:string-value="код 101">
            <text:p>код 101</text:p>
          </table:table-cell>
          <table:table-cell table:formula="of:=IF([.B69]=&quot;cf_nm (+l_nm)&quot;;[.I69]+1;[.I69])" office:value-type="float" office:value="2">
            <text:p>2</text:p>
          </table:table-cell>
          <table:table-cell/>
          <table:table-cell table:formula="of:=&quot;SELECT '&quot; &amp; [.B70] &amp; &quot;: ', optimized_acodekeyl_isit(s.x, &quot; &amp; [.I70] &amp; &quot;), TRUE&quot; &amp; IF(MOD([.I70];2)=1;&quot; AND (((s.x).code_key).code_id = &quot; &amp; [.$G$8] &amp; &quot;)&quot;;&quot;&quot;) &amp; IF(MOD(TRUNC([.I70]/2);2)=1;&quot; AND (((s.x).codifier_key).code_id = &quot; &amp; [.$E$8] &amp; &quot;)&quot;;&quot;&quot;) &amp; IF(MOD(TRUNC([.I70]/4);2)=1;&quot; AND (((s.x).key_lng).code_id = &quot; &amp; [.$C$8] &amp; &quot;)&quot;;&quot;&quot;) &amp; &quot; AS ok_isit FROM (SELECT optimize_acodekeyl(make_acodekeyl(make_codekey&quot; &amp; IF([.C70]=&quot;&quot;;IF([.D70]=&quot;&quot;;&quot;_null()&quot;;&quot;_bystr('&quot; &amp; [.D70] &amp; &quot;')&quot;);&quot;_byid(&quot; &amp; [.C70] &amp; &quot;)&quot;) &amp; &quot;, make_codekey&quot; &amp; IF([.E70]=&quot;&quot;;IF([.F70]=&quot;&quot;;&quot;_null()&quot;;&quot;_bystr('&quot; &amp; [.F70] &amp; &quot;')&quot;);&quot;_byid(&quot; &amp; [.E70] &amp; &quot;)&quot;) &amp; &quot;, make_codekey&quot; &amp; IF([.G70]=&quot;&quot;;IF([.H70]=&quot;&quot;;&quot;_null()&quot;;&quot;_bystr('&quot; &amp; [.H70] &amp; &quot;')&quot;);&quot;_byid(&quot; &amp; [.G70] &amp; &quot;)&quot;) &amp; &quot;), &quot; &amp; [.I70] &amp; &quot;) AS x) AS s;&quot;" office:value-type="string" office:string-value="SELECT 'c_nm (+l_id,-cf): ', optimized_acodekeyl_isit(s.x, 2), TRUE AND (((s.x).codifier_key).code_id = 100) AS ok_isit FROM (SELECT optimize_acodekeyl(make_acodekeyl(make_codekey_byid(9001), make_codekey_null(), make_codekey_bystr('код 101')), 2) AS x) AS s;">
            <text:p>SELECT 'c_nm (+l_id,-cf): ', optimized_acodekeyl_isit(s.x, 2), TRUE AND (((s.x).codifier_key).code_id = 100) AS ok_isit FROM (SELECT optimize_acodekeyl(make_acodekeyl(make_codekey_byid(9001), make_codekey_null(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7]" office:value-type="string" office:string-value="c_nm (+l_id,+cf_id)">
            <text:p>c_nm (+l_id,+cf_id)</text:p>
          </table:table-cell>
          <table:table-cell table:formula="of:=IF([.C47]=&quot;&quot;;&quot;&quot;;[.C47])" office:value-type="float" office:value="9001">
            <text:p>9001</text:p>
          </table:table-cell>
          <table:table-cell table:formula="of:=IF([.D47]=&quot;&quot;;&quot;&quot;;[.D47])">
            <text:p/>
          </table:table-cell>
          <table:table-cell table:formula="of:=IF([.E47]=&quot;&quot;;&quot;&quot;;[.E47])" office:value-type="float" office:value="100">
            <text:p>100</text:p>
          </table:table-cell>
          <table:table-cell table:formula="of:=IF([.F47]=&quot;&quot;;&quot;&quot;;[.F47])">
            <text:p/>
          </table:table-cell>
          <table:table-cell table:formula="of:=IF([.G47]=&quot;&quot;;&quot;&quot;;[.G47])">
            <text:p/>
          </table:table-cell>
          <table:table-cell table:formula="of:=IF([.H47]=&quot;&quot;;&quot;&quot;;[.H47])" office:value-type="string" office:string-value="код 101">
            <text:p>код 101</text:p>
          </table:table-cell>
          <table:table-cell table:formula="of:=IF([.B70]=&quot;cf_nm (+l_nm)&quot;;[.I70]+1;[.I70])" office:value-type="float" office:value="2">
            <text:p>2</text:p>
          </table:table-cell>
          <table:table-cell/>
          <table:table-cell table:formula="of:=&quot;SELECT '&quot; &amp; [.B71] &amp; &quot;: ', optimized_acodekeyl_isit(s.x, &quot; &amp; [.I71] &amp; &quot;), TRUE&quot; &amp; IF(MOD([.I71];2)=1;&quot; AND (((s.x).code_key).code_id = &quot; &amp; [.$G$8] &amp; &quot;)&quot;;&quot;&quot;) &amp; IF(MOD(TRUNC([.I71]/2);2)=1;&quot; AND (((s.x).codifier_key).code_id = &quot; &amp; [.$E$8] &amp; &quot;)&quot;;&quot;&quot;) &amp; IF(MOD(TRUNC([.I71]/4);2)=1;&quot; AND (((s.x).key_lng).code_id = &quot; &amp; [.$C$8] &amp; &quot;)&quot;;&quot;&quot;) &amp; &quot; AS ok_isit FROM (SELECT optimize_acodekeyl(make_acodekeyl(make_codekey&quot; &amp; IF([.C71]=&quot;&quot;;IF([.D71]=&quot;&quot;;&quot;_null()&quot;;&quot;_bystr('&quot; &amp; [.D71] &amp; &quot;')&quot;);&quot;_byid(&quot; &amp; [.C71] &amp; &quot;)&quot;) &amp; &quot;, make_codekey&quot; &amp; IF([.E71]=&quot;&quot;;IF([.F71]=&quot;&quot;;&quot;_null()&quot;;&quot;_bystr('&quot; &amp; [.F71] &amp; &quot;')&quot;);&quot;_byid(&quot; &amp; [.E71] &amp; &quot;)&quot;) &amp; &quot;, make_codekey&quot; &amp; IF([.G71]=&quot;&quot;;IF([.H71]=&quot;&quot;;&quot;_null()&quot;;&quot;_bystr('&quot; &amp; [.H71] &amp; &quot;')&quot;);&quot;_byid(&quot; &amp; [.G71] &amp; &quot;)&quot;) &amp; &quot;), &quot; &amp; [.I71] &amp; &quot;) AS x) AS s;&quot;" office:value-type="string" office:string-value="SELECT 'c_nm (+l_id,+cf_id): ', optimized_acodekeyl_isit(s.x, 2), TRUE AND (((s.x).codifier_key).code_id = 100) AS ok_isit FROM (SELECT optimize_acodekeyl(make_acodekeyl(make_codekey_byid(9001), make_codekey_byid(100), make_codekey_bystr('код 101')), 2) AS x) AS s;">
            <text:p>SELECT 'c_nm (+l_id,+cf_id): ', optimized_acodekeyl_isit(s.x, 2), TRUE AND (((s.x).codifier_key).code_id = 100) AS ok_isit FROM (SELECT optimize_acodekeyl(make_acodekeyl(make_codekey_byid(9001), make_codekey_byid(100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8]" office:value-type="string" office:string-value="c_nm (+l_id,+cf_nm)">
            <text:p>c_nm (+l_id,+cf_nm)</text:p>
          </table:table-cell>
          <table:table-cell table:formula="of:=IF([.C48]=&quot;&quot;;&quot;&quot;;[.C48])" office:value-type="float" office:value="9001">
            <text:p>9001</text:p>
          </table:table-cell>
          <table:table-cell table:formula="of:=IF([.D48]=&quot;&quot;;&quot;&quot;;[.D48])">
            <text:p/>
          </table:table-cell>
          <table:table-cell table:formula="of:=IF([.E48]=&quot;&quot;;&quot;&quot;;[.E48])">
            <text:p/>
          </table:table-cell>
          <table:table-cell table:formula="of:=IF([.F48]=&quot;&quot;;&quot;&quot;;[.F48])" office:value-type="string" office:string-value="тестовый кодификатор">
            <text:p>тестовый кодификатор</text:p>
          </table:table-cell>
          <table:table-cell table:formula="of:=IF([.G48]=&quot;&quot;;&quot;&quot;;[.G48])">
            <text:p/>
          </table:table-cell>
          <table:table-cell table:formula="of:=IF([.H48]=&quot;&quot;;&quot;&quot;;[.H48])" office:value-type="string" office:string-value="код 101">
            <text:p>код 101</text:p>
          </table:table-cell>
          <table:table-cell table:formula="of:=IF([.B71]=&quot;cf_nm (+l_nm)&quot;;[.I71]+1;[.I71])" office:value-type="float" office:value="2">
            <text:p>2</text:p>
          </table:table-cell>
          <table:table-cell/>
          <table:table-cell table:formula="of:=&quot;SELECT '&quot; &amp; [.B72] &amp; &quot;: ', optimized_acodekeyl_isit(s.x, &quot; &amp; [.I72] &amp; &quot;), TRUE&quot; &amp; IF(MOD([.I72];2)=1;&quot; AND (((s.x).code_key).code_id = &quot; &amp; [.$G$8] &amp; &quot;)&quot;;&quot;&quot;) &amp; IF(MOD(TRUNC([.I72]/2);2)=1;&quot; AND (((s.x).codifier_key).code_id = &quot; &amp; [.$E$8] &amp; &quot;)&quot;;&quot;&quot;) &amp; IF(MOD(TRUNC([.I72]/4);2)=1;&quot; AND (((s.x).key_lng).code_id = &quot; &amp; [.$C$8] &amp; &quot;)&quot;;&quot;&quot;) &amp; &quot; AS ok_isit FROM (SELECT optimize_acodekeyl(make_acodekeyl(make_codekey&quot; &amp; IF([.C72]=&quot;&quot;;IF([.D72]=&quot;&quot;;&quot;_null()&quot;;&quot;_bystr('&quot; &amp; [.D72] &amp; &quot;')&quot;);&quot;_byid(&quot; &amp; [.C72] &amp; &quot;)&quot;) &amp; &quot;, make_codekey&quot; &amp; IF([.E72]=&quot;&quot;;IF([.F72]=&quot;&quot;;&quot;_null()&quot;;&quot;_bystr('&quot; &amp; [.F72] &amp; &quot;')&quot;);&quot;_byid(&quot; &amp; [.E72] &amp; &quot;)&quot;) &amp; &quot;, make_codekey&quot; &amp; IF([.G72]=&quot;&quot;;IF([.H72]=&quot;&quot;;&quot;_null()&quot;;&quot;_bystr('&quot; &amp; [.H72] &amp; &quot;')&quot;);&quot;_byid(&quot; &amp; [.G72] &amp; &quot;)&quot;) &amp; &quot;), &quot; &amp; [.I72] &amp; &quot;) AS x) AS s;&quot;" office:value-type="string" office:string-value="SELECT 'c_nm (+l_id,+cf_nm): ', optimized_acodekeyl_isit(s.x, 2), TRUE AND (((s.x).codifier_key).code_id = 100) AS ok_isit FROM (SELECT optimize_acodekeyl(make_acodekeyl(make_codekey_byid(9001), make_codekey_bystr('тестовый кодификатор'), make_codekey_bystr('код 101')), 2) AS x) AS s;">
            <text:p>SELECT 'c_nm (+l_id,+cf_nm): ', optimized_acodekeyl_isit(s.x, 2), TRUE AND (((s.x).codifier_key).code_id = 100) AS ok_isit FROM (SELECT optimize_acodekeyl(make_acodekeyl(make_codekey_byid(9001), make_codekey_bystr('тестовый кодификатор'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49]" office:value-type="string" office:string-value="c_nm (+l_nm,-cf)">
            <text:p>c_nm (+l_nm,-cf)</text:p>
          </table:table-cell>
          <table:table-cell table:formula="of:=IF([.C49]=&quot;&quot;;&quot;&quot;;[.C49])">
            <text:p/>
          </table:table-cell>
          <table:table-cell table:formula="of:=IF([.D49]=&quot;&quot;;&quot;&quot;;[.D49])" office:value-type="string" office:string-value="rus">
            <text:p>rus</text:p>
          </table:table-cell>
          <table:table-cell table:formula="of:=IF([.E49]=&quot;&quot;;&quot;&quot;;[.E49])">
            <text:p/>
          </table:table-cell>
          <table:table-cell table:formula="of:=IF([.F49]=&quot;&quot;;&quot;&quot;;[.F49])">
            <text:p/>
          </table:table-cell>
          <table:table-cell table:formula="of:=IF([.G49]=&quot;&quot;;&quot;&quot;;[.G49])">
            <text:p/>
          </table:table-cell>
          <table:table-cell table:formula="of:=IF([.H49]=&quot;&quot;;&quot;&quot;;[.H49])" office:value-type="string" office:string-value="код 101">
            <text:p>код 101</text:p>
          </table:table-cell>
          <table:table-cell table:formula="of:=IF([.B72]=&quot;cf_nm (+l_nm)&quot;;[.I72]+1;[.I72])" office:value-type="float" office:value="2">
            <text:p>2</text:p>
          </table:table-cell>
          <table:table-cell/>
          <table:table-cell table:formula="of:=&quot;SELECT '&quot; &amp; [.B73] &amp; &quot;: ', optimized_acodekeyl_isit(s.x, &quot; &amp; [.I73] &amp; &quot;), TRUE&quot; &amp; IF(MOD([.I73];2)=1;&quot; AND (((s.x).code_key).code_id = &quot; &amp; [.$G$8] &amp; &quot;)&quot;;&quot;&quot;) &amp; IF(MOD(TRUNC([.I73]/2);2)=1;&quot; AND (((s.x).codifier_key).code_id = &quot; &amp; [.$E$8] &amp; &quot;)&quot;;&quot;&quot;) &amp; IF(MOD(TRUNC([.I73]/4);2)=1;&quot; AND (((s.x).key_lng).code_id = &quot; &amp; [.$C$8] &amp; &quot;)&quot;;&quot;&quot;) &amp; &quot; AS ok_isit FROM (SELECT optimize_acodekeyl(make_acodekeyl(make_codekey&quot; &amp; IF([.C73]=&quot;&quot;;IF([.D73]=&quot;&quot;;&quot;_null()&quot;;&quot;_bystr('&quot; &amp; [.D73] &amp; &quot;')&quot;);&quot;_byid(&quot; &amp; [.C73] &amp; &quot;)&quot;) &amp; &quot;, make_codekey&quot; &amp; IF([.E73]=&quot;&quot;;IF([.F73]=&quot;&quot;;&quot;_null()&quot;;&quot;_bystr('&quot; &amp; [.F73] &amp; &quot;')&quot;);&quot;_byid(&quot; &amp; [.E73] &amp; &quot;)&quot;) &amp; &quot;, make_codekey&quot; &amp; IF([.G73]=&quot;&quot;;IF([.H73]=&quot;&quot;;&quot;_null()&quot;;&quot;_bystr('&quot; &amp; [.H73] &amp; &quot;')&quot;);&quot;_byid(&quot; &amp; [.G73] &amp; &quot;)&quot;) &amp; &quot;), &quot; &amp; [.I73] &amp; &quot;) AS x) AS s;&quot;" office:value-type="string" office:string-value="SELECT 'c_nm (+l_nm,-cf): ', optimized_acodekeyl_isit(s.x, 2), TRUE AND (((s.x).codifier_key).code_id = 100) AS ok_isit FROM (SELECT optimize_acodekeyl(make_acodekeyl(make_codekey_bystr('rus'), make_codekey_null(), make_codekey_bystr('код 101')), 2) AS x) AS s;">
            <text:p>SELECT 'c_nm (+l_nm,-cf): ', optimized_acodekeyl_isit(s.x, 2), TRUE AND (((s.x).codifier_key).code_id = 100) AS ok_isit FROM (SELECT optimize_acodekeyl(make_acodekeyl(make_codekey_bystr('rus'), make_codekey_null(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0]" office:value-type="string" office:string-value="c_nm (+l_nm,+cf_id)">
            <text:p>c_nm (+l_nm,+cf_id)</text:p>
          </table:table-cell>
          <table:table-cell table:formula="of:=IF([.C50]=&quot;&quot;;&quot;&quot;;[.C50])">
            <text:p/>
          </table:table-cell>
          <table:table-cell table:formula="of:=IF([.D50]=&quot;&quot;;&quot;&quot;;[.D50])" office:value-type="string" office:string-value="rus">
            <text:p>rus</text:p>
          </table:table-cell>
          <table:table-cell table:formula="of:=IF([.E50]=&quot;&quot;;&quot;&quot;;[.E50])" office:value-type="float" office:value="100">
            <text:p>100</text:p>
          </table:table-cell>
          <table:table-cell table:formula="of:=IF([.F50]=&quot;&quot;;&quot;&quot;;[.F50])">
            <text:p/>
          </table:table-cell>
          <table:table-cell table:formula="of:=IF([.G50]=&quot;&quot;;&quot;&quot;;[.G50])">
            <text:p/>
          </table:table-cell>
          <table:table-cell table:formula="of:=IF([.H50]=&quot;&quot;;&quot;&quot;;[.H50])" office:value-type="string" office:string-value="код 101">
            <text:p>код 101</text:p>
          </table:table-cell>
          <table:table-cell table:formula="of:=IF([.B73]=&quot;cf_nm (+l_nm)&quot;;[.I73]+1;[.I73])" office:value-type="float" office:value="2">
            <text:p>2</text:p>
          </table:table-cell>
          <table:table-cell/>
          <table:table-cell table:formula="of:=&quot;SELECT '&quot; &amp; [.B74] &amp; &quot;: ', optimized_acodekeyl_isit(s.x, &quot; &amp; [.I74] &amp; &quot;), TRUE&quot; &amp; IF(MOD([.I74];2)=1;&quot; AND (((s.x).code_key).code_id = &quot; &amp; [.$G$8] &amp; &quot;)&quot;;&quot;&quot;) &amp; IF(MOD(TRUNC([.I74]/2);2)=1;&quot; AND (((s.x).codifier_key).code_id = &quot; &amp; [.$E$8] &amp; &quot;)&quot;;&quot;&quot;) &amp; IF(MOD(TRUNC([.I74]/4);2)=1;&quot; AND (((s.x).key_lng).code_id = &quot; &amp; [.$C$8] &amp; &quot;)&quot;;&quot;&quot;) &amp; &quot; AS ok_isit FROM (SELECT optimize_acodekeyl(make_acodekeyl(make_codekey&quot; &amp; IF([.C74]=&quot;&quot;;IF([.D74]=&quot;&quot;;&quot;_null()&quot;;&quot;_bystr('&quot; &amp; [.D74] &amp; &quot;')&quot;);&quot;_byid(&quot; &amp; [.C74] &amp; &quot;)&quot;) &amp; &quot;, make_codekey&quot; &amp; IF([.E74]=&quot;&quot;;IF([.F74]=&quot;&quot;;&quot;_null()&quot;;&quot;_bystr('&quot; &amp; [.F74] &amp; &quot;')&quot;);&quot;_byid(&quot; &amp; [.E74] &amp; &quot;)&quot;) &amp; &quot;, make_codekey&quot; &amp; IF([.G74]=&quot;&quot;;IF([.H74]=&quot;&quot;;&quot;_null()&quot;;&quot;_bystr('&quot; &amp; [.H74] &amp; &quot;')&quot;);&quot;_byid(&quot; &amp; [.G74] &amp; &quot;)&quot;) &amp; &quot;), &quot; &amp; [.I74] &amp; &quot;) AS x) AS s;&quot;" office:value-type="string" office:string-value="SELECT 'c_nm (+l_nm,+cf_id): ', optimized_acodekeyl_isit(s.x, 2), TRUE AND (((s.x).codifier_key).code_id = 100) AS ok_isit FROM (SELECT optimize_acodekeyl(make_acodekeyl(make_codekey_bystr('rus'), make_codekey_byid(100), make_codekey_bystr('код 101')), 2) AS x) AS s;">
            <text:p>SELECT 'c_nm (+l_nm,+cf_id): ', optimized_acodekeyl_isit(s.x, 2), TRUE AND (((s.x).codifier_key).code_id = 100) AS ok_isit FROM (SELECT optimize_acodekeyl(make_acodekeyl(make_codekey_bystr('rus'), make_codekey_byid(100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1]" office:value-type="string" office:string-value="c_nm (+l_nm,+cf_nm)">
            <text:p>c_nm (+l_nm,+cf_nm)</text:p>
          </table:table-cell>
          <table:table-cell table:formula="of:=IF([.C51]=&quot;&quot;;&quot;&quot;;[.C51])">
            <text:p/>
          </table:table-cell>
          <table:table-cell table:formula="of:=IF([.D51]=&quot;&quot;;&quot;&quot;;[.D51])" office:value-type="string" office:string-value="rus">
            <text:p>rus</text:p>
          </table:table-cell>
          <table:table-cell table:formula="of:=IF([.E51]=&quot;&quot;;&quot;&quot;;[.E51])">
            <text:p/>
          </table:table-cell>
          <table:table-cell table:formula="of:=IF([.F51]=&quot;&quot;;&quot;&quot;;[.F51])" office:value-type="string" office:string-value="тестовый кодификатор">
            <text:p>тестовый кодификатор</text:p>
          </table:table-cell>
          <table:table-cell table:formula="of:=IF([.G51]=&quot;&quot;;&quot;&quot;;[.G51])">
            <text:p/>
          </table:table-cell>
          <table:table-cell table:formula="of:=IF([.H51]=&quot;&quot;;&quot;&quot;;[.H51])" office:value-type="string" office:string-value="код 101">
            <text:p>код 101</text:p>
          </table:table-cell>
          <table:table-cell table:formula="of:=IF([.B74]=&quot;cf_nm (+l_nm)&quot;;[.I74]+1;[.I74])" office:value-type="float" office:value="2">
            <text:p>2</text:p>
          </table:table-cell>
          <table:table-cell/>
          <table:table-cell table:formula="of:=&quot;SELECT '&quot; &amp; [.B75] &amp; &quot;: ', optimized_acodekeyl_isit(s.x, &quot; &amp; [.I75] &amp; &quot;), TRUE&quot; &amp; IF(MOD([.I75];2)=1;&quot; AND (((s.x).code_key).code_id = &quot; &amp; [.$G$8] &amp; &quot;)&quot;;&quot;&quot;) &amp; IF(MOD(TRUNC([.I75]/2);2)=1;&quot; AND (((s.x).codifier_key).code_id = &quot; &amp; [.$E$8] &amp; &quot;)&quot;;&quot;&quot;) &amp; IF(MOD(TRUNC([.I75]/4);2)=1;&quot; AND (((s.x).key_lng).code_id = &quot; &amp; [.$C$8] &amp; &quot;)&quot;;&quot;&quot;) &amp; &quot; AS ok_isit FROM (SELECT optimize_acodekeyl(make_acodekeyl(make_codekey&quot; &amp; IF([.C75]=&quot;&quot;;IF([.D75]=&quot;&quot;;&quot;_null()&quot;;&quot;_bystr('&quot; &amp; [.D75] &amp; &quot;')&quot;);&quot;_byid(&quot; &amp; [.C75] &amp; &quot;)&quot;) &amp; &quot;, make_codekey&quot; &amp; IF([.E75]=&quot;&quot;;IF([.F75]=&quot;&quot;;&quot;_null()&quot;;&quot;_bystr('&quot; &amp; [.F75] &amp; &quot;')&quot;);&quot;_byid(&quot; &amp; [.E75] &amp; &quot;)&quot;) &amp; &quot;, make_codekey&quot; &amp; IF([.G75]=&quot;&quot;;IF([.H75]=&quot;&quot;;&quot;_null()&quot;;&quot;_bystr('&quot; &amp; [.H75] &amp; &quot;')&quot;);&quot;_byid(&quot; &amp; [.G75] &amp; &quot;)&quot;) &amp; &quot;), &quot; &amp; [.I75] &amp; &quot;) AS x) AS s;&quot;" office:value-type="string" office:string-value="SELECT 'c_nm (+l_nm,+cf_nm): ', optimized_acodekeyl_isit(s.x, 2), TRUE AND (((s.x).codifier_key).code_id = 100) AS ok_isit FROM (SELECT optimize_acodekeyl(make_acodekeyl(make_codekey_bystr('rus'), make_codekey_bystr('тестовый кодификатор'), make_codekey_bystr('код 101')), 2) AS x) AS s;">
            <text:p>SELECT 'c_nm (+l_nm,+cf_nm): ', optimized_acodekeyl_isit(s.x, 2), TRUE AND (((s.x).codifier_key).code_id = 100) AS ok_isit FROM (SELECT optimize_acodekeyl(make_acodekeyl(make_codekey_bystr('rus'), make_codekey_bystr('тестовый кодификатор'), make_codekey_bystr('код 101'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2]" office:value-type="string" office:string-value="cf_id (-l)">
            <text:p>cf_id (-l)</text:p>
          </table:table-cell>
          <table:table-cell table:formula="of:=IF([.C52]=&quot;&quot;;&quot;&quot;;[.C52])">
            <text:p/>
          </table:table-cell>
          <table:table-cell table:formula="of:=IF([.D52]=&quot;&quot;;&quot;&quot;;[.D52])">
            <text:p/>
          </table:table-cell>
          <table:table-cell table:formula="of:=IF([.E52]=&quot;&quot;;&quot;&quot;;[.E52])" office:value-type="float" office:value="100">
            <text:p>100</text:p>
          </table:table-cell>
          <table:table-cell table:formula="of:=IF([.F52]=&quot;&quot;;&quot;&quot;;[.F52])">
            <text:p/>
          </table:table-cell>
          <table:table-cell table:formula="of:=IF([.G52]=&quot;&quot;;&quot;&quot;;[.G52])">
            <text:p/>
          </table:table-cell>
          <table:table-cell table:formula="of:=IF([.H52]=&quot;&quot;;&quot;&quot;;[.H52])">
            <text:p/>
          </table:table-cell>
          <table:table-cell table:formula="of:=IF([.B75]=&quot;cf_nm (+l_nm)&quot;;[.I75]+1;[.I75])" office:value-type="float" office:value="2">
            <text:p>2</text:p>
          </table:table-cell>
          <table:table-cell/>
          <table:table-cell table:formula="of:=&quot;SELECT '&quot; &amp; [.B76] &amp; &quot;: ', optimized_acodekeyl_isit(s.x, &quot; &amp; [.I76] &amp; &quot;), TRUE&quot; &amp; IF(MOD([.I76];2)=1;&quot; AND (((s.x).code_key).code_id = &quot; &amp; [.$G$8] &amp; &quot;)&quot;;&quot;&quot;) &amp; IF(MOD(TRUNC([.I76]/2);2)=1;&quot; AND (((s.x).codifier_key).code_id = &quot; &amp; [.$E$8] &amp; &quot;)&quot;;&quot;&quot;) &amp; IF(MOD(TRUNC([.I76]/4);2)=1;&quot; AND (((s.x).key_lng).code_id = &quot; &amp; [.$C$8] &amp; &quot;)&quot;;&quot;&quot;) &amp; &quot; AS ok_isit FROM (SELECT optimize_acodekeyl(make_acodekeyl(make_codekey&quot; &amp; IF([.C76]=&quot;&quot;;IF([.D76]=&quot;&quot;;&quot;_null()&quot;;&quot;_bystr('&quot; &amp; [.D76] &amp; &quot;')&quot;);&quot;_byid(&quot; &amp; [.C76] &amp; &quot;)&quot;) &amp; &quot;, make_codekey&quot; &amp; IF([.E76]=&quot;&quot;;IF([.F76]=&quot;&quot;;&quot;_null()&quot;;&quot;_bystr('&quot; &amp; [.F76] &amp; &quot;')&quot;);&quot;_byid(&quot; &amp; [.E76] &amp; &quot;)&quot;) &amp; &quot;, make_codekey&quot; &amp; IF([.G76]=&quot;&quot;;IF([.H76]=&quot;&quot;;&quot;_null()&quot;;&quot;_bystr('&quot; &amp; [.H76] &amp; &quot;')&quot;);&quot;_byid(&quot; &amp; [.G76] &amp; &quot;)&quot;) &amp; &quot;), &quot; &amp; [.I76] &amp; &quot;) AS x) AS s;&quot;" office:value-type="string" office:string-value="SELECT 'cf_id (-l): ', optimized_acodekeyl_isit(s.x, 2), TRUE AND (((s.x).codifier_key).code_id = 100) AS ok_isit FROM (SELECT optimize_acodekeyl(make_acodekeyl(make_codekey_null(), make_codekey_byid(100), make_codekey_null()), 2) AS x) AS s;">
            <text:p>SELECT 'cf_id (-l): ', optimized_acodekeyl_isit(s.x, 2), TRUE AND (((s.x).codifier_key).code_id = 100) AS ok_isit FROM (SELECT optimize_acodekeyl(make_acodekeyl(make_codekey_null(), make_codekey_byid(100), make_codekey_null(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3]" office:value-type="string" office:string-value="cf_id (+l_id)">
            <text:p>cf_id (+l_id)</text:p>
          </table:table-cell>
          <table:table-cell table:formula="of:=IF([.C53]=&quot;&quot;;&quot;&quot;;[.C53])" office:value-type="float" office:value="9001">
            <text:p>9001</text:p>
          </table:table-cell>
          <table:table-cell table:formula="of:=IF([.D53]=&quot;&quot;;&quot;&quot;;[.D53])">
            <text:p/>
          </table:table-cell>
          <table:table-cell table:formula="of:=IF([.E53]=&quot;&quot;;&quot;&quot;;[.E53])" office:value-type="float" office:value="100">
            <text:p>100</text:p>
          </table:table-cell>
          <table:table-cell table:formula="of:=IF([.F53]=&quot;&quot;;&quot;&quot;;[.F53])">
            <text:p/>
          </table:table-cell>
          <table:table-cell table:formula="of:=IF([.G53]=&quot;&quot;;&quot;&quot;;[.G53])">
            <text:p/>
          </table:table-cell>
          <table:table-cell table:formula="of:=IF([.H53]=&quot;&quot;;&quot;&quot;;[.H53])">
            <text:p/>
          </table:table-cell>
          <table:table-cell table:formula="of:=IF([.B76]=&quot;cf_nm (+l_nm)&quot;;[.I76]+1;[.I76])" office:value-type="float" office:value="2">
            <text:p>2</text:p>
          </table:table-cell>
          <table:table-cell/>
          <table:table-cell table:formula="of:=&quot;SELECT '&quot; &amp; [.B77] &amp; &quot;: ', optimized_acodekeyl_isit(s.x, &quot; &amp; [.I77] &amp; &quot;), TRUE&quot; &amp; IF(MOD([.I77];2)=1;&quot; AND (((s.x).code_key).code_id = &quot; &amp; [.$G$8] &amp; &quot;)&quot;;&quot;&quot;) &amp; IF(MOD(TRUNC([.I77]/2);2)=1;&quot; AND (((s.x).codifier_key).code_id = &quot; &amp; [.$E$8] &amp; &quot;)&quot;;&quot;&quot;) &amp; IF(MOD(TRUNC([.I77]/4);2)=1;&quot; AND (((s.x).key_lng).code_id = &quot; &amp; [.$C$8] &amp; &quot;)&quot;;&quot;&quot;) &amp; &quot; AS ok_isit FROM (SELECT optimize_acodekeyl(make_acodekeyl(make_codekey&quot; &amp; IF([.C77]=&quot;&quot;;IF([.D77]=&quot;&quot;;&quot;_null()&quot;;&quot;_bystr('&quot; &amp; [.D77] &amp; &quot;')&quot;);&quot;_byid(&quot; &amp; [.C77] &amp; &quot;)&quot;) &amp; &quot;, make_codekey&quot; &amp; IF([.E77]=&quot;&quot;;IF([.F77]=&quot;&quot;;&quot;_null()&quot;;&quot;_bystr('&quot; &amp; [.F77] &amp; &quot;')&quot;);&quot;_byid(&quot; &amp; [.E77] &amp; &quot;)&quot;) &amp; &quot;, make_codekey&quot; &amp; IF([.G77]=&quot;&quot;;IF([.H77]=&quot;&quot;;&quot;_null()&quot;;&quot;_bystr('&quot; &amp; [.H77] &amp; &quot;')&quot;);&quot;_byid(&quot; &amp; [.G77] &amp; &quot;)&quot;) &amp; &quot;), &quot; &amp; [.I77] &amp; &quot;) AS x) AS s;&quot;" office:value-type="string" office:string-value="SELECT 'cf_id (+l_id): ', optimized_acodekeyl_isit(s.x, 2), TRUE AND (((s.x).codifier_key).code_id = 100) AS ok_isit FROM (SELECT optimize_acodekeyl(make_acodekeyl(make_codekey_byid(9001), make_codekey_byid(100), make_codekey_null()), 2) AS x) AS s;">
            <text:p>SELECT 'cf_id (+l_id): ', optimized_acodekeyl_isit(s.x, 2), TRUE AND (((s.x).codifier_key).code_id = 100) AS ok_isit FROM (SELECT optimize_acodekeyl(make_acodekeyl(make_codekey_byid(9001), make_codekey_byid(100), make_codekey_null(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4]" office:value-type="string" office:string-value="cf_id (+l_nm)">
            <text:p>cf_id (+l_nm)</text:p>
          </table:table-cell>
          <table:table-cell table:formula="of:=IF([.C54]=&quot;&quot;;&quot;&quot;;[.C54])">
            <text:p/>
          </table:table-cell>
          <table:table-cell table:formula="of:=IF([.D54]=&quot;&quot;;&quot;&quot;;[.D54])" office:value-type="string" office:string-value="rus">
            <text:p>rus</text:p>
          </table:table-cell>
          <table:table-cell table:formula="of:=IF([.E54]=&quot;&quot;;&quot;&quot;;[.E54])" office:value-type="float" office:value="100">
            <text:p>100</text:p>
          </table:table-cell>
          <table:table-cell table:formula="of:=IF([.F54]=&quot;&quot;;&quot;&quot;;[.F54])">
            <text:p/>
          </table:table-cell>
          <table:table-cell table:formula="of:=IF([.G54]=&quot;&quot;;&quot;&quot;;[.G54])">
            <text:p/>
          </table:table-cell>
          <table:table-cell table:formula="of:=IF([.H54]=&quot;&quot;;&quot;&quot;;[.H54])">
            <text:p/>
          </table:table-cell>
          <table:table-cell table:formula="of:=IF([.B77]=&quot;cf_nm (+l_nm)&quot;;[.I77]+1;[.I77])" office:value-type="float" office:value="2">
            <text:p>2</text:p>
          </table:table-cell>
          <table:table-cell/>
          <table:table-cell table:formula="of:=&quot;SELECT '&quot; &amp; [.B78] &amp; &quot;: ', optimized_acodekeyl_isit(s.x, &quot; &amp; [.I78] &amp; &quot;), TRUE&quot; &amp; IF(MOD([.I78];2)=1;&quot; AND (((s.x).code_key).code_id = &quot; &amp; [.$G$8] &amp; &quot;)&quot;;&quot;&quot;) &amp; IF(MOD(TRUNC([.I78]/2);2)=1;&quot; AND (((s.x).codifier_key).code_id = &quot; &amp; [.$E$8] &amp; &quot;)&quot;;&quot;&quot;) &amp; IF(MOD(TRUNC([.I78]/4);2)=1;&quot; AND (((s.x).key_lng).code_id = &quot; &amp; [.$C$8] &amp; &quot;)&quot;;&quot;&quot;) &amp; &quot; AS ok_isit FROM (SELECT optimize_acodekeyl(make_acodekeyl(make_codekey&quot; &amp; IF([.C78]=&quot;&quot;;IF([.D78]=&quot;&quot;;&quot;_null()&quot;;&quot;_bystr('&quot; &amp; [.D78] &amp; &quot;')&quot;);&quot;_byid(&quot; &amp; [.C78] &amp; &quot;)&quot;) &amp; &quot;, make_codekey&quot; &amp; IF([.E78]=&quot;&quot;;IF([.F78]=&quot;&quot;;&quot;_null()&quot;;&quot;_bystr('&quot; &amp; [.F78] &amp; &quot;')&quot;);&quot;_byid(&quot; &amp; [.E78] &amp; &quot;)&quot;) &amp; &quot;, make_codekey&quot; &amp; IF([.G78]=&quot;&quot;;IF([.H78]=&quot;&quot;;&quot;_null()&quot;;&quot;_bystr('&quot; &amp; [.H78] &amp; &quot;')&quot;);&quot;_byid(&quot; &amp; [.G78] &amp; &quot;)&quot;) &amp; &quot;), &quot; &amp; [.I78] &amp; &quot;) AS x) AS s;&quot;" office:value-type="string" office:string-value="SELECT 'cf_id (+l_nm): ', optimized_acodekeyl_isit(s.x, 2), TRUE AND (((s.x).codifier_key).code_id = 100) AS ok_isit FROM (SELECT optimize_acodekeyl(make_acodekeyl(make_codekey_bystr('rus'), make_codekey_byid(100), make_codekey_null()), 2) AS x) AS s;">
            <text:p>SELECT 'cf_id (+l_nm): ', optimized_acodekeyl_isit(s.x, 2), TRUE AND (((s.x).codifier_key).code_id = 100) AS ok_isit FROM (SELECT optimize_acodekeyl(make_acodekeyl(make_codekey_bystr('rus'), make_codekey_byid(100), make_codekey_null(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5]" office:value-type="string" office:string-value="cf_nm (-l)">
            <text:p>cf_nm (-l)</text:p>
          </table:table-cell>
          <table:table-cell table:formula="of:=IF([.C55]=&quot;&quot;;&quot;&quot;;[.C55])">
            <text:p/>
          </table:table-cell>
          <table:table-cell table:formula="of:=IF([.D55]=&quot;&quot;;&quot;&quot;;[.D55])">
            <text:p/>
          </table:table-cell>
          <table:table-cell table:formula="of:=IF([.E55]=&quot;&quot;;&quot;&quot;;[.E55])">
            <text:p/>
          </table:table-cell>
          <table:table-cell table:formula="of:=IF([.F55]=&quot;&quot;;&quot;&quot;;[.F55])" office:value-type="string" office:string-value="test codifier">
            <text:p>test codifier</text:p>
          </table:table-cell>
          <table:table-cell table:formula="of:=IF([.G55]=&quot;&quot;;&quot;&quot;;[.G55])">
            <text:p/>
          </table:table-cell>
          <table:table-cell table:formula="of:=IF([.H55]=&quot;&quot;;&quot;&quot;;[.H55])">
            <text:p/>
          </table:table-cell>
          <table:table-cell table:formula="of:=IF([.B78]=&quot;cf_nm (+l_nm)&quot;;[.I78]+1;[.I78])" office:value-type="float" office:value="2">
            <text:p>2</text:p>
          </table:table-cell>
          <table:table-cell/>
          <table:table-cell table:formula="of:=&quot;SELECT '&quot; &amp; [.B79] &amp; &quot;: ', optimized_acodekeyl_isit(s.x, &quot; &amp; [.I79] &amp; &quot;), TRUE&quot; &amp; IF(MOD([.I79];2)=1;&quot; AND (((s.x).code_key).code_id = &quot; &amp; [.$G$8] &amp; &quot;)&quot;;&quot;&quot;) &amp; IF(MOD(TRUNC([.I79]/2);2)=1;&quot; AND (((s.x).codifier_key).code_id = &quot; &amp; [.$E$8] &amp; &quot;)&quot;;&quot;&quot;) &amp; IF(MOD(TRUNC([.I79]/4);2)=1;&quot; AND (((s.x).key_lng).code_id = &quot; &amp; [.$C$8] &amp; &quot;)&quot;;&quot;&quot;) &amp; &quot; AS ok_isit FROM (SELECT optimize_acodekeyl(make_acodekeyl(make_codekey&quot; &amp; IF([.C79]=&quot;&quot;;IF([.D79]=&quot;&quot;;&quot;_null()&quot;;&quot;_bystr('&quot; &amp; [.D79] &amp; &quot;')&quot;);&quot;_byid(&quot; &amp; [.C79] &amp; &quot;)&quot;) &amp; &quot;, make_codekey&quot; &amp; IF([.E79]=&quot;&quot;;IF([.F79]=&quot;&quot;;&quot;_null()&quot;;&quot;_bystr('&quot; &amp; [.F79] &amp; &quot;')&quot;);&quot;_byid(&quot; &amp; [.E79] &amp; &quot;)&quot;) &amp; &quot;, make_codekey&quot; &amp; IF([.G79]=&quot;&quot;;IF([.H79]=&quot;&quot;;&quot;_null()&quot;;&quot;_bystr('&quot; &amp; [.H79] &amp; &quot;')&quot;);&quot;_byid(&quot; &amp; [.G79] &amp; &quot;)&quot;) &amp; &quot;), &quot; &amp; [.I79] &amp; &quot;) AS x) AS s;&quot;" office:value-type="string" office:string-value="SELECT 'cf_nm (-l): ', optimized_acodekeyl_isit(s.x, 2), TRUE AND (((s.x).codifier_key).code_id = 100) AS ok_isit FROM (SELECT optimize_acodekeyl(make_acodekeyl(make_codekey_null(), make_codekey_bystr('test codifier'), make_codekey_null()), 2) AS x) AS s;">
            <text:p>SELECT 'cf_nm (-l): ', optimized_acodekeyl_isit(s.x, 2), TRUE AND (((s.x).codifier_key).code_id = 100) AS ok_isit FROM (SELECT optimize_acodekeyl(make_acodekeyl(make_codekey_null(), make_codekey_bystr('test codifier'), make_codekey_null()), 2) AS x) AS s;</text:p>
          </table:table-cell>
          <table:table-cell table:number-columns-repeated="1013"/>
        </table:table-row>
        <table:table-row table:style-name="ro1">
          <table:table-cell/>
          <table:table-cell table:formula="of:=[.B56]" office:value-type="string" office:string-value="cf_nm (+l_id)">
            <text:p>cf_nm (+l_id)</text:p>
          </table:table-cell>
          <table:table-cell table:formula="of:=IF([.C56]=&quot;&quot;;&quot;&quot;;[.C56])" office:value-type="float" office:value="9001">
            <text:p>9001</text:p>
          </table:table-cell>
          <table:table-cell table:formula="of:=IF([.D56]=&quot;&quot;;&quot;&quot;;[.D56])">
            <text:p/>
          </table:table-cell>
          <table:table-cell table:formula="of:=IF([.E56]=&quot;&quot;;&quot;&quot;;[.E56])">
            <text:p/>
          </table:table-cell>
          <table:table-cell table:formula="of:=IF([.F56]=&quot;&quot;;&quot;&quot;;[.F56])" office:value-type="string" office:string-value="тестовый кодификатор">
            <text:p>тестовый кодификатор</text:p>
          </table:table-cell>
          <table:table-cell table:formula="of:=IF([.G56]=&quot;&quot;;&quot;&quot;;[.G56])">
            <text:p/>
          </table:table-cell>
          <table:table-cell table:formula="of:=IF([.H56]=&quot;&quot;;&quot;&quot;;[.H56])">
            <text:p/>
          </table:table-cell>
          <table:table-cell table:formula="of:=IF([.B79]=&quot;cf_nm (+l_nm)&quot;;[.I79]+1;[.I79])" office:value-type="float" office:value="2">
            <text:p>2</text:p>
          </table:table-cell>
          <table:table-cell/>
          <table:table-cell table:formula="of:=&quot;SELECT '&quot; &amp; [.B80] &amp; &quot;: ', optimized_acodekeyl_isit(s.x, &quot; &amp; [.I80] &amp; &quot;), TRUE&quot; &amp; IF(MOD([.I80];2)=1;&quot; AND (((s.x).code_key).code_id = &quot; &amp; [.$G$8] &amp; &quot;)&quot;;&quot;&quot;) &amp; IF(MOD(TRUNC([.I80]/2);2)=1;&quot; AND (((s.x).codifier_key).code_id = &quot; &amp; [.$E$8] &amp; &quot;)&quot;;&quot;&quot;) &amp; IF(MOD(TRUNC([.I80]/4);2)=1;&quot; AND (((s.x).key_lng).code_id = &quot; &amp; [.$C$8] &amp; &quot;)&quot;;&quot;&quot;) &amp; &quot; AS ok_isit FROM (SELECT optimize_acodekeyl(make_acodekeyl(make_codekey&quot; &amp; IF([.C80]=&quot;&quot;;IF([.D80]=&quot;&quot;;&quot;_null()&quot;;&quot;_bystr('&quot; &amp; [.D80] &amp; &quot;')&quot;);&quot;_byid(&quot; &amp; [.C80] &amp; &quot;)&quot;) &amp; &quot;, make_codekey&quot; &amp; IF([.E80]=&quot;&quot;;IF([.F80]=&quot;&quot;;&quot;_null()&quot;;&quot;_bystr('&quot; &amp; [.F80] &amp; &quot;')&quot;);&quot;_byid(&quot; &amp; [.E80] &amp; &quot;)&quot;) &amp; &quot;, make_codekey&quot; &amp; IF([.G80]=&quot;&quot;;IF([.H80]=&quot;&quot;;&quot;_null()&quot;;&quot;_bystr('&quot; &amp; [.H80] &amp; &quot;')&quot;);&quot;_byid(&quot; &amp; [.G80] &amp; &quot;)&quot;) &amp; &quot;), &quot; &amp; [.I80] &amp; &quot;) AS x) AS s;&quot;" office:value-type="string" office:string-value="SELECT 'cf_nm (+l_id): ', optimized_acodekeyl_isit(s.x, 2), TRUE AND (((s.x).codifier_key).code_id = 100) AS ok_isit FROM (SELECT optimize_acodekeyl(make_acodekeyl(make_codekey_byid(9001), make_codekey_bystr('тестовый кодификатор'), make_codekey_null()), 2) AS x) AS s;">
            <text:p>SELECT 'cf_nm (+l_id): ', optimized_acodekeyl_isit(s.x, 2), TRUE AND (((s.x).codifier_key).code_id = 100) AS ok_isit FROM (SELECT optimize_acodekeyl(make_acodekeyl(make_codekey_byid(9001), make_codekey_bystr('тестовый кодификатор'), make_codekey_null()), 2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57]" office:value-type="string" office:string-value="cf_nm (+l_nm)">
            <text:p>cf_nm (+l_nm)</text:p>
          </table:table-cell>
          <table:table-cell table:style-name="ce2" table:formula="of:=IF([.C57]=&quot;&quot;;&quot;&quot;;[.C57])">
            <text:p/>
          </table:table-cell>
          <table:table-cell table:style-name="ce2" table:formula="of:=IF([.D57]=&quot;&quot;;&quot;&quot;;[.D57])" office:value-type="string" office:string-value="rus">
            <text:p>rus</text:p>
          </table:table-cell>
          <table:table-cell table:style-name="ce2" table:formula="of:=IF([.E57]=&quot;&quot;;&quot;&quot;;[.E57])">
            <text:p/>
          </table:table-cell>
          <table:table-cell table:style-name="ce2" table:formula="of:=IF([.F57]=&quot;&quot;;&quot;&quot;;[.F57])" office:value-type="string" office:string-value="тестовый кодификатор">
            <text:p>тестовый кодификатор</text:p>
          </table:table-cell>
          <table:table-cell table:style-name="ce2" table:formula="of:=IF([.G57]=&quot;&quot;;&quot;&quot;;[.G57])">
            <text:p/>
          </table:table-cell>
          <table:table-cell table:style-name="ce2" table:formula="of:=IF([.H57]=&quot;&quot;;&quot;&quot;;[.H57])">
            <text:p/>
          </table:table-cell>
          <table:table-cell table:style-name="ce2" table:formula="of:=IF([.B80]=&quot;cf_nm (+l_nm)&quot;;[.I80]+1;[.I80])" office:value-type="float" office:value="2">
            <text:p>2</text:p>
          </table:table-cell>
          <table:table-cell table:style-name="ce8"/>
          <table:table-cell table:formula="of:=&quot;SELECT '&quot; &amp; [.B81] &amp; &quot;: ', optimized_acodekeyl_isit(s.x, &quot; &amp; [.I81] &amp; &quot;), TRUE&quot; &amp; IF(MOD([.I81];2)=1;&quot; AND (((s.x).code_key).code_id = &quot; &amp; [.$G$8] &amp; &quot;)&quot;;&quot;&quot;) &amp; IF(MOD(TRUNC([.I81]/2);2)=1;&quot; AND (((s.x).codifier_key).code_id = &quot; &amp; [.$E$8] &amp; &quot;)&quot;;&quot;&quot;) &amp; IF(MOD(TRUNC([.I81]/4);2)=1;&quot; AND (((s.x).key_lng).code_id = &quot; &amp; [.$C$8] &amp; &quot;)&quot;;&quot;&quot;) &amp; &quot; AS ok_isit FROM (SELECT optimize_acodekeyl(make_acodekeyl(make_codekey&quot; &amp; IF([.C81]=&quot;&quot;;IF([.D81]=&quot;&quot;;&quot;_null()&quot;;&quot;_bystr('&quot; &amp; [.D81] &amp; &quot;')&quot;);&quot;_byid(&quot; &amp; [.C81] &amp; &quot;)&quot;) &amp; &quot;, make_codekey&quot; &amp; IF([.E81]=&quot;&quot;;IF([.F81]=&quot;&quot;;&quot;_null()&quot;;&quot;_bystr('&quot; &amp; [.F81] &amp; &quot;')&quot;);&quot;_byid(&quot; &amp; [.E81] &amp; &quot;)&quot;) &amp; &quot;, make_codekey&quot; &amp; IF([.G81]=&quot;&quot;;IF([.H81]=&quot;&quot;;&quot;_null()&quot;;&quot;_bystr('&quot; &amp; [.H81] &amp; &quot;')&quot;);&quot;_byid(&quot; &amp; [.G81] &amp; &quot;)&quot;) &amp; &quot;), &quot; &amp; [.I81] &amp; &quot;) AS x) AS s;&quot;" office:value-type="string" office:string-value="SELECT 'cf_nm (+l_nm): ', optimized_acodekeyl_isit(s.x, 2), TRUE AND (((s.x).codifier_key).code_id = 100) AS ok_isit FROM (SELECT optimize_acodekeyl(make_acodekeyl(make_codekey_bystr('rus'), make_codekey_bystr('тестовый кодификатор'), make_codekey_null()), 2) AS x) AS s;">
            <text:p>SELECT 'cf_nm (+l_nm): ', optimized_acodekeyl_isit(s.x, 2), TRUE AND (((s.x).codifier_key).code_id = 100) AS ok_isit FROM (SELECT optimize_acodekeyl(make_acodekeyl(make_codekey_bystr('rus'), make_codekey_bystr('тестовый кодификатор'), make_codekey_null()), 2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58]" office:value-type="string" office:string-value="c_id (-l,-cf)">
            <text:p>c_id (-l,-cf)</text:p>
          </table:table-cell>
          <table:table-cell table:formula="of:=IF([.C58]=&quot;&quot;;&quot;&quot;;[.C58])">
            <text:p/>
          </table:table-cell>
          <table:table-cell table:formula="of:=IF([.D58]=&quot;&quot;;&quot;&quot;;[.D58])">
            <text:p/>
          </table:table-cell>
          <table:table-cell table:formula="of:=IF([.E58]=&quot;&quot;;&quot;&quot;;[.E58])">
            <text:p/>
          </table:table-cell>
          <table:table-cell table:formula="of:=IF([.F58]=&quot;&quot;;&quot;&quot;;[.F58])">
            <text:p/>
          </table:table-cell>
          <table:table-cell table:formula="of:=IF([.G58]=&quot;&quot;;&quot;&quot;;[.G58])" office:value-type="float" office:value="110">
            <text:p>110</text:p>
          </table:table-cell>
          <table:table-cell table:formula="of:=IF([.H58]=&quot;&quot;;&quot;&quot;;[.H58])">
            <text:p/>
          </table:table-cell>
          <table:table-cell table:formula="of:=IF([.B81]=&quot;cf_nm (+l_nm)&quot;;[.I81]+1;[.I81])" office:value-type="float" office:value="3">
            <text:p>3</text:p>
          </table:table-cell>
          <table:table-cell/>
          <table:table-cell table:formula="of:=&quot;SELECT '&quot; &amp; [.B82] &amp; &quot;: ', optimized_acodekeyl_isit(s.x, &quot; &amp; [.I82] &amp; &quot;), TRUE&quot; &amp; IF(MOD([.I82];2)=1;&quot; AND (((s.x).code_key).code_id = &quot; &amp; [.$G$8] &amp; &quot;)&quot;;&quot;&quot;) &amp; IF(MOD(TRUNC([.I82]/2);2)=1;&quot; AND (((s.x).codifier_key).code_id = &quot; &amp; [.$E$8] &amp; &quot;)&quot;;&quot;&quot;) &amp; IF(MOD(TRUNC([.I82]/4);2)=1;&quot; AND (((s.x).key_lng).code_id = &quot; &amp; [.$C$8] &amp; &quot;)&quot;;&quot;&quot;) &amp; &quot; AS ok_isit FROM (SELECT optimize_acodekeyl(make_acodekeyl(make_codekey&quot; &amp; IF([.C82]=&quot;&quot;;IF([.D82]=&quot;&quot;;&quot;_null()&quot;;&quot;_bystr('&quot; &amp; [.D82] &amp; &quot;')&quot;);&quot;_byid(&quot; &amp; [.C82] &amp; &quot;)&quot;) &amp; &quot;, make_codekey&quot; &amp; IF([.E82]=&quot;&quot;;IF([.F82]=&quot;&quot;;&quot;_null()&quot;;&quot;_bystr('&quot; &amp; [.F82] &amp; &quot;')&quot;);&quot;_byid(&quot; &amp; [.E82] &amp; &quot;)&quot;) &amp; &quot;, make_codekey&quot; &amp; IF([.G82]=&quot;&quot;;IF([.H82]=&quot;&quot;;&quot;_null()&quot;;&quot;_bystr('&quot; &amp; [.H82] &amp; &quot;')&quot;);&quot;_byid(&quot; &amp; [.G82] &amp; &quot;)&quot;) &amp; &quot;), &quot; &amp; [.I82] &amp; &quot;) AS x) AS s;&quot;" office:value-type="string" office:string-value="SELECT 'c_id (-l,-cf): ', optimized_acodekeyl_isit(s.x, 3), TRUE AND (((s.x).code_key).code_id = 110) AND (((s.x).codifier_key).code_id = 100) AS ok_isit FROM (SELECT optimize_acodekeyl(make_acodekeyl(make_codekey_null(), make_codekey_null(), make_codekey_byid(110)), 3) AS x) AS s;">
            <text:p>SELECT 'c_id (-l,-cf): ', optimized_acodekeyl_isit(s.x, 3), TRUE AND (((s.x).code_key).code_id = 110) AND (((s.x).codifier_key).code_id = 100) AS ok_isit FROM (SELECT optimize_acodekeyl(make_acodekeyl(make_codekey_null(), make_codekey_null(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59]" office:value-type="string" office:string-value="c_id (-l,+cf_id)">
            <text:p>c_id (-l,+cf_id)</text:p>
          </table:table-cell>
          <table:table-cell table:formula="of:=IF([.C59]=&quot;&quot;;&quot;&quot;;[.C59])">
            <text:p/>
          </table:table-cell>
          <table:table-cell table:formula="of:=IF([.D59]=&quot;&quot;;&quot;&quot;;[.D59])">
            <text:p/>
          </table:table-cell>
          <table:table-cell table:formula="of:=IF([.E59]=&quot;&quot;;&quot;&quot;;[.E59])" office:value-type="float" office:value="100">
            <text:p>100</text:p>
          </table:table-cell>
          <table:table-cell table:formula="of:=IF([.F59]=&quot;&quot;;&quot;&quot;;[.F59])">
            <text:p/>
          </table:table-cell>
          <table:table-cell table:formula="of:=IF([.G59]=&quot;&quot;;&quot;&quot;;[.G59])" office:value-type="float" office:value="110">
            <text:p>110</text:p>
          </table:table-cell>
          <table:table-cell table:formula="of:=IF([.H59]=&quot;&quot;;&quot;&quot;;[.H59])">
            <text:p/>
          </table:table-cell>
          <table:table-cell table:formula="of:=IF([.B82]=&quot;cf_nm (+l_nm)&quot;;[.I82]+1;[.I82])" office:value-type="float" office:value="3">
            <text:p>3</text:p>
          </table:table-cell>
          <table:table-cell/>
          <table:table-cell table:formula="of:=&quot;SELECT '&quot; &amp; [.B83] &amp; &quot;: ', optimized_acodekeyl_isit(s.x, &quot; &amp; [.I83] &amp; &quot;), TRUE&quot; &amp; IF(MOD([.I83];2)=1;&quot; AND (((s.x).code_key).code_id = &quot; &amp; [.$G$8] &amp; &quot;)&quot;;&quot;&quot;) &amp; IF(MOD(TRUNC([.I83]/2);2)=1;&quot; AND (((s.x).codifier_key).code_id = &quot; &amp; [.$E$8] &amp; &quot;)&quot;;&quot;&quot;) &amp; IF(MOD(TRUNC([.I83]/4);2)=1;&quot; AND (((s.x).key_lng).code_id = &quot; &amp; [.$C$8] &amp; &quot;)&quot;;&quot;&quot;) &amp; &quot; AS ok_isit FROM (SELECT optimize_acodekeyl(make_acodekeyl(make_codekey&quot; &amp; IF([.C83]=&quot;&quot;;IF([.D83]=&quot;&quot;;&quot;_null()&quot;;&quot;_bystr('&quot; &amp; [.D83] &amp; &quot;')&quot;);&quot;_byid(&quot; &amp; [.C83] &amp; &quot;)&quot;) &amp; &quot;, make_codekey&quot; &amp; IF([.E83]=&quot;&quot;;IF([.F83]=&quot;&quot;;&quot;_null()&quot;;&quot;_bystr('&quot; &amp; [.F83] &amp; &quot;')&quot;);&quot;_byid(&quot; &amp; [.E83] &amp; &quot;)&quot;) &amp; &quot;, make_codekey&quot; &amp; IF([.G83]=&quot;&quot;;IF([.H83]=&quot;&quot;;&quot;_null()&quot;;&quot;_bystr('&quot; &amp; [.H83] &amp; &quot;')&quot;);&quot;_byid(&quot; &amp; [.G83] &amp; &quot;)&quot;) &amp; &quot;), &quot; &amp; [.I83] &amp; &quot;) AS x) AS s;&quot;" office:value-type="string" office:string-value="SELECT 'c_id (-l,+cf_id): ', optimized_acodekeyl_isit(s.x, 3), TRUE AND (((s.x).code_key).code_id = 110) AND (((s.x).codifier_key).code_id = 100) AS ok_isit FROM (SELECT optimize_acodekeyl(make_acodekeyl(make_codekey_null(), make_codekey_byid(100), make_codekey_byid(110)), 3) AS x) AS s;">
            <text:p>SELECT 'c_id (-l,+cf_id): ', optimized_acodekeyl_isit(s.x, 3), TRUE AND (((s.x).code_key).code_id = 110) AND (((s.x).codifier_key).code_id = 100) AS ok_isit FROM (SELECT optimize_acodekeyl(make_acodekeyl(make_codekey_null(), make_codekey_byid(100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0]" office:value-type="string" office:string-value="c_id (-l,+cf_nm)">
            <text:p>c_id (-l,+cf_nm)</text:p>
          </table:table-cell>
          <table:table-cell table:formula="of:=IF([.C60]=&quot;&quot;;&quot;&quot;;[.C60])">
            <text:p/>
          </table:table-cell>
          <table:table-cell table:formula="of:=IF([.D60]=&quot;&quot;;&quot;&quot;;[.D60])">
            <text:p/>
          </table:table-cell>
          <table:table-cell table:formula="of:=IF([.E60]=&quot;&quot;;&quot;&quot;;[.E60])">
            <text:p/>
          </table:table-cell>
          <table:table-cell table:formula="of:=IF([.F60]=&quot;&quot;;&quot;&quot;;[.F60])" office:value-type="string" office:string-value="test codifier">
            <text:p>test codifier</text:p>
          </table:table-cell>
          <table:table-cell table:formula="of:=IF([.G60]=&quot;&quot;;&quot;&quot;;[.G60])" office:value-type="float" office:value="110">
            <text:p>110</text:p>
          </table:table-cell>
          <table:table-cell table:formula="of:=IF([.H60]=&quot;&quot;;&quot;&quot;;[.H60])">
            <text:p/>
          </table:table-cell>
          <table:table-cell table:formula="of:=IF([.B83]=&quot;cf_nm (+l_nm)&quot;;[.I83]+1;[.I83])" office:value-type="float" office:value="3">
            <text:p>3</text:p>
          </table:table-cell>
          <table:table-cell/>
          <table:table-cell table:formula="of:=&quot;SELECT '&quot; &amp; [.B84] &amp; &quot;: ', optimized_acodekeyl_isit(s.x, &quot; &amp; [.I84] &amp; &quot;), TRUE&quot; &amp; IF(MOD([.I84];2)=1;&quot; AND (((s.x).code_key).code_id = &quot; &amp; [.$G$8] &amp; &quot;)&quot;;&quot;&quot;) &amp; IF(MOD(TRUNC([.I84]/2);2)=1;&quot; AND (((s.x).codifier_key).code_id = &quot; &amp; [.$E$8] &amp; &quot;)&quot;;&quot;&quot;) &amp; IF(MOD(TRUNC([.I84]/4);2)=1;&quot; AND (((s.x).key_lng).code_id = &quot; &amp; [.$C$8] &amp; &quot;)&quot;;&quot;&quot;) &amp; &quot; AS ok_isit FROM (SELECT optimize_acodekeyl(make_acodekeyl(make_codekey&quot; &amp; IF([.C84]=&quot;&quot;;IF([.D84]=&quot;&quot;;&quot;_null()&quot;;&quot;_bystr('&quot; &amp; [.D84] &amp; &quot;')&quot;);&quot;_byid(&quot; &amp; [.C84] &amp; &quot;)&quot;) &amp; &quot;, make_codekey&quot; &amp; IF([.E84]=&quot;&quot;;IF([.F84]=&quot;&quot;;&quot;_null()&quot;;&quot;_bystr('&quot; &amp; [.F84] &amp; &quot;')&quot;);&quot;_byid(&quot; &amp; [.E84] &amp; &quot;)&quot;) &amp; &quot;, make_codekey&quot; &amp; IF([.G84]=&quot;&quot;;IF([.H84]=&quot;&quot;;&quot;_null()&quot;;&quot;_bystr('&quot; &amp; [.H84] &amp; &quot;')&quot;);&quot;_byid(&quot; &amp; [.G84] &amp; &quot;)&quot;) &amp; &quot;), &quot; &amp; [.I84] &amp; &quot;) AS x) AS s;&quot;" office:value-type="string" office:string-value="SELECT 'c_id (-l,+cf_nm): ', optimized_acodekeyl_isit(s.x, 3), TRUE AND (((s.x).code_key).code_id = 110) AND (((s.x).codifier_key).code_id = 100) AS ok_isit FROM (SELECT optimize_acodekeyl(make_acodekeyl(make_codekey_null(), make_codekey_bystr('test codifier'), make_codekey_byid(110)), 3) AS x) AS s;">
            <text:p>SELECT 'c_id (-l,+cf_nm): ', optimized_acodekeyl_isit(s.x, 3), TRUE AND (((s.x).code_key).code_id = 110) AND (((s.x).codifier_key).code_id = 100) AS ok_isit FROM (SELECT optimize_acodekeyl(make_acodekeyl(make_codekey_null(), make_codekey_bystr('test codifier'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1]" office:value-type="string" office:string-value="c_id (+l_id,-cf)">
            <text:p>c_id (+l_id,-cf)</text:p>
          </table:table-cell>
          <table:table-cell table:formula="of:=IF([.C61]=&quot;&quot;;&quot;&quot;;[.C61])" office:value-type="float" office:value="9001">
            <text:p>9001</text:p>
          </table:table-cell>
          <table:table-cell table:formula="of:=IF([.D61]=&quot;&quot;;&quot;&quot;;[.D61])">
            <text:p/>
          </table:table-cell>
          <table:table-cell table:formula="of:=IF([.E61]=&quot;&quot;;&quot;&quot;;[.E61])">
            <text:p/>
          </table:table-cell>
          <table:table-cell table:formula="of:=IF([.F61]=&quot;&quot;;&quot;&quot;;[.F61])">
            <text:p/>
          </table:table-cell>
          <table:table-cell table:formula="of:=IF([.G61]=&quot;&quot;;&quot;&quot;;[.G61])" office:value-type="float" office:value="110">
            <text:p>110</text:p>
          </table:table-cell>
          <table:table-cell table:formula="of:=IF([.H61]=&quot;&quot;;&quot;&quot;;[.H61])">
            <text:p/>
          </table:table-cell>
          <table:table-cell table:formula="of:=IF([.B84]=&quot;cf_nm (+l_nm)&quot;;[.I84]+1;[.I84])" office:value-type="float" office:value="3">
            <text:p>3</text:p>
          </table:table-cell>
          <table:table-cell/>
          <table:table-cell table:formula="of:=&quot;SELECT '&quot; &amp; [.B85] &amp; &quot;: ', optimized_acodekeyl_isit(s.x, &quot; &amp; [.I85] &amp; &quot;), TRUE&quot; &amp; IF(MOD([.I85];2)=1;&quot; AND (((s.x).code_key).code_id = &quot; &amp; [.$G$8] &amp; &quot;)&quot;;&quot;&quot;) &amp; IF(MOD(TRUNC([.I85]/2);2)=1;&quot; AND (((s.x).codifier_key).code_id = &quot; &amp; [.$E$8] &amp; &quot;)&quot;;&quot;&quot;) &amp; IF(MOD(TRUNC([.I85]/4);2)=1;&quot; AND (((s.x).key_lng).code_id = &quot; &amp; [.$C$8] &amp; &quot;)&quot;;&quot;&quot;) &amp; &quot; AS ok_isit FROM (SELECT optimize_acodekeyl(make_acodekeyl(make_codekey&quot; &amp; IF([.C85]=&quot;&quot;;IF([.D85]=&quot;&quot;;&quot;_null()&quot;;&quot;_bystr('&quot; &amp; [.D85] &amp; &quot;')&quot;);&quot;_byid(&quot; &amp; [.C85] &amp; &quot;)&quot;) &amp; &quot;, make_codekey&quot; &amp; IF([.E85]=&quot;&quot;;IF([.F85]=&quot;&quot;;&quot;_null()&quot;;&quot;_bystr('&quot; &amp; [.F85] &amp; &quot;')&quot;);&quot;_byid(&quot; &amp; [.E85] &amp; &quot;)&quot;) &amp; &quot;, make_codekey&quot; &amp; IF([.G85]=&quot;&quot;;IF([.H85]=&quot;&quot;;&quot;_null()&quot;;&quot;_bystr('&quot; &amp; [.H85] &amp; &quot;')&quot;);&quot;_byid(&quot; &amp; [.G85] &amp; &quot;)&quot;) &amp; &quot;), &quot; &amp; [.I85] &amp; &quot;) AS x) AS s;&quot;" office:value-type="string" office:string-value="SELECT 'c_id (+l_id,-cf): ', optimized_acodekeyl_isit(s.x, 3), TRUE AND (((s.x).code_key).code_id = 110) AND (((s.x).codifier_key).code_id = 100) AS ok_isit FROM (SELECT optimize_acodekeyl(make_acodekeyl(make_codekey_byid(9001), make_codekey_null(), make_codekey_byid(110)), 3) AS x) AS s;">
            <text:p>SELECT 'c_id (+l_id,-cf): ', optimized_acodekeyl_isit(s.x, 3), TRUE AND (((s.x).code_key).code_id = 110) AND (((s.x).codifier_key).code_id = 100) AS ok_isit FROM (SELECT optimize_acodekeyl(make_acodekeyl(make_codekey_byid(9001), make_codekey_null(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2]" office:value-type="string" office:string-value="c_id (+l_id,+cf_id)">
            <text:p>c_id (+l_id,+cf_id)</text:p>
          </table:table-cell>
          <table:table-cell table:formula="of:=IF([.C62]=&quot;&quot;;&quot;&quot;;[.C62])" office:value-type="float" office:value="9001">
            <text:p>9001</text:p>
          </table:table-cell>
          <table:table-cell table:formula="of:=IF([.D62]=&quot;&quot;;&quot;&quot;;[.D62])">
            <text:p/>
          </table:table-cell>
          <table:table-cell table:formula="of:=IF([.E62]=&quot;&quot;;&quot;&quot;;[.E62])" office:value-type="float" office:value="100">
            <text:p>100</text:p>
          </table:table-cell>
          <table:table-cell table:formula="of:=IF([.F62]=&quot;&quot;;&quot;&quot;;[.F62])">
            <text:p/>
          </table:table-cell>
          <table:table-cell table:formula="of:=IF([.G62]=&quot;&quot;;&quot;&quot;;[.G62])" office:value-type="float" office:value="110">
            <text:p>110</text:p>
          </table:table-cell>
          <table:table-cell table:formula="of:=IF([.H62]=&quot;&quot;;&quot;&quot;;[.H62])">
            <text:p/>
          </table:table-cell>
          <table:table-cell table:formula="of:=IF([.B85]=&quot;cf_nm (+l_nm)&quot;;[.I85]+1;[.I85])" office:value-type="float" office:value="3">
            <text:p>3</text:p>
          </table:table-cell>
          <table:table-cell/>
          <table:table-cell table:formula="of:=&quot;SELECT '&quot; &amp; [.B86] &amp; &quot;: ', optimized_acodekeyl_isit(s.x, &quot; &amp; [.I86] &amp; &quot;), TRUE&quot; &amp; IF(MOD([.I86];2)=1;&quot; AND (((s.x).code_key).code_id = &quot; &amp; [.$G$8] &amp; &quot;)&quot;;&quot;&quot;) &amp; IF(MOD(TRUNC([.I86]/2);2)=1;&quot; AND (((s.x).codifier_key).code_id = &quot; &amp; [.$E$8] &amp; &quot;)&quot;;&quot;&quot;) &amp; IF(MOD(TRUNC([.I86]/4);2)=1;&quot; AND (((s.x).key_lng).code_id = &quot; &amp; [.$C$8] &amp; &quot;)&quot;;&quot;&quot;) &amp; &quot; AS ok_isit FROM (SELECT optimize_acodekeyl(make_acodekeyl(make_codekey&quot; &amp; IF([.C86]=&quot;&quot;;IF([.D86]=&quot;&quot;;&quot;_null()&quot;;&quot;_bystr('&quot; &amp; [.D86] &amp; &quot;')&quot;);&quot;_byid(&quot; &amp; [.C86] &amp; &quot;)&quot;) &amp; &quot;, make_codekey&quot; &amp; IF([.E86]=&quot;&quot;;IF([.F86]=&quot;&quot;;&quot;_null()&quot;;&quot;_bystr('&quot; &amp; [.F86] &amp; &quot;')&quot;);&quot;_byid(&quot; &amp; [.E86] &amp; &quot;)&quot;) &amp; &quot;, make_codekey&quot; &amp; IF([.G86]=&quot;&quot;;IF([.H86]=&quot;&quot;;&quot;_null()&quot;;&quot;_bystr('&quot; &amp; [.H86] &amp; &quot;')&quot;);&quot;_byid(&quot; &amp; [.G86] &amp; &quot;)&quot;) &amp; &quot;), &quot; &amp; [.I86] &amp; &quot;) AS x) AS s;&quot;" office:value-type="string" office:string-value="SELECT 'c_id (+l_id,+cf_id): ', optimized_acodekeyl_isit(s.x, 3), TRUE AND (((s.x).code_key).code_id = 110) AND (((s.x).codifier_key).code_id = 100) AS ok_isit FROM (SELECT optimize_acodekeyl(make_acodekeyl(make_codekey_byid(9001), make_codekey_byid(100), make_codekey_byid(110)), 3) AS x) AS s;">
            <text:p>SELECT 'c_id (+l_id,+cf_id): ', optimized_acodekeyl_isit(s.x, 3), TRUE AND (((s.x).code_key).code_id = 110) AND (((s.x).codifier_key).code_id = 100) AS ok_isit FROM (SELECT optimize_acodekeyl(make_acodekeyl(make_codekey_byid(9001), make_codekey_byid(100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3]" office:value-type="string" office:string-value="c_id (+l_id,+cf_nm)">
            <text:p>c_id (+l_id,+cf_nm)</text:p>
          </table:table-cell>
          <table:table-cell table:formula="of:=IF([.C63]=&quot;&quot;;&quot;&quot;;[.C63])" office:value-type="float" office:value="9001">
            <text:p>9001</text:p>
          </table:table-cell>
          <table:table-cell table:formula="of:=IF([.D63]=&quot;&quot;;&quot;&quot;;[.D63])">
            <text:p/>
          </table:table-cell>
          <table:table-cell table:formula="of:=IF([.E63]=&quot;&quot;;&quot;&quot;;[.E63])">
            <text:p/>
          </table:table-cell>
          <table:table-cell table:formula="of:=IF([.F63]=&quot;&quot;;&quot;&quot;;[.F63])" office:value-type="string" office:string-value="тестовый кодификатор">
            <text:p>тестовый кодификатор</text:p>
          </table:table-cell>
          <table:table-cell table:formula="of:=IF([.G63]=&quot;&quot;;&quot;&quot;;[.G63])" office:value-type="float" office:value="110">
            <text:p>110</text:p>
          </table:table-cell>
          <table:table-cell table:formula="of:=IF([.H63]=&quot;&quot;;&quot;&quot;;[.H63])">
            <text:p/>
          </table:table-cell>
          <table:table-cell table:formula="of:=IF([.B86]=&quot;cf_nm (+l_nm)&quot;;[.I86]+1;[.I86])" office:value-type="float" office:value="3">
            <text:p>3</text:p>
          </table:table-cell>
          <table:table-cell/>
          <table:table-cell table:formula="of:=&quot;SELECT '&quot; &amp; [.B87] &amp; &quot;: ', optimized_acodekeyl_isit(s.x, &quot; &amp; [.I87] &amp; &quot;), TRUE&quot; &amp; IF(MOD([.I87];2)=1;&quot; AND (((s.x).code_key).code_id = &quot; &amp; [.$G$8] &amp; &quot;)&quot;;&quot;&quot;) &amp; IF(MOD(TRUNC([.I87]/2);2)=1;&quot; AND (((s.x).codifier_key).code_id = &quot; &amp; [.$E$8] &amp; &quot;)&quot;;&quot;&quot;) &amp; IF(MOD(TRUNC([.I87]/4);2)=1;&quot; AND (((s.x).key_lng).code_id = &quot; &amp; [.$C$8] &amp; &quot;)&quot;;&quot;&quot;) &amp; &quot; AS ok_isit FROM (SELECT optimize_acodekeyl(make_acodekeyl(make_codekey&quot; &amp; IF([.C87]=&quot;&quot;;IF([.D87]=&quot;&quot;;&quot;_null()&quot;;&quot;_bystr('&quot; &amp; [.D87] &amp; &quot;')&quot;);&quot;_byid(&quot; &amp; [.C87] &amp; &quot;)&quot;) &amp; &quot;, make_codekey&quot; &amp; IF([.E87]=&quot;&quot;;IF([.F87]=&quot;&quot;;&quot;_null()&quot;;&quot;_bystr('&quot; &amp; [.F87] &amp; &quot;')&quot;);&quot;_byid(&quot; &amp; [.E87] &amp; &quot;)&quot;) &amp; &quot;, make_codekey&quot; &amp; IF([.G87]=&quot;&quot;;IF([.H87]=&quot;&quot;;&quot;_null()&quot;;&quot;_bystr('&quot; &amp; [.H87] &amp; &quot;')&quot;);&quot;_byid(&quot; &amp; [.G87] &amp; &quot;)&quot;) &amp; &quot;), &quot; &amp; [.I87] &amp; &quot;) AS x) AS s;&quot;" office:value-type="string" office:string-value="SELECT 'c_id (+l_id,+cf_nm): ', optimized_acodekeyl_isit(s.x, 3), TRUE AND (((s.x).code_key).code_id = 110) AND (((s.x).codifier_key).code_id = 100) AS ok_isit FROM (SELECT optimize_acodekeyl(make_acodekeyl(make_codekey_byid(9001), make_codekey_bystr('тестовый кодификатор'), make_codekey_byid(110)), 3) AS x) AS s;">
            <text:p>SELECT 'c_id (+l_id,+cf_nm): ', optimized_acodekeyl_isit(s.x, 3), TRUE AND (((s.x).code_key).code_id = 110) AND (((s.x).codifier_key).code_id = 100) AS ok_isit FROM (SELECT optimize_acodekeyl(make_acodekeyl(make_codekey_byid(9001), make_codekey_bystr('тестовый кодификатор'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4]" office:value-type="string" office:string-value="c_id (+l_nm,-cf)">
            <text:p>c_id (+l_nm,-cf)</text:p>
          </table:table-cell>
          <table:table-cell table:formula="of:=IF([.C64]=&quot;&quot;;&quot;&quot;;[.C64])">
            <text:p/>
          </table:table-cell>
          <table:table-cell table:formula="of:=IF([.D64]=&quot;&quot;;&quot;&quot;;[.D64])" office:value-type="string" office:string-value="rus">
            <text:p>rus</text:p>
          </table:table-cell>
          <table:table-cell table:formula="of:=IF([.E64]=&quot;&quot;;&quot;&quot;;[.E64])">
            <text:p/>
          </table:table-cell>
          <table:table-cell table:formula="of:=IF([.F64]=&quot;&quot;;&quot;&quot;;[.F64])">
            <text:p/>
          </table:table-cell>
          <table:table-cell table:formula="of:=IF([.G64]=&quot;&quot;;&quot;&quot;;[.G64])" office:value-type="float" office:value="110">
            <text:p>110</text:p>
          </table:table-cell>
          <table:table-cell table:formula="of:=IF([.H64]=&quot;&quot;;&quot;&quot;;[.H64])">
            <text:p/>
          </table:table-cell>
          <table:table-cell table:formula="of:=IF([.B87]=&quot;cf_nm (+l_nm)&quot;;[.I87]+1;[.I87])" office:value-type="float" office:value="3">
            <text:p>3</text:p>
          </table:table-cell>
          <table:table-cell/>
          <table:table-cell table:formula="of:=&quot;SELECT '&quot; &amp; [.B88] &amp; &quot;: ', optimized_acodekeyl_isit(s.x, &quot; &amp; [.I88] &amp; &quot;), TRUE&quot; &amp; IF(MOD([.I88];2)=1;&quot; AND (((s.x).code_key).code_id = &quot; &amp; [.$G$8] &amp; &quot;)&quot;;&quot;&quot;) &amp; IF(MOD(TRUNC([.I88]/2);2)=1;&quot; AND (((s.x).codifier_key).code_id = &quot; &amp; [.$E$8] &amp; &quot;)&quot;;&quot;&quot;) &amp; IF(MOD(TRUNC([.I88]/4);2)=1;&quot; AND (((s.x).key_lng).code_id = &quot; &amp; [.$C$8] &amp; &quot;)&quot;;&quot;&quot;) &amp; &quot; AS ok_isit FROM (SELECT optimize_acodekeyl(make_acodekeyl(make_codekey&quot; &amp; IF([.C88]=&quot;&quot;;IF([.D88]=&quot;&quot;;&quot;_null()&quot;;&quot;_bystr('&quot; &amp; [.D88] &amp; &quot;')&quot;);&quot;_byid(&quot; &amp; [.C88] &amp; &quot;)&quot;) &amp; &quot;, make_codekey&quot; &amp; IF([.E88]=&quot;&quot;;IF([.F88]=&quot;&quot;;&quot;_null()&quot;;&quot;_bystr('&quot; &amp; [.F88] &amp; &quot;')&quot;);&quot;_byid(&quot; &amp; [.E88] &amp; &quot;)&quot;) &amp; &quot;, make_codekey&quot; &amp; IF([.G88]=&quot;&quot;;IF([.H88]=&quot;&quot;;&quot;_null()&quot;;&quot;_bystr('&quot; &amp; [.H88] &amp; &quot;')&quot;);&quot;_byid(&quot; &amp; [.G88] &amp; &quot;)&quot;) &amp; &quot;), &quot; &amp; [.I88] &amp; &quot;) AS x) AS s;&quot;" office:value-type="string" office:string-value="SELECT 'c_id (+l_nm,-cf): ', optimized_acodekeyl_isit(s.x, 3), TRUE AND (((s.x).code_key).code_id = 110) AND (((s.x).codifier_key).code_id = 100) AS ok_isit FROM (SELECT optimize_acodekeyl(make_acodekeyl(make_codekey_bystr('rus'), make_codekey_null(), make_codekey_byid(110)), 3) AS x) AS s;">
            <text:p>SELECT 'c_id (+l_nm,-cf): ', optimized_acodekeyl_isit(s.x, 3), TRUE AND (((s.x).code_key).code_id = 110) AND (((s.x).codifier_key).code_id = 100) AS ok_isit FROM (SELECT optimize_acodekeyl(make_acodekeyl(make_codekey_bystr('rus'), make_codekey_null(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5]" office:value-type="string" office:string-value="c_id (+l_nm,+cf_id)">
            <text:p>c_id (+l_nm,+cf_id)</text:p>
          </table:table-cell>
          <table:table-cell table:formula="of:=IF([.C65]=&quot;&quot;;&quot;&quot;;[.C65])">
            <text:p/>
          </table:table-cell>
          <table:table-cell table:formula="of:=IF([.D65]=&quot;&quot;;&quot;&quot;;[.D65])" office:value-type="string" office:string-value="rus">
            <text:p>rus</text:p>
          </table:table-cell>
          <table:table-cell table:formula="of:=IF([.E65]=&quot;&quot;;&quot;&quot;;[.E65])" office:value-type="float" office:value="100">
            <text:p>100</text:p>
          </table:table-cell>
          <table:table-cell table:formula="of:=IF([.F65]=&quot;&quot;;&quot;&quot;;[.F65])">
            <text:p/>
          </table:table-cell>
          <table:table-cell table:formula="of:=IF([.G65]=&quot;&quot;;&quot;&quot;;[.G65])" office:value-type="float" office:value="110">
            <text:p>110</text:p>
          </table:table-cell>
          <table:table-cell table:formula="of:=IF([.H65]=&quot;&quot;;&quot;&quot;;[.H65])">
            <text:p/>
          </table:table-cell>
          <table:table-cell table:formula="of:=IF([.B88]=&quot;cf_nm (+l_nm)&quot;;[.I88]+1;[.I88])" office:value-type="float" office:value="3">
            <text:p>3</text:p>
          </table:table-cell>
          <table:table-cell/>
          <table:table-cell table:formula="of:=&quot;SELECT '&quot; &amp; [.B89] &amp; &quot;: ', optimized_acodekeyl_isit(s.x, &quot; &amp; [.I89] &amp; &quot;), TRUE&quot; &amp; IF(MOD([.I89];2)=1;&quot; AND (((s.x).code_key).code_id = &quot; &amp; [.$G$8] &amp; &quot;)&quot;;&quot;&quot;) &amp; IF(MOD(TRUNC([.I89]/2);2)=1;&quot; AND (((s.x).codifier_key).code_id = &quot; &amp; [.$E$8] &amp; &quot;)&quot;;&quot;&quot;) &amp; IF(MOD(TRUNC([.I89]/4);2)=1;&quot; AND (((s.x).key_lng).code_id = &quot; &amp; [.$C$8] &amp; &quot;)&quot;;&quot;&quot;) &amp; &quot; AS ok_isit FROM (SELECT optimize_acodekeyl(make_acodekeyl(make_codekey&quot; &amp; IF([.C89]=&quot;&quot;;IF([.D89]=&quot;&quot;;&quot;_null()&quot;;&quot;_bystr('&quot; &amp; [.D89] &amp; &quot;')&quot;);&quot;_byid(&quot; &amp; [.C89] &amp; &quot;)&quot;) &amp; &quot;, make_codekey&quot; &amp; IF([.E89]=&quot;&quot;;IF([.F89]=&quot;&quot;;&quot;_null()&quot;;&quot;_bystr('&quot; &amp; [.F89] &amp; &quot;')&quot;);&quot;_byid(&quot; &amp; [.E89] &amp; &quot;)&quot;) &amp; &quot;, make_codekey&quot; &amp; IF([.G89]=&quot;&quot;;IF([.H89]=&quot;&quot;;&quot;_null()&quot;;&quot;_bystr('&quot; &amp; [.H89] &amp; &quot;')&quot;);&quot;_byid(&quot; &amp; [.G89] &amp; &quot;)&quot;) &amp; &quot;), &quot; &amp; [.I89] &amp; &quot;) AS x) AS s;&quot;" office:value-type="string" office:string-value="SELECT 'c_id (+l_nm,+cf_id): ', optimized_acodekeyl_isit(s.x, 3), TRUE AND (((s.x).code_key).code_id = 110) AND (((s.x).codifier_key).code_id = 100) AS ok_isit FROM (SELECT optimize_acodekeyl(make_acodekeyl(make_codekey_bystr('rus'), make_codekey_byid(100), make_codekey_byid(110)), 3) AS x) AS s;">
            <text:p>SELECT 'c_id (+l_nm,+cf_id): ', optimized_acodekeyl_isit(s.x, 3), TRUE AND (((s.x).code_key).code_id = 110) AND (((s.x).codifier_key).code_id = 100) AS ok_isit FROM (SELECT optimize_acodekeyl(make_acodekeyl(make_codekey_bystr('rus'), make_codekey_byid(100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6]" office:value-type="string" office:string-value="c_id (+l_nm,+cf_nm)">
            <text:p>c_id (+l_nm,+cf_nm)</text:p>
          </table:table-cell>
          <table:table-cell table:formula="of:=IF([.C66]=&quot;&quot;;&quot;&quot;;[.C66])">
            <text:p/>
          </table:table-cell>
          <table:table-cell table:formula="of:=IF([.D66]=&quot;&quot;;&quot;&quot;;[.D66])" office:value-type="string" office:string-value="rus">
            <text:p>rus</text:p>
          </table:table-cell>
          <table:table-cell table:formula="of:=IF([.E66]=&quot;&quot;;&quot;&quot;;[.E66])">
            <text:p/>
          </table:table-cell>
          <table:table-cell table:formula="of:=IF([.F66]=&quot;&quot;;&quot;&quot;;[.F66])" office:value-type="string" office:string-value="тестовый кодификатор">
            <text:p>тестовый кодификатор</text:p>
          </table:table-cell>
          <table:table-cell table:formula="of:=IF([.G66]=&quot;&quot;;&quot;&quot;;[.G66])" office:value-type="float" office:value="110">
            <text:p>110</text:p>
          </table:table-cell>
          <table:table-cell table:formula="of:=IF([.H66]=&quot;&quot;;&quot;&quot;;[.H66])">
            <text:p/>
          </table:table-cell>
          <table:table-cell table:formula="of:=IF([.B89]=&quot;cf_nm (+l_nm)&quot;;[.I89]+1;[.I89])" office:value-type="float" office:value="3">
            <text:p>3</text:p>
          </table:table-cell>
          <table:table-cell/>
          <table:table-cell table:formula="of:=&quot;SELECT '&quot; &amp; [.B90] &amp; &quot;: ', optimized_acodekeyl_isit(s.x, &quot; &amp; [.I90] &amp; &quot;), TRUE&quot; &amp; IF(MOD([.I90];2)=1;&quot; AND (((s.x).code_key).code_id = &quot; &amp; [.$G$8] &amp; &quot;)&quot;;&quot;&quot;) &amp; IF(MOD(TRUNC([.I90]/2);2)=1;&quot; AND (((s.x).codifier_key).code_id = &quot; &amp; [.$E$8] &amp; &quot;)&quot;;&quot;&quot;) &amp; IF(MOD(TRUNC([.I90]/4);2)=1;&quot; AND (((s.x).key_lng).code_id = &quot; &amp; [.$C$8] &amp; &quot;)&quot;;&quot;&quot;) &amp; &quot; AS ok_isit FROM (SELECT optimize_acodekeyl(make_acodekeyl(make_codekey&quot; &amp; IF([.C90]=&quot;&quot;;IF([.D90]=&quot;&quot;;&quot;_null()&quot;;&quot;_bystr('&quot; &amp; [.D90] &amp; &quot;')&quot;);&quot;_byid(&quot; &amp; [.C90] &amp; &quot;)&quot;) &amp; &quot;, make_codekey&quot; &amp; IF([.E90]=&quot;&quot;;IF([.F90]=&quot;&quot;;&quot;_null()&quot;;&quot;_bystr('&quot; &amp; [.F90] &amp; &quot;')&quot;);&quot;_byid(&quot; &amp; [.E90] &amp; &quot;)&quot;) &amp; &quot;, make_codekey&quot; &amp; IF([.G90]=&quot;&quot;;IF([.H90]=&quot;&quot;;&quot;_null()&quot;;&quot;_bystr('&quot; &amp; [.H90] &amp; &quot;')&quot;);&quot;_byid(&quot; &amp; [.G90] &amp; &quot;)&quot;) &amp; &quot;), &quot; &amp; [.I90] &amp; &quot;) AS x) AS s;&quot;" office:value-type="string" office:string-value="SELECT 'c_id (+l_nm,+cf_nm): ', optimized_acodekeyl_isit(s.x, 3), TRUE AND (((s.x).code_key).code_id = 110) AND (((s.x).codifier_key).code_id = 100) AS ok_isit FROM (SELECT optimize_acodekeyl(make_acodekeyl(make_codekey_bystr('rus'), make_codekey_bystr('тестовый кодификатор'), make_codekey_byid(110)), 3) AS x) AS s;">
            <text:p>SELECT 'c_id (+l_nm,+cf_nm): ', optimized_acodekeyl_isit(s.x, 3), TRUE AND (((s.x).code_key).code_id = 110) AND (((s.x).codifier_key).code_id = 100) AS ok_isit FROM (SELECT optimize_acodekeyl(make_acodekeyl(make_codekey_bystr('rus'), make_codekey_bystr('тестовый кодификатор'), make_codekey_byid(110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7]" office:value-type="string" office:string-value="c_nm (-l,-cf)">
            <text:p>c_nm (-l,-cf)</text:p>
          </table:table-cell>
          <table:table-cell table:formula="of:=IF([.C67]=&quot;&quot;;&quot;&quot;;[.C67])">
            <text:p/>
          </table:table-cell>
          <table:table-cell table:formula="of:=IF([.D67]=&quot;&quot;;&quot;&quot;;[.D67])">
            <text:p/>
          </table:table-cell>
          <table:table-cell table:formula="of:=IF([.E67]=&quot;&quot;;&quot;&quot;;[.E67])">
            <text:p/>
          </table:table-cell>
          <table:table-cell table:formula="of:=IF([.F67]=&quot;&quot;;&quot;&quot;;[.F67])">
            <text:p/>
          </table:table-cell>
          <table:table-cell table:formula="of:=IF([.G67]=&quot;&quot;;&quot;&quot;;[.G67])">
            <text:p/>
          </table:table-cell>
          <table:table-cell table:formula="of:=IF([.H67]=&quot;&quot;;&quot;&quot;;[.H67])" office:value-type="float" office:value="101">
            <text:p>101</text:p>
          </table:table-cell>
          <table:table-cell table:formula="of:=IF([.B90]=&quot;cf_nm (+l_nm)&quot;;[.I90]+1;[.I90])" office:value-type="float" office:value="3">
            <text:p>3</text:p>
          </table:table-cell>
          <table:table-cell/>
          <table:table-cell table:formula="of:=&quot;SELECT '&quot; &amp; [.B91] &amp; &quot;: ', optimized_acodekeyl_isit(s.x, &quot; &amp; [.I91] &amp; &quot;), TRUE&quot; &amp; IF(MOD([.I91];2)=1;&quot; AND (((s.x).code_key).code_id = &quot; &amp; [.$G$8] &amp; &quot;)&quot;;&quot;&quot;) &amp; IF(MOD(TRUNC([.I91]/2);2)=1;&quot; AND (((s.x).codifier_key).code_id = &quot; &amp; [.$E$8] &amp; &quot;)&quot;;&quot;&quot;) &amp; IF(MOD(TRUNC([.I91]/4);2)=1;&quot; AND (((s.x).key_lng).code_id = &quot; &amp; [.$C$8] &amp; &quot;)&quot;;&quot;&quot;) &amp; &quot; AS ok_isit FROM (SELECT optimize_acodekeyl(make_acodekeyl(make_codekey&quot; &amp; IF([.C91]=&quot;&quot;;IF([.D91]=&quot;&quot;;&quot;_null()&quot;;&quot;_bystr('&quot; &amp; [.D91] &amp; &quot;')&quot;);&quot;_byid(&quot; &amp; [.C91] &amp; &quot;)&quot;) &amp; &quot;, make_codekey&quot; &amp; IF([.E91]=&quot;&quot;;IF([.F91]=&quot;&quot;;&quot;_null()&quot;;&quot;_bystr('&quot; &amp; [.F91] &amp; &quot;')&quot;);&quot;_byid(&quot; &amp; [.E91] &amp; &quot;)&quot;) &amp; &quot;, make_codekey&quot; &amp; IF([.G91]=&quot;&quot;;IF([.H91]=&quot;&quot;;&quot;_null()&quot;;&quot;_bystr('&quot; &amp; [.H91] &amp; &quot;')&quot;);&quot;_byid(&quot; &amp; [.G91] &amp; &quot;)&quot;) &amp; &quot;), &quot; &amp; [.I91] &amp; &quot;) AS x) AS s;&quot;" office:value-type="string" office:string-value="SELECT 'c_nm (-l,-cf): ', optimized_acodekeyl_isit(s.x, 3), TRUE AND (((s.x).code_key).code_id = 110) AND (((s.x).codifier_key).code_id = 100) AS ok_isit FROM (SELECT optimize_acodekeyl(make_acodekeyl(make_codekey_null(), make_codekey_null(), make_codekey_bystr('101')), 3) AS x) AS s;">
            <text:p>SELECT 'c_nm (-l,-cf): ', optimized_acodekeyl_isit(s.x, 3), TRUE AND (((s.x).code_key).code_id = 110) AND (((s.x).codifier_key).code_id = 100) AS ok_isit FROM (SELECT optimize_acodekeyl(make_acodekeyl(make_codekey_null(), make_codekey_null(), make_codekey_bystr('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8]" office:value-type="string" office:string-value="c_nm (-l,+cf_id)">
            <text:p>c_nm (-l,+cf_id)</text:p>
          </table:table-cell>
          <table:table-cell table:formula="of:=IF([.C68]=&quot;&quot;;&quot;&quot;;[.C68])">
            <text:p/>
          </table:table-cell>
          <table:table-cell table:formula="of:=IF([.D68]=&quot;&quot;;&quot;&quot;;[.D68])">
            <text:p/>
          </table:table-cell>
          <table:table-cell table:formula="of:=IF([.E68]=&quot;&quot;;&quot;&quot;;[.E68])" office:value-type="float" office:value="100">
            <text:p>100</text:p>
          </table:table-cell>
          <table:table-cell table:formula="of:=IF([.F68]=&quot;&quot;;&quot;&quot;;[.F68])">
            <text:p/>
          </table:table-cell>
          <table:table-cell table:formula="of:=IF([.G68]=&quot;&quot;;&quot;&quot;;[.G68])">
            <text:p/>
          </table:table-cell>
          <table:table-cell table:formula="of:=IF([.H68]=&quot;&quot;;&quot;&quot;;[.H68])" office:value-type="float" office:value="101">
            <text:p>101</text:p>
          </table:table-cell>
          <table:table-cell table:formula="of:=IF([.B91]=&quot;cf_nm (+l_nm)&quot;;[.I91]+1;[.I91])" office:value-type="float" office:value="3">
            <text:p>3</text:p>
          </table:table-cell>
          <table:table-cell/>
          <table:table-cell table:formula="of:=&quot;SELECT '&quot; &amp; [.B92] &amp; &quot;: ', optimized_acodekeyl_isit(s.x, &quot; &amp; [.I92] &amp; &quot;), TRUE&quot; &amp; IF(MOD([.I92];2)=1;&quot; AND (((s.x).code_key).code_id = &quot; &amp; [.$G$8] &amp; &quot;)&quot;;&quot;&quot;) &amp; IF(MOD(TRUNC([.I92]/2);2)=1;&quot; AND (((s.x).codifier_key).code_id = &quot; &amp; [.$E$8] &amp; &quot;)&quot;;&quot;&quot;) &amp; IF(MOD(TRUNC([.I92]/4);2)=1;&quot; AND (((s.x).key_lng).code_id = &quot; &amp; [.$C$8] &amp; &quot;)&quot;;&quot;&quot;) &amp; &quot; AS ok_isit FROM (SELECT optimize_acodekeyl(make_acodekeyl(make_codekey&quot; &amp; IF([.C92]=&quot;&quot;;IF([.D92]=&quot;&quot;;&quot;_null()&quot;;&quot;_bystr('&quot; &amp; [.D92] &amp; &quot;')&quot;);&quot;_byid(&quot; &amp; [.C92] &amp; &quot;)&quot;) &amp; &quot;, make_codekey&quot; &amp; IF([.E92]=&quot;&quot;;IF([.F92]=&quot;&quot;;&quot;_null()&quot;;&quot;_bystr('&quot; &amp; [.F92] &amp; &quot;')&quot;);&quot;_byid(&quot; &amp; [.E92] &amp; &quot;)&quot;) &amp; &quot;, make_codekey&quot; &amp; IF([.G92]=&quot;&quot;;IF([.H92]=&quot;&quot;;&quot;_null()&quot;;&quot;_bystr('&quot; &amp; [.H92] &amp; &quot;')&quot;);&quot;_byid(&quot; &amp; [.G92] &amp; &quot;)&quot;) &amp; &quot;), &quot; &amp; [.I92] &amp; &quot;) AS x) AS s;&quot;" office:value-type="string" office:string-value="SELECT 'c_nm (-l,+cf_id): ', optimized_acodekeyl_isit(s.x, 3), TRUE AND (((s.x).code_key).code_id = 110) AND (((s.x).codifier_key).code_id = 100) AS ok_isit FROM (SELECT optimize_acodekeyl(make_acodekeyl(make_codekey_null(), make_codekey_byid(100), make_codekey_bystr('101')), 3) AS x) AS s;">
            <text:p>SELECT 'c_nm (-l,+cf_id): ', optimized_acodekeyl_isit(s.x, 3), TRUE AND (((s.x).code_key).code_id = 110) AND (((s.x).codifier_key).code_id = 100) AS ok_isit FROM (SELECT optimize_acodekeyl(make_acodekeyl(make_codekey_null(), make_codekey_byid(100), make_codekey_bystr('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69]" office:value-type="string" office:string-value="c_nm (-l,+cf_nm)">
            <text:p>c_nm (-l,+cf_nm)</text:p>
          </table:table-cell>
          <table:table-cell table:formula="of:=IF([.C69]=&quot;&quot;;&quot;&quot;;[.C69])">
            <text:p/>
          </table:table-cell>
          <table:table-cell table:formula="of:=IF([.D69]=&quot;&quot;;&quot;&quot;;[.D69])">
            <text:p/>
          </table:table-cell>
          <table:table-cell table:formula="of:=IF([.E69]=&quot;&quot;;&quot;&quot;;[.E69])">
            <text:p/>
          </table:table-cell>
          <table:table-cell table:formula="of:=IF([.F69]=&quot;&quot;;&quot;&quot;;[.F69])" office:value-type="string" office:string-value="test codifier">
            <text:p>test codifier</text:p>
          </table:table-cell>
          <table:table-cell table:formula="of:=IF([.G69]=&quot;&quot;;&quot;&quot;;[.G69])">
            <text:p/>
          </table:table-cell>
          <table:table-cell table:formula="of:=IF([.H69]=&quot;&quot;;&quot;&quot;;[.H69])" office:value-type="float" office:value="101">
            <text:p>101</text:p>
          </table:table-cell>
          <table:table-cell table:formula="of:=IF([.B92]=&quot;cf_nm (+l_nm)&quot;;[.I92]+1;[.I92])" office:value-type="float" office:value="3">
            <text:p>3</text:p>
          </table:table-cell>
          <table:table-cell/>
          <table:table-cell table:formula="of:=&quot;SELECT '&quot; &amp; [.B93] &amp; &quot;: ', optimized_acodekeyl_isit(s.x, &quot; &amp; [.I93] &amp; &quot;), TRUE&quot; &amp; IF(MOD([.I93];2)=1;&quot; AND (((s.x).code_key).code_id = &quot; &amp; [.$G$8] &amp; &quot;)&quot;;&quot;&quot;) &amp; IF(MOD(TRUNC([.I93]/2);2)=1;&quot; AND (((s.x).codifier_key).code_id = &quot; &amp; [.$E$8] &amp; &quot;)&quot;;&quot;&quot;) &amp; IF(MOD(TRUNC([.I93]/4);2)=1;&quot; AND (((s.x).key_lng).code_id = &quot; &amp; [.$C$8] &amp; &quot;)&quot;;&quot;&quot;) &amp; &quot; AS ok_isit FROM (SELECT optimize_acodekeyl(make_acodekeyl(make_codekey&quot; &amp; IF([.C93]=&quot;&quot;;IF([.D93]=&quot;&quot;;&quot;_null()&quot;;&quot;_bystr('&quot; &amp; [.D93] &amp; &quot;')&quot;);&quot;_byid(&quot; &amp; [.C93] &amp; &quot;)&quot;) &amp; &quot;, make_codekey&quot; &amp; IF([.E93]=&quot;&quot;;IF([.F93]=&quot;&quot;;&quot;_null()&quot;;&quot;_bystr('&quot; &amp; [.F93] &amp; &quot;')&quot;);&quot;_byid(&quot; &amp; [.E93] &amp; &quot;)&quot;) &amp; &quot;, make_codekey&quot; &amp; IF([.G93]=&quot;&quot;;IF([.H93]=&quot;&quot;;&quot;_null()&quot;;&quot;_bystr('&quot; &amp; [.H93] &amp; &quot;')&quot;);&quot;_byid(&quot; &amp; [.G93] &amp; &quot;)&quot;) &amp; &quot;), &quot; &amp; [.I93] &amp; &quot;) AS x) AS s;&quot;" office:value-type="string" office:string-value="SELECT 'c_nm (-l,+cf_nm): ', optimized_acodekeyl_isit(s.x, 3), TRUE AND (((s.x).code_key).code_id = 110) AND (((s.x).codifier_key).code_id = 100) AS ok_isit FROM (SELECT optimize_acodekeyl(make_acodekeyl(make_codekey_null(), make_codekey_bystr('test codifier'), make_codekey_bystr('101')), 3) AS x) AS s;">
            <text:p>SELECT 'c_nm (-l,+cf_nm): ', optimized_acodekeyl_isit(s.x, 3), TRUE AND (((s.x).code_key).code_id = 110) AND (((s.x).codifier_key).code_id = 100) AS ok_isit FROM (SELECT optimize_acodekeyl(make_acodekeyl(make_codekey_null(), make_codekey_bystr('test codifier'), make_codekey_bystr('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0]" office:value-type="string" office:string-value="c_nm (+l_id,-cf)">
            <text:p>c_nm (+l_id,-cf)</text:p>
          </table:table-cell>
          <table:table-cell table:formula="of:=IF([.C70]=&quot;&quot;;&quot;&quot;;[.C70])" office:value-type="float" office:value="9001">
            <text:p>9001</text:p>
          </table:table-cell>
          <table:table-cell table:formula="of:=IF([.D70]=&quot;&quot;;&quot;&quot;;[.D70])">
            <text:p/>
          </table:table-cell>
          <table:table-cell table:formula="of:=IF([.E70]=&quot;&quot;;&quot;&quot;;[.E70])">
            <text:p/>
          </table:table-cell>
          <table:table-cell table:formula="of:=IF([.F70]=&quot;&quot;;&quot;&quot;;[.F70])">
            <text:p/>
          </table:table-cell>
          <table:table-cell table:formula="of:=IF([.G70]=&quot;&quot;;&quot;&quot;;[.G70])">
            <text:p/>
          </table:table-cell>
          <table:table-cell table:formula="of:=IF([.H70]=&quot;&quot;;&quot;&quot;;[.H70])" office:value-type="string" office:string-value="код 101">
            <text:p>код 101</text:p>
          </table:table-cell>
          <table:table-cell table:formula="of:=IF([.B93]=&quot;cf_nm (+l_nm)&quot;;[.I93]+1;[.I93])" office:value-type="float" office:value="3">
            <text:p>3</text:p>
          </table:table-cell>
          <table:table-cell/>
          <table:table-cell table:formula="of:=&quot;SELECT '&quot; &amp; [.B94] &amp; &quot;: ', optimized_acodekeyl_isit(s.x, &quot; &amp; [.I94] &amp; &quot;), TRUE&quot; &amp; IF(MOD([.I94];2)=1;&quot; AND (((s.x).code_key).code_id = &quot; &amp; [.$G$8] &amp; &quot;)&quot;;&quot;&quot;) &amp; IF(MOD(TRUNC([.I94]/2);2)=1;&quot; AND (((s.x).codifier_key).code_id = &quot; &amp; [.$E$8] &amp; &quot;)&quot;;&quot;&quot;) &amp; IF(MOD(TRUNC([.I94]/4);2)=1;&quot; AND (((s.x).key_lng).code_id = &quot; &amp; [.$C$8] &amp; &quot;)&quot;;&quot;&quot;) &amp; &quot; AS ok_isit FROM (SELECT optimize_acodekeyl(make_acodekeyl(make_codekey&quot; &amp; IF([.C94]=&quot;&quot;;IF([.D94]=&quot;&quot;;&quot;_null()&quot;;&quot;_bystr('&quot; &amp; [.D94] &amp; &quot;')&quot;);&quot;_byid(&quot; &amp; [.C94] &amp; &quot;)&quot;) &amp; &quot;, make_codekey&quot; &amp; IF([.E94]=&quot;&quot;;IF([.F94]=&quot;&quot;;&quot;_null()&quot;;&quot;_bystr('&quot; &amp; [.F94] &amp; &quot;')&quot;);&quot;_byid(&quot; &amp; [.E94] &amp; &quot;)&quot;) &amp; &quot;, make_codekey&quot; &amp; IF([.G94]=&quot;&quot;;IF([.H94]=&quot;&quot;;&quot;_null()&quot;;&quot;_bystr('&quot; &amp; [.H94] &amp; &quot;')&quot;);&quot;_byid(&quot; &amp; [.G94] &amp; &quot;)&quot;) &amp; &quot;), &quot; &amp; [.I94] &amp; &quot;) AS x) AS s;&quot;" office:value-type="string" office:string-value="SELECT 'c_nm (+l_id,-cf): ', optimized_acodekeyl_isit(s.x, 3), TRUE AND (((s.x).code_key).code_id = 110) AND (((s.x).codifier_key).code_id = 100) AS ok_isit FROM (SELECT optimize_acodekeyl(make_acodekeyl(make_codekey_byid(9001), make_codekey_null(), make_codekey_bystr('код 101')), 3) AS x) AS s;">
            <text:p>SELECT 'c_nm (+l_id,-cf): ', optimized_acodekeyl_isit(s.x, 3), TRUE AND (((s.x).code_key).code_id = 110) AND (((s.x).codifier_key).code_id = 100) AS ok_isit FROM (SELECT optimize_acodekeyl(make_acodekeyl(make_codekey_byid(9001), make_codekey_null(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1]" office:value-type="string" office:string-value="c_nm (+l_id,+cf_id)">
            <text:p>c_nm (+l_id,+cf_id)</text:p>
          </table:table-cell>
          <table:table-cell table:formula="of:=IF([.C71]=&quot;&quot;;&quot;&quot;;[.C71])" office:value-type="float" office:value="9001">
            <text:p>9001</text:p>
          </table:table-cell>
          <table:table-cell table:formula="of:=IF([.D71]=&quot;&quot;;&quot;&quot;;[.D71])">
            <text:p/>
          </table:table-cell>
          <table:table-cell table:formula="of:=IF([.E71]=&quot;&quot;;&quot;&quot;;[.E71])" office:value-type="float" office:value="100">
            <text:p>100</text:p>
          </table:table-cell>
          <table:table-cell table:formula="of:=IF([.F71]=&quot;&quot;;&quot;&quot;;[.F71])">
            <text:p/>
          </table:table-cell>
          <table:table-cell table:formula="of:=IF([.G71]=&quot;&quot;;&quot;&quot;;[.G71])">
            <text:p/>
          </table:table-cell>
          <table:table-cell table:formula="of:=IF([.H71]=&quot;&quot;;&quot;&quot;;[.H71])" office:value-type="string" office:string-value="код 101">
            <text:p>код 101</text:p>
          </table:table-cell>
          <table:table-cell table:formula="of:=IF([.B94]=&quot;cf_nm (+l_nm)&quot;;[.I94]+1;[.I94])" office:value-type="float" office:value="3">
            <text:p>3</text:p>
          </table:table-cell>
          <table:table-cell/>
          <table:table-cell table:formula="of:=&quot;SELECT '&quot; &amp; [.B95] &amp; &quot;: ', optimized_acodekeyl_isit(s.x, &quot; &amp; [.I95] &amp; &quot;), TRUE&quot; &amp; IF(MOD([.I95];2)=1;&quot; AND (((s.x).code_key).code_id = &quot; &amp; [.$G$8] &amp; &quot;)&quot;;&quot;&quot;) &amp; IF(MOD(TRUNC([.I95]/2);2)=1;&quot; AND (((s.x).codifier_key).code_id = &quot; &amp; [.$E$8] &amp; &quot;)&quot;;&quot;&quot;) &amp; IF(MOD(TRUNC([.I95]/4);2)=1;&quot; AND (((s.x).key_lng).code_id = &quot; &amp; [.$C$8] &amp; &quot;)&quot;;&quot;&quot;) &amp; &quot; AS ok_isit FROM (SELECT optimize_acodekeyl(make_acodekeyl(make_codekey&quot; &amp; IF([.C95]=&quot;&quot;;IF([.D95]=&quot;&quot;;&quot;_null()&quot;;&quot;_bystr('&quot; &amp; [.D95] &amp; &quot;')&quot;);&quot;_byid(&quot; &amp; [.C95] &amp; &quot;)&quot;) &amp; &quot;, make_codekey&quot; &amp; IF([.E95]=&quot;&quot;;IF([.F95]=&quot;&quot;;&quot;_null()&quot;;&quot;_bystr('&quot; &amp; [.F95] &amp; &quot;')&quot;);&quot;_byid(&quot; &amp; [.E95] &amp; &quot;)&quot;) &amp; &quot;, make_codekey&quot; &amp; IF([.G95]=&quot;&quot;;IF([.H95]=&quot;&quot;;&quot;_null()&quot;;&quot;_bystr('&quot; &amp; [.H95] &amp; &quot;')&quot;);&quot;_byid(&quot; &amp; [.G95] &amp; &quot;)&quot;) &amp; &quot;), &quot; &amp; [.I95] &amp; &quot;) AS x) AS s;&quot;" office:value-type="string" office:string-value="SELECT 'c_nm (+l_id,+cf_id): ', optimized_acodekeyl_isit(s.x, 3), TRUE AND (((s.x).code_key).code_id = 110) AND (((s.x).codifier_key).code_id = 100) AS ok_isit FROM (SELECT optimize_acodekeyl(make_acodekeyl(make_codekey_byid(9001), make_codekey_byid(100), make_codekey_bystr('код 101')), 3) AS x) AS s;">
            <text:p>SELECT 'c_nm (+l_id,+cf_id): ', optimized_acodekeyl_isit(s.x, 3), TRUE AND (((s.x).code_key).code_id = 110) AND (((s.x).codifier_key).code_id = 100) AS ok_isit FROM (SELECT optimize_acodekeyl(make_acodekeyl(make_codekey_byid(9001), make_codekey_byid(100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2]" office:value-type="string" office:string-value="c_nm (+l_id,+cf_nm)">
            <text:p>c_nm (+l_id,+cf_nm)</text:p>
          </table:table-cell>
          <table:table-cell table:formula="of:=IF([.C72]=&quot;&quot;;&quot;&quot;;[.C72])" office:value-type="float" office:value="9001">
            <text:p>9001</text:p>
          </table:table-cell>
          <table:table-cell table:formula="of:=IF([.D72]=&quot;&quot;;&quot;&quot;;[.D72])">
            <text:p/>
          </table:table-cell>
          <table:table-cell table:formula="of:=IF([.E72]=&quot;&quot;;&quot;&quot;;[.E72])">
            <text:p/>
          </table:table-cell>
          <table:table-cell table:formula="of:=IF([.F72]=&quot;&quot;;&quot;&quot;;[.F72])" office:value-type="string" office:string-value="тестовый кодификатор">
            <text:p>тестовый кодификатор</text:p>
          </table:table-cell>
          <table:table-cell table:formula="of:=IF([.G72]=&quot;&quot;;&quot;&quot;;[.G72])">
            <text:p/>
          </table:table-cell>
          <table:table-cell table:formula="of:=IF([.H72]=&quot;&quot;;&quot;&quot;;[.H72])" office:value-type="string" office:string-value="код 101">
            <text:p>код 101</text:p>
          </table:table-cell>
          <table:table-cell table:formula="of:=IF([.B95]=&quot;cf_nm (+l_nm)&quot;;[.I95]+1;[.I95])" office:value-type="float" office:value="3">
            <text:p>3</text:p>
          </table:table-cell>
          <table:table-cell/>
          <table:table-cell table:formula="of:=&quot;SELECT '&quot; &amp; [.B96] &amp; &quot;: ', optimized_acodekeyl_isit(s.x, &quot; &amp; [.I96] &amp; &quot;), TRUE&quot; &amp; IF(MOD([.I96];2)=1;&quot; AND (((s.x).code_key).code_id = &quot; &amp; [.$G$8] &amp; &quot;)&quot;;&quot;&quot;) &amp; IF(MOD(TRUNC([.I96]/2);2)=1;&quot; AND (((s.x).codifier_key).code_id = &quot; &amp; [.$E$8] &amp; &quot;)&quot;;&quot;&quot;) &amp; IF(MOD(TRUNC([.I96]/4);2)=1;&quot; AND (((s.x).key_lng).code_id = &quot; &amp; [.$C$8] &amp; &quot;)&quot;;&quot;&quot;) &amp; &quot; AS ok_isit FROM (SELECT optimize_acodekeyl(make_acodekeyl(make_codekey&quot; &amp; IF([.C96]=&quot;&quot;;IF([.D96]=&quot;&quot;;&quot;_null()&quot;;&quot;_bystr('&quot; &amp; [.D96] &amp; &quot;')&quot;);&quot;_byid(&quot; &amp; [.C96] &amp; &quot;)&quot;) &amp; &quot;, make_codekey&quot; &amp; IF([.E96]=&quot;&quot;;IF([.F96]=&quot;&quot;;&quot;_null()&quot;;&quot;_bystr('&quot; &amp; [.F96] &amp; &quot;')&quot;);&quot;_byid(&quot; &amp; [.E96] &amp; &quot;)&quot;) &amp; &quot;, make_codekey&quot; &amp; IF([.G96]=&quot;&quot;;IF([.H96]=&quot;&quot;;&quot;_null()&quot;;&quot;_bystr('&quot; &amp; [.H96] &amp; &quot;')&quot;);&quot;_byid(&quot; &amp; [.G96] &amp; &quot;)&quot;) &amp; &quot;), &quot; &amp; [.I96] &amp; &quot;) AS x) AS s;&quot;" office:value-type="string" office:string-value="SELECT 'c_nm (+l_id,+cf_nm): ', optimized_acodekeyl_isit(s.x, 3), TRUE AND (((s.x).code_key).code_id = 110) AND (((s.x).codifier_key).code_id = 100) AS ok_isit FROM (SELECT optimize_acodekeyl(make_acodekeyl(make_codekey_byid(9001), make_codekey_bystr('тестовый кодификатор'), make_codekey_bystr('код 101')), 3) AS x) AS s;">
            <text:p>SELECT 'c_nm (+l_id,+cf_nm): ', optimized_acodekeyl_isit(s.x, 3), TRUE AND (((s.x).code_key).code_id = 110) AND (((s.x).codifier_key).code_id = 100) AS ok_isit FROM (SELECT optimize_acodekeyl(make_acodekeyl(make_codekey_byid(9001), make_codekey_bystr('тестовый кодификатор'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3]" office:value-type="string" office:string-value="c_nm (+l_nm,-cf)">
            <text:p>c_nm (+l_nm,-cf)</text:p>
          </table:table-cell>
          <table:table-cell table:formula="of:=IF([.C73]=&quot;&quot;;&quot;&quot;;[.C73])">
            <text:p/>
          </table:table-cell>
          <table:table-cell table:formula="of:=IF([.D73]=&quot;&quot;;&quot;&quot;;[.D73])" office:value-type="string" office:string-value="rus">
            <text:p>rus</text:p>
          </table:table-cell>
          <table:table-cell table:formula="of:=IF([.E73]=&quot;&quot;;&quot;&quot;;[.E73])">
            <text:p/>
          </table:table-cell>
          <table:table-cell table:formula="of:=IF([.F73]=&quot;&quot;;&quot;&quot;;[.F73])">
            <text:p/>
          </table:table-cell>
          <table:table-cell table:formula="of:=IF([.G73]=&quot;&quot;;&quot;&quot;;[.G73])">
            <text:p/>
          </table:table-cell>
          <table:table-cell table:formula="of:=IF([.H73]=&quot;&quot;;&quot;&quot;;[.H73])" office:value-type="string" office:string-value="код 101">
            <text:p>код 101</text:p>
          </table:table-cell>
          <table:table-cell table:formula="of:=IF([.B96]=&quot;cf_nm (+l_nm)&quot;;[.I96]+1;[.I96])" office:value-type="float" office:value="3">
            <text:p>3</text:p>
          </table:table-cell>
          <table:table-cell/>
          <table:table-cell table:formula="of:=&quot;SELECT '&quot; &amp; [.B97] &amp; &quot;: ', optimized_acodekeyl_isit(s.x, &quot; &amp; [.I97] &amp; &quot;), TRUE&quot; &amp; IF(MOD([.I97];2)=1;&quot; AND (((s.x).code_key).code_id = &quot; &amp; [.$G$8] &amp; &quot;)&quot;;&quot;&quot;) &amp; IF(MOD(TRUNC([.I97]/2);2)=1;&quot; AND (((s.x).codifier_key).code_id = &quot; &amp; [.$E$8] &amp; &quot;)&quot;;&quot;&quot;) &amp; IF(MOD(TRUNC([.I97]/4);2)=1;&quot; AND (((s.x).key_lng).code_id = &quot; &amp; [.$C$8] &amp; &quot;)&quot;;&quot;&quot;) &amp; &quot; AS ok_isit FROM (SELECT optimize_acodekeyl(make_acodekeyl(make_codekey&quot; &amp; IF([.C97]=&quot;&quot;;IF([.D97]=&quot;&quot;;&quot;_null()&quot;;&quot;_bystr('&quot; &amp; [.D97] &amp; &quot;')&quot;);&quot;_byid(&quot; &amp; [.C97] &amp; &quot;)&quot;) &amp; &quot;, make_codekey&quot; &amp; IF([.E97]=&quot;&quot;;IF([.F97]=&quot;&quot;;&quot;_null()&quot;;&quot;_bystr('&quot; &amp; [.F97] &amp; &quot;')&quot;);&quot;_byid(&quot; &amp; [.E97] &amp; &quot;)&quot;) &amp; &quot;, make_codekey&quot; &amp; IF([.G97]=&quot;&quot;;IF([.H97]=&quot;&quot;;&quot;_null()&quot;;&quot;_bystr('&quot; &amp; [.H97] &amp; &quot;')&quot;);&quot;_byid(&quot; &amp; [.G97] &amp; &quot;)&quot;) &amp; &quot;), &quot; &amp; [.I97] &amp; &quot;) AS x) AS s;&quot;" office:value-type="string" office:string-value="SELECT 'c_nm (+l_nm,-cf): ', optimized_acodekeyl_isit(s.x, 3), TRUE AND (((s.x).code_key).code_id = 110) AND (((s.x).codifier_key).code_id = 100) AS ok_isit FROM (SELECT optimize_acodekeyl(make_acodekeyl(make_codekey_bystr('rus'), make_codekey_null(), make_codekey_bystr('код 101')), 3) AS x) AS s;">
            <text:p>SELECT 'c_nm (+l_nm,-cf): ', optimized_acodekeyl_isit(s.x, 3), TRUE AND (((s.x).code_key).code_id = 110) AND (((s.x).codifier_key).code_id = 100) AS ok_isit FROM (SELECT optimize_acodekeyl(make_acodekeyl(make_codekey_bystr('rus'), make_codekey_null(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4]" office:value-type="string" office:string-value="c_nm (+l_nm,+cf_id)">
            <text:p>c_nm (+l_nm,+cf_id)</text:p>
          </table:table-cell>
          <table:table-cell table:formula="of:=IF([.C74]=&quot;&quot;;&quot;&quot;;[.C74])">
            <text:p/>
          </table:table-cell>
          <table:table-cell table:formula="of:=IF([.D74]=&quot;&quot;;&quot;&quot;;[.D74])" office:value-type="string" office:string-value="rus">
            <text:p>rus</text:p>
          </table:table-cell>
          <table:table-cell table:formula="of:=IF([.E74]=&quot;&quot;;&quot;&quot;;[.E74])" office:value-type="float" office:value="100">
            <text:p>100</text:p>
          </table:table-cell>
          <table:table-cell table:formula="of:=IF([.F74]=&quot;&quot;;&quot;&quot;;[.F74])">
            <text:p/>
          </table:table-cell>
          <table:table-cell table:formula="of:=IF([.G74]=&quot;&quot;;&quot;&quot;;[.G74])">
            <text:p/>
          </table:table-cell>
          <table:table-cell table:formula="of:=IF([.H74]=&quot;&quot;;&quot;&quot;;[.H74])" office:value-type="string" office:string-value="код 101">
            <text:p>код 101</text:p>
          </table:table-cell>
          <table:table-cell table:formula="of:=IF([.B97]=&quot;cf_nm (+l_nm)&quot;;[.I97]+1;[.I97])" office:value-type="float" office:value="3">
            <text:p>3</text:p>
          </table:table-cell>
          <table:table-cell/>
          <table:table-cell table:formula="of:=&quot;SELECT '&quot; &amp; [.B98] &amp; &quot;: ', optimized_acodekeyl_isit(s.x, &quot; &amp; [.I98] &amp; &quot;), TRUE&quot; &amp; IF(MOD([.I98];2)=1;&quot; AND (((s.x).code_key).code_id = &quot; &amp; [.$G$8] &amp; &quot;)&quot;;&quot;&quot;) &amp; IF(MOD(TRUNC([.I98]/2);2)=1;&quot; AND (((s.x).codifier_key).code_id = &quot; &amp; [.$E$8] &amp; &quot;)&quot;;&quot;&quot;) &amp; IF(MOD(TRUNC([.I98]/4);2)=1;&quot; AND (((s.x).key_lng).code_id = &quot; &amp; [.$C$8] &amp; &quot;)&quot;;&quot;&quot;) &amp; &quot; AS ok_isit FROM (SELECT optimize_acodekeyl(make_acodekeyl(make_codekey&quot; &amp; IF([.C98]=&quot;&quot;;IF([.D98]=&quot;&quot;;&quot;_null()&quot;;&quot;_bystr('&quot; &amp; [.D98] &amp; &quot;')&quot;);&quot;_byid(&quot; &amp; [.C98] &amp; &quot;)&quot;) &amp; &quot;, make_codekey&quot; &amp; IF([.E98]=&quot;&quot;;IF([.F98]=&quot;&quot;;&quot;_null()&quot;;&quot;_bystr('&quot; &amp; [.F98] &amp; &quot;')&quot;);&quot;_byid(&quot; &amp; [.E98] &amp; &quot;)&quot;) &amp; &quot;, make_codekey&quot; &amp; IF([.G98]=&quot;&quot;;IF([.H98]=&quot;&quot;;&quot;_null()&quot;;&quot;_bystr('&quot; &amp; [.H98] &amp; &quot;')&quot;);&quot;_byid(&quot; &amp; [.G98] &amp; &quot;)&quot;) &amp; &quot;), &quot; &amp; [.I98] &amp; &quot;) AS x) AS s;&quot;" office:value-type="string" office:string-value="SELECT 'c_nm (+l_nm,+cf_id): ', optimized_acodekeyl_isit(s.x, 3), TRUE AND (((s.x).code_key).code_id = 110) AND (((s.x).codifier_key).code_id = 100) AS ok_isit FROM (SELECT optimize_acodekeyl(make_acodekeyl(make_codekey_bystr('rus'), make_codekey_byid(100), make_codekey_bystr('код 101')), 3) AS x) AS s;">
            <text:p>SELECT 'c_nm (+l_nm,+cf_id): ', optimized_acodekeyl_isit(s.x, 3), TRUE AND (((s.x).code_key).code_id = 110) AND (((s.x).codifier_key).code_id = 100) AS ok_isit FROM (SELECT optimize_acodekeyl(make_acodekeyl(make_codekey_bystr('rus'), make_codekey_byid(100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5]" office:value-type="string" office:string-value="c_nm (+l_nm,+cf_nm)">
            <text:p>c_nm (+l_nm,+cf_nm)</text:p>
          </table:table-cell>
          <table:table-cell table:formula="of:=IF([.C75]=&quot;&quot;;&quot;&quot;;[.C75])">
            <text:p/>
          </table:table-cell>
          <table:table-cell table:formula="of:=IF([.D75]=&quot;&quot;;&quot;&quot;;[.D75])" office:value-type="string" office:string-value="rus">
            <text:p>rus</text:p>
          </table:table-cell>
          <table:table-cell table:formula="of:=IF([.E75]=&quot;&quot;;&quot;&quot;;[.E75])">
            <text:p/>
          </table:table-cell>
          <table:table-cell table:formula="of:=IF([.F75]=&quot;&quot;;&quot;&quot;;[.F75])" office:value-type="string" office:string-value="тестовый кодификатор">
            <text:p>тестовый кодификатор</text:p>
          </table:table-cell>
          <table:table-cell table:formula="of:=IF([.G75]=&quot;&quot;;&quot;&quot;;[.G75])">
            <text:p/>
          </table:table-cell>
          <table:table-cell table:formula="of:=IF([.H75]=&quot;&quot;;&quot;&quot;;[.H75])" office:value-type="string" office:string-value="код 101">
            <text:p>код 101</text:p>
          </table:table-cell>
          <table:table-cell table:formula="of:=IF([.B98]=&quot;cf_nm (+l_nm)&quot;;[.I98]+1;[.I98])" office:value-type="float" office:value="3">
            <text:p>3</text:p>
          </table:table-cell>
          <table:table-cell/>
          <table:table-cell table:formula="of:=&quot;SELECT '&quot; &amp; [.B99] &amp; &quot;: ', optimized_acodekeyl_isit(s.x, &quot; &amp; [.I99] &amp; &quot;), TRUE&quot; &amp; IF(MOD([.I99];2)=1;&quot; AND (((s.x).code_key).code_id = &quot; &amp; [.$G$8] &amp; &quot;)&quot;;&quot;&quot;) &amp; IF(MOD(TRUNC([.I99]/2);2)=1;&quot; AND (((s.x).codifier_key).code_id = &quot; &amp; [.$E$8] &amp; &quot;)&quot;;&quot;&quot;) &amp; IF(MOD(TRUNC([.I99]/4);2)=1;&quot; AND (((s.x).key_lng).code_id = &quot; &amp; [.$C$8] &amp; &quot;)&quot;;&quot;&quot;) &amp; &quot; AS ok_isit FROM (SELECT optimize_acodekeyl(make_acodekeyl(make_codekey&quot; &amp; IF([.C99]=&quot;&quot;;IF([.D99]=&quot;&quot;;&quot;_null()&quot;;&quot;_bystr('&quot; &amp; [.D99] &amp; &quot;')&quot;);&quot;_byid(&quot; &amp; [.C99] &amp; &quot;)&quot;) &amp; &quot;, make_codekey&quot; &amp; IF([.E99]=&quot;&quot;;IF([.F99]=&quot;&quot;;&quot;_null()&quot;;&quot;_bystr('&quot; &amp; [.F99] &amp; &quot;')&quot;);&quot;_byid(&quot; &amp; [.E99] &amp; &quot;)&quot;) &amp; &quot;, make_codekey&quot; &amp; IF([.G99]=&quot;&quot;;IF([.H99]=&quot;&quot;;&quot;_null()&quot;;&quot;_bystr('&quot; &amp; [.H99] &amp; &quot;')&quot;);&quot;_byid(&quot; &amp; [.G99] &amp; &quot;)&quot;) &amp; &quot;), &quot; &amp; [.I99] &amp; &quot;) AS x) AS s;&quot;" office:value-type="string" office:string-value="SELECT 'c_nm (+l_nm,+cf_nm): ', optimized_acodekeyl_isit(s.x, 3), TRUE AND (((s.x).code_key).code_id = 110) AND (((s.x).codifier_key).code_id = 100) AS ok_isit FROM (SELECT optimize_acodekeyl(make_acodekeyl(make_codekey_bystr('rus'), make_codekey_bystr('тестовый кодификатор'), make_codekey_bystr('код 101')), 3) AS x) AS s;">
            <text:p>SELECT 'c_nm (+l_nm,+cf_nm): ', optimized_acodekeyl_isit(s.x, 3), TRUE AND (((s.x).code_key).code_id = 110) AND (((s.x).codifier_key).code_id = 100) AS ok_isit FROM (SELECT optimize_acodekeyl(make_acodekeyl(make_codekey_bystr('rus'), make_codekey_bystr('тестовый кодификатор'), make_codekey_bystr('код 101'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6]" office:value-type="string" office:string-value="cf_id (-l)">
            <text:p>cf_id (-l)</text:p>
          </table:table-cell>
          <table:table-cell table:formula="of:=IF([.C76]=&quot;&quot;;&quot;&quot;;[.C76])">
            <text:p/>
          </table:table-cell>
          <table:table-cell table:formula="of:=IF([.D76]=&quot;&quot;;&quot;&quot;;[.D76])">
            <text:p/>
          </table:table-cell>
          <table:table-cell table:formula="of:=IF([.E76]=&quot;&quot;;&quot;&quot;;[.E76])" office:value-type="float" office:value="100">
            <text:p>100</text:p>
          </table:table-cell>
          <table:table-cell table:formula="of:=IF([.F76]=&quot;&quot;;&quot;&quot;;[.F76])">
            <text:p/>
          </table:table-cell>
          <table:table-cell table:formula="of:=IF([.G76]=&quot;&quot;;&quot;&quot;;[.G76])">
            <text:p/>
          </table:table-cell>
          <table:table-cell table:formula="of:=IF([.H76]=&quot;&quot;;&quot;&quot;;[.H76])">
            <text:p/>
          </table:table-cell>
          <table:table-cell table:formula="of:=IF([.B99]=&quot;cf_nm (+l_nm)&quot;;[.I99]+1;[.I99])" office:value-type="float" office:value="3">
            <text:p>3</text:p>
          </table:table-cell>
          <table:table-cell/>
          <table:table-cell table:formula="of:=&quot;SELECT '&quot; &amp; [.B100] &amp; &quot;: ', optimized_acodekeyl_isit(s.x, &quot; &amp; [.I100] &amp; &quot;), TRUE&quot; &amp; IF(MOD([.I100];2)=1;&quot; AND (((s.x).code_key).code_id = &quot; &amp; [.$G$8] &amp; &quot;)&quot;;&quot;&quot;) &amp; IF(MOD(TRUNC([.I100]/2);2)=1;&quot; AND (((s.x).codifier_key).code_id = &quot; &amp; [.$E$8] &amp; &quot;)&quot;;&quot;&quot;) &amp; IF(MOD(TRUNC([.I100]/4);2)=1;&quot; AND (((s.x).key_lng).code_id = &quot; &amp; [.$C$8] &amp; &quot;)&quot;;&quot;&quot;) &amp; &quot; AS ok_isit FROM (SELECT optimize_acodekeyl(make_acodekeyl(make_codekey&quot; &amp; IF([.C100]=&quot;&quot;;IF([.D100]=&quot;&quot;;&quot;_null()&quot;;&quot;_bystr('&quot; &amp; [.D100] &amp; &quot;')&quot;);&quot;_byid(&quot; &amp; [.C100] &amp; &quot;)&quot;) &amp; &quot;, make_codekey&quot; &amp; IF([.E100]=&quot;&quot;;IF([.F100]=&quot;&quot;;&quot;_null()&quot;;&quot;_bystr('&quot; &amp; [.F100] &amp; &quot;')&quot;);&quot;_byid(&quot; &amp; [.E100] &amp; &quot;)&quot;) &amp; &quot;, make_codekey&quot; &amp; IF([.G100]=&quot;&quot;;IF([.H100]=&quot;&quot;;&quot;_null()&quot;;&quot;_bystr('&quot; &amp; [.H100] &amp; &quot;')&quot;);&quot;_byid(&quot; &amp; [.G100] &amp; &quot;)&quot;) &amp; &quot;), &quot; &amp; [.I100] &amp; &quot;) AS x) AS s;&quot;" office:value-type="string" office:string-value="SELECT 'cf_id (-l): ', optimized_acodekeyl_isit(s.x, 3), TRUE AND (((s.x).code_key).code_id = 110) AND (((s.x).codifier_key).code_id = 100) AS ok_isit FROM (SELECT optimize_acodekeyl(make_acodekeyl(make_codekey_null(), make_codekey_byid(100), make_codekey_null()), 3) AS x) AS s;">
            <text:p>SELECT 'cf_id (-l): ', optimized_acodekeyl_isit(s.x, 3), TRUE AND (((s.x).code_key).code_id = 110) AND (((s.x).codifier_key).code_id = 100) AS ok_isit FROM (SELECT optimize_acodekeyl(make_acodekeyl(make_codekey_null(), make_codekey_byid(100), make_codekey_null(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7]" office:value-type="string" office:string-value="cf_id (+l_id)">
            <text:p>cf_id (+l_id)</text:p>
          </table:table-cell>
          <table:table-cell table:formula="of:=IF([.C77]=&quot;&quot;;&quot;&quot;;[.C77])" office:value-type="float" office:value="9001">
            <text:p>9001</text:p>
          </table:table-cell>
          <table:table-cell table:formula="of:=IF([.D77]=&quot;&quot;;&quot;&quot;;[.D77])">
            <text:p/>
          </table:table-cell>
          <table:table-cell table:formula="of:=IF([.E77]=&quot;&quot;;&quot;&quot;;[.E77])" office:value-type="float" office:value="100">
            <text:p>100</text:p>
          </table:table-cell>
          <table:table-cell table:formula="of:=IF([.F77]=&quot;&quot;;&quot;&quot;;[.F77])">
            <text:p/>
          </table:table-cell>
          <table:table-cell table:formula="of:=IF([.G77]=&quot;&quot;;&quot;&quot;;[.G77])">
            <text:p/>
          </table:table-cell>
          <table:table-cell table:formula="of:=IF([.H77]=&quot;&quot;;&quot;&quot;;[.H77])">
            <text:p/>
          </table:table-cell>
          <table:table-cell table:formula="of:=IF([.B100]=&quot;cf_nm (+l_nm)&quot;;[.I100]+1;[.I100])" office:value-type="float" office:value="3">
            <text:p>3</text:p>
          </table:table-cell>
          <table:table-cell/>
          <table:table-cell table:formula="of:=&quot;SELECT '&quot; &amp; [.B101] &amp; &quot;: ', optimized_acodekeyl_isit(s.x, &quot; &amp; [.I101] &amp; &quot;), TRUE&quot; &amp; IF(MOD([.I101];2)=1;&quot; AND (((s.x).code_key).code_id = &quot; &amp; [.$G$8] &amp; &quot;)&quot;;&quot;&quot;) &amp; IF(MOD(TRUNC([.I101]/2);2)=1;&quot; AND (((s.x).codifier_key).code_id = &quot; &amp; [.$E$8] &amp; &quot;)&quot;;&quot;&quot;) &amp; IF(MOD(TRUNC([.I101]/4);2)=1;&quot; AND (((s.x).key_lng).code_id = &quot; &amp; [.$C$8] &amp; &quot;)&quot;;&quot;&quot;) &amp; &quot; AS ok_isit FROM (SELECT optimize_acodekeyl(make_acodekeyl(make_codekey&quot; &amp; IF([.C101]=&quot;&quot;;IF([.D101]=&quot;&quot;;&quot;_null()&quot;;&quot;_bystr('&quot; &amp; [.D101] &amp; &quot;')&quot;);&quot;_byid(&quot; &amp; [.C101] &amp; &quot;)&quot;) &amp; &quot;, make_codekey&quot; &amp; IF([.E101]=&quot;&quot;;IF([.F101]=&quot;&quot;;&quot;_null()&quot;;&quot;_bystr('&quot; &amp; [.F101] &amp; &quot;')&quot;);&quot;_byid(&quot; &amp; [.E101] &amp; &quot;)&quot;) &amp; &quot;, make_codekey&quot; &amp; IF([.G101]=&quot;&quot;;IF([.H101]=&quot;&quot;;&quot;_null()&quot;;&quot;_bystr('&quot; &amp; [.H101] &amp; &quot;')&quot;);&quot;_byid(&quot; &amp; [.G101] &amp; &quot;)&quot;) &amp; &quot;), &quot; &amp; [.I101] &amp; &quot;) AS x) AS s;&quot;" office:value-type="string" office:string-value="SELECT 'cf_id (+l_id): ', optimized_acodekeyl_isit(s.x, 3), TRUE AND (((s.x).code_key).code_id = 110) AND (((s.x).codifier_key).code_id = 100) AS ok_isit FROM (SELECT optimize_acodekeyl(make_acodekeyl(make_codekey_byid(9001), make_codekey_byid(100), make_codekey_null()), 3) AS x) AS s;">
            <text:p>SELECT 'cf_id (+l_id): ', optimized_acodekeyl_isit(s.x, 3), TRUE AND (((s.x).code_key).code_id = 110) AND (((s.x).codifier_key).code_id = 100) AS ok_isit FROM (SELECT optimize_acodekeyl(make_acodekeyl(make_codekey_byid(9001), make_codekey_byid(100), make_codekey_null(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8]" office:value-type="string" office:string-value="cf_id (+l_nm)">
            <text:p>cf_id (+l_nm)</text:p>
          </table:table-cell>
          <table:table-cell table:formula="of:=IF([.C78]=&quot;&quot;;&quot;&quot;;[.C78])">
            <text:p/>
          </table:table-cell>
          <table:table-cell table:formula="of:=IF([.D78]=&quot;&quot;;&quot;&quot;;[.D78])" office:value-type="string" office:string-value="rus">
            <text:p>rus</text:p>
          </table:table-cell>
          <table:table-cell table:formula="of:=IF([.E78]=&quot;&quot;;&quot;&quot;;[.E78])" office:value-type="float" office:value="100">
            <text:p>100</text:p>
          </table:table-cell>
          <table:table-cell table:formula="of:=IF([.F78]=&quot;&quot;;&quot;&quot;;[.F78])">
            <text:p/>
          </table:table-cell>
          <table:table-cell table:formula="of:=IF([.G78]=&quot;&quot;;&quot;&quot;;[.G78])">
            <text:p/>
          </table:table-cell>
          <table:table-cell table:formula="of:=IF([.H78]=&quot;&quot;;&quot;&quot;;[.H78])">
            <text:p/>
          </table:table-cell>
          <table:table-cell table:formula="of:=IF([.B101]=&quot;cf_nm (+l_nm)&quot;;[.I101]+1;[.I101])" office:value-type="float" office:value="3">
            <text:p>3</text:p>
          </table:table-cell>
          <table:table-cell/>
          <table:table-cell table:formula="of:=&quot;SELECT '&quot; &amp; [.B102] &amp; &quot;: ', optimized_acodekeyl_isit(s.x, &quot; &amp; [.I102] &amp; &quot;), TRUE&quot; &amp; IF(MOD([.I102];2)=1;&quot; AND (((s.x).code_key).code_id = &quot; &amp; [.$G$8] &amp; &quot;)&quot;;&quot;&quot;) &amp; IF(MOD(TRUNC([.I102]/2);2)=1;&quot; AND (((s.x).codifier_key).code_id = &quot; &amp; [.$E$8] &amp; &quot;)&quot;;&quot;&quot;) &amp; IF(MOD(TRUNC([.I102]/4);2)=1;&quot; AND (((s.x).key_lng).code_id = &quot; &amp; [.$C$8] &amp; &quot;)&quot;;&quot;&quot;) &amp; &quot; AS ok_isit FROM (SELECT optimize_acodekeyl(make_acodekeyl(make_codekey&quot; &amp; IF([.C102]=&quot;&quot;;IF([.D102]=&quot;&quot;;&quot;_null()&quot;;&quot;_bystr('&quot; &amp; [.D102] &amp; &quot;')&quot;);&quot;_byid(&quot; &amp; [.C102] &amp; &quot;)&quot;) &amp; &quot;, make_codekey&quot; &amp; IF([.E102]=&quot;&quot;;IF([.F102]=&quot;&quot;;&quot;_null()&quot;;&quot;_bystr('&quot; &amp; [.F102] &amp; &quot;')&quot;);&quot;_byid(&quot; &amp; [.E102] &amp; &quot;)&quot;) &amp; &quot;, make_codekey&quot; &amp; IF([.G102]=&quot;&quot;;IF([.H102]=&quot;&quot;;&quot;_null()&quot;;&quot;_bystr('&quot; &amp; [.H102] &amp; &quot;')&quot;);&quot;_byid(&quot; &amp; [.G102] &amp; &quot;)&quot;) &amp; &quot;), &quot; &amp; [.I102] &amp; &quot;) AS x) AS s;&quot;" office:value-type="string" office:string-value="SELECT 'cf_id (+l_nm): ', optimized_acodekeyl_isit(s.x, 3), TRUE AND (((s.x).code_key).code_id = 110) AND (((s.x).codifier_key).code_id = 100) AS ok_isit FROM (SELECT optimize_acodekeyl(make_acodekeyl(make_codekey_bystr('rus'), make_codekey_byid(100), make_codekey_null()), 3) AS x) AS s;">
            <text:p>SELECT 'cf_id (+l_nm): ', optimized_acodekeyl_isit(s.x, 3), TRUE AND (((s.x).code_key).code_id = 110) AND (((s.x).codifier_key).code_id = 100) AS ok_isit FROM (SELECT optimize_acodekeyl(make_acodekeyl(make_codekey_bystr('rus'), make_codekey_byid(100), make_codekey_null(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79]" office:value-type="string" office:string-value="cf_nm (-l)">
            <text:p>cf_nm (-l)</text:p>
          </table:table-cell>
          <table:table-cell table:formula="of:=IF([.C79]=&quot;&quot;;&quot;&quot;;[.C79])">
            <text:p/>
          </table:table-cell>
          <table:table-cell table:formula="of:=IF([.D79]=&quot;&quot;;&quot;&quot;;[.D79])">
            <text:p/>
          </table:table-cell>
          <table:table-cell table:formula="of:=IF([.E79]=&quot;&quot;;&quot;&quot;;[.E79])">
            <text:p/>
          </table:table-cell>
          <table:table-cell table:formula="of:=IF([.F79]=&quot;&quot;;&quot;&quot;;[.F79])" office:value-type="string" office:string-value="test codifier">
            <text:p>test codifier</text:p>
          </table:table-cell>
          <table:table-cell table:formula="of:=IF([.G79]=&quot;&quot;;&quot;&quot;;[.G79])">
            <text:p/>
          </table:table-cell>
          <table:table-cell table:formula="of:=IF([.H79]=&quot;&quot;;&quot;&quot;;[.H79])">
            <text:p/>
          </table:table-cell>
          <table:table-cell table:formula="of:=IF([.B102]=&quot;cf_nm (+l_nm)&quot;;[.I102]+1;[.I102])" office:value-type="float" office:value="3">
            <text:p>3</text:p>
          </table:table-cell>
          <table:table-cell/>
          <table:table-cell table:formula="of:=&quot;SELECT '&quot; &amp; [.B103] &amp; &quot;: ', optimized_acodekeyl_isit(s.x, &quot; &amp; [.I103] &amp; &quot;), TRUE&quot; &amp; IF(MOD([.I103];2)=1;&quot; AND (((s.x).code_key).code_id = &quot; &amp; [.$G$8] &amp; &quot;)&quot;;&quot;&quot;) &amp; IF(MOD(TRUNC([.I103]/2);2)=1;&quot; AND (((s.x).codifier_key).code_id = &quot; &amp; [.$E$8] &amp; &quot;)&quot;;&quot;&quot;) &amp; IF(MOD(TRUNC([.I103]/4);2)=1;&quot; AND (((s.x).key_lng).code_id = &quot; &amp; [.$C$8] &amp; &quot;)&quot;;&quot;&quot;) &amp; &quot; AS ok_isit FROM (SELECT optimize_acodekeyl(make_acodekeyl(make_codekey&quot; &amp; IF([.C103]=&quot;&quot;;IF([.D103]=&quot;&quot;;&quot;_null()&quot;;&quot;_bystr('&quot; &amp; [.D103] &amp; &quot;')&quot;);&quot;_byid(&quot; &amp; [.C103] &amp; &quot;)&quot;) &amp; &quot;, make_codekey&quot; &amp; IF([.E103]=&quot;&quot;;IF([.F103]=&quot;&quot;;&quot;_null()&quot;;&quot;_bystr('&quot; &amp; [.F103] &amp; &quot;')&quot;);&quot;_byid(&quot; &amp; [.E103] &amp; &quot;)&quot;) &amp; &quot;, make_codekey&quot; &amp; IF([.G103]=&quot;&quot;;IF([.H103]=&quot;&quot;;&quot;_null()&quot;;&quot;_bystr('&quot; &amp; [.H103] &amp; &quot;')&quot;);&quot;_byid(&quot; &amp; [.G103] &amp; &quot;)&quot;) &amp; &quot;), &quot; &amp; [.I103] &amp; &quot;) AS x) AS s;&quot;" office:value-type="string" office:string-value="SELECT 'cf_nm (-l): ', optimized_acodekeyl_isit(s.x, 3), TRUE AND (((s.x).code_key).code_id = 110) AND (((s.x).codifier_key).code_id = 100) AS ok_isit FROM (SELECT optimize_acodekeyl(make_acodekeyl(make_codekey_null(), make_codekey_bystr('test codifier'), make_codekey_null()), 3) AS x) AS s;">
            <text:p>SELECT 'cf_nm (-l): ', optimized_acodekeyl_isit(s.x, 3), TRUE AND (((s.x).code_key).code_id = 110) AND (((s.x).codifier_key).code_id = 100) AS ok_isit FROM (SELECT optimize_acodekeyl(make_acodekeyl(make_codekey_null(), make_codekey_bystr('test codifier'), make_codekey_null()), 3) AS x) AS s;</text:p>
          </table:table-cell>
          <table:table-cell table:number-columns-repeated="1013"/>
        </table:table-row>
        <table:table-row table:style-name="ro1">
          <table:table-cell/>
          <table:table-cell table:formula="of:=[.B80]" office:value-type="string" office:string-value="cf_nm (+l_id)">
            <text:p>cf_nm (+l_id)</text:p>
          </table:table-cell>
          <table:table-cell table:formula="of:=IF([.C80]=&quot;&quot;;&quot;&quot;;[.C80])" office:value-type="float" office:value="9001">
            <text:p>9001</text:p>
          </table:table-cell>
          <table:table-cell table:formula="of:=IF([.D80]=&quot;&quot;;&quot;&quot;;[.D80])">
            <text:p/>
          </table:table-cell>
          <table:table-cell table:formula="of:=IF([.E80]=&quot;&quot;;&quot;&quot;;[.E80])">
            <text:p/>
          </table:table-cell>
          <table:table-cell table:formula="of:=IF([.F80]=&quot;&quot;;&quot;&quot;;[.F80])" office:value-type="string" office:string-value="тестовый кодификатор">
            <text:p>тестовый кодификатор</text:p>
          </table:table-cell>
          <table:table-cell table:formula="of:=IF([.G80]=&quot;&quot;;&quot;&quot;;[.G80])">
            <text:p/>
          </table:table-cell>
          <table:table-cell table:formula="of:=IF([.H80]=&quot;&quot;;&quot;&quot;;[.H80])">
            <text:p/>
          </table:table-cell>
          <table:table-cell table:formula="of:=IF([.B103]=&quot;cf_nm (+l_nm)&quot;;[.I103]+1;[.I103])" office:value-type="float" office:value="3">
            <text:p>3</text:p>
          </table:table-cell>
          <table:table-cell/>
          <table:table-cell table:formula="of:=&quot;SELECT '&quot; &amp; [.B104] &amp; &quot;: ', optimized_acodekeyl_isit(s.x, &quot; &amp; [.I104] &amp; &quot;), TRUE&quot; &amp; IF(MOD([.I104];2)=1;&quot; AND (((s.x).code_key).code_id = &quot; &amp; [.$G$8] &amp; &quot;)&quot;;&quot;&quot;) &amp; IF(MOD(TRUNC([.I104]/2);2)=1;&quot; AND (((s.x).codifier_key).code_id = &quot; &amp; [.$E$8] &amp; &quot;)&quot;;&quot;&quot;) &amp; IF(MOD(TRUNC([.I104]/4);2)=1;&quot; AND (((s.x).key_lng).code_id = &quot; &amp; [.$C$8] &amp; &quot;)&quot;;&quot;&quot;) &amp; &quot; AS ok_isit FROM (SELECT optimize_acodekeyl(make_acodekeyl(make_codekey&quot; &amp; IF([.C104]=&quot;&quot;;IF([.D104]=&quot;&quot;;&quot;_null()&quot;;&quot;_bystr('&quot; &amp; [.D104] &amp; &quot;')&quot;);&quot;_byid(&quot; &amp; [.C104] &amp; &quot;)&quot;) &amp; &quot;, make_codekey&quot; &amp; IF([.E104]=&quot;&quot;;IF([.F104]=&quot;&quot;;&quot;_null()&quot;;&quot;_bystr('&quot; &amp; [.F104] &amp; &quot;')&quot;);&quot;_byid(&quot; &amp; [.E104] &amp; &quot;)&quot;) &amp; &quot;, make_codekey&quot; &amp; IF([.G104]=&quot;&quot;;IF([.H104]=&quot;&quot;;&quot;_null()&quot;;&quot;_bystr('&quot; &amp; [.H104] &amp; &quot;')&quot;);&quot;_byid(&quot; &amp; [.G104] &amp; &quot;)&quot;) &amp; &quot;), &quot; &amp; [.I104] &amp; &quot;) AS x) AS s;&quot;" office:value-type="string" office:string-value="SELECT 'cf_nm (+l_id): ', optimized_acodekeyl_isit(s.x, 3), TRUE AND (((s.x).code_key).code_id = 110) AND (((s.x).codifier_key).code_id = 100) AS ok_isit FROM (SELECT optimize_acodekeyl(make_acodekeyl(make_codekey_byid(9001), make_codekey_bystr('тестовый кодификатор'), make_codekey_null()), 3) AS x) AS s;">
            <text:p>SELECT 'cf_nm (+l_id): ', optimized_acodekeyl_isit(s.x, 3), TRUE AND (((s.x).code_key).code_id = 110) AND (((s.x).codifier_key).code_id = 100) AS ok_isit FROM (SELECT optimize_acodekeyl(make_acodekeyl(make_codekey_byid(9001), make_codekey_bystr('тестовый кодификатор'), make_codekey_null()), 3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81]" office:value-type="string" office:string-value="cf_nm (+l_nm)">
            <text:p>cf_nm (+l_nm)</text:p>
          </table:table-cell>
          <table:table-cell table:style-name="ce2" table:formula="of:=IF([.C81]=&quot;&quot;;&quot;&quot;;[.C81])">
            <text:p/>
          </table:table-cell>
          <table:table-cell table:style-name="ce2" table:formula="of:=IF([.D81]=&quot;&quot;;&quot;&quot;;[.D81])" office:value-type="string" office:string-value="rus">
            <text:p>rus</text:p>
          </table:table-cell>
          <table:table-cell table:style-name="ce2" table:formula="of:=IF([.E81]=&quot;&quot;;&quot;&quot;;[.E81])">
            <text:p/>
          </table:table-cell>
          <table:table-cell table:style-name="ce2" table:formula="of:=IF([.F81]=&quot;&quot;;&quot;&quot;;[.F81])" office:value-type="string" office:string-value="тестовый кодификатор">
            <text:p>тестовый кодификатор</text:p>
          </table:table-cell>
          <table:table-cell table:style-name="ce2" table:formula="of:=IF([.G81]=&quot;&quot;;&quot;&quot;;[.G81])">
            <text:p/>
          </table:table-cell>
          <table:table-cell table:style-name="ce2" table:formula="of:=IF([.H81]=&quot;&quot;;&quot;&quot;;[.H81])">
            <text:p/>
          </table:table-cell>
          <table:table-cell table:style-name="ce2" table:formula="of:=IF([.B104]=&quot;cf_nm (+l_nm)&quot;;[.I104]+1;[.I104])" office:value-type="float" office:value="3">
            <text:p>3</text:p>
          </table:table-cell>
          <table:table-cell table:style-name="ce8"/>
          <table:table-cell table:formula="of:=&quot;SELECT '&quot; &amp; [.B105] &amp; &quot;: ', optimized_acodekeyl_isit(s.x, &quot; &amp; [.I105] &amp; &quot;), TRUE&quot; &amp; IF(MOD([.I105];2)=1;&quot; AND (((s.x).code_key).code_id = &quot; &amp; [.$G$8] &amp; &quot;)&quot;;&quot;&quot;) &amp; IF(MOD(TRUNC([.I105]/2);2)=1;&quot; AND (((s.x).codifier_key).code_id = &quot; &amp; [.$E$8] &amp; &quot;)&quot;;&quot;&quot;) &amp; IF(MOD(TRUNC([.I105]/4);2)=1;&quot; AND (((s.x).key_lng).code_id = &quot; &amp; [.$C$8] &amp; &quot;)&quot;;&quot;&quot;) &amp; &quot; AS ok_isit FROM (SELECT optimize_acodekeyl(make_acodekeyl(make_codekey&quot; &amp; IF([.C105]=&quot;&quot;;IF([.D105]=&quot;&quot;;&quot;_null()&quot;;&quot;_bystr('&quot; &amp; [.D105] &amp; &quot;')&quot;);&quot;_byid(&quot; &amp; [.C105] &amp; &quot;)&quot;) &amp; &quot;, make_codekey&quot; &amp; IF([.E105]=&quot;&quot;;IF([.F105]=&quot;&quot;;&quot;_null()&quot;;&quot;_bystr('&quot; &amp; [.F105] &amp; &quot;')&quot;);&quot;_byid(&quot; &amp; [.E105] &amp; &quot;)&quot;) &amp; &quot;, make_codekey&quot; &amp; IF([.G105]=&quot;&quot;;IF([.H105]=&quot;&quot;;&quot;_null()&quot;;&quot;_bystr('&quot; &amp; [.H105] &amp; &quot;')&quot;);&quot;_byid(&quot; &amp; [.G105] &amp; &quot;)&quot;) &amp; &quot;), &quot; &amp; [.I105] &amp; &quot;) AS x) AS s;&quot;" office:value-type="string" office:string-value="SELECT 'cf_nm (+l_nm): ', optimized_acodekeyl_isit(s.x, 3), TRUE AND (((s.x).code_key).code_id = 110) AND (((s.x).codifier_key).code_id = 100) AS ok_isit FROM (SELECT optimize_acodekeyl(make_acodekeyl(make_codekey_bystr('rus'), make_codekey_bystr('тестовый кодификатор'), make_codekey_null()), 3) AS x) AS s;">
            <text:p>SELECT 'cf_nm (+l_nm): ', optimized_acodekeyl_isit(s.x, 3), TRUE AND (((s.x).code_key).code_id = 110) AND (((s.x).codifier_key).code_id = 100) AS ok_isit FROM (SELECT optimize_acodekeyl(make_acodekeyl(make_codekey_bystr('rus'), make_codekey_bystr('тестовый кодификатор'), make_codekey_null()), 3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82]" office:value-type="string" office:string-value="c_id (-l,-cf)">
            <text:p>c_id (-l,-cf)</text:p>
          </table:table-cell>
          <table:table-cell table:formula="of:=IF([.C82]=&quot;&quot;;&quot;&quot;;[.C82])">
            <text:p/>
          </table:table-cell>
          <table:table-cell table:formula="of:=IF([.D82]=&quot;&quot;;&quot;&quot;;[.D82])">
            <text:p/>
          </table:table-cell>
          <table:table-cell table:formula="of:=IF([.E82]=&quot;&quot;;&quot;&quot;;[.E82])">
            <text:p/>
          </table:table-cell>
          <table:table-cell table:formula="of:=IF([.F82]=&quot;&quot;;&quot;&quot;;[.F82])">
            <text:p/>
          </table:table-cell>
          <table:table-cell table:formula="of:=IF([.G82]=&quot;&quot;;&quot;&quot;;[.G82])" office:value-type="float" office:value="110">
            <text:p>110</text:p>
          </table:table-cell>
          <table:table-cell table:formula="of:=IF([.H82]=&quot;&quot;;&quot;&quot;;[.H82])">
            <text:p/>
          </table:table-cell>
          <table:table-cell table:formula="of:=IF([.B105]=&quot;cf_nm (+l_nm)&quot;;[.I105]+1;[.I105])" office:value-type="float" office:value="4">
            <text:p>4</text:p>
          </table:table-cell>
          <table:table-cell/>
          <table:table-cell table:formula="of:=&quot;SELECT '&quot; &amp; [.B106] &amp; &quot;: ', optimized_acodekeyl_isit(s.x, &quot; &amp; [.I106] &amp; &quot;), TRUE&quot; &amp; IF(MOD([.I106];2)=1;&quot; AND (((s.x).code_key).code_id = &quot; &amp; [.$G$8] &amp; &quot;)&quot;;&quot;&quot;) &amp; IF(MOD(TRUNC([.I106]/2);2)=1;&quot; AND (((s.x).codifier_key).code_id = &quot; &amp; [.$E$8] &amp; &quot;)&quot;;&quot;&quot;) &amp; IF(MOD(TRUNC([.I106]/4);2)=1;&quot; AND (((s.x).key_lng).code_id = &quot; &amp; [.$C$8] &amp; &quot;)&quot;;&quot;&quot;) &amp; &quot; AS ok_isit FROM (SELECT optimize_acodekeyl(make_acodekeyl(make_codekey&quot; &amp; IF([.C106]=&quot;&quot;;IF([.D106]=&quot;&quot;;&quot;_null()&quot;;&quot;_bystr('&quot; &amp; [.D106] &amp; &quot;')&quot;);&quot;_byid(&quot; &amp; [.C106] &amp; &quot;)&quot;) &amp; &quot;, make_codekey&quot; &amp; IF([.E106]=&quot;&quot;;IF([.F106]=&quot;&quot;;&quot;_null()&quot;;&quot;_bystr('&quot; &amp; [.F106] &amp; &quot;')&quot;);&quot;_byid(&quot; &amp; [.E106] &amp; &quot;)&quot;) &amp; &quot;, make_codekey&quot; &amp; IF([.G106]=&quot;&quot;;IF([.H106]=&quot;&quot;;&quot;_null()&quot;;&quot;_bystr('&quot; &amp; [.H106] &amp; &quot;')&quot;);&quot;_byid(&quot; &amp; [.G106] &amp; &quot;)&quot;) &amp; &quot;), &quot; &amp; [.I106] &amp; &quot;) AS x) AS s;&quot;" office:value-type="string" office:string-value="SELECT 'c_id (-l,-cf): ', optimized_acodekeyl_isit(s.x, 4), TRUE AND (((s.x).key_lng).code_id = 9001) AS ok_isit FROM (SELECT optimize_acodekeyl(make_acodekeyl(make_codekey_null(), make_codekey_null(), make_codekey_byid(110)), 4) AS x) AS s;">
            <text:p>SELECT 'c_id (-l,-cf): ', optimized_acodekeyl_isit(s.x, 4), TRUE AND (((s.x).key_lng).code_id = 9001) AS ok_isit FROM (SELECT optimize_acodekeyl(make_acodekeyl(make_codekey_null(), make_codekey_null(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3]" office:value-type="string" office:string-value="c_id (-l,+cf_id)">
            <text:p>c_id (-l,+cf_id)</text:p>
          </table:table-cell>
          <table:table-cell table:formula="of:=IF([.C83]=&quot;&quot;;&quot;&quot;;[.C83])">
            <text:p/>
          </table:table-cell>
          <table:table-cell table:formula="of:=IF([.D83]=&quot;&quot;;&quot;&quot;;[.D83])">
            <text:p/>
          </table:table-cell>
          <table:table-cell table:formula="of:=IF([.E83]=&quot;&quot;;&quot;&quot;;[.E83])" office:value-type="float" office:value="100">
            <text:p>100</text:p>
          </table:table-cell>
          <table:table-cell table:formula="of:=IF([.F83]=&quot;&quot;;&quot;&quot;;[.F83])">
            <text:p/>
          </table:table-cell>
          <table:table-cell table:formula="of:=IF([.G83]=&quot;&quot;;&quot;&quot;;[.G83])" office:value-type="float" office:value="110">
            <text:p>110</text:p>
          </table:table-cell>
          <table:table-cell table:formula="of:=IF([.H83]=&quot;&quot;;&quot;&quot;;[.H83])">
            <text:p/>
          </table:table-cell>
          <table:table-cell table:formula="of:=IF([.B106]=&quot;cf_nm (+l_nm)&quot;;[.I106]+1;[.I106])" office:value-type="float" office:value="4">
            <text:p>4</text:p>
          </table:table-cell>
          <table:table-cell/>
          <table:table-cell table:formula="of:=&quot;SELECT '&quot; &amp; [.B107] &amp; &quot;: ', optimized_acodekeyl_isit(s.x, &quot; &amp; [.I107] &amp; &quot;), TRUE&quot; &amp; IF(MOD([.I107];2)=1;&quot; AND (((s.x).code_key).code_id = &quot; &amp; [.$G$8] &amp; &quot;)&quot;;&quot;&quot;) &amp; IF(MOD(TRUNC([.I107]/2);2)=1;&quot; AND (((s.x).codifier_key).code_id = &quot; &amp; [.$E$8] &amp; &quot;)&quot;;&quot;&quot;) &amp; IF(MOD(TRUNC([.I107]/4);2)=1;&quot; AND (((s.x).key_lng).code_id = &quot; &amp; [.$C$8] &amp; &quot;)&quot;;&quot;&quot;) &amp; &quot; AS ok_isit FROM (SELECT optimize_acodekeyl(make_acodekeyl(make_codekey&quot; &amp; IF([.C107]=&quot;&quot;;IF([.D107]=&quot;&quot;;&quot;_null()&quot;;&quot;_bystr('&quot; &amp; [.D107] &amp; &quot;')&quot;);&quot;_byid(&quot; &amp; [.C107] &amp; &quot;)&quot;) &amp; &quot;, make_codekey&quot; &amp; IF([.E107]=&quot;&quot;;IF([.F107]=&quot;&quot;;&quot;_null()&quot;;&quot;_bystr('&quot; &amp; [.F107] &amp; &quot;')&quot;);&quot;_byid(&quot; &amp; [.E107] &amp; &quot;)&quot;) &amp; &quot;, make_codekey&quot; &amp; IF([.G107]=&quot;&quot;;IF([.H107]=&quot;&quot;;&quot;_null()&quot;;&quot;_bystr('&quot; &amp; [.H107] &amp; &quot;')&quot;);&quot;_byid(&quot; &amp; [.G107] &amp; &quot;)&quot;) &amp; &quot;), &quot; &amp; [.I107] &amp; &quot;) AS x) AS s;&quot;" office:value-type="string" office:string-value="SELECT 'c_id (-l,+cf_id): ', optimized_acodekeyl_isit(s.x, 4), TRUE AND (((s.x).key_lng).code_id = 9001) AS ok_isit FROM (SELECT optimize_acodekeyl(make_acodekeyl(make_codekey_null(), make_codekey_byid(100), make_codekey_byid(110)), 4) AS x) AS s;">
            <text:p>SELECT 'c_id (-l,+cf_id): ', optimized_acodekeyl_isit(s.x, 4), TRUE AND (((s.x).key_lng).code_id = 9001) AS ok_isit FROM (SELECT optimize_acodekeyl(make_acodekeyl(make_codekey_null(), make_codekey_byid(100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4]" office:value-type="string" office:string-value="c_id (-l,+cf_nm)">
            <text:p>c_id (-l,+cf_nm)</text:p>
          </table:table-cell>
          <table:table-cell table:formula="of:=IF([.C84]=&quot;&quot;;&quot;&quot;;[.C84])">
            <text:p/>
          </table:table-cell>
          <table:table-cell table:formula="of:=IF([.D84]=&quot;&quot;;&quot;&quot;;[.D84])">
            <text:p/>
          </table:table-cell>
          <table:table-cell table:formula="of:=IF([.E84]=&quot;&quot;;&quot;&quot;;[.E84])">
            <text:p/>
          </table:table-cell>
          <table:table-cell table:formula="of:=IF([.F84]=&quot;&quot;;&quot;&quot;;[.F84])" office:value-type="string" office:string-value="test codifier">
            <text:p>test codifier</text:p>
          </table:table-cell>
          <table:table-cell table:formula="of:=IF([.G84]=&quot;&quot;;&quot;&quot;;[.G84])" office:value-type="float" office:value="110">
            <text:p>110</text:p>
          </table:table-cell>
          <table:table-cell table:formula="of:=IF([.H84]=&quot;&quot;;&quot;&quot;;[.H84])">
            <text:p/>
          </table:table-cell>
          <table:table-cell table:formula="of:=IF([.B107]=&quot;cf_nm (+l_nm)&quot;;[.I107]+1;[.I107])" office:value-type="float" office:value="4">
            <text:p>4</text:p>
          </table:table-cell>
          <table:table-cell/>
          <table:table-cell table:formula="of:=&quot;SELECT '&quot; &amp; [.B108] &amp; &quot;: ', optimized_acodekeyl_isit(s.x, &quot; &amp; [.I108] &amp; &quot;), TRUE&quot; &amp; IF(MOD([.I108];2)=1;&quot; AND (((s.x).code_key).code_id = &quot; &amp; [.$G$8] &amp; &quot;)&quot;;&quot;&quot;) &amp; IF(MOD(TRUNC([.I108]/2);2)=1;&quot; AND (((s.x).codifier_key).code_id = &quot; &amp; [.$E$8] &amp; &quot;)&quot;;&quot;&quot;) &amp; IF(MOD(TRUNC([.I108]/4);2)=1;&quot; AND (((s.x).key_lng).code_id = &quot; &amp; [.$C$8] &amp; &quot;)&quot;;&quot;&quot;) &amp; &quot; AS ok_isit FROM (SELECT optimize_acodekeyl(make_acodekeyl(make_codekey&quot; &amp; IF([.C108]=&quot;&quot;;IF([.D108]=&quot;&quot;;&quot;_null()&quot;;&quot;_bystr('&quot; &amp; [.D108] &amp; &quot;')&quot;);&quot;_byid(&quot; &amp; [.C108] &amp; &quot;)&quot;) &amp; &quot;, make_codekey&quot; &amp; IF([.E108]=&quot;&quot;;IF([.F108]=&quot;&quot;;&quot;_null()&quot;;&quot;_bystr('&quot; &amp; [.F108] &amp; &quot;')&quot;);&quot;_byid(&quot; &amp; [.E108] &amp; &quot;)&quot;) &amp; &quot;, make_codekey&quot; &amp; IF([.G108]=&quot;&quot;;IF([.H108]=&quot;&quot;;&quot;_null()&quot;;&quot;_bystr('&quot; &amp; [.H108] &amp; &quot;')&quot;);&quot;_byid(&quot; &amp; [.G108] &amp; &quot;)&quot;) &amp; &quot;), &quot; &amp; [.I108] &amp; &quot;) AS x) AS s;&quot;" office:value-type="string" office:string-value="SELECT 'c_id (-l,+cf_nm): ', optimized_acodekeyl_isit(s.x, 4), TRUE AND (((s.x).key_lng).code_id = 9001) AS ok_isit FROM (SELECT optimize_acodekeyl(make_acodekeyl(make_codekey_null(), make_codekey_bystr('test codifier'), make_codekey_byid(110)), 4) AS x) AS s;">
            <text:p>SELECT 'c_id (-l,+cf_nm): ', optimized_acodekeyl_isit(s.x, 4), TRUE AND (((s.x).key_lng).code_id = 9001) AS ok_isit FROM (SELECT optimize_acodekeyl(make_acodekeyl(make_codekey_null(), make_codekey_bystr('test codifier'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5]" office:value-type="string" office:string-value="c_id (+l_id,-cf)">
            <text:p>c_id (+l_id,-cf)</text:p>
          </table:table-cell>
          <table:table-cell table:formula="of:=IF([.C85]=&quot;&quot;;&quot;&quot;;[.C85])" office:value-type="float" office:value="9001">
            <text:p>9001</text:p>
          </table:table-cell>
          <table:table-cell table:formula="of:=IF([.D85]=&quot;&quot;;&quot;&quot;;[.D85])">
            <text:p/>
          </table:table-cell>
          <table:table-cell table:formula="of:=IF([.E85]=&quot;&quot;;&quot;&quot;;[.E85])">
            <text:p/>
          </table:table-cell>
          <table:table-cell table:formula="of:=IF([.F85]=&quot;&quot;;&quot;&quot;;[.F85])">
            <text:p/>
          </table:table-cell>
          <table:table-cell table:formula="of:=IF([.G85]=&quot;&quot;;&quot;&quot;;[.G85])" office:value-type="float" office:value="110">
            <text:p>110</text:p>
          </table:table-cell>
          <table:table-cell table:formula="of:=IF([.H85]=&quot;&quot;;&quot;&quot;;[.H85])">
            <text:p/>
          </table:table-cell>
          <table:table-cell table:formula="of:=IF([.B108]=&quot;cf_nm (+l_nm)&quot;;[.I108]+1;[.I108])" office:value-type="float" office:value="4">
            <text:p>4</text:p>
          </table:table-cell>
          <table:table-cell/>
          <table:table-cell table:formula="of:=&quot;SELECT '&quot; &amp; [.B109] &amp; &quot;: ', optimized_acodekeyl_isit(s.x, &quot; &amp; [.I109] &amp; &quot;), TRUE&quot; &amp; IF(MOD([.I109];2)=1;&quot; AND (((s.x).code_key).code_id = &quot; &amp; [.$G$8] &amp; &quot;)&quot;;&quot;&quot;) &amp; IF(MOD(TRUNC([.I109]/2);2)=1;&quot; AND (((s.x).codifier_key).code_id = &quot; &amp; [.$E$8] &amp; &quot;)&quot;;&quot;&quot;) &amp; IF(MOD(TRUNC([.I109]/4);2)=1;&quot; AND (((s.x).key_lng).code_id = &quot; &amp; [.$C$8] &amp; &quot;)&quot;;&quot;&quot;) &amp; &quot; AS ok_isit FROM (SELECT optimize_acodekeyl(make_acodekeyl(make_codekey&quot; &amp; IF([.C109]=&quot;&quot;;IF([.D109]=&quot;&quot;;&quot;_null()&quot;;&quot;_bystr('&quot; &amp; [.D109] &amp; &quot;')&quot;);&quot;_byid(&quot; &amp; [.C109] &amp; &quot;)&quot;) &amp; &quot;, make_codekey&quot; &amp; IF([.E109]=&quot;&quot;;IF([.F109]=&quot;&quot;;&quot;_null()&quot;;&quot;_bystr('&quot; &amp; [.F109] &amp; &quot;')&quot;);&quot;_byid(&quot; &amp; [.E109] &amp; &quot;)&quot;) &amp; &quot;, make_codekey&quot; &amp; IF([.G109]=&quot;&quot;;IF([.H109]=&quot;&quot;;&quot;_null()&quot;;&quot;_bystr('&quot; &amp; [.H109] &amp; &quot;')&quot;);&quot;_byid(&quot; &amp; [.G109] &amp; &quot;)&quot;) &amp; &quot;), &quot; &amp; [.I109] &amp; &quot;) AS x) AS s;&quot;" office:value-type="string" office:string-value="SELECT 'c_id (+l_id,-cf): ', optimized_acodekeyl_isit(s.x, 4), TRUE AND (((s.x).key_lng).code_id = 9001) AS ok_isit FROM (SELECT optimize_acodekeyl(make_acodekeyl(make_codekey_byid(9001), make_codekey_null(), make_codekey_byid(110)), 4) AS x) AS s;">
            <text:p>SELECT 'c_id (+l_id,-cf): ', optimized_acodekeyl_isit(s.x, 4), TRUE AND (((s.x).key_lng).code_id = 9001) AS ok_isit FROM (SELECT optimize_acodekeyl(make_acodekeyl(make_codekey_byid(9001), make_codekey_null(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6]" office:value-type="string" office:string-value="c_id (+l_id,+cf_id)">
            <text:p>c_id (+l_id,+cf_id)</text:p>
          </table:table-cell>
          <table:table-cell table:formula="of:=IF([.C86]=&quot;&quot;;&quot;&quot;;[.C86])" office:value-type="float" office:value="9001">
            <text:p>9001</text:p>
          </table:table-cell>
          <table:table-cell table:formula="of:=IF([.D86]=&quot;&quot;;&quot;&quot;;[.D86])">
            <text:p/>
          </table:table-cell>
          <table:table-cell table:formula="of:=IF([.E86]=&quot;&quot;;&quot;&quot;;[.E86])" office:value-type="float" office:value="100">
            <text:p>100</text:p>
          </table:table-cell>
          <table:table-cell table:formula="of:=IF([.F86]=&quot;&quot;;&quot;&quot;;[.F86])">
            <text:p/>
          </table:table-cell>
          <table:table-cell table:formula="of:=IF([.G86]=&quot;&quot;;&quot;&quot;;[.G86])" office:value-type="float" office:value="110">
            <text:p>110</text:p>
          </table:table-cell>
          <table:table-cell table:formula="of:=IF([.H86]=&quot;&quot;;&quot;&quot;;[.H86])">
            <text:p/>
          </table:table-cell>
          <table:table-cell table:formula="of:=IF([.B109]=&quot;cf_nm (+l_nm)&quot;;[.I109]+1;[.I109])" office:value-type="float" office:value="4">
            <text:p>4</text:p>
          </table:table-cell>
          <table:table-cell/>
          <table:table-cell table:formula="of:=&quot;SELECT '&quot; &amp; [.B110] &amp; &quot;: ', optimized_acodekeyl_isit(s.x, &quot; &amp; [.I110] &amp; &quot;), TRUE&quot; &amp; IF(MOD([.I110];2)=1;&quot; AND (((s.x).code_key).code_id = &quot; &amp; [.$G$8] &amp; &quot;)&quot;;&quot;&quot;) &amp; IF(MOD(TRUNC([.I110]/2);2)=1;&quot; AND (((s.x).codifier_key).code_id = &quot; &amp; [.$E$8] &amp; &quot;)&quot;;&quot;&quot;) &amp; IF(MOD(TRUNC([.I110]/4);2)=1;&quot; AND (((s.x).key_lng).code_id = &quot; &amp; [.$C$8] &amp; &quot;)&quot;;&quot;&quot;) &amp; &quot; AS ok_isit FROM (SELECT optimize_acodekeyl(make_acodekeyl(make_codekey&quot; &amp; IF([.C110]=&quot;&quot;;IF([.D110]=&quot;&quot;;&quot;_null()&quot;;&quot;_bystr('&quot; &amp; [.D110] &amp; &quot;')&quot;);&quot;_byid(&quot; &amp; [.C110] &amp; &quot;)&quot;) &amp; &quot;, make_codekey&quot; &amp; IF([.E110]=&quot;&quot;;IF([.F110]=&quot;&quot;;&quot;_null()&quot;;&quot;_bystr('&quot; &amp; [.F110] &amp; &quot;')&quot;);&quot;_byid(&quot; &amp; [.E110] &amp; &quot;)&quot;) &amp; &quot;, make_codekey&quot; &amp; IF([.G110]=&quot;&quot;;IF([.H110]=&quot;&quot;;&quot;_null()&quot;;&quot;_bystr('&quot; &amp; [.H110] &amp; &quot;')&quot;);&quot;_byid(&quot; &amp; [.G110] &amp; &quot;)&quot;) &amp; &quot;), &quot; &amp; [.I110] &amp; &quot;) AS x) AS s;&quot;" office:value-type="string" office:string-value="SELECT 'c_id (+l_id,+cf_id): ', optimized_acodekeyl_isit(s.x, 4), TRUE AND (((s.x).key_lng).code_id = 9001) AS ok_isit FROM (SELECT optimize_acodekeyl(make_acodekeyl(make_codekey_byid(9001), make_codekey_byid(100), make_codekey_byid(110)), 4) AS x) AS s;">
            <text:p>SELECT 'c_id (+l_id,+cf_id): ', optimized_acodekeyl_isit(s.x, 4), TRUE AND (((s.x).key_lng).code_id = 9001) AS ok_isit FROM (SELECT optimize_acodekeyl(make_acodekeyl(make_codekey_byid(9001), make_codekey_byid(100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7]" office:value-type="string" office:string-value="c_id (+l_id,+cf_nm)">
            <text:p>c_id (+l_id,+cf_nm)</text:p>
          </table:table-cell>
          <table:table-cell table:formula="of:=IF([.C87]=&quot;&quot;;&quot;&quot;;[.C87])" office:value-type="float" office:value="9001">
            <text:p>9001</text:p>
          </table:table-cell>
          <table:table-cell table:formula="of:=IF([.D87]=&quot;&quot;;&quot;&quot;;[.D87])">
            <text:p/>
          </table:table-cell>
          <table:table-cell table:formula="of:=IF([.E87]=&quot;&quot;;&quot;&quot;;[.E87])">
            <text:p/>
          </table:table-cell>
          <table:table-cell table:formula="of:=IF([.F87]=&quot;&quot;;&quot;&quot;;[.F87])" office:value-type="string" office:string-value="тестовый кодификатор">
            <text:p>тестовый кодификатор</text:p>
          </table:table-cell>
          <table:table-cell table:formula="of:=IF([.G87]=&quot;&quot;;&quot;&quot;;[.G87])" office:value-type="float" office:value="110">
            <text:p>110</text:p>
          </table:table-cell>
          <table:table-cell table:formula="of:=IF([.H87]=&quot;&quot;;&quot;&quot;;[.H87])">
            <text:p/>
          </table:table-cell>
          <table:table-cell table:formula="of:=IF([.B110]=&quot;cf_nm (+l_nm)&quot;;[.I110]+1;[.I110])" office:value-type="float" office:value="4">
            <text:p>4</text:p>
          </table:table-cell>
          <table:table-cell/>
          <table:table-cell table:formula="of:=&quot;SELECT '&quot; &amp; [.B111] &amp; &quot;: ', optimized_acodekeyl_isit(s.x, &quot; &amp; [.I111] &amp; &quot;), TRUE&quot; &amp; IF(MOD([.I111];2)=1;&quot; AND (((s.x).code_key).code_id = &quot; &amp; [.$G$8] &amp; &quot;)&quot;;&quot;&quot;) &amp; IF(MOD(TRUNC([.I111]/2);2)=1;&quot; AND (((s.x).codifier_key).code_id = &quot; &amp; [.$E$8] &amp; &quot;)&quot;;&quot;&quot;) &amp; IF(MOD(TRUNC([.I111]/4);2)=1;&quot; AND (((s.x).key_lng).code_id = &quot; &amp; [.$C$8] &amp; &quot;)&quot;;&quot;&quot;) &amp; &quot; AS ok_isit FROM (SELECT optimize_acodekeyl(make_acodekeyl(make_codekey&quot; &amp; IF([.C111]=&quot;&quot;;IF([.D111]=&quot;&quot;;&quot;_null()&quot;;&quot;_bystr('&quot; &amp; [.D111] &amp; &quot;')&quot;);&quot;_byid(&quot; &amp; [.C111] &amp; &quot;)&quot;) &amp; &quot;, make_codekey&quot; &amp; IF([.E111]=&quot;&quot;;IF([.F111]=&quot;&quot;;&quot;_null()&quot;;&quot;_bystr('&quot; &amp; [.F111] &amp; &quot;')&quot;);&quot;_byid(&quot; &amp; [.E111] &amp; &quot;)&quot;) &amp; &quot;, make_codekey&quot; &amp; IF([.G111]=&quot;&quot;;IF([.H111]=&quot;&quot;;&quot;_null()&quot;;&quot;_bystr('&quot; &amp; [.H111] &amp; &quot;')&quot;);&quot;_byid(&quot; &amp; [.G111] &amp; &quot;)&quot;) &amp; &quot;), &quot; &amp; [.I111] &amp; &quot;) AS x) AS s;&quot;" office:value-type="string" office:string-value="SELECT 'c_id (+l_id,+cf_nm): ', optimized_acodekeyl_isit(s.x, 4), TRUE AND (((s.x).key_lng).code_id = 9001) AS ok_isit FROM (SELECT optimize_acodekeyl(make_acodekeyl(make_codekey_byid(9001), make_codekey_bystr('тестовый кодификатор'), make_codekey_byid(110)), 4) AS x) AS s;">
            <text:p>SELECT 'c_id (+l_id,+cf_nm): ', optimized_acodekeyl_isit(s.x, 4), TRUE AND (((s.x).key_lng).code_id = 9001) AS ok_isit FROM (SELECT optimize_acodekeyl(make_acodekeyl(make_codekey_byid(9001), make_codekey_bystr('тестовый кодификатор'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8]" office:value-type="string" office:string-value="c_id (+l_nm,-cf)">
            <text:p>c_id (+l_nm,-cf)</text:p>
          </table:table-cell>
          <table:table-cell table:formula="of:=IF([.C88]=&quot;&quot;;&quot;&quot;;[.C88])">
            <text:p/>
          </table:table-cell>
          <table:table-cell table:formula="of:=IF([.D88]=&quot;&quot;;&quot;&quot;;[.D88])" office:value-type="string" office:string-value="rus">
            <text:p>rus</text:p>
          </table:table-cell>
          <table:table-cell table:formula="of:=IF([.E88]=&quot;&quot;;&quot;&quot;;[.E88])">
            <text:p/>
          </table:table-cell>
          <table:table-cell table:formula="of:=IF([.F88]=&quot;&quot;;&quot;&quot;;[.F88])">
            <text:p/>
          </table:table-cell>
          <table:table-cell table:formula="of:=IF([.G88]=&quot;&quot;;&quot;&quot;;[.G88])" office:value-type="float" office:value="110">
            <text:p>110</text:p>
          </table:table-cell>
          <table:table-cell table:formula="of:=IF([.H88]=&quot;&quot;;&quot;&quot;;[.H88])">
            <text:p/>
          </table:table-cell>
          <table:table-cell table:formula="of:=IF([.B111]=&quot;cf_nm (+l_nm)&quot;;[.I111]+1;[.I111])" office:value-type="float" office:value="4">
            <text:p>4</text:p>
          </table:table-cell>
          <table:table-cell/>
          <table:table-cell table:formula="of:=&quot;SELECT '&quot; &amp; [.B112] &amp; &quot;: ', optimized_acodekeyl_isit(s.x, &quot; &amp; [.I112] &amp; &quot;), TRUE&quot; &amp; IF(MOD([.I112];2)=1;&quot; AND (((s.x).code_key).code_id = &quot; &amp; [.$G$8] &amp; &quot;)&quot;;&quot;&quot;) &amp; IF(MOD(TRUNC([.I112]/2);2)=1;&quot; AND (((s.x).codifier_key).code_id = &quot; &amp; [.$E$8] &amp; &quot;)&quot;;&quot;&quot;) &amp; IF(MOD(TRUNC([.I112]/4);2)=1;&quot; AND (((s.x).key_lng).code_id = &quot; &amp; [.$C$8] &amp; &quot;)&quot;;&quot;&quot;) &amp; &quot; AS ok_isit FROM (SELECT optimize_acodekeyl(make_acodekeyl(make_codekey&quot; &amp; IF([.C112]=&quot;&quot;;IF([.D112]=&quot;&quot;;&quot;_null()&quot;;&quot;_bystr('&quot; &amp; [.D112] &amp; &quot;')&quot;);&quot;_byid(&quot; &amp; [.C112] &amp; &quot;)&quot;) &amp; &quot;, make_codekey&quot; &amp; IF([.E112]=&quot;&quot;;IF([.F112]=&quot;&quot;;&quot;_null()&quot;;&quot;_bystr('&quot; &amp; [.F112] &amp; &quot;')&quot;);&quot;_byid(&quot; &amp; [.E112] &amp; &quot;)&quot;) &amp; &quot;, make_codekey&quot; &amp; IF([.G112]=&quot;&quot;;IF([.H112]=&quot;&quot;;&quot;_null()&quot;;&quot;_bystr('&quot; &amp; [.H112] &amp; &quot;')&quot;);&quot;_byid(&quot; &amp; [.G112] &amp; &quot;)&quot;) &amp; &quot;), &quot; &amp; [.I112] &amp; &quot;) AS x) AS s;&quot;" office:value-type="string" office:string-value="SELECT 'c_id (+l_nm,-cf): ', optimized_acodekeyl_isit(s.x, 4), TRUE AND (((s.x).key_lng).code_id = 9001) AS ok_isit FROM (SELECT optimize_acodekeyl(make_acodekeyl(make_codekey_bystr('rus'), make_codekey_null(), make_codekey_byid(110)), 4) AS x) AS s;">
            <text:p>SELECT 'c_id (+l_nm,-cf): ', optimized_acodekeyl_isit(s.x, 4), TRUE AND (((s.x).key_lng).code_id = 9001) AS ok_isit FROM (SELECT optimize_acodekeyl(make_acodekeyl(make_codekey_bystr('rus'), make_codekey_null(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89]" office:value-type="string" office:string-value="c_id (+l_nm,+cf_id)">
            <text:p>c_id (+l_nm,+cf_id)</text:p>
          </table:table-cell>
          <table:table-cell table:formula="of:=IF([.C89]=&quot;&quot;;&quot;&quot;;[.C89])">
            <text:p/>
          </table:table-cell>
          <table:table-cell table:formula="of:=IF([.D89]=&quot;&quot;;&quot;&quot;;[.D89])" office:value-type="string" office:string-value="rus">
            <text:p>rus</text:p>
          </table:table-cell>
          <table:table-cell table:formula="of:=IF([.E89]=&quot;&quot;;&quot;&quot;;[.E89])" office:value-type="float" office:value="100">
            <text:p>100</text:p>
          </table:table-cell>
          <table:table-cell table:formula="of:=IF([.F89]=&quot;&quot;;&quot;&quot;;[.F89])">
            <text:p/>
          </table:table-cell>
          <table:table-cell table:formula="of:=IF([.G89]=&quot;&quot;;&quot;&quot;;[.G89])" office:value-type="float" office:value="110">
            <text:p>110</text:p>
          </table:table-cell>
          <table:table-cell table:formula="of:=IF([.H89]=&quot;&quot;;&quot;&quot;;[.H89])">
            <text:p/>
          </table:table-cell>
          <table:table-cell table:formula="of:=IF([.B112]=&quot;cf_nm (+l_nm)&quot;;[.I112]+1;[.I112])" office:value-type="float" office:value="4">
            <text:p>4</text:p>
          </table:table-cell>
          <table:table-cell/>
          <table:table-cell table:formula="of:=&quot;SELECT '&quot; &amp; [.B113] &amp; &quot;: ', optimized_acodekeyl_isit(s.x, &quot; &amp; [.I113] &amp; &quot;), TRUE&quot; &amp; IF(MOD([.I113];2)=1;&quot; AND (((s.x).code_key).code_id = &quot; &amp; [.$G$8] &amp; &quot;)&quot;;&quot;&quot;) &amp; IF(MOD(TRUNC([.I113]/2);2)=1;&quot; AND (((s.x).codifier_key).code_id = &quot; &amp; [.$E$8] &amp; &quot;)&quot;;&quot;&quot;) &amp; IF(MOD(TRUNC([.I113]/4);2)=1;&quot; AND (((s.x).key_lng).code_id = &quot; &amp; [.$C$8] &amp; &quot;)&quot;;&quot;&quot;) &amp; &quot; AS ok_isit FROM (SELECT optimize_acodekeyl(make_acodekeyl(make_codekey&quot; &amp; IF([.C113]=&quot;&quot;;IF([.D113]=&quot;&quot;;&quot;_null()&quot;;&quot;_bystr('&quot; &amp; [.D113] &amp; &quot;')&quot;);&quot;_byid(&quot; &amp; [.C113] &amp; &quot;)&quot;) &amp; &quot;, make_codekey&quot; &amp; IF([.E113]=&quot;&quot;;IF([.F113]=&quot;&quot;;&quot;_null()&quot;;&quot;_bystr('&quot; &amp; [.F113] &amp; &quot;')&quot;);&quot;_byid(&quot; &amp; [.E113] &amp; &quot;)&quot;) &amp; &quot;, make_codekey&quot; &amp; IF([.G113]=&quot;&quot;;IF([.H113]=&quot;&quot;;&quot;_null()&quot;;&quot;_bystr('&quot; &amp; [.H113] &amp; &quot;')&quot;);&quot;_byid(&quot; &amp; [.G113] &amp; &quot;)&quot;) &amp; &quot;), &quot; &amp; [.I113] &amp; &quot;) AS x) AS s;&quot;" office:value-type="string" office:string-value="SELECT 'c_id (+l_nm,+cf_id): ', optimized_acodekeyl_isit(s.x, 4), TRUE AND (((s.x).key_lng).code_id = 9001) AS ok_isit FROM (SELECT optimize_acodekeyl(make_acodekeyl(make_codekey_bystr('rus'), make_codekey_byid(100), make_codekey_byid(110)), 4) AS x) AS s;">
            <text:p>SELECT 'c_id (+l_nm,+cf_id): ', optimized_acodekeyl_isit(s.x, 4), TRUE AND (((s.x).key_lng).code_id = 9001) AS ok_isit FROM (SELECT optimize_acodekeyl(make_acodekeyl(make_codekey_bystr('rus'), make_codekey_byid(100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0]" office:value-type="string" office:string-value="c_id (+l_nm,+cf_nm)">
            <text:p>c_id (+l_nm,+cf_nm)</text:p>
          </table:table-cell>
          <table:table-cell table:formula="of:=IF([.C90]=&quot;&quot;;&quot;&quot;;[.C90])">
            <text:p/>
          </table:table-cell>
          <table:table-cell table:formula="of:=IF([.D90]=&quot;&quot;;&quot;&quot;;[.D90])" office:value-type="string" office:string-value="rus">
            <text:p>rus</text:p>
          </table:table-cell>
          <table:table-cell table:formula="of:=IF([.E90]=&quot;&quot;;&quot;&quot;;[.E90])">
            <text:p/>
          </table:table-cell>
          <table:table-cell table:formula="of:=IF([.F90]=&quot;&quot;;&quot;&quot;;[.F90])" office:value-type="string" office:string-value="тестовый кодификатор">
            <text:p>тестовый кодификатор</text:p>
          </table:table-cell>
          <table:table-cell table:formula="of:=IF([.G90]=&quot;&quot;;&quot;&quot;;[.G90])" office:value-type="float" office:value="110">
            <text:p>110</text:p>
          </table:table-cell>
          <table:table-cell table:formula="of:=IF([.H90]=&quot;&quot;;&quot;&quot;;[.H90])">
            <text:p/>
          </table:table-cell>
          <table:table-cell table:formula="of:=IF([.B113]=&quot;cf_nm (+l_nm)&quot;;[.I113]+1;[.I113])" office:value-type="float" office:value="4">
            <text:p>4</text:p>
          </table:table-cell>
          <table:table-cell/>
          <table:table-cell table:formula="of:=&quot;SELECT '&quot; &amp; [.B114] &amp; &quot;: ', optimized_acodekeyl_isit(s.x, &quot; &amp; [.I114] &amp; &quot;), TRUE&quot; &amp; IF(MOD([.I114];2)=1;&quot; AND (((s.x).code_key).code_id = &quot; &amp; [.$G$8] &amp; &quot;)&quot;;&quot;&quot;) &amp; IF(MOD(TRUNC([.I114]/2);2)=1;&quot; AND (((s.x).codifier_key).code_id = &quot; &amp; [.$E$8] &amp; &quot;)&quot;;&quot;&quot;) &amp; IF(MOD(TRUNC([.I114]/4);2)=1;&quot; AND (((s.x).key_lng).code_id = &quot; &amp; [.$C$8] &amp; &quot;)&quot;;&quot;&quot;) &amp; &quot; AS ok_isit FROM (SELECT optimize_acodekeyl(make_acodekeyl(make_codekey&quot; &amp; IF([.C114]=&quot;&quot;;IF([.D114]=&quot;&quot;;&quot;_null()&quot;;&quot;_bystr('&quot; &amp; [.D114] &amp; &quot;')&quot;);&quot;_byid(&quot; &amp; [.C114] &amp; &quot;)&quot;) &amp; &quot;, make_codekey&quot; &amp; IF([.E114]=&quot;&quot;;IF([.F114]=&quot;&quot;;&quot;_null()&quot;;&quot;_bystr('&quot; &amp; [.F114] &amp; &quot;')&quot;);&quot;_byid(&quot; &amp; [.E114] &amp; &quot;)&quot;) &amp; &quot;, make_codekey&quot; &amp; IF([.G114]=&quot;&quot;;IF([.H114]=&quot;&quot;;&quot;_null()&quot;;&quot;_bystr('&quot; &amp; [.H114] &amp; &quot;')&quot;);&quot;_byid(&quot; &amp; [.G114] &amp; &quot;)&quot;) &amp; &quot;), &quot; &amp; [.I114] &amp; &quot;) AS x) AS s;&quot;" office:value-type="string" office:string-value="SELECT 'c_id (+l_nm,+cf_nm): ', optimized_acodekeyl_isit(s.x, 4), TRUE AND (((s.x).key_lng).code_id = 9001) AS ok_isit FROM (SELECT optimize_acodekeyl(make_acodekeyl(make_codekey_bystr('rus'), make_codekey_bystr('тестовый кодификатор'), make_codekey_byid(110)), 4) AS x) AS s;">
            <text:p>SELECT 'c_id (+l_nm,+cf_nm): ', optimized_acodekeyl_isit(s.x, 4), TRUE AND (((s.x).key_lng).code_id = 9001) AS ok_isit FROM (SELECT optimize_acodekeyl(make_acodekeyl(make_codekey_bystr('rus'), make_codekey_bystr('тестовый кодификатор'), make_codekey_byid(110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1]" office:value-type="string" office:string-value="c_nm (-l,-cf)">
            <text:p>c_nm (-l,-cf)</text:p>
          </table:table-cell>
          <table:table-cell table:formula="of:=IF([.C91]=&quot;&quot;;&quot;&quot;;[.C91])">
            <text:p/>
          </table:table-cell>
          <table:table-cell table:formula="of:=IF([.D91]=&quot;&quot;;&quot;&quot;;[.D91])">
            <text:p/>
          </table:table-cell>
          <table:table-cell table:formula="of:=IF([.E91]=&quot;&quot;;&quot;&quot;;[.E91])">
            <text:p/>
          </table:table-cell>
          <table:table-cell table:formula="of:=IF([.F91]=&quot;&quot;;&quot;&quot;;[.F91])">
            <text:p/>
          </table:table-cell>
          <table:table-cell table:formula="of:=IF([.G91]=&quot;&quot;;&quot;&quot;;[.G91])">
            <text:p/>
          </table:table-cell>
          <table:table-cell table:formula="of:=IF([.H91]=&quot;&quot;;&quot;&quot;;[.H91])" office:value-type="float" office:value="101">
            <text:p>101</text:p>
          </table:table-cell>
          <table:table-cell table:formula="of:=IF([.B114]=&quot;cf_nm (+l_nm)&quot;;[.I114]+1;[.I114])" office:value-type="float" office:value="4">
            <text:p>4</text:p>
          </table:table-cell>
          <table:table-cell/>
          <table:table-cell table:formula="of:=&quot;SELECT '&quot; &amp; [.B115] &amp; &quot;: ', optimized_acodekeyl_isit(s.x, &quot; &amp; [.I115] &amp; &quot;), TRUE&quot; &amp; IF(MOD([.I115];2)=1;&quot; AND (((s.x).code_key).code_id = &quot; &amp; [.$G$8] &amp; &quot;)&quot;;&quot;&quot;) &amp; IF(MOD(TRUNC([.I115]/2);2)=1;&quot; AND (((s.x).codifier_key).code_id = &quot; &amp; [.$E$8] &amp; &quot;)&quot;;&quot;&quot;) &amp; IF(MOD(TRUNC([.I115]/4);2)=1;&quot; AND (((s.x).key_lng).code_id = &quot; &amp; [.$C$8] &amp; &quot;)&quot;;&quot;&quot;) &amp; &quot; AS ok_isit FROM (SELECT optimize_acodekeyl(make_acodekeyl(make_codekey&quot; &amp; IF([.C115]=&quot;&quot;;IF([.D115]=&quot;&quot;;&quot;_null()&quot;;&quot;_bystr('&quot; &amp; [.D115] &amp; &quot;')&quot;);&quot;_byid(&quot; &amp; [.C115] &amp; &quot;)&quot;) &amp; &quot;, make_codekey&quot; &amp; IF([.E115]=&quot;&quot;;IF([.F115]=&quot;&quot;;&quot;_null()&quot;;&quot;_bystr('&quot; &amp; [.F115] &amp; &quot;')&quot;);&quot;_byid(&quot; &amp; [.E115] &amp; &quot;)&quot;) &amp; &quot;, make_codekey&quot; &amp; IF([.G115]=&quot;&quot;;IF([.H115]=&quot;&quot;;&quot;_null()&quot;;&quot;_bystr('&quot; &amp; [.H115] &amp; &quot;')&quot;);&quot;_byid(&quot; &amp; [.G115] &amp; &quot;)&quot;) &amp; &quot;), &quot; &amp; [.I115] &amp; &quot;) AS x) AS s;&quot;" office:value-type="string" office:string-value="SELECT 'c_nm (-l,-cf): ', optimized_acodekeyl_isit(s.x, 4), TRUE AND (((s.x).key_lng).code_id = 9001) AS ok_isit FROM (SELECT optimize_acodekeyl(make_acodekeyl(make_codekey_null(), make_codekey_null(), make_codekey_bystr('101')), 4) AS x) AS s;">
            <text:p>SELECT 'c_nm (-l,-cf): ', optimized_acodekeyl_isit(s.x, 4), TRUE AND (((s.x).key_lng).code_id = 9001) AS ok_isit FROM (SELECT optimize_acodekeyl(make_acodekeyl(make_codekey_null(), make_codekey_null(), make_codekey_bystr('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2]" office:value-type="string" office:string-value="c_nm (-l,+cf_id)">
            <text:p>c_nm (-l,+cf_id)</text:p>
          </table:table-cell>
          <table:table-cell table:formula="of:=IF([.C92]=&quot;&quot;;&quot;&quot;;[.C92])">
            <text:p/>
          </table:table-cell>
          <table:table-cell table:formula="of:=IF([.D92]=&quot;&quot;;&quot;&quot;;[.D92])">
            <text:p/>
          </table:table-cell>
          <table:table-cell table:formula="of:=IF([.E92]=&quot;&quot;;&quot;&quot;;[.E92])" office:value-type="float" office:value="100">
            <text:p>100</text:p>
          </table:table-cell>
          <table:table-cell table:formula="of:=IF([.F92]=&quot;&quot;;&quot;&quot;;[.F92])">
            <text:p/>
          </table:table-cell>
          <table:table-cell table:formula="of:=IF([.G92]=&quot;&quot;;&quot;&quot;;[.G92])">
            <text:p/>
          </table:table-cell>
          <table:table-cell table:formula="of:=IF([.H92]=&quot;&quot;;&quot;&quot;;[.H92])" office:value-type="float" office:value="101">
            <text:p>101</text:p>
          </table:table-cell>
          <table:table-cell table:formula="of:=IF([.B115]=&quot;cf_nm (+l_nm)&quot;;[.I115]+1;[.I115])" office:value-type="float" office:value="4">
            <text:p>4</text:p>
          </table:table-cell>
          <table:table-cell/>
          <table:table-cell table:formula="of:=&quot;SELECT '&quot; &amp; [.B116] &amp; &quot;: ', optimized_acodekeyl_isit(s.x, &quot; &amp; [.I116] &amp; &quot;), TRUE&quot; &amp; IF(MOD([.I116];2)=1;&quot; AND (((s.x).code_key).code_id = &quot; &amp; [.$G$8] &amp; &quot;)&quot;;&quot;&quot;) &amp; IF(MOD(TRUNC([.I116]/2);2)=1;&quot; AND (((s.x).codifier_key).code_id = &quot; &amp; [.$E$8] &amp; &quot;)&quot;;&quot;&quot;) &amp; IF(MOD(TRUNC([.I116]/4);2)=1;&quot; AND (((s.x).key_lng).code_id = &quot; &amp; [.$C$8] &amp; &quot;)&quot;;&quot;&quot;) &amp; &quot; AS ok_isit FROM (SELECT optimize_acodekeyl(make_acodekeyl(make_codekey&quot; &amp; IF([.C116]=&quot;&quot;;IF([.D116]=&quot;&quot;;&quot;_null()&quot;;&quot;_bystr('&quot; &amp; [.D116] &amp; &quot;')&quot;);&quot;_byid(&quot; &amp; [.C116] &amp; &quot;)&quot;) &amp; &quot;, make_codekey&quot; &amp; IF([.E116]=&quot;&quot;;IF([.F116]=&quot;&quot;;&quot;_null()&quot;;&quot;_bystr('&quot; &amp; [.F116] &amp; &quot;')&quot;);&quot;_byid(&quot; &amp; [.E116] &amp; &quot;)&quot;) &amp; &quot;, make_codekey&quot; &amp; IF([.G116]=&quot;&quot;;IF([.H116]=&quot;&quot;;&quot;_null()&quot;;&quot;_bystr('&quot; &amp; [.H116] &amp; &quot;')&quot;);&quot;_byid(&quot; &amp; [.G116] &amp; &quot;)&quot;) &amp; &quot;), &quot; &amp; [.I116] &amp; &quot;) AS x) AS s;&quot;" office:value-type="string" office:string-value="SELECT 'c_nm (-l,+cf_id): ', optimized_acodekeyl_isit(s.x, 4), TRUE AND (((s.x).key_lng).code_id = 9001) AS ok_isit FROM (SELECT optimize_acodekeyl(make_acodekeyl(make_codekey_null(), make_codekey_byid(100), make_codekey_bystr('101')), 4) AS x) AS s;">
            <text:p>SELECT 'c_nm (-l,+cf_id): ', optimized_acodekeyl_isit(s.x, 4), TRUE AND (((s.x).key_lng).code_id = 9001) AS ok_isit FROM (SELECT optimize_acodekeyl(make_acodekeyl(make_codekey_null(), make_codekey_byid(100), make_codekey_bystr('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3]" office:value-type="string" office:string-value="c_nm (-l,+cf_nm)">
            <text:p>c_nm (-l,+cf_nm)</text:p>
          </table:table-cell>
          <table:table-cell table:formula="of:=IF([.C93]=&quot;&quot;;&quot;&quot;;[.C93])">
            <text:p/>
          </table:table-cell>
          <table:table-cell table:formula="of:=IF([.D93]=&quot;&quot;;&quot;&quot;;[.D93])">
            <text:p/>
          </table:table-cell>
          <table:table-cell table:formula="of:=IF([.E93]=&quot;&quot;;&quot;&quot;;[.E93])">
            <text:p/>
          </table:table-cell>
          <table:table-cell table:formula="of:=IF([.F93]=&quot;&quot;;&quot;&quot;;[.F93])" office:value-type="string" office:string-value="test codifier">
            <text:p>test codifier</text:p>
          </table:table-cell>
          <table:table-cell table:formula="of:=IF([.G93]=&quot;&quot;;&quot;&quot;;[.G93])">
            <text:p/>
          </table:table-cell>
          <table:table-cell table:formula="of:=IF([.H93]=&quot;&quot;;&quot;&quot;;[.H93])" office:value-type="float" office:value="101">
            <text:p>101</text:p>
          </table:table-cell>
          <table:table-cell table:formula="of:=IF([.B116]=&quot;cf_nm (+l_nm)&quot;;[.I116]+1;[.I116])" office:value-type="float" office:value="4">
            <text:p>4</text:p>
          </table:table-cell>
          <table:table-cell/>
          <table:table-cell table:formula="of:=&quot;SELECT '&quot; &amp; [.B117] &amp; &quot;: ', optimized_acodekeyl_isit(s.x, &quot; &amp; [.I117] &amp; &quot;), TRUE&quot; &amp; IF(MOD([.I117];2)=1;&quot; AND (((s.x).code_key).code_id = &quot; &amp; [.$G$8] &amp; &quot;)&quot;;&quot;&quot;) &amp; IF(MOD(TRUNC([.I117]/2);2)=1;&quot; AND (((s.x).codifier_key).code_id = &quot; &amp; [.$E$8] &amp; &quot;)&quot;;&quot;&quot;) &amp; IF(MOD(TRUNC([.I117]/4);2)=1;&quot; AND (((s.x).key_lng).code_id = &quot; &amp; [.$C$8] &amp; &quot;)&quot;;&quot;&quot;) &amp; &quot; AS ok_isit FROM (SELECT optimize_acodekeyl(make_acodekeyl(make_codekey&quot; &amp; IF([.C117]=&quot;&quot;;IF([.D117]=&quot;&quot;;&quot;_null()&quot;;&quot;_bystr('&quot; &amp; [.D117] &amp; &quot;')&quot;);&quot;_byid(&quot; &amp; [.C117] &amp; &quot;)&quot;) &amp; &quot;, make_codekey&quot; &amp; IF([.E117]=&quot;&quot;;IF([.F117]=&quot;&quot;;&quot;_null()&quot;;&quot;_bystr('&quot; &amp; [.F117] &amp; &quot;')&quot;);&quot;_byid(&quot; &amp; [.E117] &amp; &quot;)&quot;) &amp; &quot;, make_codekey&quot; &amp; IF([.G117]=&quot;&quot;;IF([.H117]=&quot;&quot;;&quot;_null()&quot;;&quot;_bystr('&quot; &amp; [.H117] &amp; &quot;')&quot;);&quot;_byid(&quot; &amp; [.G117] &amp; &quot;)&quot;) &amp; &quot;), &quot; &amp; [.I117] &amp; &quot;) AS x) AS s;&quot;" office:value-type="string" office:string-value="SELECT 'c_nm (-l,+cf_nm): ', optimized_acodekeyl_isit(s.x, 4), TRUE AND (((s.x).key_lng).code_id = 9001) AS ok_isit FROM (SELECT optimize_acodekeyl(make_acodekeyl(make_codekey_null(), make_codekey_bystr('test codifier'), make_codekey_bystr('101')), 4) AS x) AS s;">
            <text:p>SELECT 'c_nm (-l,+cf_nm): ', optimized_acodekeyl_isit(s.x, 4), TRUE AND (((s.x).key_lng).code_id = 9001) AS ok_isit FROM (SELECT optimize_acodekeyl(make_acodekeyl(make_codekey_null(), make_codekey_bystr('test codifier'), make_codekey_bystr('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4]" office:value-type="string" office:string-value="c_nm (+l_id,-cf)">
            <text:p>c_nm (+l_id,-cf)</text:p>
          </table:table-cell>
          <table:table-cell table:formula="of:=IF([.C94]=&quot;&quot;;&quot;&quot;;[.C94])" office:value-type="float" office:value="9001">
            <text:p>9001</text:p>
          </table:table-cell>
          <table:table-cell table:formula="of:=IF([.D94]=&quot;&quot;;&quot;&quot;;[.D94])">
            <text:p/>
          </table:table-cell>
          <table:table-cell table:formula="of:=IF([.E94]=&quot;&quot;;&quot;&quot;;[.E94])">
            <text:p/>
          </table:table-cell>
          <table:table-cell table:formula="of:=IF([.F94]=&quot;&quot;;&quot;&quot;;[.F94])">
            <text:p/>
          </table:table-cell>
          <table:table-cell table:formula="of:=IF([.G94]=&quot;&quot;;&quot;&quot;;[.G94])">
            <text:p/>
          </table:table-cell>
          <table:table-cell table:formula="of:=IF([.H94]=&quot;&quot;;&quot;&quot;;[.H94])" office:value-type="string" office:string-value="код 101">
            <text:p>код 101</text:p>
          </table:table-cell>
          <table:table-cell table:formula="of:=IF([.B117]=&quot;cf_nm (+l_nm)&quot;;[.I117]+1;[.I117])" office:value-type="float" office:value="4">
            <text:p>4</text:p>
          </table:table-cell>
          <table:table-cell/>
          <table:table-cell table:formula="of:=&quot;SELECT '&quot; &amp; [.B118] &amp; &quot;: ', optimized_acodekeyl_isit(s.x, &quot; &amp; [.I118] &amp; &quot;), TRUE&quot; &amp; IF(MOD([.I118];2)=1;&quot; AND (((s.x).code_key).code_id = &quot; &amp; [.$G$8] &amp; &quot;)&quot;;&quot;&quot;) &amp; IF(MOD(TRUNC([.I118]/2);2)=1;&quot; AND (((s.x).codifier_key).code_id = &quot; &amp; [.$E$8] &amp; &quot;)&quot;;&quot;&quot;) &amp; IF(MOD(TRUNC([.I118]/4);2)=1;&quot; AND (((s.x).key_lng).code_id = &quot; &amp; [.$C$8] &amp; &quot;)&quot;;&quot;&quot;) &amp; &quot; AS ok_isit FROM (SELECT optimize_acodekeyl(make_acodekeyl(make_codekey&quot; &amp; IF([.C118]=&quot;&quot;;IF([.D118]=&quot;&quot;;&quot;_null()&quot;;&quot;_bystr('&quot; &amp; [.D118] &amp; &quot;')&quot;);&quot;_byid(&quot; &amp; [.C118] &amp; &quot;)&quot;) &amp; &quot;, make_codekey&quot; &amp; IF([.E118]=&quot;&quot;;IF([.F118]=&quot;&quot;;&quot;_null()&quot;;&quot;_bystr('&quot; &amp; [.F118] &amp; &quot;')&quot;);&quot;_byid(&quot; &amp; [.E118] &amp; &quot;)&quot;) &amp; &quot;, make_codekey&quot; &amp; IF([.G118]=&quot;&quot;;IF([.H118]=&quot;&quot;;&quot;_null()&quot;;&quot;_bystr('&quot; &amp; [.H118] &amp; &quot;')&quot;);&quot;_byid(&quot; &amp; [.G118] &amp; &quot;)&quot;) &amp; &quot;), &quot; &amp; [.I118] &amp; &quot;) AS x) AS s;&quot;" office:value-type="string" office:string-value="SELECT 'c_nm (+l_id,-cf): ', optimized_acodekeyl_isit(s.x, 4), TRUE AND (((s.x).key_lng).code_id = 9001) AS ok_isit FROM (SELECT optimize_acodekeyl(make_acodekeyl(make_codekey_byid(9001), make_codekey_null(), make_codekey_bystr('код 101')), 4) AS x) AS s;">
            <text:p>SELECT 'c_nm (+l_id,-cf): ', optimized_acodekeyl_isit(s.x, 4), TRUE AND (((s.x).key_lng).code_id = 9001) AS ok_isit FROM (SELECT optimize_acodekeyl(make_acodekeyl(make_codekey_byid(9001), make_codekey_null(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5]" office:value-type="string" office:string-value="c_nm (+l_id,+cf_id)">
            <text:p>c_nm (+l_id,+cf_id)</text:p>
          </table:table-cell>
          <table:table-cell table:formula="of:=IF([.C95]=&quot;&quot;;&quot;&quot;;[.C95])" office:value-type="float" office:value="9001">
            <text:p>9001</text:p>
          </table:table-cell>
          <table:table-cell table:formula="of:=IF([.D95]=&quot;&quot;;&quot;&quot;;[.D95])">
            <text:p/>
          </table:table-cell>
          <table:table-cell table:formula="of:=IF([.E95]=&quot;&quot;;&quot;&quot;;[.E95])" office:value-type="float" office:value="100">
            <text:p>100</text:p>
          </table:table-cell>
          <table:table-cell table:formula="of:=IF([.F95]=&quot;&quot;;&quot;&quot;;[.F95])">
            <text:p/>
          </table:table-cell>
          <table:table-cell table:formula="of:=IF([.G95]=&quot;&quot;;&quot;&quot;;[.G95])">
            <text:p/>
          </table:table-cell>
          <table:table-cell table:formula="of:=IF([.H95]=&quot;&quot;;&quot;&quot;;[.H95])" office:value-type="string" office:string-value="код 101">
            <text:p>код 101</text:p>
          </table:table-cell>
          <table:table-cell table:formula="of:=IF([.B118]=&quot;cf_nm (+l_nm)&quot;;[.I118]+1;[.I118])" office:value-type="float" office:value="4">
            <text:p>4</text:p>
          </table:table-cell>
          <table:table-cell/>
          <table:table-cell table:formula="of:=&quot;SELECT '&quot; &amp; [.B119] &amp; &quot;: ', optimized_acodekeyl_isit(s.x, &quot; &amp; [.I119] &amp; &quot;), TRUE&quot; &amp; IF(MOD([.I119];2)=1;&quot; AND (((s.x).code_key).code_id = &quot; &amp; [.$G$8] &amp; &quot;)&quot;;&quot;&quot;) &amp; IF(MOD(TRUNC([.I119]/2);2)=1;&quot; AND (((s.x).codifier_key).code_id = &quot; &amp; [.$E$8] &amp; &quot;)&quot;;&quot;&quot;) &amp; IF(MOD(TRUNC([.I119]/4);2)=1;&quot; AND (((s.x).key_lng).code_id = &quot; &amp; [.$C$8] &amp; &quot;)&quot;;&quot;&quot;) &amp; &quot; AS ok_isit FROM (SELECT optimize_acodekeyl(make_acodekeyl(make_codekey&quot; &amp; IF([.C119]=&quot;&quot;;IF([.D119]=&quot;&quot;;&quot;_null()&quot;;&quot;_bystr('&quot; &amp; [.D119] &amp; &quot;')&quot;);&quot;_byid(&quot; &amp; [.C119] &amp; &quot;)&quot;) &amp; &quot;, make_codekey&quot; &amp; IF([.E119]=&quot;&quot;;IF([.F119]=&quot;&quot;;&quot;_null()&quot;;&quot;_bystr('&quot; &amp; [.F119] &amp; &quot;')&quot;);&quot;_byid(&quot; &amp; [.E119] &amp; &quot;)&quot;) &amp; &quot;, make_codekey&quot; &amp; IF([.G119]=&quot;&quot;;IF([.H119]=&quot;&quot;;&quot;_null()&quot;;&quot;_bystr('&quot; &amp; [.H119] &amp; &quot;')&quot;);&quot;_byid(&quot; &amp; [.G119] &amp; &quot;)&quot;) &amp; &quot;), &quot; &amp; [.I119] &amp; &quot;) AS x) AS s;&quot;" office:value-type="string" office:string-value="SELECT 'c_nm (+l_id,+cf_id): ', optimized_acodekeyl_isit(s.x, 4), TRUE AND (((s.x).key_lng).code_id = 9001) AS ok_isit FROM (SELECT optimize_acodekeyl(make_acodekeyl(make_codekey_byid(9001), make_codekey_byid(100), make_codekey_bystr('код 101')), 4) AS x) AS s;">
            <text:p>SELECT 'c_nm (+l_id,+cf_id): ', optimized_acodekeyl_isit(s.x, 4), TRUE AND (((s.x).key_lng).code_id = 9001) AS ok_isit FROM (SELECT optimize_acodekeyl(make_acodekeyl(make_codekey_byid(9001), make_codekey_byid(100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6]" office:value-type="string" office:string-value="c_nm (+l_id,+cf_nm)">
            <text:p>c_nm (+l_id,+cf_nm)</text:p>
          </table:table-cell>
          <table:table-cell table:formula="of:=IF([.C96]=&quot;&quot;;&quot;&quot;;[.C96])" office:value-type="float" office:value="9001">
            <text:p>9001</text:p>
          </table:table-cell>
          <table:table-cell table:formula="of:=IF([.D96]=&quot;&quot;;&quot;&quot;;[.D96])">
            <text:p/>
          </table:table-cell>
          <table:table-cell table:formula="of:=IF([.E96]=&quot;&quot;;&quot;&quot;;[.E96])">
            <text:p/>
          </table:table-cell>
          <table:table-cell table:formula="of:=IF([.F96]=&quot;&quot;;&quot;&quot;;[.F96])" office:value-type="string" office:string-value="тестовый кодификатор">
            <text:p>тестовый кодификатор</text:p>
          </table:table-cell>
          <table:table-cell table:formula="of:=IF([.G96]=&quot;&quot;;&quot;&quot;;[.G96])">
            <text:p/>
          </table:table-cell>
          <table:table-cell table:formula="of:=IF([.H96]=&quot;&quot;;&quot;&quot;;[.H96])" office:value-type="string" office:string-value="код 101">
            <text:p>код 101</text:p>
          </table:table-cell>
          <table:table-cell table:formula="of:=IF([.B119]=&quot;cf_nm (+l_nm)&quot;;[.I119]+1;[.I119])" office:value-type="float" office:value="4">
            <text:p>4</text:p>
          </table:table-cell>
          <table:table-cell/>
          <table:table-cell table:formula="of:=&quot;SELECT '&quot; &amp; [.B120] &amp; &quot;: ', optimized_acodekeyl_isit(s.x, &quot; &amp; [.I120] &amp; &quot;), TRUE&quot; &amp; IF(MOD([.I120];2)=1;&quot; AND (((s.x).code_key).code_id = &quot; &amp; [.$G$8] &amp; &quot;)&quot;;&quot;&quot;) &amp; IF(MOD(TRUNC([.I120]/2);2)=1;&quot; AND (((s.x).codifier_key).code_id = &quot; &amp; [.$E$8] &amp; &quot;)&quot;;&quot;&quot;) &amp; IF(MOD(TRUNC([.I120]/4);2)=1;&quot; AND (((s.x).key_lng).code_id = &quot; &amp; [.$C$8] &amp; &quot;)&quot;;&quot;&quot;) &amp; &quot; AS ok_isit FROM (SELECT optimize_acodekeyl(make_acodekeyl(make_codekey&quot; &amp; IF([.C120]=&quot;&quot;;IF([.D120]=&quot;&quot;;&quot;_null()&quot;;&quot;_bystr('&quot; &amp; [.D120] &amp; &quot;')&quot;);&quot;_byid(&quot; &amp; [.C120] &amp; &quot;)&quot;) &amp; &quot;, make_codekey&quot; &amp; IF([.E120]=&quot;&quot;;IF([.F120]=&quot;&quot;;&quot;_null()&quot;;&quot;_bystr('&quot; &amp; [.F120] &amp; &quot;')&quot;);&quot;_byid(&quot; &amp; [.E120] &amp; &quot;)&quot;) &amp; &quot;, make_codekey&quot; &amp; IF([.G120]=&quot;&quot;;IF([.H120]=&quot;&quot;;&quot;_null()&quot;;&quot;_bystr('&quot; &amp; [.H120] &amp; &quot;')&quot;);&quot;_byid(&quot; &amp; [.G120] &amp; &quot;)&quot;) &amp; &quot;), &quot; &amp; [.I120] &amp; &quot;) AS x) AS s;&quot;" office:value-type="string" office:string-value="SELECT 'c_nm (+l_id,+cf_nm): ', optimized_acodekeyl_isit(s.x, 4), TRUE AND (((s.x).key_lng).code_id = 9001) AS ok_isit FROM (SELECT optimize_acodekeyl(make_acodekeyl(make_codekey_byid(9001), make_codekey_bystr('тестовый кодификатор'), make_codekey_bystr('код 101')), 4) AS x) AS s;">
            <text:p>SELECT 'c_nm (+l_id,+cf_nm): ', optimized_acodekeyl_isit(s.x, 4), TRUE AND (((s.x).key_lng).code_id = 9001) AS ok_isit FROM (SELECT optimize_acodekeyl(make_acodekeyl(make_codekey_byid(9001), make_codekey_bystr('тестовый кодификатор'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7]" office:value-type="string" office:string-value="c_nm (+l_nm,-cf)">
            <text:p>c_nm (+l_nm,-cf)</text:p>
          </table:table-cell>
          <table:table-cell table:formula="of:=IF([.C97]=&quot;&quot;;&quot;&quot;;[.C97])">
            <text:p/>
          </table:table-cell>
          <table:table-cell table:formula="of:=IF([.D97]=&quot;&quot;;&quot;&quot;;[.D97])" office:value-type="string" office:string-value="rus">
            <text:p>rus</text:p>
          </table:table-cell>
          <table:table-cell table:formula="of:=IF([.E97]=&quot;&quot;;&quot;&quot;;[.E97])">
            <text:p/>
          </table:table-cell>
          <table:table-cell table:formula="of:=IF([.F97]=&quot;&quot;;&quot;&quot;;[.F97])">
            <text:p/>
          </table:table-cell>
          <table:table-cell table:formula="of:=IF([.G97]=&quot;&quot;;&quot;&quot;;[.G97])">
            <text:p/>
          </table:table-cell>
          <table:table-cell table:formula="of:=IF([.H97]=&quot;&quot;;&quot;&quot;;[.H97])" office:value-type="string" office:string-value="код 101">
            <text:p>код 101</text:p>
          </table:table-cell>
          <table:table-cell table:formula="of:=IF([.B120]=&quot;cf_nm (+l_nm)&quot;;[.I120]+1;[.I120])" office:value-type="float" office:value="4">
            <text:p>4</text:p>
          </table:table-cell>
          <table:table-cell/>
          <table:table-cell table:formula="of:=&quot;SELECT '&quot; &amp; [.B121] &amp; &quot;: ', optimized_acodekeyl_isit(s.x, &quot; &amp; [.I121] &amp; &quot;), TRUE&quot; &amp; IF(MOD([.I121];2)=1;&quot; AND (((s.x).code_key).code_id = &quot; &amp; [.$G$8] &amp; &quot;)&quot;;&quot;&quot;) &amp; IF(MOD(TRUNC([.I121]/2);2)=1;&quot; AND (((s.x).codifier_key).code_id = &quot; &amp; [.$E$8] &amp; &quot;)&quot;;&quot;&quot;) &amp; IF(MOD(TRUNC([.I121]/4);2)=1;&quot; AND (((s.x).key_lng).code_id = &quot; &amp; [.$C$8] &amp; &quot;)&quot;;&quot;&quot;) &amp; &quot; AS ok_isit FROM (SELECT optimize_acodekeyl(make_acodekeyl(make_codekey&quot; &amp; IF([.C121]=&quot;&quot;;IF([.D121]=&quot;&quot;;&quot;_null()&quot;;&quot;_bystr('&quot; &amp; [.D121] &amp; &quot;')&quot;);&quot;_byid(&quot; &amp; [.C121] &amp; &quot;)&quot;) &amp; &quot;, make_codekey&quot; &amp; IF([.E121]=&quot;&quot;;IF([.F121]=&quot;&quot;;&quot;_null()&quot;;&quot;_bystr('&quot; &amp; [.F121] &amp; &quot;')&quot;);&quot;_byid(&quot; &amp; [.E121] &amp; &quot;)&quot;) &amp; &quot;, make_codekey&quot; &amp; IF([.G121]=&quot;&quot;;IF([.H121]=&quot;&quot;;&quot;_null()&quot;;&quot;_bystr('&quot; &amp; [.H121] &amp; &quot;')&quot;);&quot;_byid(&quot; &amp; [.G121] &amp; &quot;)&quot;) &amp; &quot;), &quot; &amp; [.I121] &amp; &quot;) AS x) AS s;&quot;" office:value-type="string" office:string-value="SELECT 'c_nm (+l_nm,-cf): ', optimized_acodekeyl_isit(s.x, 4), TRUE AND (((s.x).key_lng).code_id = 9001) AS ok_isit FROM (SELECT optimize_acodekeyl(make_acodekeyl(make_codekey_bystr('rus'), make_codekey_null(), make_codekey_bystr('код 101')), 4) AS x) AS s;">
            <text:p>SELECT 'c_nm (+l_nm,-cf): ', optimized_acodekeyl_isit(s.x, 4), TRUE AND (((s.x).key_lng).code_id = 9001) AS ok_isit FROM (SELECT optimize_acodekeyl(make_acodekeyl(make_codekey_bystr('rus'), make_codekey_null(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8]" office:value-type="string" office:string-value="c_nm (+l_nm,+cf_id)">
            <text:p>c_nm (+l_nm,+cf_id)</text:p>
          </table:table-cell>
          <table:table-cell table:formula="of:=IF([.C98]=&quot;&quot;;&quot;&quot;;[.C98])">
            <text:p/>
          </table:table-cell>
          <table:table-cell table:formula="of:=IF([.D98]=&quot;&quot;;&quot;&quot;;[.D98])" office:value-type="string" office:string-value="rus">
            <text:p>rus</text:p>
          </table:table-cell>
          <table:table-cell table:formula="of:=IF([.E98]=&quot;&quot;;&quot;&quot;;[.E98])" office:value-type="float" office:value="100">
            <text:p>100</text:p>
          </table:table-cell>
          <table:table-cell table:formula="of:=IF([.F98]=&quot;&quot;;&quot;&quot;;[.F98])">
            <text:p/>
          </table:table-cell>
          <table:table-cell table:formula="of:=IF([.G98]=&quot;&quot;;&quot;&quot;;[.G98])">
            <text:p/>
          </table:table-cell>
          <table:table-cell table:formula="of:=IF([.H98]=&quot;&quot;;&quot;&quot;;[.H98])" office:value-type="string" office:string-value="код 101">
            <text:p>код 101</text:p>
          </table:table-cell>
          <table:table-cell table:formula="of:=IF([.B121]=&quot;cf_nm (+l_nm)&quot;;[.I121]+1;[.I121])" office:value-type="float" office:value="4">
            <text:p>4</text:p>
          </table:table-cell>
          <table:table-cell/>
          <table:table-cell table:formula="of:=&quot;SELECT '&quot; &amp; [.B122] &amp; &quot;: ', optimized_acodekeyl_isit(s.x, &quot; &amp; [.I122] &amp; &quot;), TRUE&quot; &amp; IF(MOD([.I122];2)=1;&quot; AND (((s.x).code_key).code_id = &quot; &amp; [.$G$8] &amp; &quot;)&quot;;&quot;&quot;) &amp; IF(MOD(TRUNC([.I122]/2);2)=1;&quot; AND (((s.x).codifier_key).code_id = &quot; &amp; [.$E$8] &amp; &quot;)&quot;;&quot;&quot;) &amp; IF(MOD(TRUNC([.I122]/4);2)=1;&quot; AND (((s.x).key_lng).code_id = &quot; &amp; [.$C$8] &amp; &quot;)&quot;;&quot;&quot;) &amp; &quot; AS ok_isit FROM (SELECT optimize_acodekeyl(make_acodekeyl(make_codekey&quot; &amp; IF([.C122]=&quot;&quot;;IF([.D122]=&quot;&quot;;&quot;_null()&quot;;&quot;_bystr('&quot; &amp; [.D122] &amp; &quot;')&quot;);&quot;_byid(&quot; &amp; [.C122] &amp; &quot;)&quot;) &amp; &quot;, make_codekey&quot; &amp; IF([.E122]=&quot;&quot;;IF([.F122]=&quot;&quot;;&quot;_null()&quot;;&quot;_bystr('&quot; &amp; [.F122] &amp; &quot;')&quot;);&quot;_byid(&quot; &amp; [.E122] &amp; &quot;)&quot;) &amp; &quot;, make_codekey&quot; &amp; IF([.G122]=&quot;&quot;;IF([.H122]=&quot;&quot;;&quot;_null()&quot;;&quot;_bystr('&quot; &amp; [.H122] &amp; &quot;')&quot;);&quot;_byid(&quot; &amp; [.G122] &amp; &quot;)&quot;) &amp; &quot;), &quot; &amp; [.I122] &amp; &quot;) AS x) AS s;&quot;" office:value-type="string" office:string-value="SELECT 'c_nm (+l_nm,+cf_id): ', optimized_acodekeyl_isit(s.x, 4), TRUE AND (((s.x).key_lng).code_id = 9001) AS ok_isit FROM (SELECT optimize_acodekeyl(make_acodekeyl(make_codekey_bystr('rus'), make_codekey_byid(100), make_codekey_bystr('код 101')), 4) AS x) AS s;">
            <text:p>SELECT 'c_nm (+l_nm,+cf_id): ', optimized_acodekeyl_isit(s.x, 4), TRUE AND (((s.x).key_lng).code_id = 9001) AS ok_isit FROM (SELECT optimize_acodekeyl(make_acodekeyl(make_codekey_bystr('rus'), make_codekey_byid(100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99]" office:value-type="string" office:string-value="c_nm (+l_nm,+cf_nm)">
            <text:p>c_nm (+l_nm,+cf_nm)</text:p>
          </table:table-cell>
          <table:table-cell table:formula="of:=IF([.C99]=&quot;&quot;;&quot;&quot;;[.C99])">
            <text:p/>
          </table:table-cell>
          <table:table-cell table:formula="of:=IF([.D99]=&quot;&quot;;&quot;&quot;;[.D99])" office:value-type="string" office:string-value="rus">
            <text:p>rus</text:p>
          </table:table-cell>
          <table:table-cell table:formula="of:=IF([.E99]=&quot;&quot;;&quot;&quot;;[.E99])">
            <text:p/>
          </table:table-cell>
          <table:table-cell table:formula="of:=IF([.F99]=&quot;&quot;;&quot;&quot;;[.F99])" office:value-type="string" office:string-value="тестовый кодификатор">
            <text:p>тестовый кодификатор</text:p>
          </table:table-cell>
          <table:table-cell table:formula="of:=IF([.G99]=&quot;&quot;;&quot;&quot;;[.G99])">
            <text:p/>
          </table:table-cell>
          <table:table-cell table:formula="of:=IF([.H99]=&quot;&quot;;&quot;&quot;;[.H99])" office:value-type="string" office:string-value="код 101">
            <text:p>код 101</text:p>
          </table:table-cell>
          <table:table-cell table:formula="of:=IF([.B122]=&quot;cf_nm (+l_nm)&quot;;[.I122]+1;[.I122])" office:value-type="float" office:value="4">
            <text:p>4</text:p>
          </table:table-cell>
          <table:table-cell/>
          <table:table-cell table:formula="of:=&quot;SELECT '&quot; &amp; [.B123] &amp; &quot;: ', optimized_acodekeyl_isit(s.x, &quot; &amp; [.I123] &amp; &quot;), TRUE&quot; &amp; IF(MOD([.I123];2)=1;&quot; AND (((s.x).code_key).code_id = &quot; &amp; [.$G$8] &amp; &quot;)&quot;;&quot;&quot;) &amp; IF(MOD(TRUNC([.I123]/2);2)=1;&quot; AND (((s.x).codifier_key).code_id = &quot; &amp; [.$E$8] &amp; &quot;)&quot;;&quot;&quot;) &amp; IF(MOD(TRUNC([.I123]/4);2)=1;&quot; AND (((s.x).key_lng).code_id = &quot; &amp; [.$C$8] &amp; &quot;)&quot;;&quot;&quot;) &amp; &quot; AS ok_isit FROM (SELECT optimize_acodekeyl(make_acodekeyl(make_codekey&quot; &amp; IF([.C123]=&quot;&quot;;IF([.D123]=&quot;&quot;;&quot;_null()&quot;;&quot;_bystr('&quot; &amp; [.D123] &amp; &quot;')&quot;);&quot;_byid(&quot; &amp; [.C123] &amp; &quot;)&quot;) &amp; &quot;, make_codekey&quot; &amp; IF([.E123]=&quot;&quot;;IF([.F123]=&quot;&quot;;&quot;_null()&quot;;&quot;_bystr('&quot; &amp; [.F123] &amp; &quot;')&quot;);&quot;_byid(&quot; &amp; [.E123] &amp; &quot;)&quot;) &amp; &quot;, make_codekey&quot; &amp; IF([.G123]=&quot;&quot;;IF([.H123]=&quot;&quot;;&quot;_null()&quot;;&quot;_bystr('&quot; &amp; [.H123] &amp; &quot;')&quot;);&quot;_byid(&quot; &amp; [.G123] &amp; &quot;)&quot;) &amp; &quot;), &quot; &amp; [.I123] &amp; &quot;) AS x) AS s;&quot;" office:value-type="string" office:string-value="SELECT 'c_nm (+l_nm,+cf_nm): ', optimized_acodekeyl_isit(s.x, 4), TRUE AND (((s.x).key_lng).code_id = 9001) AS ok_isit FROM (SELECT optimize_acodekeyl(make_acodekeyl(make_codekey_bystr('rus'), make_codekey_bystr('тестовый кодификатор'), make_codekey_bystr('код 101')), 4) AS x) AS s;">
            <text:p>SELECT 'c_nm (+l_nm,+cf_nm): ', optimized_acodekeyl_isit(s.x, 4), TRUE AND (((s.x).key_lng).code_id = 9001) AS ok_isit FROM (SELECT optimize_acodekeyl(make_acodekeyl(make_codekey_bystr('rus'), make_codekey_bystr('тестовый кодификатор'), make_codekey_bystr('код 101'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0]" office:value-type="string" office:string-value="cf_id (-l)">
            <text:p>cf_id (-l)</text:p>
          </table:table-cell>
          <table:table-cell table:formula="of:=IF([.C100]=&quot;&quot;;&quot;&quot;;[.C100])">
            <text:p/>
          </table:table-cell>
          <table:table-cell table:formula="of:=IF([.D100]=&quot;&quot;;&quot;&quot;;[.D100])">
            <text:p/>
          </table:table-cell>
          <table:table-cell table:formula="of:=IF([.E100]=&quot;&quot;;&quot;&quot;;[.E100])" office:value-type="float" office:value="100">
            <text:p>100</text:p>
          </table:table-cell>
          <table:table-cell table:formula="of:=IF([.F100]=&quot;&quot;;&quot;&quot;;[.F100])">
            <text:p/>
          </table:table-cell>
          <table:table-cell table:formula="of:=IF([.G100]=&quot;&quot;;&quot;&quot;;[.G100])">
            <text:p/>
          </table:table-cell>
          <table:table-cell table:formula="of:=IF([.H100]=&quot;&quot;;&quot;&quot;;[.H100])">
            <text:p/>
          </table:table-cell>
          <table:table-cell table:formula="of:=IF([.B123]=&quot;cf_nm (+l_nm)&quot;;[.I123]+1;[.I123])" office:value-type="float" office:value="4">
            <text:p>4</text:p>
          </table:table-cell>
          <table:table-cell/>
          <table:table-cell table:formula="of:=&quot;SELECT '&quot; &amp; [.B124] &amp; &quot;: ', optimized_acodekeyl_isit(s.x, &quot; &amp; [.I124] &amp; &quot;), TRUE&quot; &amp; IF(MOD([.I124];2)=1;&quot; AND (((s.x).code_key).code_id = &quot; &amp; [.$G$8] &amp; &quot;)&quot;;&quot;&quot;) &amp; IF(MOD(TRUNC([.I124]/2);2)=1;&quot; AND (((s.x).codifier_key).code_id = &quot; &amp; [.$E$8] &amp; &quot;)&quot;;&quot;&quot;) &amp; IF(MOD(TRUNC([.I124]/4);2)=1;&quot; AND (((s.x).key_lng).code_id = &quot; &amp; [.$C$8] &amp; &quot;)&quot;;&quot;&quot;) &amp; &quot; AS ok_isit FROM (SELECT optimize_acodekeyl(make_acodekeyl(make_codekey&quot; &amp; IF([.C124]=&quot;&quot;;IF([.D124]=&quot;&quot;;&quot;_null()&quot;;&quot;_bystr('&quot; &amp; [.D124] &amp; &quot;')&quot;);&quot;_byid(&quot; &amp; [.C124] &amp; &quot;)&quot;) &amp; &quot;, make_codekey&quot; &amp; IF([.E124]=&quot;&quot;;IF([.F124]=&quot;&quot;;&quot;_null()&quot;;&quot;_bystr('&quot; &amp; [.F124] &amp; &quot;')&quot;);&quot;_byid(&quot; &amp; [.E124] &amp; &quot;)&quot;) &amp; &quot;, make_codekey&quot; &amp; IF([.G124]=&quot;&quot;;IF([.H124]=&quot;&quot;;&quot;_null()&quot;;&quot;_bystr('&quot; &amp; [.H124] &amp; &quot;')&quot;);&quot;_byid(&quot; &amp; [.G124] &amp; &quot;)&quot;) &amp; &quot;), &quot; &amp; [.I124] &amp; &quot;) AS x) AS s;&quot;" office:value-type="string" office:string-value="SELECT 'cf_id (-l): ', optimized_acodekeyl_isit(s.x, 4), TRUE AND (((s.x).key_lng).code_id = 9001) AS ok_isit FROM (SELECT optimize_acodekeyl(make_acodekeyl(make_codekey_null(), make_codekey_byid(100), make_codekey_null()), 4) AS x) AS s;">
            <text:p>SELECT 'cf_id (-l): ', optimized_acodekeyl_isit(s.x, 4), TRUE AND (((s.x).key_lng).code_id = 9001) AS ok_isit FROM (SELECT optimize_acodekeyl(make_acodekeyl(make_codekey_null(), make_codekey_byid(100), make_codekey_null(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1]" office:value-type="string" office:string-value="cf_id (+l_id)">
            <text:p>cf_id (+l_id)</text:p>
          </table:table-cell>
          <table:table-cell table:formula="of:=IF([.C101]=&quot;&quot;;&quot;&quot;;[.C101])" office:value-type="float" office:value="9001">
            <text:p>9001</text:p>
          </table:table-cell>
          <table:table-cell table:formula="of:=IF([.D101]=&quot;&quot;;&quot;&quot;;[.D101])">
            <text:p/>
          </table:table-cell>
          <table:table-cell table:formula="of:=IF([.E101]=&quot;&quot;;&quot;&quot;;[.E101])" office:value-type="float" office:value="100">
            <text:p>100</text:p>
          </table:table-cell>
          <table:table-cell table:formula="of:=IF([.F101]=&quot;&quot;;&quot;&quot;;[.F101])">
            <text:p/>
          </table:table-cell>
          <table:table-cell table:formula="of:=IF([.G101]=&quot;&quot;;&quot;&quot;;[.G101])">
            <text:p/>
          </table:table-cell>
          <table:table-cell table:formula="of:=IF([.H101]=&quot;&quot;;&quot;&quot;;[.H101])">
            <text:p/>
          </table:table-cell>
          <table:table-cell table:formula="of:=IF([.B124]=&quot;cf_nm (+l_nm)&quot;;[.I124]+1;[.I124])" office:value-type="float" office:value="4">
            <text:p>4</text:p>
          </table:table-cell>
          <table:table-cell/>
          <table:table-cell table:formula="of:=&quot;SELECT '&quot; &amp; [.B125] &amp; &quot;: ', optimized_acodekeyl_isit(s.x, &quot; &amp; [.I125] &amp; &quot;), TRUE&quot; &amp; IF(MOD([.I125];2)=1;&quot; AND (((s.x).code_key).code_id = &quot; &amp; [.$G$8] &amp; &quot;)&quot;;&quot;&quot;) &amp; IF(MOD(TRUNC([.I125]/2);2)=1;&quot; AND (((s.x).codifier_key).code_id = &quot; &amp; [.$E$8] &amp; &quot;)&quot;;&quot;&quot;) &amp; IF(MOD(TRUNC([.I125]/4);2)=1;&quot; AND (((s.x).key_lng).code_id = &quot; &amp; [.$C$8] &amp; &quot;)&quot;;&quot;&quot;) &amp; &quot; AS ok_isit FROM (SELECT optimize_acodekeyl(make_acodekeyl(make_codekey&quot; &amp; IF([.C125]=&quot;&quot;;IF([.D125]=&quot;&quot;;&quot;_null()&quot;;&quot;_bystr('&quot; &amp; [.D125] &amp; &quot;')&quot;);&quot;_byid(&quot; &amp; [.C125] &amp; &quot;)&quot;) &amp; &quot;, make_codekey&quot; &amp; IF([.E125]=&quot;&quot;;IF([.F125]=&quot;&quot;;&quot;_null()&quot;;&quot;_bystr('&quot; &amp; [.F125] &amp; &quot;')&quot;);&quot;_byid(&quot; &amp; [.E125] &amp; &quot;)&quot;) &amp; &quot;, make_codekey&quot; &amp; IF([.G125]=&quot;&quot;;IF([.H125]=&quot;&quot;;&quot;_null()&quot;;&quot;_bystr('&quot; &amp; [.H125] &amp; &quot;')&quot;);&quot;_byid(&quot; &amp; [.G125] &amp; &quot;)&quot;) &amp; &quot;), &quot; &amp; [.I125] &amp; &quot;) AS x) AS s;&quot;" office:value-type="string" office:string-value="SELECT 'cf_id (+l_id): ', optimized_acodekeyl_isit(s.x, 4), TRUE AND (((s.x).key_lng).code_id = 9001) AS ok_isit FROM (SELECT optimize_acodekeyl(make_acodekeyl(make_codekey_byid(9001), make_codekey_byid(100), make_codekey_null()), 4) AS x) AS s;">
            <text:p>SELECT 'cf_id (+l_id): ', optimized_acodekeyl_isit(s.x, 4), TRUE AND (((s.x).key_lng).code_id = 9001) AS ok_isit FROM (SELECT optimize_acodekeyl(make_acodekeyl(make_codekey_byid(9001), make_codekey_byid(100), make_codekey_null(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2]" office:value-type="string" office:string-value="cf_id (+l_nm)">
            <text:p>cf_id (+l_nm)</text:p>
          </table:table-cell>
          <table:table-cell table:formula="of:=IF([.C102]=&quot;&quot;;&quot;&quot;;[.C102])">
            <text:p/>
          </table:table-cell>
          <table:table-cell table:formula="of:=IF([.D102]=&quot;&quot;;&quot;&quot;;[.D102])" office:value-type="string" office:string-value="rus">
            <text:p>rus</text:p>
          </table:table-cell>
          <table:table-cell table:formula="of:=IF([.E102]=&quot;&quot;;&quot;&quot;;[.E102])" office:value-type="float" office:value="100">
            <text:p>100</text:p>
          </table:table-cell>
          <table:table-cell table:formula="of:=IF([.F102]=&quot;&quot;;&quot;&quot;;[.F102])">
            <text:p/>
          </table:table-cell>
          <table:table-cell table:formula="of:=IF([.G102]=&quot;&quot;;&quot;&quot;;[.G102])">
            <text:p/>
          </table:table-cell>
          <table:table-cell table:formula="of:=IF([.H102]=&quot;&quot;;&quot;&quot;;[.H102])">
            <text:p/>
          </table:table-cell>
          <table:table-cell table:formula="of:=IF([.B125]=&quot;cf_nm (+l_nm)&quot;;[.I125]+1;[.I125])" office:value-type="float" office:value="4">
            <text:p>4</text:p>
          </table:table-cell>
          <table:table-cell/>
          <table:table-cell table:formula="of:=&quot;SELECT '&quot; &amp; [.B126] &amp; &quot;: ', optimized_acodekeyl_isit(s.x, &quot; &amp; [.I126] &amp; &quot;), TRUE&quot; &amp; IF(MOD([.I126];2)=1;&quot; AND (((s.x).code_key).code_id = &quot; &amp; [.$G$8] &amp; &quot;)&quot;;&quot;&quot;) &amp; IF(MOD(TRUNC([.I126]/2);2)=1;&quot; AND (((s.x).codifier_key).code_id = &quot; &amp; [.$E$8] &amp; &quot;)&quot;;&quot;&quot;) &amp; IF(MOD(TRUNC([.I126]/4);2)=1;&quot; AND (((s.x).key_lng).code_id = &quot; &amp; [.$C$8] &amp; &quot;)&quot;;&quot;&quot;) &amp; &quot; AS ok_isit FROM (SELECT optimize_acodekeyl(make_acodekeyl(make_codekey&quot; &amp; IF([.C126]=&quot;&quot;;IF([.D126]=&quot;&quot;;&quot;_null()&quot;;&quot;_bystr('&quot; &amp; [.D126] &amp; &quot;')&quot;);&quot;_byid(&quot; &amp; [.C126] &amp; &quot;)&quot;) &amp; &quot;, make_codekey&quot; &amp; IF([.E126]=&quot;&quot;;IF([.F126]=&quot;&quot;;&quot;_null()&quot;;&quot;_bystr('&quot; &amp; [.F126] &amp; &quot;')&quot;);&quot;_byid(&quot; &amp; [.E126] &amp; &quot;)&quot;) &amp; &quot;, make_codekey&quot; &amp; IF([.G126]=&quot;&quot;;IF([.H126]=&quot;&quot;;&quot;_null()&quot;;&quot;_bystr('&quot; &amp; [.H126] &amp; &quot;')&quot;);&quot;_byid(&quot; &amp; [.G126] &amp; &quot;)&quot;) &amp; &quot;), &quot; &amp; [.I126] &amp; &quot;) AS x) AS s;&quot;" office:value-type="string" office:string-value="SELECT 'cf_id (+l_nm): ', optimized_acodekeyl_isit(s.x, 4), TRUE AND (((s.x).key_lng).code_id = 9001) AS ok_isit FROM (SELECT optimize_acodekeyl(make_acodekeyl(make_codekey_bystr('rus'), make_codekey_byid(100), make_codekey_null()), 4) AS x) AS s;">
            <text:p>SELECT 'cf_id (+l_nm): ', optimized_acodekeyl_isit(s.x, 4), TRUE AND (((s.x).key_lng).code_id = 9001) AS ok_isit FROM (SELECT optimize_acodekeyl(make_acodekeyl(make_codekey_bystr('rus'), make_codekey_byid(100), make_codekey_null(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3]" office:value-type="string" office:string-value="cf_nm (-l)">
            <text:p>cf_nm (-l)</text:p>
          </table:table-cell>
          <table:table-cell table:formula="of:=IF([.C103]=&quot;&quot;;&quot;&quot;;[.C103])">
            <text:p/>
          </table:table-cell>
          <table:table-cell table:formula="of:=IF([.D103]=&quot;&quot;;&quot;&quot;;[.D103])">
            <text:p/>
          </table:table-cell>
          <table:table-cell table:formula="of:=IF([.E103]=&quot;&quot;;&quot;&quot;;[.E103])">
            <text:p/>
          </table:table-cell>
          <table:table-cell table:formula="of:=IF([.F103]=&quot;&quot;;&quot;&quot;;[.F103])" office:value-type="string" office:string-value="test codifier">
            <text:p>test codifier</text:p>
          </table:table-cell>
          <table:table-cell table:formula="of:=IF([.G103]=&quot;&quot;;&quot;&quot;;[.G103])">
            <text:p/>
          </table:table-cell>
          <table:table-cell table:formula="of:=IF([.H103]=&quot;&quot;;&quot;&quot;;[.H103])">
            <text:p/>
          </table:table-cell>
          <table:table-cell table:formula="of:=IF([.B126]=&quot;cf_nm (+l_nm)&quot;;[.I126]+1;[.I126])" office:value-type="float" office:value="4">
            <text:p>4</text:p>
          </table:table-cell>
          <table:table-cell/>
          <table:table-cell table:formula="of:=&quot;SELECT '&quot; &amp; [.B127] &amp; &quot;: ', optimized_acodekeyl_isit(s.x, &quot; &amp; [.I127] &amp; &quot;), TRUE&quot; &amp; IF(MOD([.I127];2)=1;&quot; AND (((s.x).code_key).code_id = &quot; &amp; [.$G$8] &amp; &quot;)&quot;;&quot;&quot;) &amp; IF(MOD(TRUNC([.I127]/2);2)=1;&quot; AND (((s.x).codifier_key).code_id = &quot; &amp; [.$E$8] &amp; &quot;)&quot;;&quot;&quot;) &amp; IF(MOD(TRUNC([.I127]/4);2)=1;&quot; AND (((s.x).key_lng).code_id = &quot; &amp; [.$C$8] &amp; &quot;)&quot;;&quot;&quot;) &amp; &quot; AS ok_isit FROM (SELECT optimize_acodekeyl(make_acodekeyl(make_codekey&quot; &amp; IF([.C127]=&quot;&quot;;IF([.D127]=&quot;&quot;;&quot;_null()&quot;;&quot;_bystr('&quot; &amp; [.D127] &amp; &quot;')&quot;);&quot;_byid(&quot; &amp; [.C127] &amp; &quot;)&quot;) &amp; &quot;, make_codekey&quot; &amp; IF([.E127]=&quot;&quot;;IF([.F127]=&quot;&quot;;&quot;_null()&quot;;&quot;_bystr('&quot; &amp; [.F127] &amp; &quot;')&quot;);&quot;_byid(&quot; &amp; [.E127] &amp; &quot;)&quot;) &amp; &quot;, make_codekey&quot; &amp; IF([.G127]=&quot;&quot;;IF([.H127]=&quot;&quot;;&quot;_null()&quot;;&quot;_bystr('&quot; &amp; [.H127] &amp; &quot;')&quot;);&quot;_byid(&quot; &amp; [.G127] &amp; &quot;)&quot;) &amp; &quot;), &quot; &amp; [.I127] &amp; &quot;) AS x) AS s;&quot;" office:value-type="string" office:string-value="SELECT 'cf_nm (-l): ', optimized_acodekeyl_isit(s.x, 4), TRUE AND (((s.x).key_lng).code_id = 9001) AS ok_isit FROM (SELECT optimize_acodekeyl(make_acodekeyl(make_codekey_null(), make_codekey_bystr('test codifier'), make_codekey_null()), 4) AS x) AS s;">
            <text:p>SELECT 'cf_nm (-l): ', optimized_acodekeyl_isit(s.x, 4), TRUE AND (((s.x).key_lng).code_id = 9001) AS ok_isit FROM (SELECT optimize_acodekeyl(make_acodekeyl(make_codekey_null(), make_codekey_bystr('test codifier'), make_codekey_null()), 4) AS x) AS s;</text:p>
          </table:table-cell>
          <table:table-cell table:number-columns-repeated="1013"/>
        </table:table-row>
        <table:table-row table:style-name="ro1">
          <table:table-cell/>
          <table:table-cell table:formula="of:=[.B104]" office:value-type="string" office:string-value="cf_nm (+l_id)">
            <text:p>cf_nm (+l_id)</text:p>
          </table:table-cell>
          <table:table-cell table:formula="of:=IF([.C104]=&quot;&quot;;&quot;&quot;;[.C104])" office:value-type="float" office:value="9001">
            <text:p>9001</text:p>
          </table:table-cell>
          <table:table-cell table:formula="of:=IF([.D104]=&quot;&quot;;&quot;&quot;;[.D104])">
            <text:p/>
          </table:table-cell>
          <table:table-cell table:formula="of:=IF([.E104]=&quot;&quot;;&quot;&quot;;[.E104])">
            <text:p/>
          </table:table-cell>
          <table:table-cell table:formula="of:=IF([.F104]=&quot;&quot;;&quot;&quot;;[.F104])" office:value-type="string" office:string-value="тестовый кодификатор">
            <text:p>тестовый кодификатор</text:p>
          </table:table-cell>
          <table:table-cell table:formula="of:=IF([.G104]=&quot;&quot;;&quot;&quot;;[.G104])">
            <text:p/>
          </table:table-cell>
          <table:table-cell table:formula="of:=IF([.H104]=&quot;&quot;;&quot;&quot;;[.H104])">
            <text:p/>
          </table:table-cell>
          <table:table-cell table:formula="of:=IF([.B127]=&quot;cf_nm (+l_nm)&quot;;[.I127]+1;[.I127])" office:value-type="float" office:value="4">
            <text:p>4</text:p>
          </table:table-cell>
          <table:table-cell/>
          <table:table-cell table:formula="of:=&quot;SELECT '&quot; &amp; [.B128] &amp; &quot;: ', optimized_acodekeyl_isit(s.x, &quot; &amp; [.I128] &amp; &quot;), TRUE&quot; &amp; IF(MOD([.I128];2)=1;&quot; AND (((s.x).code_key).code_id = &quot; &amp; [.$G$8] &amp; &quot;)&quot;;&quot;&quot;) &amp; IF(MOD(TRUNC([.I128]/2);2)=1;&quot; AND (((s.x).codifier_key).code_id = &quot; &amp; [.$E$8] &amp; &quot;)&quot;;&quot;&quot;) &amp; IF(MOD(TRUNC([.I128]/4);2)=1;&quot; AND (((s.x).key_lng).code_id = &quot; &amp; [.$C$8] &amp; &quot;)&quot;;&quot;&quot;) &amp; &quot; AS ok_isit FROM (SELECT optimize_acodekeyl(make_acodekeyl(make_codekey&quot; &amp; IF([.C128]=&quot;&quot;;IF([.D128]=&quot;&quot;;&quot;_null()&quot;;&quot;_bystr('&quot; &amp; [.D128] &amp; &quot;')&quot;);&quot;_byid(&quot; &amp; [.C128] &amp; &quot;)&quot;) &amp; &quot;, make_codekey&quot; &amp; IF([.E128]=&quot;&quot;;IF([.F128]=&quot;&quot;;&quot;_null()&quot;;&quot;_bystr('&quot; &amp; [.F128] &amp; &quot;')&quot;);&quot;_byid(&quot; &amp; [.E128] &amp; &quot;)&quot;) &amp; &quot;, make_codekey&quot; &amp; IF([.G128]=&quot;&quot;;IF([.H128]=&quot;&quot;;&quot;_null()&quot;;&quot;_bystr('&quot; &amp; [.H128] &amp; &quot;')&quot;);&quot;_byid(&quot; &amp; [.G128] &amp; &quot;)&quot;) &amp; &quot;), &quot; &amp; [.I128] &amp; &quot;) AS x) AS s;&quot;" office:value-type="string" office:string-value="SELECT 'cf_nm (+l_id): ', optimized_acodekeyl_isit(s.x, 4), TRUE AND (((s.x).key_lng).code_id = 9001) AS ok_isit FROM (SELECT optimize_acodekeyl(make_acodekeyl(make_codekey_byid(9001), make_codekey_bystr('тестовый кодификатор'), make_codekey_null()), 4) AS x) AS s;">
            <text:p>SELECT 'cf_nm (+l_id): ', optimized_acodekeyl_isit(s.x, 4), TRUE AND (((s.x).key_lng).code_id = 9001) AS ok_isit FROM (SELECT optimize_acodekeyl(make_acodekeyl(make_codekey_byid(9001), make_codekey_bystr('тестовый кодификатор'), make_codekey_null()), 4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05]" office:value-type="string" office:string-value="cf_nm (+l_nm)">
            <text:p>cf_nm (+l_nm)</text:p>
          </table:table-cell>
          <table:table-cell table:style-name="ce2" table:formula="of:=IF([.C105]=&quot;&quot;;&quot;&quot;;[.C105])">
            <text:p/>
          </table:table-cell>
          <table:table-cell table:style-name="ce2" table:formula="of:=IF([.D105]=&quot;&quot;;&quot;&quot;;[.D105])" office:value-type="string" office:string-value="rus">
            <text:p>rus</text:p>
          </table:table-cell>
          <table:table-cell table:style-name="ce2" table:formula="of:=IF([.E105]=&quot;&quot;;&quot;&quot;;[.E105])">
            <text:p/>
          </table:table-cell>
          <table:table-cell table:style-name="ce2" table:formula="of:=IF([.F105]=&quot;&quot;;&quot;&quot;;[.F105])" office:value-type="string" office:string-value="тестовый кодификатор">
            <text:p>тестовый кодификатор</text:p>
          </table:table-cell>
          <table:table-cell table:style-name="ce2" table:formula="of:=IF([.G105]=&quot;&quot;;&quot;&quot;;[.G105])">
            <text:p/>
          </table:table-cell>
          <table:table-cell table:style-name="ce2" table:formula="of:=IF([.H105]=&quot;&quot;;&quot;&quot;;[.H105])">
            <text:p/>
          </table:table-cell>
          <table:table-cell table:style-name="ce2" table:formula="of:=IF([.B128]=&quot;cf_nm (+l_nm)&quot;;[.I128]+1;[.I128])" office:value-type="float" office:value="4">
            <text:p>4</text:p>
          </table:table-cell>
          <table:table-cell table:style-name="ce8"/>
          <table:table-cell table:formula="of:=&quot;SELECT '&quot; &amp; [.B129] &amp; &quot;: ', optimized_acodekeyl_isit(s.x, &quot; &amp; [.I129] &amp; &quot;), TRUE&quot; &amp; IF(MOD([.I129];2)=1;&quot; AND (((s.x).code_key).code_id = &quot; &amp; [.$G$8] &amp; &quot;)&quot;;&quot;&quot;) &amp; IF(MOD(TRUNC([.I129]/2);2)=1;&quot; AND (((s.x).codifier_key).code_id = &quot; &amp; [.$E$8] &amp; &quot;)&quot;;&quot;&quot;) &amp; IF(MOD(TRUNC([.I129]/4);2)=1;&quot; AND (((s.x).key_lng).code_id = &quot; &amp; [.$C$8] &amp; &quot;)&quot;;&quot;&quot;) &amp; &quot; AS ok_isit FROM (SELECT optimize_acodekeyl(make_acodekeyl(make_codekey&quot; &amp; IF([.C129]=&quot;&quot;;IF([.D129]=&quot;&quot;;&quot;_null()&quot;;&quot;_bystr('&quot; &amp; [.D129] &amp; &quot;')&quot;);&quot;_byid(&quot; &amp; [.C129] &amp; &quot;)&quot;) &amp; &quot;, make_codekey&quot; &amp; IF([.E129]=&quot;&quot;;IF([.F129]=&quot;&quot;;&quot;_null()&quot;;&quot;_bystr('&quot; &amp; [.F129] &amp; &quot;')&quot;);&quot;_byid(&quot; &amp; [.E129] &amp; &quot;)&quot;) &amp; &quot;, make_codekey&quot; &amp; IF([.G129]=&quot;&quot;;IF([.H129]=&quot;&quot;;&quot;_null()&quot;;&quot;_bystr('&quot; &amp; [.H129] &amp; &quot;')&quot;);&quot;_byid(&quot; &amp; [.G129] &amp; &quot;)&quot;) &amp; &quot;), &quot; &amp; [.I129] &amp; &quot;) AS x) AS s;&quot;" office:value-type="string" office:string-value="SELECT 'cf_nm (+l_nm): ', optimized_acodekeyl_isit(s.x, 4), TRUE AND (((s.x).key_lng).code_id = 9001) AS ok_isit FROM (SELECT optimize_acodekeyl(make_acodekeyl(make_codekey_bystr('rus'), make_codekey_bystr('тестовый кодификатор'), make_codekey_null()), 4) AS x) AS s;">
            <text:p>SELECT 'cf_nm (+l_nm): ', optimized_acodekeyl_isit(s.x, 4), TRUE AND (((s.x).key_lng).code_id = 9001) AS ok_isit FROM (SELECT optimize_acodekeyl(make_acodekeyl(make_codekey_bystr('rus'), make_codekey_bystr('тестовый кодификатор'), make_codekey_null()), 4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106]" office:value-type="string" office:string-value="c_id (-l,-cf)">
            <text:p>c_id (-l,-cf)</text:p>
          </table:table-cell>
          <table:table-cell table:formula="of:=IF([.C106]=&quot;&quot;;&quot;&quot;;[.C106])">
            <text:p/>
          </table:table-cell>
          <table:table-cell table:formula="of:=IF([.D106]=&quot;&quot;;&quot;&quot;;[.D106])">
            <text:p/>
          </table:table-cell>
          <table:table-cell table:formula="of:=IF([.E106]=&quot;&quot;;&quot;&quot;;[.E106])">
            <text:p/>
          </table:table-cell>
          <table:table-cell table:formula="of:=IF([.F106]=&quot;&quot;;&quot;&quot;;[.F106])">
            <text:p/>
          </table:table-cell>
          <table:table-cell table:formula="of:=IF([.G106]=&quot;&quot;;&quot;&quot;;[.G106])" office:value-type="float" office:value="110">
            <text:p>110</text:p>
          </table:table-cell>
          <table:table-cell table:formula="of:=IF([.H106]=&quot;&quot;;&quot;&quot;;[.H106])">
            <text:p/>
          </table:table-cell>
          <table:table-cell table:formula="of:=IF([.B129]=&quot;cf_nm (+l_nm)&quot;;[.I129]+1;[.I129])" office:value-type="float" office:value="5">
            <text:p>5</text:p>
          </table:table-cell>
          <table:table-cell/>
          <table:table-cell table:formula="of:=&quot;SELECT '&quot; &amp; [.B130] &amp; &quot;: ', optimized_acodekeyl_isit(s.x, &quot; &amp; [.I130] &amp; &quot;), TRUE&quot; &amp; IF(MOD([.I130];2)=1;&quot; AND (((s.x).code_key).code_id = &quot; &amp; [.$G$8] &amp; &quot;)&quot;;&quot;&quot;) &amp; IF(MOD(TRUNC([.I130]/2);2)=1;&quot; AND (((s.x).codifier_key).code_id = &quot; &amp; [.$E$8] &amp; &quot;)&quot;;&quot;&quot;) &amp; IF(MOD(TRUNC([.I130]/4);2)=1;&quot; AND (((s.x).key_lng).code_id = &quot; &amp; [.$C$8] &amp; &quot;)&quot;;&quot;&quot;) &amp; &quot; AS ok_isit FROM (SELECT optimize_acodekeyl(make_acodekeyl(make_codekey&quot; &amp; IF([.C130]=&quot;&quot;;IF([.D130]=&quot;&quot;;&quot;_null()&quot;;&quot;_bystr('&quot; &amp; [.D130] &amp; &quot;')&quot;);&quot;_byid(&quot; &amp; [.C130] &amp; &quot;)&quot;) &amp; &quot;, make_codekey&quot; &amp; IF([.E130]=&quot;&quot;;IF([.F130]=&quot;&quot;;&quot;_null()&quot;;&quot;_bystr('&quot; &amp; [.F130] &amp; &quot;')&quot;);&quot;_byid(&quot; &amp; [.E130] &amp; &quot;)&quot;) &amp; &quot;, make_codekey&quot; &amp; IF([.G130]=&quot;&quot;;IF([.H130]=&quot;&quot;;&quot;_null()&quot;;&quot;_bystr('&quot; &amp; [.H130] &amp; &quot;')&quot;);&quot;_byid(&quot; &amp; [.G130] &amp; &quot;)&quot;) &amp; &quot;), &quot; &amp; [.I130] &amp; &quot;) AS x) AS s;&quot;" office:value-type="string" office:string-value="SELECT 'c_id (-l,-cf): ', optimized_acodekeyl_isit(s.x, 5), TRUE AND (((s.x).code_key).code_id = 110) AND (((s.x).key_lng).code_id = 9001) AS ok_isit FROM (SELECT optimize_acodekeyl(make_acodekeyl(make_codekey_null(), make_codekey_null(), make_codekey_byid(110)), 5) AS x) AS s;">
            <text:p>SELECT 'c_id (-l,-cf): ', optimized_acodekeyl_isit(s.x, 5), TRUE AND (((s.x).code_key).code_id = 110) AND (((s.x).key_lng).code_id = 9001) AS ok_isit FROM (SELECT optimize_acodekeyl(make_acodekeyl(make_codekey_null(), make_codekey_null(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07]" office:value-type="string" office:string-value="c_id (-l,+cf_id)">
            <text:p>c_id (-l,+cf_id)</text:p>
          </table:table-cell>
          <table:table-cell table:formula="of:=IF([.C107]=&quot;&quot;;&quot;&quot;;[.C107])">
            <text:p/>
          </table:table-cell>
          <table:table-cell table:formula="of:=IF([.D107]=&quot;&quot;;&quot;&quot;;[.D107])">
            <text:p/>
          </table:table-cell>
          <table:table-cell table:formula="of:=IF([.E107]=&quot;&quot;;&quot;&quot;;[.E107])" office:value-type="float" office:value="100">
            <text:p>100</text:p>
          </table:table-cell>
          <table:table-cell table:formula="of:=IF([.F107]=&quot;&quot;;&quot;&quot;;[.F107])">
            <text:p/>
          </table:table-cell>
          <table:table-cell table:formula="of:=IF([.G107]=&quot;&quot;;&quot;&quot;;[.G107])" office:value-type="float" office:value="110">
            <text:p>110</text:p>
          </table:table-cell>
          <table:table-cell table:formula="of:=IF([.H107]=&quot;&quot;;&quot;&quot;;[.H107])">
            <text:p/>
          </table:table-cell>
          <table:table-cell table:formula="of:=IF([.B130]=&quot;cf_nm (+l_nm)&quot;;[.I130]+1;[.I130])" office:value-type="float" office:value="5">
            <text:p>5</text:p>
          </table:table-cell>
          <table:table-cell/>
          <table:table-cell table:formula="of:=&quot;SELECT '&quot; &amp; [.B131] &amp; &quot;: ', optimized_acodekeyl_isit(s.x, &quot; &amp; [.I131] &amp; &quot;), TRUE&quot; &amp; IF(MOD([.I131];2)=1;&quot; AND (((s.x).code_key).code_id = &quot; &amp; [.$G$8] &amp; &quot;)&quot;;&quot;&quot;) &amp; IF(MOD(TRUNC([.I131]/2);2)=1;&quot; AND (((s.x).codifier_key).code_id = &quot; &amp; [.$E$8] &amp; &quot;)&quot;;&quot;&quot;) &amp; IF(MOD(TRUNC([.I131]/4);2)=1;&quot; AND (((s.x).key_lng).code_id = &quot; &amp; [.$C$8] &amp; &quot;)&quot;;&quot;&quot;) &amp; &quot; AS ok_isit FROM (SELECT optimize_acodekeyl(make_acodekeyl(make_codekey&quot; &amp; IF([.C131]=&quot;&quot;;IF([.D131]=&quot;&quot;;&quot;_null()&quot;;&quot;_bystr('&quot; &amp; [.D131] &amp; &quot;')&quot;);&quot;_byid(&quot; &amp; [.C131] &amp; &quot;)&quot;) &amp; &quot;, make_codekey&quot; &amp; IF([.E131]=&quot;&quot;;IF([.F131]=&quot;&quot;;&quot;_null()&quot;;&quot;_bystr('&quot; &amp; [.F131] &amp; &quot;')&quot;);&quot;_byid(&quot; &amp; [.E131] &amp; &quot;)&quot;) &amp; &quot;, make_codekey&quot; &amp; IF([.G131]=&quot;&quot;;IF([.H131]=&quot;&quot;;&quot;_null()&quot;;&quot;_bystr('&quot; &amp; [.H131] &amp; &quot;')&quot;);&quot;_byid(&quot; &amp; [.G131] &amp; &quot;)&quot;) &amp; &quot;), &quot; &amp; [.I131] &amp; &quot;) AS x) AS s;&quot;" office:value-type="string" office:string-value="SELECT 'c_id (-l,+cf_id): ', optimized_acodekeyl_isit(s.x, 5), TRUE AND (((s.x).code_key).code_id = 110) AND (((s.x).key_lng).code_id = 9001) AS ok_isit FROM (SELECT optimize_acodekeyl(make_acodekeyl(make_codekey_null(), make_codekey_byid(100), make_codekey_byid(110)), 5) AS x) AS s;">
            <text:p>SELECT 'c_id (-l,+cf_id): ', optimized_acodekeyl_isit(s.x, 5), TRUE AND (((s.x).code_key).code_id = 110) AND (((s.x).key_lng).code_id = 9001) AS ok_isit FROM (SELECT optimize_acodekeyl(make_acodekeyl(make_codekey_null(), make_codekey_byid(100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08]" office:value-type="string" office:string-value="c_id (-l,+cf_nm)">
            <text:p>c_id (-l,+cf_nm)</text:p>
          </table:table-cell>
          <table:table-cell table:formula="of:=IF([.C108]=&quot;&quot;;&quot;&quot;;[.C108])">
            <text:p/>
          </table:table-cell>
          <table:table-cell table:formula="of:=IF([.D108]=&quot;&quot;;&quot;&quot;;[.D108])">
            <text:p/>
          </table:table-cell>
          <table:table-cell table:formula="of:=IF([.E108]=&quot;&quot;;&quot;&quot;;[.E108])">
            <text:p/>
          </table:table-cell>
          <table:table-cell table:formula="of:=IF([.F108]=&quot;&quot;;&quot;&quot;;[.F108])" office:value-type="string" office:string-value="test codifier">
            <text:p>test codifier</text:p>
          </table:table-cell>
          <table:table-cell table:formula="of:=IF([.G108]=&quot;&quot;;&quot;&quot;;[.G108])" office:value-type="float" office:value="110">
            <text:p>110</text:p>
          </table:table-cell>
          <table:table-cell table:formula="of:=IF([.H108]=&quot;&quot;;&quot;&quot;;[.H108])">
            <text:p/>
          </table:table-cell>
          <table:table-cell table:formula="of:=IF([.B131]=&quot;cf_nm (+l_nm)&quot;;[.I131]+1;[.I131])" office:value-type="float" office:value="5">
            <text:p>5</text:p>
          </table:table-cell>
          <table:table-cell/>
          <table:table-cell table:formula="of:=&quot;SELECT '&quot; &amp; [.B132] &amp; &quot;: ', optimized_acodekeyl_isit(s.x, &quot; &amp; [.I132] &amp; &quot;), TRUE&quot; &amp; IF(MOD([.I132];2)=1;&quot; AND (((s.x).code_key).code_id = &quot; &amp; [.$G$8] &amp; &quot;)&quot;;&quot;&quot;) &amp; IF(MOD(TRUNC([.I132]/2);2)=1;&quot; AND (((s.x).codifier_key).code_id = &quot; &amp; [.$E$8] &amp; &quot;)&quot;;&quot;&quot;) &amp; IF(MOD(TRUNC([.I132]/4);2)=1;&quot; AND (((s.x).key_lng).code_id = &quot; &amp; [.$C$8] &amp; &quot;)&quot;;&quot;&quot;) &amp; &quot; AS ok_isit FROM (SELECT optimize_acodekeyl(make_acodekeyl(make_codekey&quot; &amp; IF([.C132]=&quot;&quot;;IF([.D132]=&quot;&quot;;&quot;_null()&quot;;&quot;_bystr('&quot; &amp; [.D132] &amp; &quot;')&quot;);&quot;_byid(&quot; &amp; [.C132] &amp; &quot;)&quot;) &amp; &quot;, make_codekey&quot; &amp; IF([.E132]=&quot;&quot;;IF([.F132]=&quot;&quot;;&quot;_null()&quot;;&quot;_bystr('&quot; &amp; [.F132] &amp; &quot;')&quot;);&quot;_byid(&quot; &amp; [.E132] &amp; &quot;)&quot;) &amp; &quot;, make_codekey&quot; &amp; IF([.G132]=&quot;&quot;;IF([.H132]=&quot;&quot;;&quot;_null()&quot;;&quot;_bystr('&quot; &amp; [.H132] &amp; &quot;')&quot;);&quot;_byid(&quot; &amp; [.G132] &amp; &quot;)&quot;) &amp; &quot;), &quot; &amp; [.I132] &amp; &quot;) AS x) AS s;&quot;" office:value-type="string" office:string-value="SELECT 'c_id (-l,+cf_nm): ', optimized_acodekeyl_isit(s.x, 5), TRUE AND (((s.x).code_key).code_id = 110) AND (((s.x).key_lng).code_id = 9001) AS ok_isit FROM (SELECT optimize_acodekeyl(make_acodekeyl(make_codekey_null(), make_codekey_bystr('test codifier'), make_codekey_byid(110)), 5) AS x) AS s;">
            <text:p>SELECT 'c_id (-l,+cf_nm): ', optimized_acodekeyl_isit(s.x, 5), TRUE AND (((s.x).code_key).code_id = 110) AND (((s.x).key_lng).code_id = 9001) AS ok_isit FROM (SELECT optimize_acodekeyl(make_acodekeyl(make_codekey_null(), make_codekey_bystr('test codifier'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09]" office:value-type="string" office:string-value="c_id (+l_id,-cf)">
            <text:p>c_id (+l_id,-cf)</text:p>
          </table:table-cell>
          <table:table-cell table:formula="of:=IF([.C109]=&quot;&quot;;&quot;&quot;;[.C109])" office:value-type="float" office:value="9001">
            <text:p>9001</text:p>
          </table:table-cell>
          <table:table-cell table:formula="of:=IF([.D109]=&quot;&quot;;&quot;&quot;;[.D109])">
            <text:p/>
          </table:table-cell>
          <table:table-cell table:formula="of:=IF([.E109]=&quot;&quot;;&quot;&quot;;[.E109])">
            <text:p/>
          </table:table-cell>
          <table:table-cell table:formula="of:=IF([.F109]=&quot;&quot;;&quot;&quot;;[.F109])">
            <text:p/>
          </table:table-cell>
          <table:table-cell table:formula="of:=IF([.G109]=&quot;&quot;;&quot;&quot;;[.G109])" office:value-type="float" office:value="110">
            <text:p>110</text:p>
          </table:table-cell>
          <table:table-cell table:formula="of:=IF([.H109]=&quot;&quot;;&quot;&quot;;[.H109])">
            <text:p/>
          </table:table-cell>
          <table:table-cell table:formula="of:=IF([.B132]=&quot;cf_nm (+l_nm)&quot;;[.I132]+1;[.I132])" office:value-type="float" office:value="5">
            <text:p>5</text:p>
          </table:table-cell>
          <table:table-cell/>
          <table:table-cell table:formula="of:=&quot;SELECT '&quot; &amp; [.B133] &amp; &quot;: ', optimized_acodekeyl_isit(s.x, &quot; &amp; [.I133] &amp; &quot;), TRUE&quot; &amp; IF(MOD([.I133];2)=1;&quot; AND (((s.x).code_key).code_id = &quot; &amp; [.$G$8] &amp; &quot;)&quot;;&quot;&quot;) &amp; IF(MOD(TRUNC([.I133]/2);2)=1;&quot; AND (((s.x).codifier_key).code_id = &quot; &amp; [.$E$8] &amp; &quot;)&quot;;&quot;&quot;) &amp; IF(MOD(TRUNC([.I133]/4);2)=1;&quot; AND (((s.x).key_lng).code_id = &quot; &amp; [.$C$8] &amp; &quot;)&quot;;&quot;&quot;) &amp; &quot; AS ok_isit FROM (SELECT optimize_acodekeyl(make_acodekeyl(make_codekey&quot; &amp; IF([.C133]=&quot;&quot;;IF([.D133]=&quot;&quot;;&quot;_null()&quot;;&quot;_bystr('&quot; &amp; [.D133] &amp; &quot;')&quot;);&quot;_byid(&quot; &amp; [.C133] &amp; &quot;)&quot;) &amp; &quot;, make_codekey&quot; &amp; IF([.E133]=&quot;&quot;;IF([.F133]=&quot;&quot;;&quot;_null()&quot;;&quot;_bystr('&quot; &amp; [.F133] &amp; &quot;')&quot;);&quot;_byid(&quot; &amp; [.E133] &amp; &quot;)&quot;) &amp; &quot;, make_codekey&quot; &amp; IF([.G133]=&quot;&quot;;IF([.H133]=&quot;&quot;;&quot;_null()&quot;;&quot;_bystr('&quot; &amp; [.H133] &amp; &quot;')&quot;);&quot;_byid(&quot; &amp; [.G133] &amp; &quot;)&quot;) &amp; &quot;), &quot; &amp; [.I133] &amp; &quot;) AS x) AS s;&quot;" office:value-type="string" office:string-value="SELECT 'c_id (+l_id,-cf): ', optimized_acodekeyl_isit(s.x, 5), TRUE AND (((s.x).code_key).code_id = 110) AND (((s.x).key_lng).code_id = 9001) AS ok_isit FROM (SELECT optimize_acodekeyl(make_acodekeyl(make_codekey_byid(9001), make_codekey_null(), make_codekey_byid(110)), 5) AS x) AS s;">
            <text:p>SELECT 'c_id (+l_id,-cf): ', optimized_acodekeyl_isit(s.x, 5), TRUE AND (((s.x).code_key).code_id = 110) AND (((s.x).key_lng).code_id = 9001) AS ok_isit FROM (SELECT optimize_acodekeyl(make_acodekeyl(make_codekey_byid(9001), make_codekey_null(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0]" office:value-type="string" office:string-value="c_id (+l_id,+cf_id)">
            <text:p>c_id (+l_id,+cf_id)</text:p>
          </table:table-cell>
          <table:table-cell table:formula="of:=IF([.C110]=&quot;&quot;;&quot;&quot;;[.C110])" office:value-type="float" office:value="9001">
            <text:p>9001</text:p>
          </table:table-cell>
          <table:table-cell table:formula="of:=IF([.D110]=&quot;&quot;;&quot;&quot;;[.D110])">
            <text:p/>
          </table:table-cell>
          <table:table-cell table:formula="of:=IF([.E110]=&quot;&quot;;&quot;&quot;;[.E110])" office:value-type="float" office:value="100">
            <text:p>100</text:p>
          </table:table-cell>
          <table:table-cell table:formula="of:=IF([.F110]=&quot;&quot;;&quot;&quot;;[.F110])">
            <text:p/>
          </table:table-cell>
          <table:table-cell table:formula="of:=IF([.G110]=&quot;&quot;;&quot;&quot;;[.G110])" office:value-type="float" office:value="110">
            <text:p>110</text:p>
          </table:table-cell>
          <table:table-cell table:formula="of:=IF([.H110]=&quot;&quot;;&quot;&quot;;[.H110])">
            <text:p/>
          </table:table-cell>
          <table:table-cell table:formula="of:=IF([.B133]=&quot;cf_nm (+l_nm)&quot;;[.I133]+1;[.I133])" office:value-type="float" office:value="5">
            <text:p>5</text:p>
          </table:table-cell>
          <table:table-cell/>
          <table:table-cell table:formula="of:=&quot;SELECT '&quot; &amp; [.B134] &amp; &quot;: ', optimized_acodekeyl_isit(s.x, &quot; &amp; [.I134] &amp; &quot;), TRUE&quot; &amp; IF(MOD([.I134];2)=1;&quot; AND (((s.x).code_key).code_id = &quot; &amp; [.$G$8] &amp; &quot;)&quot;;&quot;&quot;) &amp; IF(MOD(TRUNC([.I134]/2);2)=1;&quot; AND (((s.x).codifier_key).code_id = &quot; &amp; [.$E$8] &amp; &quot;)&quot;;&quot;&quot;) &amp; IF(MOD(TRUNC([.I134]/4);2)=1;&quot; AND (((s.x).key_lng).code_id = &quot; &amp; [.$C$8] &amp; &quot;)&quot;;&quot;&quot;) &amp; &quot; AS ok_isit FROM (SELECT optimize_acodekeyl(make_acodekeyl(make_codekey&quot; &amp; IF([.C134]=&quot;&quot;;IF([.D134]=&quot;&quot;;&quot;_null()&quot;;&quot;_bystr('&quot; &amp; [.D134] &amp; &quot;')&quot;);&quot;_byid(&quot; &amp; [.C134] &amp; &quot;)&quot;) &amp; &quot;, make_codekey&quot; &amp; IF([.E134]=&quot;&quot;;IF([.F134]=&quot;&quot;;&quot;_null()&quot;;&quot;_bystr('&quot; &amp; [.F134] &amp; &quot;')&quot;);&quot;_byid(&quot; &amp; [.E134] &amp; &quot;)&quot;) &amp; &quot;, make_codekey&quot; &amp; IF([.G134]=&quot;&quot;;IF([.H134]=&quot;&quot;;&quot;_null()&quot;;&quot;_bystr('&quot; &amp; [.H134] &amp; &quot;')&quot;);&quot;_byid(&quot; &amp; [.G134] &amp; &quot;)&quot;) &amp; &quot;), &quot; &amp; [.I134] &amp; &quot;) AS x) AS s;&quot;" office:value-type="string" office:string-value="SELECT 'c_id (+l_id,+cf_id): ', optimized_acodekeyl_isit(s.x, 5), TRUE AND (((s.x).code_key).code_id = 110) AND (((s.x).key_lng).code_id = 9001) AS ok_isit FROM (SELECT optimize_acodekeyl(make_acodekeyl(make_codekey_byid(9001), make_codekey_byid(100), make_codekey_byid(110)), 5) AS x) AS s;">
            <text:p>SELECT 'c_id (+l_id,+cf_id): ', optimized_acodekeyl_isit(s.x, 5), TRUE AND (((s.x).code_key).code_id = 110) AND (((s.x).key_lng).code_id = 9001) AS ok_isit FROM (SELECT optimize_acodekeyl(make_acodekeyl(make_codekey_byid(9001), make_codekey_byid(100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1]" office:value-type="string" office:string-value="c_id (+l_id,+cf_nm)">
            <text:p>c_id (+l_id,+cf_nm)</text:p>
          </table:table-cell>
          <table:table-cell table:formula="of:=IF([.C111]=&quot;&quot;;&quot;&quot;;[.C111])" office:value-type="float" office:value="9001">
            <text:p>9001</text:p>
          </table:table-cell>
          <table:table-cell table:formula="of:=IF([.D111]=&quot;&quot;;&quot;&quot;;[.D111])">
            <text:p/>
          </table:table-cell>
          <table:table-cell table:formula="of:=IF([.E111]=&quot;&quot;;&quot;&quot;;[.E111])">
            <text:p/>
          </table:table-cell>
          <table:table-cell table:formula="of:=IF([.F111]=&quot;&quot;;&quot;&quot;;[.F111])" office:value-type="string" office:string-value="тестовый кодификатор">
            <text:p>тестовый кодификатор</text:p>
          </table:table-cell>
          <table:table-cell table:formula="of:=IF([.G111]=&quot;&quot;;&quot;&quot;;[.G111])" office:value-type="float" office:value="110">
            <text:p>110</text:p>
          </table:table-cell>
          <table:table-cell table:formula="of:=IF([.H111]=&quot;&quot;;&quot;&quot;;[.H111])">
            <text:p/>
          </table:table-cell>
          <table:table-cell table:formula="of:=IF([.B134]=&quot;cf_nm (+l_nm)&quot;;[.I134]+1;[.I134])" office:value-type="float" office:value="5">
            <text:p>5</text:p>
          </table:table-cell>
          <table:table-cell/>
          <table:table-cell table:formula="of:=&quot;SELECT '&quot; &amp; [.B135] &amp; &quot;: ', optimized_acodekeyl_isit(s.x, &quot; &amp; [.I135] &amp; &quot;), TRUE&quot; &amp; IF(MOD([.I135];2)=1;&quot; AND (((s.x).code_key).code_id = &quot; &amp; [.$G$8] &amp; &quot;)&quot;;&quot;&quot;) &amp; IF(MOD(TRUNC([.I135]/2);2)=1;&quot; AND (((s.x).codifier_key).code_id = &quot; &amp; [.$E$8] &amp; &quot;)&quot;;&quot;&quot;) &amp; IF(MOD(TRUNC([.I135]/4);2)=1;&quot; AND (((s.x).key_lng).code_id = &quot; &amp; [.$C$8] &amp; &quot;)&quot;;&quot;&quot;) &amp; &quot; AS ok_isit FROM (SELECT optimize_acodekeyl(make_acodekeyl(make_codekey&quot; &amp; IF([.C135]=&quot;&quot;;IF([.D135]=&quot;&quot;;&quot;_null()&quot;;&quot;_bystr('&quot; &amp; [.D135] &amp; &quot;')&quot;);&quot;_byid(&quot; &amp; [.C135] &amp; &quot;)&quot;) &amp; &quot;, make_codekey&quot; &amp; IF([.E135]=&quot;&quot;;IF([.F135]=&quot;&quot;;&quot;_null()&quot;;&quot;_bystr('&quot; &amp; [.F135] &amp; &quot;')&quot;);&quot;_byid(&quot; &amp; [.E135] &amp; &quot;)&quot;) &amp; &quot;, make_codekey&quot; &amp; IF([.G135]=&quot;&quot;;IF([.H135]=&quot;&quot;;&quot;_null()&quot;;&quot;_bystr('&quot; &amp; [.H135] &amp; &quot;')&quot;);&quot;_byid(&quot; &amp; [.G135] &amp; &quot;)&quot;) &amp; &quot;), &quot; &amp; [.I135] &amp; &quot;) AS x) AS s;&quot;" office:value-type="string" office:string-value="SELECT 'c_id (+l_id,+cf_nm): ', optimized_acodekeyl_isit(s.x, 5), TRUE AND (((s.x).code_key).code_id = 110) AND (((s.x).key_lng).code_id = 9001) AS ok_isit FROM (SELECT optimize_acodekeyl(make_acodekeyl(make_codekey_byid(9001), make_codekey_bystr('тестовый кодификатор'), make_codekey_byid(110)), 5) AS x) AS s;">
            <text:p>SELECT 'c_id (+l_id,+cf_nm): ', optimized_acodekeyl_isit(s.x, 5), TRUE AND (((s.x).code_key).code_id = 110) AND (((s.x).key_lng).code_id = 9001) AS ok_isit FROM (SELECT optimize_acodekeyl(make_acodekeyl(make_codekey_byid(9001), make_codekey_bystr('тестовый кодификатор'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2]" office:value-type="string" office:string-value="c_id (+l_nm,-cf)">
            <text:p>c_id (+l_nm,-cf)</text:p>
          </table:table-cell>
          <table:table-cell table:formula="of:=IF([.C112]=&quot;&quot;;&quot;&quot;;[.C112])">
            <text:p/>
          </table:table-cell>
          <table:table-cell table:formula="of:=IF([.D112]=&quot;&quot;;&quot;&quot;;[.D112])" office:value-type="string" office:string-value="rus">
            <text:p>rus</text:p>
          </table:table-cell>
          <table:table-cell table:formula="of:=IF([.E112]=&quot;&quot;;&quot;&quot;;[.E112])">
            <text:p/>
          </table:table-cell>
          <table:table-cell table:formula="of:=IF([.F112]=&quot;&quot;;&quot;&quot;;[.F112])">
            <text:p/>
          </table:table-cell>
          <table:table-cell table:formula="of:=IF([.G112]=&quot;&quot;;&quot;&quot;;[.G112])" office:value-type="float" office:value="110">
            <text:p>110</text:p>
          </table:table-cell>
          <table:table-cell table:formula="of:=IF([.H112]=&quot;&quot;;&quot;&quot;;[.H112])">
            <text:p/>
          </table:table-cell>
          <table:table-cell table:formula="of:=IF([.B135]=&quot;cf_nm (+l_nm)&quot;;[.I135]+1;[.I135])" office:value-type="float" office:value="5">
            <text:p>5</text:p>
          </table:table-cell>
          <table:table-cell/>
          <table:table-cell table:formula="of:=&quot;SELECT '&quot; &amp; [.B136] &amp; &quot;: ', optimized_acodekeyl_isit(s.x, &quot; &amp; [.I136] &amp; &quot;), TRUE&quot; &amp; IF(MOD([.I136];2)=1;&quot; AND (((s.x).code_key).code_id = &quot; &amp; [.$G$8] &amp; &quot;)&quot;;&quot;&quot;) &amp; IF(MOD(TRUNC([.I136]/2);2)=1;&quot; AND (((s.x).codifier_key).code_id = &quot; &amp; [.$E$8] &amp; &quot;)&quot;;&quot;&quot;) &amp; IF(MOD(TRUNC([.I136]/4);2)=1;&quot; AND (((s.x).key_lng).code_id = &quot; &amp; [.$C$8] &amp; &quot;)&quot;;&quot;&quot;) &amp; &quot; AS ok_isit FROM (SELECT optimize_acodekeyl(make_acodekeyl(make_codekey&quot; &amp; IF([.C136]=&quot;&quot;;IF([.D136]=&quot;&quot;;&quot;_null()&quot;;&quot;_bystr('&quot; &amp; [.D136] &amp; &quot;')&quot;);&quot;_byid(&quot; &amp; [.C136] &amp; &quot;)&quot;) &amp; &quot;, make_codekey&quot; &amp; IF([.E136]=&quot;&quot;;IF([.F136]=&quot;&quot;;&quot;_null()&quot;;&quot;_bystr('&quot; &amp; [.F136] &amp; &quot;')&quot;);&quot;_byid(&quot; &amp; [.E136] &amp; &quot;)&quot;) &amp; &quot;, make_codekey&quot; &amp; IF([.G136]=&quot;&quot;;IF([.H136]=&quot;&quot;;&quot;_null()&quot;;&quot;_bystr('&quot; &amp; [.H136] &amp; &quot;')&quot;);&quot;_byid(&quot; &amp; [.G136] &amp; &quot;)&quot;) &amp; &quot;), &quot; &amp; [.I136] &amp; &quot;) AS x) AS s;&quot;" office:value-type="string" office:string-value="SELECT 'c_id (+l_nm,-cf): ', optimized_acodekeyl_isit(s.x, 5), TRUE AND (((s.x).code_key).code_id = 110) AND (((s.x).key_lng).code_id = 9001) AS ok_isit FROM (SELECT optimize_acodekeyl(make_acodekeyl(make_codekey_bystr('rus'), make_codekey_null(), make_codekey_byid(110)), 5) AS x) AS s;">
            <text:p>SELECT 'c_id (+l_nm,-cf): ', optimized_acodekeyl_isit(s.x, 5), TRUE AND (((s.x).code_key).code_id = 110) AND (((s.x).key_lng).code_id = 9001) AS ok_isit FROM (SELECT optimize_acodekeyl(make_acodekeyl(make_codekey_bystr('rus'), make_codekey_null(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3]" office:value-type="string" office:string-value="c_id (+l_nm,+cf_id)">
            <text:p>c_id (+l_nm,+cf_id)</text:p>
          </table:table-cell>
          <table:table-cell table:formula="of:=IF([.C113]=&quot;&quot;;&quot;&quot;;[.C113])">
            <text:p/>
          </table:table-cell>
          <table:table-cell table:formula="of:=IF([.D113]=&quot;&quot;;&quot;&quot;;[.D113])" office:value-type="string" office:string-value="rus">
            <text:p>rus</text:p>
          </table:table-cell>
          <table:table-cell table:formula="of:=IF([.E113]=&quot;&quot;;&quot;&quot;;[.E113])" office:value-type="float" office:value="100">
            <text:p>100</text:p>
          </table:table-cell>
          <table:table-cell table:formula="of:=IF([.F113]=&quot;&quot;;&quot;&quot;;[.F113])">
            <text:p/>
          </table:table-cell>
          <table:table-cell table:formula="of:=IF([.G113]=&quot;&quot;;&quot;&quot;;[.G113])" office:value-type="float" office:value="110">
            <text:p>110</text:p>
          </table:table-cell>
          <table:table-cell table:formula="of:=IF([.H113]=&quot;&quot;;&quot;&quot;;[.H113])">
            <text:p/>
          </table:table-cell>
          <table:table-cell table:formula="of:=IF([.B136]=&quot;cf_nm (+l_nm)&quot;;[.I136]+1;[.I136])" office:value-type="float" office:value="5">
            <text:p>5</text:p>
          </table:table-cell>
          <table:table-cell/>
          <table:table-cell table:formula="of:=&quot;SELECT '&quot; &amp; [.B137] &amp; &quot;: ', optimized_acodekeyl_isit(s.x, &quot; &amp; [.I137] &amp; &quot;), TRUE&quot; &amp; IF(MOD([.I137];2)=1;&quot; AND (((s.x).code_key).code_id = &quot; &amp; [.$G$8] &amp; &quot;)&quot;;&quot;&quot;) &amp; IF(MOD(TRUNC([.I137]/2);2)=1;&quot; AND (((s.x).codifier_key).code_id = &quot; &amp; [.$E$8] &amp; &quot;)&quot;;&quot;&quot;) &amp; IF(MOD(TRUNC([.I137]/4);2)=1;&quot; AND (((s.x).key_lng).code_id = &quot; &amp; [.$C$8] &amp; &quot;)&quot;;&quot;&quot;) &amp; &quot; AS ok_isit FROM (SELECT optimize_acodekeyl(make_acodekeyl(make_codekey&quot; &amp; IF([.C137]=&quot;&quot;;IF([.D137]=&quot;&quot;;&quot;_null()&quot;;&quot;_bystr('&quot; &amp; [.D137] &amp; &quot;')&quot;);&quot;_byid(&quot; &amp; [.C137] &amp; &quot;)&quot;) &amp; &quot;, make_codekey&quot; &amp; IF([.E137]=&quot;&quot;;IF([.F137]=&quot;&quot;;&quot;_null()&quot;;&quot;_bystr('&quot; &amp; [.F137] &amp; &quot;')&quot;);&quot;_byid(&quot; &amp; [.E137] &amp; &quot;)&quot;) &amp; &quot;, make_codekey&quot; &amp; IF([.G137]=&quot;&quot;;IF([.H137]=&quot;&quot;;&quot;_null()&quot;;&quot;_bystr('&quot; &amp; [.H137] &amp; &quot;')&quot;);&quot;_byid(&quot; &amp; [.G137] &amp; &quot;)&quot;) &amp; &quot;), &quot; &amp; [.I137] &amp; &quot;) AS x) AS s;&quot;" office:value-type="string" office:string-value="SELECT 'c_id (+l_nm,+cf_id): ', optimized_acodekeyl_isit(s.x, 5), TRUE AND (((s.x).code_key).code_id = 110) AND (((s.x).key_lng).code_id = 9001) AS ok_isit FROM (SELECT optimize_acodekeyl(make_acodekeyl(make_codekey_bystr('rus'), make_codekey_byid(100), make_codekey_byid(110)), 5) AS x) AS s;">
            <text:p>SELECT 'c_id (+l_nm,+cf_id): ', optimized_acodekeyl_isit(s.x, 5), TRUE AND (((s.x).code_key).code_id = 110) AND (((s.x).key_lng).code_id = 9001) AS ok_isit FROM (SELECT optimize_acodekeyl(make_acodekeyl(make_codekey_bystr('rus'), make_codekey_byid(100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4]" office:value-type="string" office:string-value="c_id (+l_nm,+cf_nm)">
            <text:p>c_id (+l_nm,+cf_nm)</text:p>
          </table:table-cell>
          <table:table-cell table:formula="of:=IF([.C114]=&quot;&quot;;&quot;&quot;;[.C114])">
            <text:p/>
          </table:table-cell>
          <table:table-cell table:formula="of:=IF([.D114]=&quot;&quot;;&quot;&quot;;[.D114])" office:value-type="string" office:string-value="rus">
            <text:p>rus</text:p>
          </table:table-cell>
          <table:table-cell table:formula="of:=IF([.E114]=&quot;&quot;;&quot;&quot;;[.E114])">
            <text:p/>
          </table:table-cell>
          <table:table-cell table:formula="of:=IF([.F114]=&quot;&quot;;&quot;&quot;;[.F114])" office:value-type="string" office:string-value="тестовый кодификатор">
            <text:p>тестовый кодификатор</text:p>
          </table:table-cell>
          <table:table-cell table:formula="of:=IF([.G114]=&quot;&quot;;&quot;&quot;;[.G114])" office:value-type="float" office:value="110">
            <text:p>110</text:p>
          </table:table-cell>
          <table:table-cell table:formula="of:=IF([.H114]=&quot;&quot;;&quot;&quot;;[.H114])">
            <text:p/>
          </table:table-cell>
          <table:table-cell table:formula="of:=IF([.B137]=&quot;cf_nm (+l_nm)&quot;;[.I137]+1;[.I137])" office:value-type="float" office:value="5">
            <text:p>5</text:p>
          </table:table-cell>
          <table:table-cell/>
          <table:table-cell table:formula="of:=&quot;SELECT '&quot; &amp; [.B138] &amp; &quot;: ', optimized_acodekeyl_isit(s.x, &quot; &amp; [.I138] &amp; &quot;), TRUE&quot; &amp; IF(MOD([.I138];2)=1;&quot; AND (((s.x).code_key).code_id = &quot; &amp; [.$G$8] &amp; &quot;)&quot;;&quot;&quot;) &amp; IF(MOD(TRUNC([.I138]/2);2)=1;&quot; AND (((s.x).codifier_key).code_id = &quot; &amp; [.$E$8] &amp; &quot;)&quot;;&quot;&quot;) &amp; IF(MOD(TRUNC([.I138]/4);2)=1;&quot; AND (((s.x).key_lng).code_id = &quot; &amp; [.$C$8] &amp; &quot;)&quot;;&quot;&quot;) &amp; &quot; AS ok_isit FROM (SELECT optimize_acodekeyl(make_acodekeyl(make_codekey&quot; &amp; IF([.C138]=&quot;&quot;;IF([.D138]=&quot;&quot;;&quot;_null()&quot;;&quot;_bystr('&quot; &amp; [.D138] &amp; &quot;')&quot;);&quot;_byid(&quot; &amp; [.C138] &amp; &quot;)&quot;) &amp; &quot;, make_codekey&quot; &amp; IF([.E138]=&quot;&quot;;IF([.F138]=&quot;&quot;;&quot;_null()&quot;;&quot;_bystr('&quot; &amp; [.F138] &amp; &quot;')&quot;);&quot;_byid(&quot; &amp; [.E138] &amp; &quot;)&quot;) &amp; &quot;, make_codekey&quot; &amp; IF([.G138]=&quot;&quot;;IF([.H138]=&quot;&quot;;&quot;_null()&quot;;&quot;_bystr('&quot; &amp; [.H138] &amp; &quot;')&quot;);&quot;_byid(&quot; &amp; [.G138] &amp; &quot;)&quot;) &amp; &quot;), &quot; &amp; [.I138] &amp; &quot;) AS x) AS s;&quot;" office:value-type="string" office:string-value="SELECT 'c_id (+l_nm,+cf_nm): ', optimized_acodekeyl_isit(s.x, 5), TRUE AND (((s.x).code_key).code_id = 110) AND (((s.x).key_lng).code_id = 9001) AS ok_isit FROM (SELECT optimize_acodekeyl(make_acodekeyl(make_codekey_bystr('rus'), make_codekey_bystr('тестовый кодификатор'), make_codekey_byid(110)), 5) AS x) AS s;">
            <text:p>SELECT 'c_id (+l_nm,+cf_nm): ', optimized_acodekeyl_isit(s.x, 5), TRUE AND (((s.x).code_key).code_id = 110) AND (((s.x).key_lng).code_id = 9001) AS ok_isit FROM (SELECT optimize_acodekeyl(make_acodekeyl(make_codekey_bystr('rus'), make_codekey_bystr('тестовый кодификатор'), make_codekey_byid(110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5]" office:value-type="string" office:string-value="c_nm (-l,-cf)">
            <text:p>c_nm (-l,-cf)</text:p>
          </table:table-cell>
          <table:table-cell table:formula="of:=IF([.C115]=&quot;&quot;;&quot;&quot;;[.C115])">
            <text:p/>
          </table:table-cell>
          <table:table-cell table:formula="of:=IF([.D115]=&quot;&quot;;&quot;&quot;;[.D115])">
            <text:p/>
          </table:table-cell>
          <table:table-cell table:formula="of:=IF([.E115]=&quot;&quot;;&quot;&quot;;[.E115])">
            <text:p/>
          </table:table-cell>
          <table:table-cell table:formula="of:=IF([.F115]=&quot;&quot;;&quot;&quot;;[.F115])">
            <text:p/>
          </table:table-cell>
          <table:table-cell table:formula="of:=IF([.G115]=&quot;&quot;;&quot;&quot;;[.G115])">
            <text:p/>
          </table:table-cell>
          <table:table-cell table:formula="of:=IF([.H115]=&quot;&quot;;&quot;&quot;;[.H115])" office:value-type="float" office:value="101">
            <text:p>101</text:p>
          </table:table-cell>
          <table:table-cell table:formula="of:=IF([.B138]=&quot;cf_nm (+l_nm)&quot;;[.I138]+1;[.I138])" office:value-type="float" office:value="5">
            <text:p>5</text:p>
          </table:table-cell>
          <table:table-cell/>
          <table:table-cell table:formula="of:=&quot;SELECT '&quot; &amp; [.B139] &amp; &quot;: ', optimized_acodekeyl_isit(s.x, &quot; &amp; [.I139] &amp; &quot;), TRUE&quot; &amp; IF(MOD([.I139];2)=1;&quot; AND (((s.x).code_key).code_id = &quot; &amp; [.$G$8] &amp; &quot;)&quot;;&quot;&quot;) &amp; IF(MOD(TRUNC([.I139]/2);2)=1;&quot; AND (((s.x).codifier_key).code_id = &quot; &amp; [.$E$8] &amp; &quot;)&quot;;&quot;&quot;) &amp; IF(MOD(TRUNC([.I139]/4);2)=1;&quot; AND (((s.x).key_lng).code_id = &quot; &amp; [.$C$8] &amp; &quot;)&quot;;&quot;&quot;) &amp; &quot; AS ok_isit FROM (SELECT optimize_acodekeyl(make_acodekeyl(make_codekey&quot; &amp; IF([.C139]=&quot;&quot;;IF([.D139]=&quot;&quot;;&quot;_null()&quot;;&quot;_bystr('&quot; &amp; [.D139] &amp; &quot;')&quot;);&quot;_byid(&quot; &amp; [.C139] &amp; &quot;)&quot;) &amp; &quot;, make_codekey&quot; &amp; IF([.E139]=&quot;&quot;;IF([.F139]=&quot;&quot;;&quot;_null()&quot;;&quot;_bystr('&quot; &amp; [.F139] &amp; &quot;')&quot;);&quot;_byid(&quot; &amp; [.E139] &amp; &quot;)&quot;) &amp; &quot;, make_codekey&quot; &amp; IF([.G139]=&quot;&quot;;IF([.H139]=&quot;&quot;;&quot;_null()&quot;;&quot;_bystr('&quot; &amp; [.H139] &amp; &quot;')&quot;);&quot;_byid(&quot; &amp; [.G139] &amp; &quot;)&quot;) &amp; &quot;), &quot; &amp; [.I139] &amp; &quot;) AS x) AS s;&quot;" office:value-type="string" office:string-value="SELECT 'c_nm (-l,-cf): ', optimized_acodekeyl_isit(s.x, 5), TRUE AND (((s.x).code_key).code_id = 110) AND (((s.x).key_lng).code_id = 9001) AS ok_isit FROM (SELECT optimize_acodekeyl(make_acodekeyl(make_codekey_null(), make_codekey_null(), make_codekey_bystr('101')), 5) AS x) AS s;">
            <text:p>SELECT 'c_nm (-l,-cf): ', optimized_acodekeyl_isit(s.x, 5), TRUE AND (((s.x).code_key).code_id = 110) AND (((s.x).key_lng).code_id = 9001) AS ok_isit FROM (SELECT optimize_acodekeyl(make_acodekeyl(make_codekey_null(), make_codekey_null(), make_codekey_bystr('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6]" office:value-type="string" office:string-value="c_nm (-l,+cf_id)">
            <text:p>c_nm (-l,+cf_id)</text:p>
          </table:table-cell>
          <table:table-cell table:formula="of:=IF([.C116]=&quot;&quot;;&quot;&quot;;[.C116])">
            <text:p/>
          </table:table-cell>
          <table:table-cell table:formula="of:=IF([.D116]=&quot;&quot;;&quot;&quot;;[.D116])">
            <text:p/>
          </table:table-cell>
          <table:table-cell table:formula="of:=IF([.E116]=&quot;&quot;;&quot;&quot;;[.E116])" office:value-type="float" office:value="100">
            <text:p>100</text:p>
          </table:table-cell>
          <table:table-cell table:formula="of:=IF([.F116]=&quot;&quot;;&quot;&quot;;[.F116])">
            <text:p/>
          </table:table-cell>
          <table:table-cell table:formula="of:=IF([.G116]=&quot;&quot;;&quot;&quot;;[.G116])">
            <text:p/>
          </table:table-cell>
          <table:table-cell table:formula="of:=IF([.H116]=&quot;&quot;;&quot;&quot;;[.H116])" office:value-type="float" office:value="101">
            <text:p>101</text:p>
          </table:table-cell>
          <table:table-cell table:formula="of:=IF([.B139]=&quot;cf_nm (+l_nm)&quot;;[.I139]+1;[.I139])" office:value-type="float" office:value="5">
            <text:p>5</text:p>
          </table:table-cell>
          <table:table-cell/>
          <table:table-cell table:formula="of:=&quot;SELECT '&quot; &amp; [.B140] &amp; &quot;: ', optimized_acodekeyl_isit(s.x, &quot; &amp; [.I140] &amp; &quot;), TRUE&quot; &amp; IF(MOD([.I140];2)=1;&quot; AND (((s.x).code_key).code_id = &quot; &amp; [.$G$8] &amp; &quot;)&quot;;&quot;&quot;) &amp; IF(MOD(TRUNC([.I140]/2);2)=1;&quot; AND (((s.x).codifier_key).code_id = &quot; &amp; [.$E$8] &amp; &quot;)&quot;;&quot;&quot;) &amp; IF(MOD(TRUNC([.I140]/4);2)=1;&quot; AND (((s.x).key_lng).code_id = &quot; &amp; [.$C$8] &amp; &quot;)&quot;;&quot;&quot;) &amp; &quot; AS ok_isit FROM (SELECT optimize_acodekeyl(make_acodekeyl(make_codekey&quot; &amp; IF([.C140]=&quot;&quot;;IF([.D140]=&quot;&quot;;&quot;_null()&quot;;&quot;_bystr('&quot; &amp; [.D140] &amp; &quot;')&quot;);&quot;_byid(&quot; &amp; [.C140] &amp; &quot;)&quot;) &amp; &quot;, make_codekey&quot; &amp; IF([.E140]=&quot;&quot;;IF([.F140]=&quot;&quot;;&quot;_null()&quot;;&quot;_bystr('&quot; &amp; [.F140] &amp; &quot;')&quot;);&quot;_byid(&quot; &amp; [.E140] &amp; &quot;)&quot;) &amp; &quot;, make_codekey&quot; &amp; IF([.G140]=&quot;&quot;;IF([.H140]=&quot;&quot;;&quot;_null()&quot;;&quot;_bystr('&quot; &amp; [.H140] &amp; &quot;')&quot;);&quot;_byid(&quot; &amp; [.G140] &amp; &quot;)&quot;) &amp; &quot;), &quot; &amp; [.I140] &amp; &quot;) AS x) AS s;&quot;" office:value-type="string" office:string-value="SELECT 'c_nm (-l,+cf_id): ', optimized_acodekeyl_isit(s.x, 5), TRUE AND (((s.x).code_key).code_id = 110) AND (((s.x).key_lng).code_id = 9001) AS ok_isit FROM (SELECT optimize_acodekeyl(make_acodekeyl(make_codekey_null(), make_codekey_byid(100), make_codekey_bystr('101')), 5) AS x) AS s;">
            <text:p>SELECT 'c_nm (-l,+cf_id): ', optimized_acodekeyl_isit(s.x, 5), TRUE AND (((s.x).code_key).code_id = 110) AND (((s.x).key_lng).code_id = 9001) AS ok_isit FROM (SELECT optimize_acodekeyl(make_acodekeyl(make_codekey_null(), make_codekey_byid(100), make_codekey_bystr('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7]" office:value-type="string" office:string-value="c_nm (-l,+cf_nm)">
            <text:p>c_nm (-l,+cf_nm)</text:p>
          </table:table-cell>
          <table:table-cell table:formula="of:=IF([.C117]=&quot;&quot;;&quot;&quot;;[.C117])">
            <text:p/>
          </table:table-cell>
          <table:table-cell table:formula="of:=IF([.D117]=&quot;&quot;;&quot;&quot;;[.D117])">
            <text:p/>
          </table:table-cell>
          <table:table-cell table:formula="of:=IF([.E117]=&quot;&quot;;&quot;&quot;;[.E117])">
            <text:p/>
          </table:table-cell>
          <table:table-cell table:formula="of:=IF([.F117]=&quot;&quot;;&quot;&quot;;[.F117])" office:value-type="string" office:string-value="test codifier">
            <text:p>test codifier</text:p>
          </table:table-cell>
          <table:table-cell table:formula="of:=IF([.G117]=&quot;&quot;;&quot;&quot;;[.G117])">
            <text:p/>
          </table:table-cell>
          <table:table-cell table:formula="of:=IF([.H117]=&quot;&quot;;&quot;&quot;;[.H117])" office:value-type="float" office:value="101">
            <text:p>101</text:p>
          </table:table-cell>
          <table:table-cell table:formula="of:=IF([.B140]=&quot;cf_nm (+l_nm)&quot;;[.I140]+1;[.I140])" office:value-type="float" office:value="5">
            <text:p>5</text:p>
          </table:table-cell>
          <table:table-cell/>
          <table:table-cell table:formula="of:=&quot;SELECT '&quot; &amp; [.B141] &amp; &quot;: ', optimized_acodekeyl_isit(s.x, &quot; &amp; [.I141] &amp; &quot;), TRUE&quot; &amp; IF(MOD([.I141];2)=1;&quot; AND (((s.x).code_key).code_id = &quot; &amp; [.$G$8] &amp; &quot;)&quot;;&quot;&quot;) &amp; IF(MOD(TRUNC([.I141]/2);2)=1;&quot; AND (((s.x).codifier_key).code_id = &quot; &amp; [.$E$8] &amp; &quot;)&quot;;&quot;&quot;) &amp; IF(MOD(TRUNC([.I141]/4);2)=1;&quot; AND (((s.x).key_lng).code_id = &quot; &amp; [.$C$8] &amp; &quot;)&quot;;&quot;&quot;) &amp; &quot; AS ok_isit FROM (SELECT optimize_acodekeyl(make_acodekeyl(make_codekey&quot; &amp; IF([.C141]=&quot;&quot;;IF([.D141]=&quot;&quot;;&quot;_null()&quot;;&quot;_bystr('&quot; &amp; [.D141] &amp; &quot;')&quot;);&quot;_byid(&quot; &amp; [.C141] &amp; &quot;)&quot;) &amp; &quot;, make_codekey&quot; &amp; IF([.E141]=&quot;&quot;;IF([.F141]=&quot;&quot;;&quot;_null()&quot;;&quot;_bystr('&quot; &amp; [.F141] &amp; &quot;')&quot;);&quot;_byid(&quot; &amp; [.E141] &amp; &quot;)&quot;) &amp; &quot;, make_codekey&quot; &amp; IF([.G141]=&quot;&quot;;IF([.H141]=&quot;&quot;;&quot;_null()&quot;;&quot;_bystr('&quot; &amp; [.H141] &amp; &quot;')&quot;);&quot;_byid(&quot; &amp; [.G141] &amp; &quot;)&quot;) &amp; &quot;), &quot; &amp; [.I141] &amp; &quot;) AS x) AS s;&quot;" office:value-type="string" office:string-value="SELECT 'c_nm (-l,+cf_nm): ', optimized_acodekeyl_isit(s.x, 5), TRUE AND (((s.x).code_key).code_id = 110) AND (((s.x).key_lng).code_id = 9001) AS ok_isit FROM (SELECT optimize_acodekeyl(make_acodekeyl(make_codekey_null(), make_codekey_bystr('test codifier'), make_codekey_bystr('101')), 5) AS x) AS s;">
            <text:p>SELECT 'c_nm (-l,+cf_nm): ', optimized_acodekeyl_isit(s.x, 5), TRUE AND (((s.x).code_key).code_id = 110) AND (((s.x).key_lng).code_id = 9001) AS ok_isit FROM (SELECT optimize_acodekeyl(make_acodekeyl(make_codekey_null(), make_codekey_bystr('test codifier'), make_codekey_bystr('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8]" office:value-type="string" office:string-value="c_nm (+l_id,-cf)">
            <text:p>c_nm (+l_id,-cf)</text:p>
          </table:table-cell>
          <table:table-cell table:formula="of:=IF([.C118]=&quot;&quot;;&quot;&quot;;[.C118])" office:value-type="float" office:value="9001">
            <text:p>9001</text:p>
          </table:table-cell>
          <table:table-cell table:formula="of:=IF([.D118]=&quot;&quot;;&quot;&quot;;[.D118])">
            <text:p/>
          </table:table-cell>
          <table:table-cell table:formula="of:=IF([.E118]=&quot;&quot;;&quot;&quot;;[.E118])">
            <text:p/>
          </table:table-cell>
          <table:table-cell table:formula="of:=IF([.F118]=&quot;&quot;;&quot;&quot;;[.F118])">
            <text:p/>
          </table:table-cell>
          <table:table-cell table:formula="of:=IF([.G118]=&quot;&quot;;&quot;&quot;;[.G118])">
            <text:p/>
          </table:table-cell>
          <table:table-cell table:formula="of:=IF([.H118]=&quot;&quot;;&quot;&quot;;[.H118])" office:value-type="string" office:string-value="код 101">
            <text:p>код 101</text:p>
          </table:table-cell>
          <table:table-cell table:formula="of:=IF([.B141]=&quot;cf_nm (+l_nm)&quot;;[.I141]+1;[.I141])" office:value-type="float" office:value="5">
            <text:p>5</text:p>
          </table:table-cell>
          <table:table-cell/>
          <table:table-cell table:formula="of:=&quot;SELECT '&quot; &amp; [.B142] &amp; &quot;: ', optimized_acodekeyl_isit(s.x, &quot; &amp; [.I142] &amp; &quot;), TRUE&quot; &amp; IF(MOD([.I142];2)=1;&quot; AND (((s.x).code_key).code_id = &quot; &amp; [.$G$8] &amp; &quot;)&quot;;&quot;&quot;) &amp; IF(MOD(TRUNC([.I142]/2);2)=1;&quot; AND (((s.x).codifier_key).code_id = &quot; &amp; [.$E$8] &amp; &quot;)&quot;;&quot;&quot;) &amp; IF(MOD(TRUNC([.I142]/4);2)=1;&quot; AND (((s.x).key_lng).code_id = &quot; &amp; [.$C$8] &amp; &quot;)&quot;;&quot;&quot;) &amp; &quot; AS ok_isit FROM (SELECT optimize_acodekeyl(make_acodekeyl(make_codekey&quot; &amp; IF([.C142]=&quot;&quot;;IF([.D142]=&quot;&quot;;&quot;_null()&quot;;&quot;_bystr('&quot; &amp; [.D142] &amp; &quot;')&quot;);&quot;_byid(&quot; &amp; [.C142] &amp; &quot;)&quot;) &amp; &quot;, make_codekey&quot; &amp; IF([.E142]=&quot;&quot;;IF([.F142]=&quot;&quot;;&quot;_null()&quot;;&quot;_bystr('&quot; &amp; [.F142] &amp; &quot;')&quot;);&quot;_byid(&quot; &amp; [.E142] &amp; &quot;)&quot;) &amp; &quot;, make_codekey&quot; &amp; IF([.G142]=&quot;&quot;;IF([.H142]=&quot;&quot;;&quot;_null()&quot;;&quot;_bystr('&quot; &amp; [.H142] &amp; &quot;')&quot;);&quot;_byid(&quot; &amp; [.G142] &amp; &quot;)&quot;) &amp; &quot;), &quot; &amp; [.I142] &amp; &quot;) AS x) AS s;&quot;" office:value-type="string" office:string-value="SELECT 'c_nm (+l_id,-cf): ', optimized_acodekeyl_isit(s.x, 5), TRUE AND (((s.x).code_key).code_id = 110) AND (((s.x).key_lng).code_id = 9001) AS ok_isit FROM (SELECT optimize_acodekeyl(make_acodekeyl(make_codekey_byid(9001), make_codekey_null(), make_codekey_bystr('код 101')), 5) AS x) AS s;">
            <text:p>SELECT 'c_nm (+l_id,-cf): ', optimized_acodekeyl_isit(s.x, 5), TRUE AND (((s.x).code_key).code_id = 110) AND (((s.x).key_lng).code_id = 9001) AS ok_isit FROM (SELECT optimize_acodekeyl(make_acodekeyl(make_codekey_byid(9001), make_codekey_null(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19]" office:value-type="string" office:string-value="c_nm (+l_id,+cf_id)">
            <text:p>c_nm (+l_id,+cf_id)</text:p>
          </table:table-cell>
          <table:table-cell table:formula="of:=IF([.C119]=&quot;&quot;;&quot;&quot;;[.C119])" office:value-type="float" office:value="9001">
            <text:p>9001</text:p>
          </table:table-cell>
          <table:table-cell table:formula="of:=IF([.D119]=&quot;&quot;;&quot;&quot;;[.D119])">
            <text:p/>
          </table:table-cell>
          <table:table-cell table:formula="of:=IF([.E119]=&quot;&quot;;&quot;&quot;;[.E119])" office:value-type="float" office:value="100">
            <text:p>100</text:p>
          </table:table-cell>
          <table:table-cell table:formula="of:=IF([.F119]=&quot;&quot;;&quot;&quot;;[.F119])">
            <text:p/>
          </table:table-cell>
          <table:table-cell table:formula="of:=IF([.G119]=&quot;&quot;;&quot;&quot;;[.G119])">
            <text:p/>
          </table:table-cell>
          <table:table-cell table:formula="of:=IF([.H119]=&quot;&quot;;&quot;&quot;;[.H119])" office:value-type="string" office:string-value="код 101">
            <text:p>код 101</text:p>
          </table:table-cell>
          <table:table-cell table:formula="of:=IF([.B142]=&quot;cf_nm (+l_nm)&quot;;[.I142]+1;[.I142])" office:value-type="float" office:value="5">
            <text:p>5</text:p>
          </table:table-cell>
          <table:table-cell/>
          <table:table-cell table:formula="of:=&quot;SELECT '&quot; &amp; [.B143] &amp; &quot;: ', optimized_acodekeyl_isit(s.x, &quot; &amp; [.I143] &amp; &quot;), TRUE&quot; &amp; IF(MOD([.I143];2)=1;&quot; AND (((s.x).code_key).code_id = &quot; &amp; [.$G$8] &amp; &quot;)&quot;;&quot;&quot;) &amp; IF(MOD(TRUNC([.I143]/2);2)=1;&quot; AND (((s.x).codifier_key).code_id = &quot; &amp; [.$E$8] &amp; &quot;)&quot;;&quot;&quot;) &amp; IF(MOD(TRUNC([.I143]/4);2)=1;&quot; AND (((s.x).key_lng).code_id = &quot; &amp; [.$C$8] &amp; &quot;)&quot;;&quot;&quot;) &amp; &quot; AS ok_isit FROM (SELECT optimize_acodekeyl(make_acodekeyl(make_codekey&quot; &amp; IF([.C143]=&quot;&quot;;IF([.D143]=&quot;&quot;;&quot;_null()&quot;;&quot;_bystr('&quot; &amp; [.D143] &amp; &quot;')&quot;);&quot;_byid(&quot; &amp; [.C143] &amp; &quot;)&quot;) &amp; &quot;, make_codekey&quot; &amp; IF([.E143]=&quot;&quot;;IF([.F143]=&quot;&quot;;&quot;_null()&quot;;&quot;_bystr('&quot; &amp; [.F143] &amp; &quot;')&quot;);&quot;_byid(&quot; &amp; [.E143] &amp; &quot;)&quot;) &amp; &quot;, make_codekey&quot; &amp; IF([.G143]=&quot;&quot;;IF([.H143]=&quot;&quot;;&quot;_null()&quot;;&quot;_bystr('&quot; &amp; [.H143] &amp; &quot;')&quot;);&quot;_byid(&quot; &amp; [.G143] &amp; &quot;)&quot;) &amp; &quot;), &quot; &amp; [.I143] &amp; &quot;) AS x) AS s;&quot;" office:value-type="string" office:string-value="SELECT 'c_nm (+l_id,+cf_id): ', optimized_acodekeyl_isit(s.x, 5), TRUE AND (((s.x).code_key).code_id = 110) AND (((s.x).key_lng).code_id = 9001) AS ok_isit FROM (SELECT optimize_acodekeyl(make_acodekeyl(make_codekey_byid(9001), make_codekey_byid(100), make_codekey_bystr('код 101')), 5) AS x) AS s;">
            <text:p>SELECT 'c_nm (+l_id,+cf_id): ', optimized_acodekeyl_isit(s.x, 5), TRUE AND (((s.x).code_key).code_id = 110) AND (((s.x).key_lng).code_id = 9001) AS ok_isit FROM (SELECT optimize_acodekeyl(make_acodekeyl(make_codekey_byid(9001), make_codekey_byid(100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0]" office:value-type="string" office:string-value="c_nm (+l_id,+cf_nm)">
            <text:p>c_nm (+l_id,+cf_nm)</text:p>
          </table:table-cell>
          <table:table-cell table:formula="of:=IF([.C120]=&quot;&quot;;&quot;&quot;;[.C120])" office:value-type="float" office:value="9001">
            <text:p>9001</text:p>
          </table:table-cell>
          <table:table-cell table:formula="of:=IF([.D120]=&quot;&quot;;&quot;&quot;;[.D120])">
            <text:p/>
          </table:table-cell>
          <table:table-cell table:formula="of:=IF([.E120]=&quot;&quot;;&quot;&quot;;[.E120])">
            <text:p/>
          </table:table-cell>
          <table:table-cell table:formula="of:=IF([.F120]=&quot;&quot;;&quot;&quot;;[.F120])" office:value-type="string" office:string-value="тестовый кодификатор">
            <text:p>тестовый кодификатор</text:p>
          </table:table-cell>
          <table:table-cell table:formula="of:=IF([.G120]=&quot;&quot;;&quot;&quot;;[.G120])">
            <text:p/>
          </table:table-cell>
          <table:table-cell table:formula="of:=IF([.H120]=&quot;&quot;;&quot;&quot;;[.H120])" office:value-type="string" office:string-value="код 101">
            <text:p>код 101</text:p>
          </table:table-cell>
          <table:table-cell table:formula="of:=IF([.B143]=&quot;cf_nm (+l_nm)&quot;;[.I143]+1;[.I143])" office:value-type="float" office:value="5">
            <text:p>5</text:p>
          </table:table-cell>
          <table:table-cell/>
          <table:table-cell table:formula="of:=&quot;SELECT '&quot; &amp; [.B144] &amp; &quot;: ', optimized_acodekeyl_isit(s.x, &quot; &amp; [.I144] &amp; &quot;), TRUE&quot; &amp; IF(MOD([.I144];2)=1;&quot; AND (((s.x).code_key).code_id = &quot; &amp; [.$G$8] &amp; &quot;)&quot;;&quot;&quot;) &amp; IF(MOD(TRUNC([.I144]/2);2)=1;&quot; AND (((s.x).codifier_key).code_id = &quot; &amp; [.$E$8] &amp; &quot;)&quot;;&quot;&quot;) &amp; IF(MOD(TRUNC([.I144]/4);2)=1;&quot; AND (((s.x).key_lng).code_id = &quot; &amp; [.$C$8] &amp; &quot;)&quot;;&quot;&quot;) &amp; &quot; AS ok_isit FROM (SELECT optimize_acodekeyl(make_acodekeyl(make_codekey&quot; &amp; IF([.C144]=&quot;&quot;;IF([.D144]=&quot;&quot;;&quot;_null()&quot;;&quot;_bystr('&quot; &amp; [.D144] &amp; &quot;')&quot;);&quot;_byid(&quot; &amp; [.C144] &amp; &quot;)&quot;) &amp; &quot;, make_codekey&quot; &amp; IF([.E144]=&quot;&quot;;IF([.F144]=&quot;&quot;;&quot;_null()&quot;;&quot;_bystr('&quot; &amp; [.F144] &amp; &quot;')&quot;);&quot;_byid(&quot; &amp; [.E144] &amp; &quot;)&quot;) &amp; &quot;, make_codekey&quot; &amp; IF([.G144]=&quot;&quot;;IF([.H144]=&quot;&quot;;&quot;_null()&quot;;&quot;_bystr('&quot; &amp; [.H144] &amp; &quot;')&quot;);&quot;_byid(&quot; &amp; [.G144] &amp; &quot;)&quot;) &amp; &quot;), &quot; &amp; [.I144] &amp; &quot;) AS x) AS s;&quot;" office:value-type="string" office:string-value="SELECT 'c_nm (+l_id,+cf_nm): ', optimized_acodekeyl_isit(s.x, 5), TRUE AND (((s.x).code_key).code_id = 110) AND (((s.x).key_lng).code_id = 9001) AS ok_isit FROM (SELECT optimize_acodekeyl(make_acodekeyl(make_codekey_byid(9001), make_codekey_bystr('тестовый кодификатор'), make_codekey_bystr('код 101')), 5) AS x) AS s;">
            <text:p>SELECT 'c_nm (+l_id,+cf_nm): ', optimized_acodekeyl_isit(s.x, 5), TRUE AND (((s.x).code_key).code_id = 110) AND (((s.x).key_lng).code_id = 9001) AS ok_isit FROM (SELECT optimize_acodekeyl(make_acodekeyl(make_codekey_byid(9001), make_codekey_bystr('тестовый кодификатор'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1]" office:value-type="string" office:string-value="c_nm (+l_nm,-cf)">
            <text:p>c_nm (+l_nm,-cf)</text:p>
          </table:table-cell>
          <table:table-cell table:formula="of:=IF([.C121]=&quot;&quot;;&quot;&quot;;[.C121])">
            <text:p/>
          </table:table-cell>
          <table:table-cell table:formula="of:=IF([.D121]=&quot;&quot;;&quot;&quot;;[.D121])" office:value-type="string" office:string-value="rus">
            <text:p>rus</text:p>
          </table:table-cell>
          <table:table-cell table:formula="of:=IF([.E121]=&quot;&quot;;&quot;&quot;;[.E121])">
            <text:p/>
          </table:table-cell>
          <table:table-cell table:formula="of:=IF([.F121]=&quot;&quot;;&quot;&quot;;[.F121])">
            <text:p/>
          </table:table-cell>
          <table:table-cell table:formula="of:=IF([.G121]=&quot;&quot;;&quot;&quot;;[.G121])">
            <text:p/>
          </table:table-cell>
          <table:table-cell table:formula="of:=IF([.H121]=&quot;&quot;;&quot;&quot;;[.H121])" office:value-type="string" office:string-value="код 101">
            <text:p>код 101</text:p>
          </table:table-cell>
          <table:table-cell table:formula="of:=IF([.B144]=&quot;cf_nm (+l_nm)&quot;;[.I144]+1;[.I144])" office:value-type="float" office:value="5">
            <text:p>5</text:p>
          </table:table-cell>
          <table:table-cell/>
          <table:table-cell table:formula="of:=&quot;SELECT '&quot; &amp; [.B145] &amp; &quot;: ', optimized_acodekeyl_isit(s.x, &quot; &amp; [.I145] &amp; &quot;), TRUE&quot; &amp; IF(MOD([.I145];2)=1;&quot; AND (((s.x).code_key).code_id = &quot; &amp; [.$G$8] &amp; &quot;)&quot;;&quot;&quot;) &amp; IF(MOD(TRUNC([.I145]/2);2)=1;&quot; AND (((s.x).codifier_key).code_id = &quot; &amp; [.$E$8] &amp; &quot;)&quot;;&quot;&quot;) &amp; IF(MOD(TRUNC([.I145]/4);2)=1;&quot; AND (((s.x).key_lng).code_id = &quot; &amp; [.$C$8] &amp; &quot;)&quot;;&quot;&quot;) &amp; &quot; AS ok_isit FROM (SELECT optimize_acodekeyl(make_acodekeyl(make_codekey&quot; &amp; IF([.C145]=&quot;&quot;;IF([.D145]=&quot;&quot;;&quot;_null()&quot;;&quot;_bystr('&quot; &amp; [.D145] &amp; &quot;')&quot;);&quot;_byid(&quot; &amp; [.C145] &amp; &quot;)&quot;) &amp; &quot;, make_codekey&quot; &amp; IF([.E145]=&quot;&quot;;IF([.F145]=&quot;&quot;;&quot;_null()&quot;;&quot;_bystr('&quot; &amp; [.F145] &amp; &quot;')&quot;);&quot;_byid(&quot; &amp; [.E145] &amp; &quot;)&quot;) &amp; &quot;, make_codekey&quot; &amp; IF([.G145]=&quot;&quot;;IF([.H145]=&quot;&quot;;&quot;_null()&quot;;&quot;_bystr('&quot; &amp; [.H145] &amp; &quot;')&quot;);&quot;_byid(&quot; &amp; [.G145] &amp; &quot;)&quot;) &amp; &quot;), &quot; &amp; [.I145] &amp; &quot;) AS x) AS s;&quot;" office:value-type="string" office:string-value="SELECT 'c_nm (+l_nm,-cf): ', optimized_acodekeyl_isit(s.x, 5), TRUE AND (((s.x).code_key).code_id = 110) AND (((s.x).key_lng).code_id = 9001) AS ok_isit FROM (SELECT optimize_acodekeyl(make_acodekeyl(make_codekey_bystr('rus'), make_codekey_null(), make_codekey_bystr('код 101')), 5) AS x) AS s;">
            <text:p>SELECT 'c_nm (+l_nm,-cf): ', optimized_acodekeyl_isit(s.x, 5), TRUE AND (((s.x).code_key).code_id = 110) AND (((s.x).key_lng).code_id = 9001) AS ok_isit FROM (SELECT optimize_acodekeyl(make_acodekeyl(make_codekey_bystr('rus'), make_codekey_null(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2]" office:value-type="string" office:string-value="c_nm (+l_nm,+cf_id)">
            <text:p>c_nm (+l_nm,+cf_id)</text:p>
          </table:table-cell>
          <table:table-cell table:formula="of:=IF([.C122]=&quot;&quot;;&quot;&quot;;[.C122])">
            <text:p/>
          </table:table-cell>
          <table:table-cell table:formula="of:=IF([.D122]=&quot;&quot;;&quot;&quot;;[.D122])" office:value-type="string" office:string-value="rus">
            <text:p>rus</text:p>
          </table:table-cell>
          <table:table-cell table:formula="of:=IF([.E122]=&quot;&quot;;&quot;&quot;;[.E122])" office:value-type="float" office:value="100">
            <text:p>100</text:p>
          </table:table-cell>
          <table:table-cell table:formula="of:=IF([.F122]=&quot;&quot;;&quot;&quot;;[.F122])">
            <text:p/>
          </table:table-cell>
          <table:table-cell table:formula="of:=IF([.G122]=&quot;&quot;;&quot;&quot;;[.G122])">
            <text:p/>
          </table:table-cell>
          <table:table-cell table:formula="of:=IF([.H122]=&quot;&quot;;&quot;&quot;;[.H122])" office:value-type="string" office:string-value="код 101">
            <text:p>код 101</text:p>
          </table:table-cell>
          <table:table-cell table:formula="of:=IF([.B145]=&quot;cf_nm (+l_nm)&quot;;[.I145]+1;[.I145])" office:value-type="float" office:value="5">
            <text:p>5</text:p>
          </table:table-cell>
          <table:table-cell/>
          <table:table-cell table:formula="of:=&quot;SELECT '&quot; &amp; [.B146] &amp; &quot;: ', optimized_acodekeyl_isit(s.x, &quot; &amp; [.I146] &amp; &quot;), TRUE&quot; &amp; IF(MOD([.I146];2)=1;&quot; AND (((s.x).code_key).code_id = &quot; &amp; [.$G$8] &amp; &quot;)&quot;;&quot;&quot;) &amp; IF(MOD(TRUNC([.I146]/2);2)=1;&quot; AND (((s.x).codifier_key).code_id = &quot; &amp; [.$E$8] &amp; &quot;)&quot;;&quot;&quot;) &amp; IF(MOD(TRUNC([.I146]/4);2)=1;&quot; AND (((s.x).key_lng).code_id = &quot; &amp; [.$C$8] &amp; &quot;)&quot;;&quot;&quot;) &amp; &quot; AS ok_isit FROM (SELECT optimize_acodekeyl(make_acodekeyl(make_codekey&quot; &amp; IF([.C146]=&quot;&quot;;IF([.D146]=&quot;&quot;;&quot;_null()&quot;;&quot;_bystr('&quot; &amp; [.D146] &amp; &quot;')&quot;);&quot;_byid(&quot; &amp; [.C146] &amp; &quot;)&quot;) &amp; &quot;, make_codekey&quot; &amp; IF([.E146]=&quot;&quot;;IF([.F146]=&quot;&quot;;&quot;_null()&quot;;&quot;_bystr('&quot; &amp; [.F146] &amp; &quot;')&quot;);&quot;_byid(&quot; &amp; [.E146] &amp; &quot;)&quot;) &amp; &quot;, make_codekey&quot; &amp; IF([.G146]=&quot;&quot;;IF([.H146]=&quot;&quot;;&quot;_null()&quot;;&quot;_bystr('&quot; &amp; [.H146] &amp; &quot;')&quot;);&quot;_byid(&quot; &amp; [.G146] &amp; &quot;)&quot;) &amp; &quot;), &quot; &amp; [.I146] &amp; &quot;) AS x) AS s;&quot;" office:value-type="string" office:string-value="SELECT 'c_nm (+l_nm,+cf_id): ', optimized_acodekeyl_isit(s.x, 5), TRUE AND (((s.x).code_key).code_id = 110) AND (((s.x).key_lng).code_id = 9001) AS ok_isit FROM (SELECT optimize_acodekeyl(make_acodekeyl(make_codekey_bystr('rus'), make_codekey_byid(100), make_codekey_bystr('код 101')), 5) AS x) AS s;">
            <text:p>SELECT 'c_nm (+l_nm,+cf_id): ', optimized_acodekeyl_isit(s.x, 5), TRUE AND (((s.x).code_key).code_id = 110) AND (((s.x).key_lng).code_id = 9001) AS ok_isit FROM (SELECT optimize_acodekeyl(make_acodekeyl(make_codekey_bystr('rus'), make_codekey_byid(100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3]" office:value-type="string" office:string-value="c_nm (+l_nm,+cf_nm)">
            <text:p>c_nm (+l_nm,+cf_nm)</text:p>
          </table:table-cell>
          <table:table-cell table:formula="of:=IF([.C123]=&quot;&quot;;&quot;&quot;;[.C123])">
            <text:p/>
          </table:table-cell>
          <table:table-cell table:formula="of:=IF([.D123]=&quot;&quot;;&quot;&quot;;[.D123])" office:value-type="string" office:string-value="rus">
            <text:p>rus</text:p>
          </table:table-cell>
          <table:table-cell table:formula="of:=IF([.E123]=&quot;&quot;;&quot;&quot;;[.E123])">
            <text:p/>
          </table:table-cell>
          <table:table-cell table:formula="of:=IF([.F123]=&quot;&quot;;&quot;&quot;;[.F123])" office:value-type="string" office:string-value="тестовый кодификатор">
            <text:p>тестовый кодификатор</text:p>
          </table:table-cell>
          <table:table-cell table:formula="of:=IF([.G123]=&quot;&quot;;&quot;&quot;;[.G123])">
            <text:p/>
          </table:table-cell>
          <table:table-cell table:formula="of:=IF([.H123]=&quot;&quot;;&quot;&quot;;[.H123])" office:value-type="string" office:string-value="код 101">
            <text:p>код 101</text:p>
          </table:table-cell>
          <table:table-cell table:formula="of:=IF([.B146]=&quot;cf_nm (+l_nm)&quot;;[.I146]+1;[.I146])" office:value-type="float" office:value="5">
            <text:p>5</text:p>
          </table:table-cell>
          <table:table-cell/>
          <table:table-cell table:formula="of:=&quot;SELECT '&quot; &amp; [.B147] &amp; &quot;: ', optimized_acodekeyl_isit(s.x, &quot; &amp; [.I147] &amp; &quot;), TRUE&quot; &amp; IF(MOD([.I147];2)=1;&quot; AND (((s.x).code_key).code_id = &quot; &amp; [.$G$8] &amp; &quot;)&quot;;&quot;&quot;) &amp; IF(MOD(TRUNC([.I147]/2);2)=1;&quot; AND (((s.x).codifier_key).code_id = &quot; &amp; [.$E$8] &amp; &quot;)&quot;;&quot;&quot;) &amp; IF(MOD(TRUNC([.I147]/4);2)=1;&quot; AND (((s.x).key_lng).code_id = &quot; &amp; [.$C$8] &amp; &quot;)&quot;;&quot;&quot;) &amp; &quot; AS ok_isit FROM (SELECT optimize_acodekeyl(make_acodekeyl(make_codekey&quot; &amp; IF([.C147]=&quot;&quot;;IF([.D147]=&quot;&quot;;&quot;_null()&quot;;&quot;_bystr('&quot; &amp; [.D147] &amp; &quot;')&quot;);&quot;_byid(&quot; &amp; [.C147] &amp; &quot;)&quot;) &amp; &quot;, make_codekey&quot; &amp; IF([.E147]=&quot;&quot;;IF([.F147]=&quot;&quot;;&quot;_null()&quot;;&quot;_bystr('&quot; &amp; [.F147] &amp; &quot;')&quot;);&quot;_byid(&quot; &amp; [.E147] &amp; &quot;)&quot;) &amp; &quot;, make_codekey&quot; &amp; IF([.G147]=&quot;&quot;;IF([.H147]=&quot;&quot;;&quot;_null()&quot;;&quot;_bystr('&quot; &amp; [.H147] &amp; &quot;')&quot;);&quot;_byid(&quot; &amp; [.G147] &amp; &quot;)&quot;) &amp; &quot;), &quot; &amp; [.I147] &amp; &quot;) AS x) AS s;&quot;" office:value-type="string" office:string-value="SELECT 'c_nm (+l_nm,+cf_nm): ', optimized_acodekeyl_isit(s.x, 5), TRUE AND (((s.x).code_key).code_id = 110) AND (((s.x).key_lng).code_id = 9001) AS ok_isit FROM (SELECT optimize_acodekeyl(make_acodekeyl(make_codekey_bystr('rus'), make_codekey_bystr('тестовый кодификатор'), make_codekey_bystr('код 101')), 5) AS x) AS s;">
            <text:p>SELECT 'c_nm (+l_nm,+cf_nm): ', optimized_acodekeyl_isit(s.x, 5), TRUE AND (((s.x).code_key).code_id = 110) AND (((s.x).key_lng).code_id = 9001) AS ok_isit FROM (SELECT optimize_acodekeyl(make_acodekeyl(make_codekey_bystr('rus'), make_codekey_bystr('тестовый кодификатор'), make_codekey_bystr('код 101'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4]" office:value-type="string" office:string-value="cf_id (-l)">
            <text:p>cf_id (-l)</text:p>
          </table:table-cell>
          <table:table-cell table:formula="of:=IF([.C124]=&quot;&quot;;&quot;&quot;;[.C124])">
            <text:p/>
          </table:table-cell>
          <table:table-cell table:formula="of:=IF([.D124]=&quot;&quot;;&quot;&quot;;[.D124])">
            <text:p/>
          </table:table-cell>
          <table:table-cell table:formula="of:=IF([.E124]=&quot;&quot;;&quot;&quot;;[.E124])" office:value-type="float" office:value="100">
            <text:p>100</text:p>
          </table:table-cell>
          <table:table-cell table:formula="of:=IF([.F124]=&quot;&quot;;&quot;&quot;;[.F124])">
            <text:p/>
          </table:table-cell>
          <table:table-cell table:formula="of:=IF([.G124]=&quot;&quot;;&quot;&quot;;[.G124])">
            <text:p/>
          </table:table-cell>
          <table:table-cell table:formula="of:=IF([.H124]=&quot;&quot;;&quot;&quot;;[.H124])">
            <text:p/>
          </table:table-cell>
          <table:table-cell table:formula="of:=IF([.B147]=&quot;cf_nm (+l_nm)&quot;;[.I147]+1;[.I147])" office:value-type="float" office:value="5">
            <text:p>5</text:p>
          </table:table-cell>
          <table:table-cell/>
          <table:table-cell table:formula="of:=&quot;SELECT '&quot; &amp; [.B148] &amp; &quot;: ', optimized_acodekeyl_isit(s.x, &quot; &amp; [.I148] &amp; &quot;), TRUE&quot; &amp; IF(MOD([.I148];2)=1;&quot; AND (((s.x).code_key).code_id = &quot; &amp; [.$G$8] &amp; &quot;)&quot;;&quot;&quot;) &amp; IF(MOD(TRUNC([.I148]/2);2)=1;&quot; AND (((s.x).codifier_key).code_id = &quot; &amp; [.$E$8] &amp; &quot;)&quot;;&quot;&quot;) &amp; IF(MOD(TRUNC([.I148]/4);2)=1;&quot; AND (((s.x).key_lng).code_id = &quot; &amp; [.$C$8] &amp; &quot;)&quot;;&quot;&quot;) &amp; &quot; AS ok_isit FROM (SELECT optimize_acodekeyl(make_acodekeyl(make_codekey&quot; &amp; IF([.C148]=&quot;&quot;;IF([.D148]=&quot;&quot;;&quot;_null()&quot;;&quot;_bystr('&quot; &amp; [.D148] &amp; &quot;')&quot;);&quot;_byid(&quot; &amp; [.C148] &amp; &quot;)&quot;) &amp; &quot;, make_codekey&quot; &amp; IF([.E148]=&quot;&quot;;IF([.F148]=&quot;&quot;;&quot;_null()&quot;;&quot;_bystr('&quot; &amp; [.F148] &amp; &quot;')&quot;);&quot;_byid(&quot; &amp; [.E148] &amp; &quot;)&quot;) &amp; &quot;, make_codekey&quot; &amp; IF([.G148]=&quot;&quot;;IF([.H148]=&quot;&quot;;&quot;_null()&quot;;&quot;_bystr('&quot; &amp; [.H148] &amp; &quot;')&quot;);&quot;_byid(&quot; &amp; [.G148] &amp; &quot;)&quot;) &amp; &quot;), &quot; &amp; [.I148] &amp; &quot;) AS x) AS s;&quot;" office:value-type="string" office:string-value="SELECT 'cf_id (-l): ', optimized_acodekeyl_isit(s.x, 5), TRUE AND (((s.x).code_key).code_id = 110) AND (((s.x).key_lng).code_id = 9001) AS ok_isit FROM (SELECT optimize_acodekeyl(make_acodekeyl(make_codekey_null(), make_codekey_byid(100), make_codekey_null()), 5) AS x) AS s;">
            <text:p>SELECT 'cf_id (-l): ', optimized_acodekeyl_isit(s.x, 5), TRUE AND (((s.x).code_key).code_id = 110) AND (((s.x).key_lng).code_id = 9001) AS ok_isit FROM (SELECT optimize_acodekeyl(make_acodekeyl(make_codekey_null(), make_codekey_byid(100), make_codekey_null(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5]" office:value-type="string" office:string-value="cf_id (+l_id)">
            <text:p>cf_id (+l_id)</text:p>
          </table:table-cell>
          <table:table-cell table:formula="of:=IF([.C125]=&quot;&quot;;&quot;&quot;;[.C125])" office:value-type="float" office:value="9001">
            <text:p>9001</text:p>
          </table:table-cell>
          <table:table-cell table:formula="of:=IF([.D125]=&quot;&quot;;&quot;&quot;;[.D125])">
            <text:p/>
          </table:table-cell>
          <table:table-cell table:formula="of:=IF([.E125]=&quot;&quot;;&quot;&quot;;[.E125])" office:value-type="float" office:value="100">
            <text:p>100</text:p>
          </table:table-cell>
          <table:table-cell table:formula="of:=IF([.F125]=&quot;&quot;;&quot;&quot;;[.F125])">
            <text:p/>
          </table:table-cell>
          <table:table-cell table:formula="of:=IF([.G125]=&quot;&quot;;&quot;&quot;;[.G125])">
            <text:p/>
          </table:table-cell>
          <table:table-cell table:formula="of:=IF([.H125]=&quot;&quot;;&quot;&quot;;[.H125])">
            <text:p/>
          </table:table-cell>
          <table:table-cell table:formula="of:=IF([.B148]=&quot;cf_nm (+l_nm)&quot;;[.I148]+1;[.I148])" office:value-type="float" office:value="5">
            <text:p>5</text:p>
          </table:table-cell>
          <table:table-cell/>
          <table:table-cell table:formula="of:=&quot;SELECT '&quot; &amp; [.B149] &amp; &quot;: ', optimized_acodekeyl_isit(s.x, &quot; &amp; [.I149] &amp; &quot;), TRUE&quot; &amp; IF(MOD([.I149];2)=1;&quot; AND (((s.x).code_key).code_id = &quot; &amp; [.$G$8] &amp; &quot;)&quot;;&quot;&quot;) &amp; IF(MOD(TRUNC([.I149]/2);2)=1;&quot; AND (((s.x).codifier_key).code_id = &quot; &amp; [.$E$8] &amp; &quot;)&quot;;&quot;&quot;) &amp; IF(MOD(TRUNC([.I149]/4);2)=1;&quot; AND (((s.x).key_lng).code_id = &quot; &amp; [.$C$8] &amp; &quot;)&quot;;&quot;&quot;) &amp; &quot; AS ok_isit FROM (SELECT optimize_acodekeyl(make_acodekeyl(make_codekey&quot; &amp; IF([.C149]=&quot;&quot;;IF([.D149]=&quot;&quot;;&quot;_null()&quot;;&quot;_bystr('&quot; &amp; [.D149] &amp; &quot;')&quot;);&quot;_byid(&quot; &amp; [.C149] &amp; &quot;)&quot;) &amp; &quot;, make_codekey&quot; &amp; IF([.E149]=&quot;&quot;;IF([.F149]=&quot;&quot;;&quot;_null()&quot;;&quot;_bystr('&quot; &amp; [.F149] &amp; &quot;')&quot;);&quot;_byid(&quot; &amp; [.E149] &amp; &quot;)&quot;) &amp; &quot;, make_codekey&quot; &amp; IF([.G149]=&quot;&quot;;IF([.H149]=&quot;&quot;;&quot;_null()&quot;;&quot;_bystr('&quot; &amp; [.H149] &amp; &quot;')&quot;);&quot;_byid(&quot; &amp; [.G149] &amp; &quot;)&quot;) &amp; &quot;), &quot; &amp; [.I149] &amp; &quot;) AS x) AS s;&quot;" office:value-type="string" office:string-value="SELECT 'cf_id (+l_id): ', optimized_acodekeyl_isit(s.x, 5), TRUE AND (((s.x).code_key).code_id = 110) AND (((s.x).key_lng).code_id = 9001) AS ok_isit FROM (SELECT optimize_acodekeyl(make_acodekeyl(make_codekey_byid(9001), make_codekey_byid(100), make_codekey_null()), 5) AS x) AS s;">
            <text:p>SELECT 'cf_id (+l_id): ', optimized_acodekeyl_isit(s.x, 5), TRUE AND (((s.x).code_key).code_id = 110) AND (((s.x).key_lng).code_id = 9001) AS ok_isit FROM (SELECT optimize_acodekeyl(make_acodekeyl(make_codekey_byid(9001), make_codekey_byid(100), make_codekey_null(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6]" office:value-type="string" office:string-value="cf_id (+l_nm)">
            <text:p>cf_id (+l_nm)</text:p>
          </table:table-cell>
          <table:table-cell table:formula="of:=IF([.C126]=&quot;&quot;;&quot;&quot;;[.C126])">
            <text:p/>
          </table:table-cell>
          <table:table-cell table:formula="of:=IF([.D126]=&quot;&quot;;&quot;&quot;;[.D126])" office:value-type="string" office:string-value="rus">
            <text:p>rus</text:p>
          </table:table-cell>
          <table:table-cell table:formula="of:=IF([.E126]=&quot;&quot;;&quot;&quot;;[.E126])" office:value-type="float" office:value="100">
            <text:p>100</text:p>
          </table:table-cell>
          <table:table-cell table:formula="of:=IF([.F126]=&quot;&quot;;&quot;&quot;;[.F126])">
            <text:p/>
          </table:table-cell>
          <table:table-cell table:formula="of:=IF([.G126]=&quot;&quot;;&quot;&quot;;[.G126])">
            <text:p/>
          </table:table-cell>
          <table:table-cell table:formula="of:=IF([.H126]=&quot;&quot;;&quot;&quot;;[.H126])">
            <text:p/>
          </table:table-cell>
          <table:table-cell table:formula="of:=IF([.B149]=&quot;cf_nm (+l_nm)&quot;;[.I149]+1;[.I149])" office:value-type="float" office:value="5">
            <text:p>5</text:p>
          </table:table-cell>
          <table:table-cell/>
          <table:table-cell table:formula="of:=&quot;SELECT '&quot; &amp; [.B150] &amp; &quot;: ', optimized_acodekeyl_isit(s.x, &quot; &amp; [.I150] &amp; &quot;), TRUE&quot; &amp; IF(MOD([.I150];2)=1;&quot; AND (((s.x).code_key).code_id = &quot; &amp; [.$G$8] &amp; &quot;)&quot;;&quot;&quot;) &amp; IF(MOD(TRUNC([.I150]/2);2)=1;&quot; AND (((s.x).codifier_key).code_id = &quot; &amp; [.$E$8] &amp; &quot;)&quot;;&quot;&quot;) &amp; IF(MOD(TRUNC([.I150]/4);2)=1;&quot; AND (((s.x).key_lng).code_id = &quot; &amp; [.$C$8] &amp; &quot;)&quot;;&quot;&quot;) &amp; &quot; AS ok_isit FROM (SELECT optimize_acodekeyl(make_acodekeyl(make_codekey&quot; &amp; IF([.C150]=&quot;&quot;;IF([.D150]=&quot;&quot;;&quot;_null()&quot;;&quot;_bystr('&quot; &amp; [.D150] &amp; &quot;')&quot;);&quot;_byid(&quot; &amp; [.C150] &amp; &quot;)&quot;) &amp; &quot;, make_codekey&quot; &amp; IF([.E150]=&quot;&quot;;IF([.F150]=&quot;&quot;;&quot;_null()&quot;;&quot;_bystr('&quot; &amp; [.F150] &amp; &quot;')&quot;);&quot;_byid(&quot; &amp; [.E150] &amp; &quot;)&quot;) &amp; &quot;, make_codekey&quot; &amp; IF([.G150]=&quot;&quot;;IF([.H150]=&quot;&quot;;&quot;_null()&quot;;&quot;_bystr('&quot; &amp; [.H150] &amp; &quot;')&quot;);&quot;_byid(&quot; &amp; [.G150] &amp; &quot;)&quot;) &amp; &quot;), &quot; &amp; [.I150] &amp; &quot;) AS x) AS s;&quot;" office:value-type="string" office:string-value="SELECT 'cf_id (+l_nm): ', optimized_acodekeyl_isit(s.x, 5), TRUE AND (((s.x).code_key).code_id = 110) AND (((s.x).key_lng).code_id = 9001) AS ok_isit FROM (SELECT optimize_acodekeyl(make_acodekeyl(make_codekey_bystr('rus'), make_codekey_byid(100), make_codekey_null()), 5) AS x) AS s;">
            <text:p>SELECT 'cf_id (+l_nm): ', optimized_acodekeyl_isit(s.x, 5), TRUE AND (((s.x).code_key).code_id = 110) AND (((s.x).key_lng).code_id = 9001) AS ok_isit FROM (SELECT optimize_acodekeyl(make_acodekeyl(make_codekey_bystr('rus'), make_codekey_byid(100), make_codekey_null(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7]" office:value-type="string" office:string-value="cf_nm (-l)">
            <text:p>cf_nm (-l)</text:p>
          </table:table-cell>
          <table:table-cell table:formula="of:=IF([.C127]=&quot;&quot;;&quot;&quot;;[.C127])">
            <text:p/>
          </table:table-cell>
          <table:table-cell table:formula="of:=IF([.D127]=&quot;&quot;;&quot;&quot;;[.D127])">
            <text:p/>
          </table:table-cell>
          <table:table-cell table:formula="of:=IF([.E127]=&quot;&quot;;&quot;&quot;;[.E127])">
            <text:p/>
          </table:table-cell>
          <table:table-cell table:formula="of:=IF([.F127]=&quot;&quot;;&quot;&quot;;[.F127])" office:value-type="string" office:string-value="test codifier">
            <text:p>test codifier</text:p>
          </table:table-cell>
          <table:table-cell table:formula="of:=IF([.G127]=&quot;&quot;;&quot;&quot;;[.G127])">
            <text:p/>
          </table:table-cell>
          <table:table-cell table:formula="of:=IF([.H127]=&quot;&quot;;&quot;&quot;;[.H127])">
            <text:p/>
          </table:table-cell>
          <table:table-cell table:formula="of:=IF([.B150]=&quot;cf_nm (+l_nm)&quot;;[.I150]+1;[.I150])" office:value-type="float" office:value="5">
            <text:p>5</text:p>
          </table:table-cell>
          <table:table-cell/>
          <table:table-cell table:formula="of:=&quot;SELECT '&quot; &amp; [.B151] &amp; &quot;: ', optimized_acodekeyl_isit(s.x, &quot; &amp; [.I151] &amp; &quot;), TRUE&quot; &amp; IF(MOD([.I151];2)=1;&quot; AND (((s.x).code_key).code_id = &quot; &amp; [.$G$8] &amp; &quot;)&quot;;&quot;&quot;) &amp; IF(MOD(TRUNC([.I151]/2);2)=1;&quot; AND (((s.x).codifier_key).code_id = &quot; &amp; [.$E$8] &amp; &quot;)&quot;;&quot;&quot;) &amp; IF(MOD(TRUNC([.I151]/4);2)=1;&quot; AND (((s.x).key_lng).code_id = &quot; &amp; [.$C$8] &amp; &quot;)&quot;;&quot;&quot;) &amp; &quot; AS ok_isit FROM (SELECT optimize_acodekeyl(make_acodekeyl(make_codekey&quot; &amp; IF([.C151]=&quot;&quot;;IF([.D151]=&quot;&quot;;&quot;_null()&quot;;&quot;_bystr('&quot; &amp; [.D151] &amp; &quot;')&quot;);&quot;_byid(&quot; &amp; [.C151] &amp; &quot;)&quot;) &amp; &quot;, make_codekey&quot; &amp; IF([.E151]=&quot;&quot;;IF([.F151]=&quot;&quot;;&quot;_null()&quot;;&quot;_bystr('&quot; &amp; [.F151] &amp; &quot;')&quot;);&quot;_byid(&quot; &amp; [.E151] &amp; &quot;)&quot;) &amp; &quot;, make_codekey&quot; &amp; IF([.G151]=&quot;&quot;;IF([.H151]=&quot;&quot;;&quot;_null()&quot;;&quot;_bystr('&quot; &amp; [.H151] &amp; &quot;')&quot;);&quot;_byid(&quot; &amp; [.G151] &amp; &quot;)&quot;) &amp; &quot;), &quot; &amp; [.I151] &amp; &quot;) AS x) AS s;&quot;" office:value-type="string" office:string-value="SELECT 'cf_nm (-l): ', optimized_acodekeyl_isit(s.x, 5), TRUE AND (((s.x).code_key).code_id = 110) AND (((s.x).key_lng).code_id = 9001) AS ok_isit FROM (SELECT optimize_acodekeyl(make_acodekeyl(make_codekey_null(), make_codekey_bystr('test codifier'), make_codekey_null()), 5) AS x) AS s;">
            <text:p>SELECT 'cf_nm (-l): ', optimized_acodekeyl_isit(s.x, 5), TRUE AND (((s.x).code_key).code_id = 110) AND (((s.x).key_lng).code_id = 9001) AS ok_isit FROM (SELECT optimize_acodekeyl(make_acodekeyl(make_codekey_null(), make_codekey_bystr('test codifier'), make_codekey_null()), 5) AS x) AS s;</text:p>
          </table:table-cell>
          <table:table-cell table:number-columns-repeated="1013"/>
        </table:table-row>
        <table:table-row table:style-name="ro1">
          <table:table-cell/>
          <table:table-cell table:formula="of:=[.B128]" office:value-type="string" office:string-value="cf_nm (+l_id)">
            <text:p>cf_nm (+l_id)</text:p>
          </table:table-cell>
          <table:table-cell table:formula="of:=IF([.C128]=&quot;&quot;;&quot;&quot;;[.C128])" office:value-type="float" office:value="9001">
            <text:p>9001</text:p>
          </table:table-cell>
          <table:table-cell table:formula="of:=IF([.D128]=&quot;&quot;;&quot;&quot;;[.D128])">
            <text:p/>
          </table:table-cell>
          <table:table-cell table:formula="of:=IF([.E128]=&quot;&quot;;&quot;&quot;;[.E128])">
            <text:p/>
          </table:table-cell>
          <table:table-cell table:formula="of:=IF([.F128]=&quot;&quot;;&quot;&quot;;[.F128])" office:value-type="string" office:string-value="тестовый кодификатор">
            <text:p>тестовый кодификатор</text:p>
          </table:table-cell>
          <table:table-cell table:formula="of:=IF([.G128]=&quot;&quot;;&quot;&quot;;[.G128])">
            <text:p/>
          </table:table-cell>
          <table:table-cell table:formula="of:=IF([.H128]=&quot;&quot;;&quot;&quot;;[.H128])">
            <text:p/>
          </table:table-cell>
          <table:table-cell table:formula="of:=IF([.B151]=&quot;cf_nm (+l_nm)&quot;;[.I151]+1;[.I151])" office:value-type="float" office:value="5">
            <text:p>5</text:p>
          </table:table-cell>
          <table:table-cell/>
          <table:table-cell table:formula="of:=&quot;SELECT '&quot; &amp; [.B152] &amp; &quot;: ', optimized_acodekeyl_isit(s.x, &quot; &amp; [.I152] &amp; &quot;), TRUE&quot; &amp; IF(MOD([.I152];2)=1;&quot; AND (((s.x).code_key).code_id = &quot; &amp; [.$G$8] &amp; &quot;)&quot;;&quot;&quot;) &amp; IF(MOD(TRUNC([.I152]/2);2)=1;&quot; AND (((s.x).codifier_key).code_id = &quot; &amp; [.$E$8] &amp; &quot;)&quot;;&quot;&quot;) &amp; IF(MOD(TRUNC([.I152]/4);2)=1;&quot; AND (((s.x).key_lng).code_id = &quot; &amp; [.$C$8] &amp; &quot;)&quot;;&quot;&quot;) &amp; &quot; AS ok_isit FROM (SELECT optimize_acodekeyl(make_acodekeyl(make_codekey&quot; &amp; IF([.C152]=&quot;&quot;;IF([.D152]=&quot;&quot;;&quot;_null()&quot;;&quot;_bystr('&quot; &amp; [.D152] &amp; &quot;')&quot;);&quot;_byid(&quot; &amp; [.C152] &amp; &quot;)&quot;) &amp; &quot;, make_codekey&quot; &amp; IF([.E152]=&quot;&quot;;IF([.F152]=&quot;&quot;;&quot;_null()&quot;;&quot;_bystr('&quot; &amp; [.F152] &amp; &quot;')&quot;);&quot;_byid(&quot; &amp; [.E152] &amp; &quot;)&quot;) &amp; &quot;, make_codekey&quot; &amp; IF([.G152]=&quot;&quot;;IF([.H152]=&quot;&quot;;&quot;_null()&quot;;&quot;_bystr('&quot; &amp; [.H152] &amp; &quot;')&quot;);&quot;_byid(&quot; &amp; [.G152] &amp; &quot;)&quot;) &amp; &quot;), &quot; &amp; [.I152] &amp; &quot;) AS x) AS s;&quot;" office:value-type="string" office:string-value="SELECT 'cf_nm (+l_id): ', optimized_acodekeyl_isit(s.x, 5), TRUE AND (((s.x).code_key).code_id = 110) AND (((s.x).key_lng).code_id = 9001) AS ok_isit FROM (SELECT optimize_acodekeyl(make_acodekeyl(make_codekey_byid(9001), make_codekey_bystr('тестовый кодификатор'), make_codekey_null()), 5) AS x) AS s;">
            <text:p>SELECT 'cf_nm (+l_id): ', optimized_acodekeyl_isit(s.x, 5), TRUE AND (((s.x).code_key).code_id = 110) AND (((s.x).key_lng).code_id = 9001) AS ok_isit FROM (SELECT optimize_acodekeyl(make_acodekeyl(make_codekey_byid(9001), make_codekey_bystr('тестовый кодификатор'), make_codekey_null()), 5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29]" office:value-type="string" office:string-value="cf_nm (+l_nm)">
            <text:p>cf_nm (+l_nm)</text:p>
          </table:table-cell>
          <table:table-cell table:style-name="ce2" table:formula="of:=IF([.C129]=&quot;&quot;;&quot;&quot;;[.C129])">
            <text:p/>
          </table:table-cell>
          <table:table-cell table:style-name="ce2" table:formula="of:=IF([.D129]=&quot;&quot;;&quot;&quot;;[.D129])" office:value-type="string" office:string-value="rus">
            <text:p>rus</text:p>
          </table:table-cell>
          <table:table-cell table:style-name="ce2" table:formula="of:=IF([.E129]=&quot;&quot;;&quot;&quot;;[.E129])">
            <text:p/>
          </table:table-cell>
          <table:table-cell table:style-name="ce2" table:formula="of:=IF([.F129]=&quot;&quot;;&quot;&quot;;[.F129])" office:value-type="string" office:string-value="тестовый кодификатор">
            <text:p>тестовый кодификатор</text:p>
          </table:table-cell>
          <table:table-cell table:style-name="ce2" table:formula="of:=IF([.G129]=&quot;&quot;;&quot;&quot;;[.G129])">
            <text:p/>
          </table:table-cell>
          <table:table-cell table:style-name="ce2" table:formula="of:=IF([.H129]=&quot;&quot;;&quot;&quot;;[.H129])">
            <text:p/>
          </table:table-cell>
          <table:table-cell table:style-name="ce2" table:formula="of:=IF([.B152]=&quot;cf_nm (+l_nm)&quot;;[.I152]+1;[.I152])" office:value-type="float" office:value="5">
            <text:p>5</text:p>
          </table:table-cell>
          <table:table-cell table:style-name="ce8"/>
          <table:table-cell table:formula="of:=&quot;SELECT '&quot; &amp; [.B153] &amp; &quot;: ', optimized_acodekeyl_isit(s.x, &quot; &amp; [.I153] &amp; &quot;), TRUE&quot; &amp; IF(MOD([.I153];2)=1;&quot; AND (((s.x).code_key).code_id = &quot; &amp; [.$G$8] &amp; &quot;)&quot;;&quot;&quot;) &amp; IF(MOD(TRUNC([.I153]/2);2)=1;&quot; AND (((s.x).codifier_key).code_id = &quot; &amp; [.$E$8] &amp; &quot;)&quot;;&quot;&quot;) &amp; IF(MOD(TRUNC([.I153]/4);2)=1;&quot; AND (((s.x).key_lng).code_id = &quot; &amp; [.$C$8] &amp; &quot;)&quot;;&quot;&quot;) &amp; &quot; AS ok_isit FROM (SELECT optimize_acodekeyl(make_acodekeyl(make_codekey&quot; &amp; IF([.C153]=&quot;&quot;;IF([.D153]=&quot;&quot;;&quot;_null()&quot;;&quot;_bystr('&quot; &amp; [.D153] &amp; &quot;')&quot;);&quot;_byid(&quot; &amp; [.C153] &amp; &quot;)&quot;) &amp; &quot;, make_codekey&quot; &amp; IF([.E153]=&quot;&quot;;IF([.F153]=&quot;&quot;;&quot;_null()&quot;;&quot;_bystr('&quot; &amp; [.F153] &amp; &quot;')&quot;);&quot;_byid(&quot; &amp; [.E153] &amp; &quot;)&quot;) &amp; &quot;, make_codekey&quot; &amp; IF([.G153]=&quot;&quot;;IF([.H153]=&quot;&quot;;&quot;_null()&quot;;&quot;_bystr('&quot; &amp; [.H153] &amp; &quot;')&quot;);&quot;_byid(&quot; &amp; [.G153] &amp; &quot;)&quot;) &amp; &quot;), &quot; &amp; [.I153] &amp; &quot;) AS x) AS s;&quot;" office:value-type="string" office:string-value="SELECT 'cf_nm (+l_nm): ', optimized_acodekeyl_isit(s.x, 5), TRUE AND (((s.x).code_key).code_id = 110) AND (((s.x).key_lng).code_id = 9001) AS ok_isit FROM (SELECT optimize_acodekeyl(make_acodekeyl(make_codekey_bystr('rus'), make_codekey_bystr('тестовый кодификатор'), make_codekey_null()), 5) AS x) AS s;">
            <text:p>SELECT 'cf_nm (+l_nm): ', optimized_acodekeyl_isit(s.x, 5), TRUE AND (((s.x).code_key).code_id = 110) AND (((s.x).key_lng).code_id = 9001) AS ok_isit FROM (SELECT optimize_acodekeyl(make_acodekeyl(make_codekey_bystr('rus'), make_codekey_bystr('тестовый кодификатор'), make_codekey_null()), 5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130]" office:value-type="string" office:string-value="c_id (-l,-cf)">
            <text:p>c_id (-l,-cf)</text:p>
          </table:table-cell>
          <table:table-cell table:formula="of:=IF([.C130]=&quot;&quot;;&quot;&quot;;[.C130])">
            <text:p/>
          </table:table-cell>
          <table:table-cell table:formula="of:=IF([.D130]=&quot;&quot;;&quot;&quot;;[.D130])">
            <text:p/>
          </table:table-cell>
          <table:table-cell table:formula="of:=IF([.E130]=&quot;&quot;;&quot;&quot;;[.E130])">
            <text:p/>
          </table:table-cell>
          <table:table-cell table:formula="of:=IF([.F130]=&quot;&quot;;&quot;&quot;;[.F130])">
            <text:p/>
          </table:table-cell>
          <table:table-cell table:formula="of:=IF([.G130]=&quot;&quot;;&quot;&quot;;[.G130])" office:value-type="float" office:value="110">
            <text:p>110</text:p>
          </table:table-cell>
          <table:table-cell table:formula="of:=IF([.H130]=&quot;&quot;;&quot;&quot;;[.H130])">
            <text:p/>
          </table:table-cell>
          <table:table-cell table:formula="of:=IF([.B153]=&quot;cf_nm (+l_nm)&quot;;[.I153]+1;[.I153])" office:value-type="float" office:value="6">
            <text:p>6</text:p>
          </table:table-cell>
          <table:table-cell/>
          <table:table-cell table:formula="of:=&quot;SELECT '&quot; &amp; [.B154] &amp; &quot;: ', optimized_acodekeyl_isit(s.x, &quot; &amp; [.I154] &amp; &quot;), TRUE&quot; &amp; IF(MOD([.I154];2)=1;&quot; AND (((s.x).code_key).code_id = &quot; &amp; [.$G$8] &amp; &quot;)&quot;;&quot;&quot;) &amp; IF(MOD(TRUNC([.I154]/2);2)=1;&quot; AND (((s.x).codifier_key).code_id = &quot; &amp; [.$E$8] &amp; &quot;)&quot;;&quot;&quot;) &amp; IF(MOD(TRUNC([.I154]/4);2)=1;&quot; AND (((s.x).key_lng).code_id = &quot; &amp; [.$C$8] &amp; &quot;)&quot;;&quot;&quot;) &amp; &quot; AS ok_isit FROM (SELECT optimize_acodekeyl(make_acodekeyl(make_codekey&quot; &amp; IF([.C154]=&quot;&quot;;IF([.D154]=&quot;&quot;;&quot;_null()&quot;;&quot;_bystr('&quot; &amp; [.D154] &amp; &quot;')&quot;);&quot;_byid(&quot; &amp; [.C154] &amp; &quot;)&quot;) &amp; &quot;, make_codekey&quot; &amp; IF([.E154]=&quot;&quot;;IF([.F154]=&quot;&quot;;&quot;_null()&quot;;&quot;_bystr('&quot; &amp; [.F154] &amp; &quot;')&quot;);&quot;_byid(&quot; &amp; [.E154] &amp; &quot;)&quot;) &amp; &quot;, make_codekey&quot; &amp; IF([.G154]=&quot;&quot;;IF([.H154]=&quot;&quot;;&quot;_null()&quot;;&quot;_bystr('&quot; &amp; [.H154] &amp; &quot;')&quot;);&quot;_byid(&quot; &amp; [.G154] &amp; &quot;)&quot;) &amp; &quot;), &quot; &amp; [.I154] &amp; &quot;) AS x) AS s;&quot;" office:value-type="string" office:string-value="SELECT 'c_id (-l,-cf): ', optimized_acodekeyl_isit(s.x, 6), TRUE AND (((s.x).codifier_key).code_id = 100) AND (((s.x).key_lng).code_id = 9001) AS ok_isit FROM (SELECT optimize_acodekeyl(make_acodekeyl(make_codekey_null(), make_codekey_null(), make_codekey_byid(110)), 6) AS x) AS s;">
            <text:p>SELECT 'c_id (-l,-cf): ', optimized_acodekeyl_isit(s.x, 6), TRUE AND (((s.x).codifier_key).code_id = 100) AND (((s.x).key_lng).code_id = 9001) AS ok_isit FROM (SELECT optimize_acodekeyl(make_acodekeyl(make_codekey_null(), make_codekey_null(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1]" office:value-type="string" office:string-value="c_id (-l,+cf_id)">
            <text:p>c_id (-l,+cf_id)</text:p>
          </table:table-cell>
          <table:table-cell table:formula="of:=IF([.C131]=&quot;&quot;;&quot;&quot;;[.C131])">
            <text:p/>
          </table:table-cell>
          <table:table-cell table:formula="of:=IF([.D131]=&quot;&quot;;&quot;&quot;;[.D131])">
            <text:p/>
          </table:table-cell>
          <table:table-cell table:formula="of:=IF([.E131]=&quot;&quot;;&quot;&quot;;[.E131])" office:value-type="float" office:value="100">
            <text:p>100</text:p>
          </table:table-cell>
          <table:table-cell table:formula="of:=IF([.F131]=&quot;&quot;;&quot;&quot;;[.F131])">
            <text:p/>
          </table:table-cell>
          <table:table-cell table:formula="of:=IF([.G131]=&quot;&quot;;&quot;&quot;;[.G131])" office:value-type="float" office:value="110">
            <text:p>110</text:p>
          </table:table-cell>
          <table:table-cell table:formula="of:=IF([.H131]=&quot;&quot;;&quot;&quot;;[.H131])">
            <text:p/>
          </table:table-cell>
          <table:table-cell table:formula="of:=IF([.B154]=&quot;cf_nm (+l_nm)&quot;;[.I154]+1;[.I154])" office:value-type="float" office:value="6">
            <text:p>6</text:p>
          </table:table-cell>
          <table:table-cell/>
          <table:table-cell table:formula="of:=&quot;SELECT '&quot; &amp; [.B155] &amp; &quot;: ', optimized_acodekeyl_isit(s.x, &quot; &amp; [.I155] &amp; &quot;), TRUE&quot; &amp; IF(MOD([.I155];2)=1;&quot; AND (((s.x).code_key).code_id = &quot; &amp; [.$G$8] &amp; &quot;)&quot;;&quot;&quot;) &amp; IF(MOD(TRUNC([.I155]/2);2)=1;&quot; AND (((s.x).codifier_key).code_id = &quot; &amp; [.$E$8] &amp; &quot;)&quot;;&quot;&quot;) &amp; IF(MOD(TRUNC([.I155]/4);2)=1;&quot; AND (((s.x).key_lng).code_id = &quot; &amp; [.$C$8] &amp; &quot;)&quot;;&quot;&quot;) &amp; &quot; AS ok_isit FROM (SELECT optimize_acodekeyl(make_acodekeyl(make_codekey&quot; &amp; IF([.C155]=&quot;&quot;;IF([.D155]=&quot;&quot;;&quot;_null()&quot;;&quot;_bystr('&quot; &amp; [.D155] &amp; &quot;')&quot;);&quot;_byid(&quot; &amp; [.C155] &amp; &quot;)&quot;) &amp; &quot;, make_codekey&quot; &amp; IF([.E155]=&quot;&quot;;IF([.F155]=&quot;&quot;;&quot;_null()&quot;;&quot;_bystr('&quot; &amp; [.F155] &amp; &quot;')&quot;);&quot;_byid(&quot; &amp; [.E155] &amp; &quot;)&quot;) &amp; &quot;, make_codekey&quot; &amp; IF([.G155]=&quot;&quot;;IF([.H155]=&quot;&quot;;&quot;_null()&quot;;&quot;_bystr('&quot; &amp; [.H155] &amp; &quot;')&quot;);&quot;_byid(&quot; &amp; [.G155] &amp; &quot;)&quot;) &amp; &quot;), &quot; &amp; [.I155] &amp; &quot;) AS x) AS s;&quot;" office:value-type="string" office:string-value="SELECT 'c_id (-l,+cf_id): ', optimized_acodekeyl_isit(s.x, 6), TRUE AND (((s.x).codifier_key).code_id = 100) AND (((s.x).key_lng).code_id = 9001) AS ok_isit FROM (SELECT optimize_acodekeyl(make_acodekeyl(make_codekey_null(), make_codekey_byid(100), make_codekey_byid(110)), 6) AS x) AS s;">
            <text:p>SELECT 'c_id (-l,+cf_id): ', optimized_acodekeyl_isit(s.x, 6), TRUE AND (((s.x).codifier_key).code_id = 100) AND (((s.x).key_lng).code_id = 9001) AS ok_isit FROM (SELECT optimize_acodekeyl(make_acodekeyl(make_codekey_null(), make_codekey_byid(100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2]" office:value-type="string" office:string-value="c_id (-l,+cf_nm)">
            <text:p>c_id (-l,+cf_nm)</text:p>
          </table:table-cell>
          <table:table-cell table:formula="of:=IF([.C132]=&quot;&quot;;&quot;&quot;;[.C132])">
            <text:p/>
          </table:table-cell>
          <table:table-cell table:formula="of:=IF([.D132]=&quot;&quot;;&quot;&quot;;[.D132])">
            <text:p/>
          </table:table-cell>
          <table:table-cell table:formula="of:=IF([.E132]=&quot;&quot;;&quot;&quot;;[.E132])">
            <text:p/>
          </table:table-cell>
          <table:table-cell table:formula="of:=IF([.F132]=&quot;&quot;;&quot;&quot;;[.F132])" office:value-type="string" office:string-value="test codifier">
            <text:p>test codifier</text:p>
          </table:table-cell>
          <table:table-cell table:formula="of:=IF([.G132]=&quot;&quot;;&quot;&quot;;[.G132])" office:value-type="float" office:value="110">
            <text:p>110</text:p>
          </table:table-cell>
          <table:table-cell table:formula="of:=IF([.H132]=&quot;&quot;;&quot;&quot;;[.H132])">
            <text:p/>
          </table:table-cell>
          <table:table-cell table:formula="of:=IF([.B155]=&quot;cf_nm (+l_nm)&quot;;[.I155]+1;[.I155])" office:value-type="float" office:value="6">
            <text:p>6</text:p>
          </table:table-cell>
          <table:table-cell/>
          <table:table-cell table:formula="of:=&quot;SELECT '&quot; &amp; [.B156] &amp; &quot;: ', optimized_acodekeyl_isit(s.x, &quot; &amp; [.I156] &amp; &quot;), TRUE&quot; &amp; IF(MOD([.I156];2)=1;&quot; AND (((s.x).code_key).code_id = &quot; &amp; [.$G$8] &amp; &quot;)&quot;;&quot;&quot;) &amp; IF(MOD(TRUNC([.I156]/2);2)=1;&quot; AND (((s.x).codifier_key).code_id = &quot; &amp; [.$E$8] &amp; &quot;)&quot;;&quot;&quot;) &amp; IF(MOD(TRUNC([.I156]/4);2)=1;&quot; AND (((s.x).key_lng).code_id = &quot; &amp; [.$C$8] &amp; &quot;)&quot;;&quot;&quot;) &amp; &quot; AS ok_isit FROM (SELECT optimize_acodekeyl(make_acodekeyl(make_codekey&quot; &amp; IF([.C156]=&quot;&quot;;IF([.D156]=&quot;&quot;;&quot;_null()&quot;;&quot;_bystr('&quot; &amp; [.D156] &amp; &quot;')&quot;);&quot;_byid(&quot; &amp; [.C156] &amp; &quot;)&quot;) &amp; &quot;, make_codekey&quot; &amp; IF([.E156]=&quot;&quot;;IF([.F156]=&quot;&quot;;&quot;_null()&quot;;&quot;_bystr('&quot; &amp; [.F156] &amp; &quot;')&quot;);&quot;_byid(&quot; &amp; [.E156] &amp; &quot;)&quot;) &amp; &quot;, make_codekey&quot; &amp; IF([.G156]=&quot;&quot;;IF([.H156]=&quot;&quot;;&quot;_null()&quot;;&quot;_bystr('&quot; &amp; [.H156] &amp; &quot;')&quot;);&quot;_byid(&quot; &amp; [.G156] &amp; &quot;)&quot;) &amp; &quot;), &quot; &amp; [.I156] &amp; &quot;) AS x) AS s;&quot;" office:value-type="string" office:string-value="SELECT 'c_id (-l,+cf_nm): ', optimized_acodekeyl_isit(s.x, 6), TRUE AND (((s.x).codifier_key).code_id = 100) AND (((s.x).key_lng).code_id = 9001) AS ok_isit FROM (SELECT optimize_acodekeyl(make_acodekeyl(make_codekey_null(), make_codekey_bystr('test codifier'), make_codekey_byid(110)), 6) AS x) AS s;">
            <text:p>SELECT 'c_id (-l,+cf_nm): ', optimized_acodekeyl_isit(s.x, 6), TRUE AND (((s.x).codifier_key).code_id = 100) AND (((s.x).key_lng).code_id = 9001) AS ok_isit FROM (SELECT optimize_acodekeyl(make_acodekeyl(make_codekey_null(), make_codekey_bystr('test codifier'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3]" office:value-type="string" office:string-value="c_id (+l_id,-cf)">
            <text:p>c_id (+l_id,-cf)</text:p>
          </table:table-cell>
          <table:table-cell table:formula="of:=IF([.C133]=&quot;&quot;;&quot;&quot;;[.C133])" office:value-type="float" office:value="9001">
            <text:p>9001</text:p>
          </table:table-cell>
          <table:table-cell table:formula="of:=IF([.D133]=&quot;&quot;;&quot;&quot;;[.D133])">
            <text:p/>
          </table:table-cell>
          <table:table-cell table:formula="of:=IF([.E133]=&quot;&quot;;&quot;&quot;;[.E133])">
            <text:p/>
          </table:table-cell>
          <table:table-cell table:formula="of:=IF([.F133]=&quot;&quot;;&quot;&quot;;[.F133])">
            <text:p/>
          </table:table-cell>
          <table:table-cell table:formula="of:=IF([.G133]=&quot;&quot;;&quot;&quot;;[.G133])" office:value-type="float" office:value="110">
            <text:p>110</text:p>
          </table:table-cell>
          <table:table-cell table:formula="of:=IF([.H133]=&quot;&quot;;&quot;&quot;;[.H133])">
            <text:p/>
          </table:table-cell>
          <table:table-cell table:formula="of:=IF([.B156]=&quot;cf_nm (+l_nm)&quot;;[.I156]+1;[.I156])" office:value-type="float" office:value="6">
            <text:p>6</text:p>
          </table:table-cell>
          <table:table-cell/>
          <table:table-cell table:formula="of:=&quot;SELECT '&quot; &amp; [.B157] &amp; &quot;: ', optimized_acodekeyl_isit(s.x, &quot; &amp; [.I157] &amp; &quot;), TRUE&quot; &amp; IF(MOD([.I157];2)=1;&quot; AND (((s.x).code_key).code_id = &quot; &amp; [.$G$8] &amp; &quot;)&quot;;&quot;&quot;) &amp; IF(MOD(TRUNC([.I157]/2);2)=1;&quot; AND (((s.x).codifier_key).code_id = &quot; &amp; [.$E$8] &amp; &quot;)&quot;;&quot;&quot;) &amp; IF(MOD(TRUNC([.I157]/4);2)=1;&quot; AND (((s.x).key_lng).code_id = &quot; &amp; [.$C$8] &amp; &quot;)&quot;;&quot;&quot;) &amp; &quot; AS ok_isit FROM (SELECT optimize_acodekeyl(make_acodekeyl(make_codekey&quot; &amp; IF([.C157]=&quot;&quot;;IF([.D157]=&quot;&quot;;&quot;_null()&quot;;&quot;_bystr('&quot; &amp; [.D157] &amp; &quot;')&quot;);&quot;_byid(&quot; &amp; [.C157] &amp; &quot;)&quot;) &amp; &quot;, make_codekey&quot; &amp; IF([.E157]=&quot;&quot;;IF([.F157]=&quot;&quot;;&quot;_null()&quot;;&quot;_bystr('&quot; &amp; [.F157] &amp; &quot;')&quot;);&quot;_byid(&quot; &amp; [.E157] &amp; &quot;)&quot;) &amp; &quot;, make_codekey&quot; &amp; IF([.G157]=&quot;&quot;;IF([.H157]=&quot;&quot;;&quot;_null()&quot;;&quot;_bystr('&quot; &amp; [.H157] &amp; &quot;')&quot;);&quot;_byid(&quot; &amp; [.G157] &amp; &quot;)&quot;) &amp; &quot;), &quot; &amp; [.I157] &amp; &quot;) AS x) AS s;&quot;" office:value-type="string" office:string-value="SELECT 'c_id (+l_id,-cf): ', optimized_acodekeyl_isit(s.x, 6), TRUE AND (((s.x).codifier_key).code_id = 100) AND (((s.x).key_lng).code_id = 9001) AS ok_isit FROM (SELECT optimize_acodekeyl(make_acodekeyl(make_codekey_byid(9001), make_codekey_null(), make_codekey_byid(110)), 6) AS x) AS s;">
            <text:p>SELECT 'c_id (+l_id,-cf): ', optimized_acodekeyl_isit(s.x, 6), TRUE AND (((s.x).codifier_key).code_id = 100) AND (((s.x).key_lng).code_id = 9001) AS ok_isit FROM (SELECT optimize_acodekeyl(make_acodekeyl(make_codekey_byid(9001), make_codekey_null(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4]" office:value-type="string" office:string-value="c_id (+l_id,+cf_id)">
            <text:p>c_id (+l_id,+cf_id)</text:p>
          </table:table-cell>
          <table:table-cell table:formula="of:=IF([.C134]=&quot;&quot;;&quot;&quot;;[.C134])" office:value-type="float" office:value="9001">
            <text:p>9001</text:p>
          </table:table-cell>
          <table:table-cell table:formula="of:=IF([.D134]=&quot;&quot;;&quot;&quot;;[.D134])">
            <text:p/>
          </table:table-cell>
          <table:table-cell table:formula="of:=IF([.E134]=&quot;&quot;;&quot;&quot;;[.E134])" office:value-type="float" office:value="100">
            <text:p>100</text:p>
          </table:table-cell>
          <table:table-cell table:formula="of:=IF([.F134]=&quot;&quot;;&quot;&quot;;[.F134])">
            <text:p/>
          </table:table-cell>
          <table:table-cell table:formula="of:=IF([.G134]=&quot;&quot;;&quot;&quot;;[.G134])" office:value-type="float" office:value="110">
            <text:p>110</text:p>
          </table:table-cell>
          <table:table-cell table:formula="of:=IF([.H134]=&quot;&quot;;&quot;&quot;;[.H134])">
            <text:p/>
          </table:table-cell>
          <table:table-cell table:formula="of:=IF([.B157]=&quot;cf_nm (+l_nm)&quot;;[.I157]+1;[.I157])" office:value-type="float" office:value="6">
            <text:p>6</text:p>
          </table:table-cell>
          <table:table-cell/>
          <table:table-cell table:formula="of:=&quot;SELECT '&quot; &amp; [.B158] &amp; &quot;: ', optimized_acodekeyl_isit(s.x, &quot; &amp; [.I158] &amp; &quot;), TRUE&quot; &amp; IF(MOD([.I158];2)=1;&quot; AND (((s.x).code_key).code_id = &quot; &amp; [.$G$8] &amp; &quot;)&quot;;&quot;&quot;) &amp; IF(MOD(TRUNC([.I158]/2);2)=1;&quot; AND (((s.x).codifier_key).code_id = &quot; &amp; [.$E$8] &amp; &quot;)&quot;;&quot;&quot;) &amp; IF(MOD(TRUNC([.I158]/4);2)=1;&quot; AND (((s.x).key_lng).code_id = &quot; &amp; [.$C$8] &amp; &quot;)&quot;;&quot;&quot;) &amp; &quot; AS ok_isit FROM (SELECT optimize_acodekeyl(make_acodekeyl(make_codekey&quot; &amp; IF([.C158]=&quot;&quot;;IF([.D158]=&quot;&quot;;&quot;_null()&quot;;&quot;_bystr('&quot; &amp; [.D158] &amp; &quot;')&quot;);&quot;_byid(&quot; &amp; [.C158] &amp; &quot;)&quot;) &amp; &quot;, make_codekey&quot; &amp; IF([.E158]=&quot;&quot;;IF([.F158]=&quot;&quot;;&quot;_null()&quot;;&quot;_bystr('&quot; &amp; [.F158] &amp; &quot;')&quot;);&quot;_byid(&quot; &amp; [.E158] &amp; &quot;)&quot;) &amp; &quot;, make_codekey&quot; &amp; IF([.G158]=&quot;&quot;;IF([.H158]=&quot;&quot;;&quot;_null()&quot;;&quot;_bystr('&quot; &amp; [.H158] &amp; &quot;')&quot;);&quot;_byid(&quot; &amp; [.G158] &amp; &quot;)&quot;) &amp; &quot;), &quot; &amp; [.I158] &amp; &quot;) AS x) AS s;&quot;" office:value-type="string" office:string-value="SELECT 'c_id (+l_id,+cf_id): ', optimized_acodekeyl_isit(s.x, 6), TRUE AND (((s.x).codifier_key).code_id = 100) AND (((s.x).key_lng).code_id = 9001) AS ok_isit FROM (SELECT optimize_acodekeyl(make_acodekeyl(make_codekey_byid(9001), make_codekey_byid(100), make_codekey_byid(110)), 6) AS x) AS s;">
            <text:p>SELECT 'c_id (+l_id,+cf_id): ', optimized_acodekeyl_isit(s.x, 6), TRUE AND (((s.x).codifier_key).code_id = 100) AND (((s.x).key_lng).code_id = 9001) AS ok_isit FROM (SELECT optimize_acodekeyl(make_acodekeyl(make_codekey_byid(9001), make_codekey_byid(100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5]" office:value-type="string" office:string-value="c_id (+l_id,+cf_nm)">
            <text:p>c_id (+l_id,+cf_nm)</text:p>
          </table:table-cell>
          <table:table-cell table:formula="of:=IF([.C135]=&quot;&quot;;&quot;&quot;;[.C135])" office:value-type="float" office:value="9001">
            <text:p>9001</text:p>
          </table:table-cell>
          <table:table-cell table:formula="of:=IF([.D135]=&quot;&quot;;&quot;&quot;;[.D135])">
            <text:p/>
          </table:table-cell>
          <table:table-cell table:formula="of:=IF([.E135]=&quot;&quot;;&quot;&quot;;[.E135])">
            <text:p/>
          </table:table-cell>
          <table:table-cell table:formula="of:=IF([.F135]=&quot;&quot;;&quot;&quot;;[.F135])" office:value-type="string" office:string-value="тестовый кодификатор">
            <text:p>тестовый кодификатор</text:p>
          </table:table-cell>
          <table:table-cell table:formula="of:=IF([.G135]=&quot;&quot;;&quot;&quot;;[.G135])" office:value-type="float" office:value="110">
            <text:p>110</text:p>
          </table:table-cell>
          <table:table-cell table:formula="of:=IF([.H135]=&quot;&quot;;&quot;&quot;;[.H135])">
            <text:p/>
          </table:table-cell>
          <table:table-cell table:formula="of:=IF([.B158]=&quot;cf_nm (+l_nm)&quot;;[.I158]+1;[.I158])" office:value-type="float" office:value="6">
            <text:p>6</text:p>
          </table:table-cell>
          <table:table-cell/>
          <table:table-cell table:formula="of:=&quot;SELECT '&quot; &amp; [.B159] &amp; &quot;: ', optimized_acodekeyl_isit(s.x, &quot; &amp; [.I159] &amp; &quot;), TRUE&quot; &amp; IF(MOD([.I159];2)=1;&quot; AND (((s.x).code_key).code_id = &quot; &amp; [.$G$8] &amp; &quot;)&quot;;&quot;&quot;) &amp; IF(MOD(TRUNC([.I159]/2);2)=1;&quot; AND (((s.x).codifier_key).code_id = &quot; &amp; [.$E$8] &amp; &quot;)&quot;;&quot;&quot;) &amp; IF(MOD(TRUNC([.I159]/4);2)=1;&quot; AND (((s.x).key_lng).code_id = &quot; &amp; [.$C$8] &amp; &quot;)&quot;;&quot;&quot;) &amp; &quot; AS ok_isit FROM (SELECT optimize_acodekeyl(make_acodekeyl(make_codekey&quot; &amp; IF([.C159]=&quot;&quot;;IF([.D159]=&quot;&quot;;&quot;_null()&quot;;&quot;_bystr('&quot; &amp; [.D159] &amp; &quot;')&quot;);&quot;_byid(&quot; &amp; [.C159] &amp; &quot;)&quot;) &amp; &quot;, make_codekey&quot; &amp; IF([.E159]=&quot;&quot;;IF([.F159]=&quot;&quot;;&quot;_null()&quot;;&quot;_bystr('&quot; &amp; [.F159] &amp; &quot;')&quot;);&quot;_byid(&quot; &amp; [.E159] &amp; &quot;)&quot;) &amp; &quot;, make_codekey&quot; &amp; IF([.G159]=&quot;&quot;;IF([.H159]=&quot;&quot;;&quot;_null()&quot;;&quot;_bystr('&quot; &amp; [.H159] &amp; &quot;')&quot;);&quot;_byid(&quot; &amp; [.G159] &amp; &quot;)&quot;) &amp; &quot;), &quot; &amp; [.I159] &amp; &quot;) AS x) AS s;&quot;" office:value-type="string" office:string-value="SELECT 'c_id (+l_id,+cf_nm): ', optimized_acodekeyl_isit(s.x, 6), TRUE AND (((s.x).codifier_key).code_id = 100) AND (((s.x).key_lng).code_id = 9001) AS ok_isit FROM (SELECT optimize_acodekeyl(make_acodekeyl(make_codekey_byid(9001), make_codekey_bystr('тестовый кодификатор'), make_codekey_byid(110)), 6) AS x) AS s;">
            <text:p>SELECT 'c_id (+l_id,+cf_nm): ', optimized_acodekeyl_isit(s.x, 6), TRUE AND (((s.x).codifier_key).code_id = 100) AND (((s.x).key_lng).code_id = 9001) AS ok_isit FROM (SELECT optimize_acodekeyl(make_acodekeyl(make_codekey_byid(9001), make_codekey_bystr('тестовый кодификатор'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6]" office:value-type="string" office:string-value="c_id (+l_nm,-cf)">
            <text:p>c_id (+l_nm,-cf)</text:p>
          </table:table-cell>
          <table:table-cell table:formula="of:=IF([.C136]=&quot;&quot;;&quot;&quot;;[.C136])">
            <text:p/>
          </table:table-cell>
          <table:table-cell table:formula="of:=IF([.D136]=&quot;&quot;;&quot;&quot;;[.D136])" office:value-type="string" office:string-value="rus">
            <text:p>rus</text:p>
          </table:table-cell>
          <table:table-cell table:formula="of:=IF([.E136]=&quot;&quot;;&quot;&quot;;[.E136])">
            <text:p/>
          </table:table-cell>
          <table:table-cell table:formula="of:=IF([.F136]=&quot;&quot;;&quot;&quot;;[.F136])">
            <text:p/>
          </table:table-cell>
          <table:table-cell table:formula="of:=IF([.G136]=&quot;&quot;;&quot;&quot;;[.G136])" office:value-type="float" office:value="110">
            <text:p>110</text:p>
          </table:table-cell>
          <table:table-cell table:formula="of:=IF([.H136]=&quot;&quot;;&quot;&quot;;[.H136])">
            <text:p/>
          </table:table-cell>
          <table:table-cell table:formula="of:=IF([.B159]=&quot;cf_nm (+l_nm)&quot;;[.I159]+1;[.I159])" office:value-type="float" office:value="6">
            <text:p>6</text:p>
          </table:table-cell>
          <table:table-cell/>
          <table:table-cell table:formula="of:=&quot;SELECT '&quot; &amp; [.B160] &amp; &quot;: ', optimized_acodekeyl_isit(s.x, &quot; &amp; [.I160] &amp; &quot;), TRUE&quot; &amp; IF(MOD([.I160];2)=1;&quot; AND (((s.x).code_key).code_id = &quot; &amp; [.$G$8] &amp; &quot;)&quot;;&quot;&quot;) &amp; IF(MOD(TRUNC([.I160]/2);2)=1;&quot; AND (((s.x).codifier_key).code_id = &quot; &amp; [.$E$8] &amp; &quot;)&quot;;&quot;&quot;) &amp; IF(MOD(TRUNC([.I160]/4);2)=1;&quot; AND (((s.x).key_lng).code_id = &quot; &amp; [.$C$8] &amp; &quot;)&quot;;&quot;&quot;) &amp; &quot; AS ok_isit FROM (SELECT optimize_acodekeyl(make_acodekeyl(make_codekey&quot; &amp; IF([.C160]=&quot;&quot;;IF([.D160]=&quot;&quot;;&quot;_null()&quot;;&quot;_bystr('&quot; &amp; [.D160] &amp; &quot;')&quot;);&quot;_byid(&quot; &amp; [.C160] &amp; &quot;)&quot;) &amp; &quot;, make_codekey&quot; &amp; IF([.E160]=&quot;&quot;;IF([.F160]=&quot;&quot;;&quot;_null()&quot;;&quot;_bystr('&quot; &amp; [.F160] &amp; &quot;')&quot;);&quot;_byid(&quot; &amp; [.E160] &amp; &quot;)&quot;) &amp; &quot;, make_codekey&quot; &amp; IF([.G160]=&quot;&quot;;IF([.H160]=&quot;&quot;;&quot;_null()&quot;;&quot;_bystr('&quot; &amp; [.H160] &amp; &quot;')&quot;);&quot;_byid(&quot; &amp; [.G160] &amp; &quot;)&quot;) &amp; &quot;), &quot; &amp; [.I160] &amp; &quot;) AS x) AS s;&quot;" office:value-type="string" office:string-value="SELECT 'c_id (+l_nm,-cf): ', optimized_acodekeyl_isit(s.x, 6), TRUE AND (((s.x).codifier_key).code_id = 100) AND (((s.x).key_lng).code_id = 9001) AS ok_isit FROM (SELECT optimize_acodekeyl(make_acodekeyl(make_codekey_bystr('rus'), make_codekey_null(), make_codekey_byid(110)), 6) AS x) AS s;">
            <text:p>SELECT 'c_id (+l_nm,-cf): ', optimized_acodekeyl_isit(s.x, 6), TRUE AND (((s.x).codifier_key).code_id = 100) AND (((s.x).key_lng).code_id = 9001) AS ok_isit FROM (SELECT optimize_acodekeyl(make_acodekeyl(make_codekey_bystr('rus'), make_codekey_null(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7]" office:value-type="string" office:string-value="c_id (+l_nm,+cf_id)">
            <text:p>c_id (+l_nm,+cf_id)</text:p>
          </table:table-cell>
          <table:table-cell table:formula="of:=IF([.C137]=&quot;&quot;;&quot;&quot;;[.C137])">
            <text:p/>
          </table:table-cell>
          <table:table-cell table:formula="of:=IF([.D137]=&quot;&quot;;&quot;&quot;;[.D137])" office:value-type="string" office:string-value="rus">
            <text:p>rus</text:p>
          </table:table-cell>
          <table:table-cell table:formula="of:=IF([.E137]=&quot;&quot;;&quot;&quot;;[.E137])" office:value-type="float" office:value="100">
            <text:p>100</text:p>
          </table:table-cell>
          <table:table-cell table:formula="of:=IF([.F137]=&quot;&quot;;&quot;&quot;;[.F137])">
            <text:p/>
          </table:table-cell>
          <table:table-cell table:formula="of:=IF([.G137]=&quot;&quot;;&quot;&quot;;[.G137])" office:value-type="float" office:value="110">
            <text:p>110</text:p>
          </table:table-cell>
          <table:table-cell table:formula="of:=IF([.H137]=&quot;&quot;;&quot;&quot;;[.H137])">
            <text:p/>
          </table:table-cell>
          <table:table-cell table:formula="of:=IF([.B160]=&quot;cf_nm (+l_nm)&quot;;[.I160]+1;[.I160])" office:value-type="float" office:value="6">
            <text:p>6</text:p>
          </table:table-cell>
          <table:table-cell/>
          <table:table-cell table:formula="of:=&quot;SELECT '&quot; &amp; [.B161] &amp; &quot;: ', optimized_acodekeyl_isit(s.x, &quot; &amp; [.I161] &amp; &quot;), TRUE&quot; &amp; IF(MOD([.I161];2)=1;&quot; AND (((s.x).code_key).code_id = &quot; &amp; [.$G$8] &amp; &quot;)&quot;;&quot;&quot;) &amp; IF(MOD(TRUNC([.I161]/2);2)=1;&quot; AND (((s.x).codifier_key).code_id = &quot; &amp; [.$E$8] &amp; &quot;)&quot;;&quot;&quot;) &amp; IF(MOD(TRUNC([.I161]/4);2)=1;&quot; AND (((s.x).key_lng).code_id = &quot; &amp; [.$C$8] &amp; &quot;)&quot;;&quot;&quot;) &amp; &quot; AS ok_isit FROM (SELECT optimize_acodekeyl(make_acodekeyl(make_codekey&quot; &amp; IF([.C161]=&quot;&quot;;IF([.D161]=&quot;&quot;;&quot;_null()&quot;;&quot;_bystr('&quot; &amp; [.D161] &amp; &quot;')&quot;);&quot;_byid(&quot; &amp; [.C161] &amp; &quot;)&quot;) &amp; &quot;, make_codekey&quot; &amp; IF([.E161]=&quot;&quot;;IF([.F161]=&quot;&quot;;&quot;_null()&quot;;&quot;_bystr('&quot; &amp; [.F161] &amp; &quot;')&quot;);&quot;_byid(&quot; &amp; [.E161] &amp; &quot;)&quot;) &amp; &quot;, make_codekey&quot; &amp; IF([.G161]=&quot;&quot;;IF([.H161]=&quot;&quot;;&quot;_null()&quot;;&quot;_bystr('&quot; &amp; [.H161] &amp; &quot;')&quot;);&quot;_byid(&quot; &amp; [.G161] &amp; &quot;)&quot;) &amp; &quot;), &quot; &amp; [.I161] &amp; &quot;) AS x) AS s;&quot;" office:value-type="string" office:string-value="SELECT 'c_id (+l_nm,+cf_id): ', optimized_acodekeyl_isit(s.x, 6), TRUE AND (((s.x).codifier_key).code_id = 100) AND (((s.x).key_lng).code_id = 9001) AS ok_isit FROM (SELECT optimize_acodekeyl(make_acodekeyl(make_codekey_bystr('rus'), make_codekey_byid(100), make_codekey_byid(110)), 6) AS x) AS s;">
            <text:p>SELECT 'c_id (+l_nm,+cf_id): ', optimized_acodekeyl_isit(s.x, 6), TRUE AND (((s.x).codifier_key).code_id = 100) AND (((s.x).key_lng).code_id = 9001) AS ok_isit FROM (SELECT optimize_acodekeyl(make_acodekeyl(make_codekey_bystr('rus'), make_codekey_byid(100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8]" office:value-type="string" office:string-value="c_id (+l_nm,+cf_nm)">
            <text:p>c_id (+l_nm,+cf_nm)</text:p>
          </table:table-cell>
          <table:table-cell table:formula="of:=IF([.C138]=&quot;&quot;;&quot;&quot;;[.C138])">
            <text:p/>
          </table:table-cell>
          <table:table-cell table:formula="of:=IF([.D138]=&quot;&quot;;&quot;&quot;;[.D138])" office:value-type="string" office:string-value="rus">
            <text:p>rus</text:p>
          </table:table-cell>
          <table:table-cell table:formula="of:=IF([.E138]=&quot;&quot;;&quot;&quot;;[.E138])">
            <text:p/>
          </table:table-cell>
          <table:table-cell table:formula="of:=IF([.F138]=&quot;&quot;;&quot;&quot;;[.F138])" office:value-type="string" office:string-value="тестовый кодификатор">
            <text:p>тестовый кодификатор</text:p>
          </table:table-cell>
          <table:table-cell table:formula="of:=IF([.G138]=&quot;&quot;;&quot;&quot;;[.G138])" office:value-type="float" office:value="110">
            <text:p>110</text:p>
          </table:table-cell>
          <table:table-cell table:formula="of:=IF([.H138]=&quot;&quot;;&quot;&quot;;[.H138])">
            <text:p/>
          </table:table-cell>
          <table:table-cell table:formula="of:=IF([.B161]=&quot;cf_nm (+l_nm)&quot;;[.I161]+1;[.I161])" office:value-type="float" office:value="6">
            <text:p>6</text:p>
          </table:table-cell>
          <table:table-cell/>
          <table:table-cell table:formula="of:=&quot;SELECT '&quot; &amp; [.B162] &amp; &quot;: ', optimized_acodekeyl_isit(s.x, &quot; &amp; [.I162] &amp; &quot;), TRUE&quot; &amp; IF(MOD([.I162];2)=1;&quot; AND (((s.x).code_key).code_id = &quot; &amp; [.$G$8] &amp; &quot;)&quot;;&quot;&quot;) &amp; IF(MOD(TRUNC([.I162]/2);2)=1;&quot; AND (((s.x).codifier_key).code_id = &quot; &amp; [.$E$8] &amp; &quot;)&quot;;&quot;&quot;) &amp; IF(MOD(TRUNC([.I162]/4);2)=1;&quot; AND (((s.x).key_lng).code_id = &quot; &amp; [.$C$8] &amp; &quot;)&quot;;&quot;&quot;) &amp; &quot; AS ok_isit FROM (SELECT optimize_acodekeyl(make_acodekeyl(make_codekey&quot; &amp; IF([.C162]=&quot;&quot;;IF([.D162]=&quot;&quot;;&quot;_null()&quot;;&quot;_bystr('&quot; &amp; [.D162] &amp; &quot;')&quot;);&quot;_byid(&quot; &amp; [.C162] &amp; &quot;)&quot;) &amp; &quot;, make_codekey&quot; &amp; IF([.E162]=&quot;&quot;;IF([.F162]=&quot;&quot;;&quot;_null()&quot;;&quot;_bystr('&quot; &amp; [.F162] &amp; &quot;')&quot;);&quot;_byid(&quot; &amp; [.E162] &amp; &quot;)&quot;) &amp; &quot;, make_codekey&quot; &amp; IF([.G162]=&quot;&quot;;IF([.H162]=&quot;&quot;;&quot;_null()&quot;;&quot;_bystr('&quot; &amp; [.H162] &amp; &quot;')&quot;);&quot;_byid(&quot; &amp; [.G162] &amp; &quot;)&quot;) &amp; &quot;), &quot; &amp; [.I162] &amp; &quot;) AS x) AS s;&quot;" office:value-type="string" office:string-value="SELECT 'c_id (+l_nm,+cf_nm): ', optimized_acodekeyl_isit(s.x, 6), TRUE AND (((s.x).codifier_key).code_id = 100) AND (((s.x).key_lng).code_id = 9001) AS ok_isit FROM (SELECT optimize_acodekeyl(make_acodekeyl(make_codekey_bystr('rus'), make_codekey_bystr('тестовый кодификатор'), make_codekey_byid(110)), 6) AS x) AS s;">
            <text:p>SELECT 'c_id (+l_nm,+cf_nm): ', optimized_acodekeyl_isit(s.x, 6), TRUE AND (((s.x).codifier_key).code_id = 100) AND (((s.x).key_lng).code_id = 9001) AS ok_isit FROM (SELECT optimize_acodekeyl(make_acodekeyl(make_codekey_bystr('rus'), make_codekey_bystr('тестовый кодификатор'), make_codekey_byid(110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39]" office:value-type="string" office:string-value="c_nm (-l,-cf)">
            <text:p>c_nm (-l,-cf)</text:p>
          </table:table-cell>
          <table:table-cell table:formula="of:=IF([.C139]=&quot;&quot;;&quot;&quot;;[.C139])">
            <text:p/>
          </table:table-cell>
          <table:table-cell table:formula="of:=IF([.D139]=&quot;&quot;;&quot;&quot;;[.D139])">
            <text:p/>
          </table:table-cell>
          <table:table-cell table:formula="of:=IF([.E139]=&quot;&quot;;&quot;&quot;;[.E139])">
            <text:p/>
          </table:table-cell>
          <table:table-cell table:formula="of:=IF([.F139]=&quot;&quot;;&quot;&quot;;[.F139])">
            <text:p/>
          </table:table-cell>
          <table:table-cell table:formula="of:=IF([.G139]=&quot;&quot;;&quot;&quot;;[.G139])">
            <text:p/>
          </table:table-cell>
          <table:table-cell table:formula="of:=IF([.H139]=&quot;&quot;;&quot;&quot;;[.H139])" office:value-type="float" office:value="101">
            <text:p>101</text:p>
          </table:table-cell>
          <table:table-cell table:formula="of:=IF([.B162]=&quot;cf_nm (+l_nm)&quot;;[.I162]+1;[.I162])" office:value-type="float" office:value="6">
            <text:p>6</text:p>
          </table:table-cell>
          <table:table-cell/>
          <table:table-cell table:formula="of:=&quot;SELECT '&quot; &amp; [.B163] &amp; &quot;: ', optimized_acodekeyl_isit(s.x, &quot; &amp; [.I163] &amp; &quot;), TRUE&quot; &amp; IF(MOD([.I163];2)=1;&quot; AND (((s.x).code_key).code_id = &quot; &amp; [.$G$8] &amp; &quot;)&quot;;&quot;&quot;) &amp; IF(MOD(TRUNC([.I163]/2);2)=1;&quot; AND (((s.x).codifier_key).code_id = &quot; &amp; [.$E$8] &amp; &quot;)&quot;;&quot;&quot;) &amp; IF(MOD(TRUNC([.I163]/4);2)=1;&quot; AND (((s.x).key_lng).code_id = &quot; &amp; [.$C$8] &amp; &quot;)&quot;;&quot;&quot;) &amp; &quot; AS ok_isit FROM (SELECT optimize_acodekeyl(make_acodekeyl(make_codekey&quot; &amp; IF([.C163]=&quot;&quot;;IF([.D163]=&quot;&quot;;&quot;_null()&quot;;&quot;_bystr('&quot; &amp; [.D163] &amp; &quot;')&quot;);&quot;_byid(&quot; &amp; [.C163] &amp; &quot;)&quot;) &amp; &quot;, make_codekey&quot; &amp; IF([.E163]=&quot;&quot;;IF([.F163]=&quot;&quot;;&quot;_null()&quot;;&quot;_bystr('&quot; &amp; [.F163] &amp; &quot;')&quot;);&quot;_byid(&quot; &amp; [.E163] &amp; &quot;)&quot;) &amp; &quot;, make_codekey&quot; &amp; IF([.G163]=&quot;&quot;;IF([.H163]=&quot;&quot;;&quot;_null()&quot;;&quot;_bystr('&quot; &amp; [.H163] &amp; &quot;')&quot;);&quot;_byid(&quot; &amp; [.G163] &amp; &quot;)&quot;) &amp; &quot;), &quot; &amp; [.I163] &amp; &quot;) AS x) AS s;&quot;" office:value-type="string" office:string-value="SELECT 'c_nm (-l,-cf): ', optimized_acodekeyl_isit(s.x, 6), TRUE AND (((s.x).codifier_key).code_id = 100) AND (((s.x).key_lng).code_id = 9001) AS ok_isit FROM (SELECT optimize_acodekeyl(make_acodekeyl(make_codekey_null(), make_codekey_null(), make_codekey_bystr('101')), 6) AS x) AS s;">
            <text:p>SELECT 'c_nm (-l,-cf): ', optimized_acodekeyl_isit(s.x, 6), TRUE AND (((s.x).codifier_key).code_id = 100) AND (((s.x).key_lng).code_id = 9001) AS ok_isit FROM (SELECT optimize_acodekeyl(make_acodekeyl(make_codekey_null(), make_codekey_null(), make_codekey_bystr('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0]" office:value-type="string" office:string-value="c_nm (-l,+cf_id)">
            <text:p>c_nm (-l,+cf_id)</text:p>
          </table:table-cell>
          <table:table-cell table:formula="of:=IF([.C140]=&quot;&quot;;&quot;&quot;;[.C140])">
            <text:p/>
          </table:table-cell>
          <table:table-cell table:formula="of:=IF([.D140]=&quot;&quot;;&quot;&quot;;[.D140])">
            <text:p/>
          </table:table-cell>
          <table:table-cell table:formula="of:=IF([.E140]=&quot;&quot;;&quot;&quot;;[.E140])" office:value-type="float" office:value="100">
            <text:p>100</text:p>
          </table:table-cell>
          <table:table-cell table:formula="of:=IF([.F140]=&quot;&quot;;&quot;&quot;;[.F140])">
            <text:p/>
          </table:table-cell>
          <table:table-cell table:formula="of:=IF([.G140]=&quot;&quot;;&quot;&quot;;[.G140])">
            <text:p/>
          </table:table-cell>
          <table:table-cell table:formula="of:=IF([.H140]=&quot;&quot;;&quot;&quot;;[.H140])" office:value-type="float" office:value="101">
            <text:p>101</text:p>
          </table:table-cell>
          <table:table-cell table:formula="of:=IF([.B163]=&quot;cf_nm (+l_nm)&quot;;[.I163]+1;[.I163])" office:value-type="float" office:value="6">
            <text:p>6</text:p>
          </table:table-cell>
          <table:table-cell/>
          <table:table-cell table:formula="of:=&quot;SELECT '&quot; &amp; [.B164] &amp; &quot;: ', optimized_acodekeyl_isit(s.x, &quot; &amp; [.I164] &amp; &quot;), TRUE&quot; &amp; IF(MOD([.I164];2)=1;&quot; AND (((s.x).code_key).code_id = &quot; &amp; [.$G$8] &amp; &quot;)&quot;;&quot;&quot;) &amp; IF(MOD(TRUNC([.I164]/2);2)=1;&quot; AND (((s.x).codifier_key).code_id = &quot; &amp; [.$E$8] &amp; &quot;)&quot;;&quot;&quot;) &amp; IF(MOD(TRUNC([.I164]/4);2)=1;&quot; AND (((s.x).key_lng).code_id = &quot; &amp; [.$C$8] &amp; &quot;)&quot;;&quot;&quot;) &amp; &quot; AS ok_isit FROM (SELECT optimize_acodekeyl(make_acodekeyl(make_codekey&quot; &amp; IF([.C164]=&quot;&quot;;IF([.D164]=&quot;&quot;;&quot;_null()&quot;;&quot;_bystr('&quot; &amp; [.D164] &amp; &quot;')&quot;);&quot;_byid(&quot; &amp; [.C164] &amp; &quot;)&quot;) &amp; &quot;, make_codekey&quot; &amp; IF([.E164]=&quot;&quot;;IF([.F164]=&quot;&quot;;&quot;_null()&quot;;&quot;_bystr('&quot; &amp; [.F164] &amp; &quot;')&quot;);&quot;_byid(&quot; &amp; [.E164] &amp; &quot;)&quot;) &amp; &quot;, make_codekey&quot; &amp; IF([.G164]=&quot;&quot;;IF([.H164]=&quot;&quot;;&quot;_null()&quot;;&quot;_bystr('&quot; &amp; [.H164] &amp; &quot;')&quot;);&quot;_byid(&quot; &amp; [.G164] &amp; &quot;)&quot;) &amp; &quot;), &quot; &amp; [.I164] &amp; &quot;) AS x) AS s;&quot;" office:value-type="string" office:string-value="SELECT 'c_nm (-l,+cf_id): ', optimized_acodekeyl_isit(s.x, 6), TRUE AND (((s.x).codifier_key).code_id = 100) AND (((s.x).key_lng).code_id = 9001) AS ok_isit FROM (SELECT optimize_acodekeyl(make_acodekeyl(make_codekey_null(), make_codekey_byid(100), make_codekey_bystr('101')), 6) AS x) AS s;">
            <text:p>SELECT 'c_nm (-l,+cf_id): ', optimized_acodekeyl_isit(s.x, 6), TRUE AND (((s.x).codifier_key).code_id = 100) AND (((s.x).key_lng).code_id = 9001) AS ok_isit FROM (SELECT optimize_acodekeyl(make_acodekeyl(make_codekey_null(), make_codekey_byid(100), make_codekey_bystr('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1]" office:value-type="string" office:string-value="c_nm (-l,+cf_nm)">
            <text:p>c_nm (-l,+cf_nm)</text:p>
          </table:table-cell>
          <table:table-cell table:formula="of:=IF([.C141]=&quot;&quot;;&quot;&quot;;[.C141])">
            <text:p/>
          </table:table-cell>
          <table:table-cell table:formula="of:=IF([.D141]=&quot;&quot;;&quot;&quot;;[.D141])">
            <text:p/>
          </table:table-cell>
          <table:table-cell table:formula="of:=IF([.E141]=&quot;&quot;;&quot;&quot;;[.E141])">
            <text:p/>
          </table:table-cell>
          <table:table-cell table:formula="of:=IF([.F141]=&quot;&quot;;&quot;&quot;;[.F141])" office:value-type="string" office:string-value="test codifier">
            <text:p>test codifier</text:p>
          </table:table-cell>
          <table:table-cell table:formula="of:=IF([.G141]=&quot;&quot;;&quot;&quot;;[.G141])">
            <text:p/>
          </table:table-cell>
          <table:table-cell table:formula="of:=IF([.H141]=&quot;&quot;;&quot;&quot;;[.H141])" office:value-type="float" office:value="101">
            <text:p>101</text:p>
          </table:table-cell>
          <table:table-cell table:formula="of:=IF([.B164]=&quot;cf_nm (+l_nm)&quot;;[.I164]+1;[.I164])" office:value-type="float" office:value="6">
            <text:p>6</text:p>
          </table:table-cell>
          <table:table-cell/>
          <table:table-cell table:formula="of:=&quot;SELECT '&quot; &amp; [.B165] &amp; &quot;: ', optimized_acodekeyl_isit(s.x, &quot; &amp; [.I165] &amp; &quot;), TRUE&quot; &amp; IF(MOD([.I165];2)=1;&quot; AND (((s.x).code_key).code_id = &quot; &amp; [.$G$8] &amp; &quot;)&quot;;&quot;&quot;) &amp; IF(MOD(TRUNC([.I165]/2);2)=1;&quot; AND (((s.x).codifier_key).code_id = &quot; &amp; [.$E$8] &amp; &quot;)&quot;;&quot;&quot;) &amp; IF(MOD(TRUNC([.I165]/4);2)=1;&quot; AND (((s.x).key_lng).code_id = &quot; &amp; [.$C$8] &amp; &quot;)&quot;;&quot;&quot;) &amp; &quot; AS ok_isit FROM (SELECT optimize_acodekeyl(make_acodekeyl(make_codekey&quot; &amp; IF([.C165]=&quot;&quot;;IF([.D165]=&quot;&quot;;&quot;_null()&quot;;&quot;_bystr('&quot; &amp; [.D165] &amp; &quot;')&quot;);&quot;_byid(&quot; &amp; [.C165] &amp; &quot;)&quot;) &amp; &quot;, make_codekey&quot; &amp; IF([.E165]=&quot;&quot;;IF([.F165]=&quot;&quot;;&quot;_null()&quot;;&quot;_bystr('&quot; &amp; [.F165] &amp; &quot;')&quot;);&quot;_byid(&quot; &amp; [.E165] &amp; &quot;)&quot;) &amp; &quot;, make_codekey&quot; &amp; IF([.G165]=&quot;&quot;;IF([.H165]=&quot;&quot;;&quot;_null()&quot;;&quot;_bystr('&quot; &amp; [.H165] &amp; &quot;')&quot;);&quot;_byid(&quot; &amp; [.G165] &amp; &quot;)&quot;) &amp; &quot;), &quot; &amp; [.I165] &amp; &quot;) AS x) AS s;&quot;" office:value-type="string" office:string-value="SELECT 'c_nm (-l,+cf_nm): ', optimized_acodekeyl_isit(s.x, 6), TRUE AND (((s.x).codifier_key).code_id = 100) AND (((s.x).key_lng).code_id = 9001) AS ok_isit FROM (SELECT optimize_acodekeyl(make_acodekeyl(make_codekey_null(), make_codekey_bystr('test codifier'), make_codekey_bystr('101')), 6) AS x) AS s;">
            <text:p>SELECT 'c_nm (-l,+cf_nm): ', optimized_acodekeyl_isit(s.x, 6), TRUE AND (((s.x).codifier_key).code_id = 100) AND (((s.x).key_lng).code_id = 9001) AS ok_isit FROM (SELECT optimize_acodekeyl(make_acodekeyl(make_codekey_null(), make_codekey_bystr('test codifier'), make_codekey_bystr('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2]" office:value-type="string" office:string-value="c_nm (+l_id,-cf)">
            <text:p>c_nm (+l_id,-cf)</text:p>
          </table:table-cell>
          <table:table-cell table:formula="of:=IF([.C142]=&quot;&quot;;&quot;&quot;;[.C142])" office:value-type="float" office:value="9001">
            <text:p>9001</text:p>
          </table:table-cell>
          <table:table-cell table:formula="of:=IF([.D142]=&quot;&quot;;&quot;&quot;;[.D142])">
            <text:p/>
          </table:table-cell>
          <table:table-cell table:formula="of:=IF([.E142]=&quot;&quot;;&quot;&quot;;[.E142])">
            <text:p/>
          </table:table-cell>
          <table:table-cell table:formula="of:=IF([.F142]=&quot;&quot;;&quot;&quot;;[.F142])">
            <text:p/>
          </table:table-cell>
          <table:table-cell table:formula="of:=IF([.G142]=&quot;&quot;;&quot;&quot;;[.G142])">
            <text:p/>
          </table:table-cell>
          <table:table-cell table:formula="of:=IF([.H142]=&quot;&quot;;&quot;&quot;;[.H142])" office:value-type="string" office:string-value="код 101">
            <text:p>код 101</text:p>
          </table:table-cell>
          <table:table-cell table:formula="of:=IF([.B165]=&quot;cf_nm (+l_nm)&quot;;[.I165]+1;[.I165])" office:value-type="float" office:value="6">
            <text:p>6</text:p>
          </table:table-cell>
          <table:table-cell/>
          <table:table-cell table:formula="of:=&quot;SELECT '&quot; &amp; [.B166] &amp; &quot;: ', optimized_acodekeyl_isit(s.x, &quot; &amp; [.I166] &amp; &quot;), TRUE&quot; &amp; IF(MOD([.I166];2)=1;&quot; AND (((s.x).code_key).code_id = &quot; &amp; [.$G$8] &amp; &quot;)&quot;;&quot;&quot;) &amp; IF(MOD(TRUNC([.I166]/2);2)=1;&quot; AND (((s.x).codifier_key).code_id = &quot; &amp; [.$E$8] &amp; &quot;)&quot;;&quot;&quot;) &amp; IF(MOD(TRUNC([.I166]/4);2)=1;&quot; AND (((s.x).key_lng).code_id = &quot; &amp; [.$C$8] &amp; &quot;)&quot;;&quot;&quot;) &amp; &quot; AS ok_isit FROM (SELECT optimize_acodekeyl(make_acodekeyl(make_codekey&quot; &amp; IF([.C166]=&quot;&quot;;IF([.D166]=&quot;&quot;;&quot;_null()&quot;;&quot;_bystr('&quot; &amp; [.D166] &amp; &quot;')&quot;);&quot;_byid(&quot; &amp; [.C166] &amp; &quot;)&quot;) &amp; &quot;, make_codekey&quot; &amp; IF([.E166]=&quot;&quot;;IF([.F166]=&quot;&quot;;&quot;_null()&quot;;&quot;_bystr('&quot; &amp; [.F166] &amp; &quot;')&quot;);&quot;_byid(&quot; &amp; [.E166] &amp; &quot;)&quot;) &amp; &quot;, make_codekey&quot; &amp; IF([.G166]=&quot;&quot;;IF([.H166]=&quot;&quot;;&quot;_null()&quot;;&quot;_bystr('&quot; &amp; [.H166] &amp; &quot;')&quot;);&quot;_byid(&quot; &amp; [.G166] &amp; &quot;)&quot;) &amp; &quot;), &quot; &amp; [.I166] &amp; &quot;) AS x) AS s;&quot;" office:value-type="string" office:string-value="SELECT 'c_nm (+l_id,-cf): ', optimized_acodekeyl_isit(s.x, 6), TRUE AND (((s.x).codifier_key).code_id = 100) AND (((s.x).key_lng).code_id = 9001) AS ok_isit FROM (SELECT optimize_acodekeyl(make_acodekeyl(make_codekey_byid(9001), make_codekey_null(), make_codekey_bystr('код 101')), 6) AS x) AS s;">
            <text:p>SELECT 'c_nm (+l_id,-cf): ', optimized_acodekeyl_isit(s.x, 6), TRUE AND (((s.x).codifier_key).code_id = 100) AND (((s.x).key_lng).code_id = 9001) AS ok_isit FROM (SELECT optimize_acodekeyl(make_acodekeyl(make_codekey_byid(9001), make_codekey_null(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3]" office:value-type="string" office:string-value="c_nm (+l_id,+cf_id)">
            <text:p>c_nm (+l_id,+cf_id)</text:p>
          </table:table-cell>
          <table:table-cell table:formula="of:=IF([.C143]=&quot;&quot;;&quot;&quot;;[.C143])" office:value-type="float" office:value="9001">
            <text:p>9001</text:p>
          </table:table-cell>
          <table:table-cell table:formula="of:=IF([.D143]=&quot;&quot;;&quot;&quot;;[.D143])">
            <text:p/>
          </table:table-cell>
          <table:table-cell table:formula="of:=IF([.E143]=&quot;&quot;;&quot;&quot;;[.E143])" office:value-type="float" office:value="100">
            <text:p>100</text:p>
          </table:table-cell>
          <table:table-cell table:formula="of:=IF([.F143]=&quot;&quot;;&quot;&quot;;[.F143])">
            <text:p/>
          </table:table-cell>
          <table:table-cell table:formula="of:=IF([.G143]=&quot;&quot;;&quot;&quot;;[.G143])">
            <text:p/>
          </table:table-cell>
          <table:table-cell table:formula="of:=IF([.H143]=&quot;&quot;;&quot;&quot;;[.H143])" office:value-type="string" office:string-value="код 101">
            <text:p>код 101</text:p>
          </table:table-cell>
          <table:table-cell table:formula="of:=IF([.B166]=&quot;cf_nm (+l_nm)&quot;;[.I166]+1;[.I166])" office:value-type="float" office:value="6">
            <text:p>6</text:p>
          </table:table-cell>
          <table:table-cell/>
          <table:table-cell table:formula="of:=&quot;SELECT '&quot; &amp; [.B167] &amp; &quot;: ', optimized_acodekeyl_isit(s.x, &quot; &amp; [.I167] &amp; &quot;), TRUE&quot; &amp; IF(MOD([.I167];2)=1;&quot; AND (((s.x).code_key).code_id = &quot; &amp; [.$G$8] &amp; &quot;)&quot;;&quot;&quot;) &amp; IF(MOD(TRUNC([.I167]/2);2)=1;&quot; AND (((s.x).codifier_key).code_id = &quot; &amp; [.$E$8] &amp; &quot;)&quot;;&quot;&quot;) &amp; IF(MOD(TRUNC([.I167]/4);2)=1;&quot; AND (((s.x).key_lng).code_id = &quot; &amp; [.$C$8] &amp; &quot;)&quot;;&quot;&quot;) &amp; &quot; AS ok_isit FROM (SELECT optimize_acodekeyl(make_acodekeyl(make_codekey&quot; &amp; IF([.C167]=&quot;&quot;;IF([.D167]=&quot;&quot;;&quot;_null()&quot;;&quot;_bystr('&quot; &amp; [.D167] &amp; &quot;')&quot;);&quot;_byid(&quot; &amp; [.C167] &amp; &quot;)&quot;) &amp; &quot;, make_codekey&quot; &amp; IF([.E167]=&quot;&quot;;IF([.F167]=&quot;&quot;;&quot;_null()&quot;;&quot;_bystr('&quot; &amp; [.F167] &amp; &quot;')&quot;);&quot;_byid(&quot; &amp; [.E167] &amp; &quot;)&quot;) &amp; &quot;, make_codekey&quot; &amp; IF([.G167]=&quot;&quot;;IF([.H167]=&quot;&quot;;&quot;_null()&quot;;&quot;_bystr('&quot; &amp; [.H167] &amp; &quot;')&quot;);&quot;_byid(&quot; &amp; [.G167] &amp; &quot;)&quot;) &amp; &quot;), &quot; &amp; [.I167] &amp; &quot;) AS x) AS s;&quot;" office:value-type="string" office:string-value="SELECT 'c_nm (+l_id,+cf_id): ', optimized_acodekeyl_isit(s.x, 6), TRUE AND (((s.x).codifier_key).code_id = 100) AND (((s.x).key_lng).code_id = 9001) AS ok_isit FROM (SELECT optimize_acodekeyl(make_acodekeyl(make_codekey_byid(9001), make_codekey_byid(100), make_codekey_bystr('код 101')), 6) AS x) AS s;">
            <text:p>SELECT 'c_nm (+l_id,+cf_id): ', optimized_acodekeyl_isit(s.x, 6), TRUE AND (((s.x).codifier_key).code_id = 100) AND (((s.x).key_lng).code_id = 9001) AS ok_isit FROM (SELECT optimize_acodekeyl(make_acodekeyl(make_codekey_byid(9001), make_codekey_byid(100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4]" office:value-type="string" office:string-value="c_nm (+l_id,+cf_nm)">
            <text:p>c_nm (+l_id,+cf_nm)</text:p>
          </table:table-cell>
          <table:table-cell table:formula="of:=IF([.C144]=&quot;&quot;;&quot;&quot;;[.C144])" office:value-type="float" office:value="9001">
            <text:p>9001</text:p>
          </table:table-cell>
          <table:table-cell table:formula="of:=IF([.D144]=&quot;&quot;;&quot;&quot;;[.D144])">
            <text:p/>
          </table:table-cell>
          <table:table-cell table:formula="of:=IF([.E144]=&quot;&quot;;&quot;&quot;;[.E144])">
            <text:p/>
          </table:table-cell>
          <table:table-cell table:formula="of:=IF([.F144]=&quot;&quot;;&quot;&quot;;[.F144])" office:value-type="string" office:string-value="тестовый кодификатор">
            <text:p>тестовый кодификатор</text:p>
          </table:table-cell>
          <table:table-cell table:formula="of:=IF([.G144]=&quot;&quot;;&quot;&quot;;[.G144])">
            <text:p/>
          </table:table-cell>
          <table:table-cell table:formula="of:=IF([.H144]=&quot;&quot;;&quot;&quot;;[.H144])" office:value-type="string" office:string-value="код 101">
            <text:p>код 101</text:p>
          </table:table-cell>
          <table:table-cell table:formula="of:=IF([.B167]=&quot;cf_nm (+l_nm)&quot;;[.I167]+1;[.I167])" office:value-type="float" office:value="6">
            <text:p>6</text:p>
          </table:table-cell>
          <table:table-cell/>
          <table:table-cell table:formula="of:=&quot;SELECT '&quot; &amp; [.B168] &amp; &quot;: ', optimized_acodekeyl_isit(s.x, &quot; &amp; [.I168] &amp; &quot;), TRUE&quot; &amp; IF(MOD([.I168];2)=1;&quot; AND (((s.x).code_key).code_id = &quot; &amp; [.$G$8] &amp; &quot;)&quot;;&quot;&quot;) &amp; IF(MOD(TRUNC([.I168]/2);2)=1;&quot; AND (((s.x).codifier_key).code_id = &quot; &amp; [.$E$8] &amp; &quot;)&quot;;&quot;&quot;) &amp; IF(MOD(TRUNC([.I168]/4);2)=1;&quot; AND (((s.x).key_lng).code_id = &quot; &amp; [.$C$8] &amp; &quot;)&quot;;&quot;&quot;) &amp; &quot; AS ok_isit FROM (SELECT optimize_acodekeyl(make_acodekeyl(make_codekey&quot; &amp; IF([.C168]=&quot;&quot;;IF([.D168]=&quot;&quot;;&quot;_null()&quot;;&quot;_bystr('&quot; &amp; [.D168] &amp; &quot;')&quot;);&quot;_byid(&quot; &amp; [.C168] &amp; &quot;)&quot;) &amp; &quot;, make_codekey&quot; &amp; IF([.E168]=&quot;&quot;;IF([.F168]=&quot;&quot;;&quot;_null()&quot;;&quot;_bystr('&quot; &amp; [.F168] &amp; &quot;')&quot;);&quot;_byid(&quot; &amp; [.E168] &amp; &quot;)&quot;) &amp; &quot;, make_codekey&quot; &amp; IF([.G168]=&quot;&quot;;IF([.H168]=&quot;&quot;;&quot;_null()&quot;;&quot;_bystr('&quot; &amp; [.H168] &amp; &quot;')&quot;);&quot;_byid(&quot; &amp; [.G168] &amp; &quot;)&quot;) &amp; &quot;), &quot; &amp; [.I168] &amp; &quot;) AS x) AS s;&quot;" office:value-type="string" office:string-value="SELECT 'c_nm (+l_id,+cf_nm): ', optimized_acodekeyl_isit(s.x, 6), TRUE AND (((s.x).codifier_key).code_id = 100) AND (((s.x).key_lng).code_id = 9001) AS ok_isit FROM (SELECT optimize_acodekeyl(make_acodekeyl(make_codekey_byid(9001), make_codekey_bystr('тестовый кодификатор'), make_codekey_bystr('код 101')), 6) AS x) AS s;">
            <text:p>SELECT 'c_nm (+l_id,+cf_nm): ', optimized_acodekeyl_isit(s.x, 6), TRUE AND (((s.x).codifier_key).code_id = 100) AND (((s.x).key_lng).code_id = 9001) AS ok_isit FROM (SELECT optimize_acodekeyl(make_acodekeyl(make_codekey_byid(9001), make_codekey_bystr('тестовый кодификатор'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5]" office:value-type="string" office:string-value="c_nm (+l_nm,-cf)">
            <text:p>c_nm (+l_nm,-cf)</text:p>
          </table:table-cell>
          <table:table-cell table:formula="of:=IF([.C145]=&quot;&quot;;&quot;&quot;;[.C145])">
            <text:p/>
          </table:table-cell>
          <table:table-cell table:formula="of:=IF([.D145]=&quot;&quot;;&quot;&quot;;[.D145])" office:value-type="string" office:string-value="rus">
            <text:p>rus</text:p>
          </table:table-cell>
          <table:table-cell table:formula="of:=IF([.E145]=&quot;&quot;;&quot;&quot;;[.E145])">
            <text:p/>
          </table:table-cell>
          <table:table-cell table:formula="of:=IF([.F145]=&quot;&quot;;&quot;&quot;;[.F145])">
            <text:p/>
          </table:table-cell>
          <table:table-cell table:formula="of:=IF([.G145]=&quot;&quot;;&quot;&quot;;[.G145])">
            <text:p/>
          </table:table-cell>
          <table:table-cell table:formula="of:=IF([.H145]=&quot;&quot;;&quot;&quot;;[.H145])" office:value-type="string" office:string-value="код 101">
            <text:p>код 101</text:p>
          </table:table-cell>
          <table:table-cell table:formula="of:=IF([.B168]=&quot;cf_nm (+l_nm)&quot;;[.I168]+1;[.I168])" office:value-type="float" office:value="6">
            <text:p>6</text:p>
          </table:table-cell>
          <table:table-cell/>
          <table:table-cell table:formula="of:=&quot;SELECT '&quot; &amp; [.B169] &amp; &quot;: ', optimized_acodekeyl_isit(s.x, &quot; &amp; [.I169] &amp; &quot;), TRUE&quot; &amp; IF(MOD([.I169];2)=1;&quot; AND (((s.x).code_key).code_id = &quot; &amp; [.$G$8] &amp; &quot;)&quot;;&quot;&quot;) &amp; IF(MOD(TRUNC([.I169]/2);2)=1;&quot; AND (((s.x).codifier_key).code_id = &quot; &amp; [.$E$8] &amp; &quot;)&quot;;&quot;&quot;) &amp; IF(MOD(TRUNC([.I169]/4);2)=1;&quot; AND (((s.x).key_lng).code_id = &quot; &amp; [.$C$8] &amp; &quot;)&quot;;&quot;&quot;) &amp; &quot; AS ok_isit FROM (SELECT optimize_acodekeyl(make_acodekeyl(make_codekey&quot; &amp; IF([.C169]=&quot;&quot;;IF([.D169]=&quot;&quot;;&quot;_null()&quot;;&quot;_bystr('&quot; &amp; [.D169] &amp; &quot;')&quot;);&quot;_byid(&quot; &amp; [.C169] &amp; &quot;)&quot;) &amp; &quot;, make_codekey&quot; &amp; IF([.E169]=&quot;&quot;;IF([.F169]=&quot;&quot;;&quot;_null()&quot;;&quot;_bystr('&quot; &amp; [.F169] &amp; &quot;')&quot;);&quot;_byid(&quot; &amp; [.E169] &amp; &quot;)&quot;) &amp; &quot;, make_codekey&quot; &amp; IF([.G169]=&quot;&quot;;IF([.H169]=&quot;&quot;;&quot;_null()&quot;;&quot;_bystr('&quot; &amp; [.H169] &amp; &quot;')&quot;);&quot;_byid(&quot; &amp; [.G169] &amp; &quot;)&quot;) &amp; &quot;), &quot; &amp; [.I169] &amp; &quot;) AS x) AS s;&quot;" office:value-type="string" office:string-value="SELECT 'c_nm (+l_nm,-cf): ', optimized_acodekeyl_isit(s.x, 6), TRUE AND (((s.x).codifier_key).code_id = 100) AND (((s.x).key_lng).code_id = 9001) AS ok_isit FROM (SELECT optimize_acodekeyl(make_acodekeyl(make_codekey_bystr('rus'), make_codekey_null(), make_codekey_bystr('код 101')), 6) AS x) AS s;">
            <text:p>SELECT 'c_nm (+l_nm,-cf): ', optimized_acodekeyl_isit(s.x, 6), TRUE AND (((s.x).codifier_key).code_id = 100) AND (((s.x).key_lng).code_id = 9001) AS ok_isit FROM (SELECT optimize_acodekeyl(make_acodekeyl(make_codekey_bystr('rus'), make_codekey_null(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6]" office:value-type="string" office:string-value="c_nm (+l_nm,+cf_id)">
            <text:p>c_nm (+l_nm,+cf_id)</text:p>
          </table:table-cell>
          <table:table-cell table:formula="of:=IF([.C146]=&quot;&quot;;&quot;&quot;;[.C146])">
            <text:p/>
          </table:table-cell>
          <table:table-cell table:formula="of:=IF([.D146]=&quot;&quot;;&quot;&quot;;[.D146])" office:value-type="string" office:string-value="rus">
            <text:p>rus</text:p>
          </table:table-cell>
          <table:table-cell table:formula="of:=IF([.E146]=&quot;&quot;;&quot;&quot;;[.E146])" office:value-type="float" office:value="100">
            <text:p>100</text:p>
          </table:table-cell>
          <table:table-cell table:formula="of:=IF([.F146]=&quot;&quot;;&quot;&quot;;[.F146])">
            <text:p/>
          </table:table-cell>
          <table:table-cell table:formula="of:=IF([.G146]=&quot;&quot;;&quot;&quot;;[.G146])">
            <text:p/>
          </table:table-cell>
          <table:table-cell table:formula="of:=IF([.H146]=&quot;&quot;;&quot;&quot;;[.H146])" office:value-type="string" office:string-value="код 101">
            <text:p>код 101</text:p>
          </table:table-cell>
          <table:table-cell table:formula="of:=IF([.B169]=&quot;cf_nm (+l_nm)&quot;;[.I169]+1;[.I169])" office:value-type="float" office:value="6">
            <text:p>6</text:p>
          </table:table-cell>
          <table:table-cell/>
          <table:table-cell table:formula="of:=&quot;SELECT '&quot; &amp; [.B170] &amp; &quot;: ', optimized_acodekeyl_isit(s.x, &quot; &amp; [.I170] &amp; &quot;), TRUE&quot; &amp; IF(MOD([.I170];2)=1;&quot; AND (((s.x).code_key).code_id = &quot; &amp; [.$G$8] &amp; &quot;)&quot;;&quot;&quot;) &amp; IF(MOD(TRUNC([.I170]/2);2)=1;&quot; AND (((s.x).codifier_key).code_id = &quot; &amp; [.$E$8] &amp; &quot;)&quot;;&quot;&quot;) &amp; IF(MOD(TRUNC([.I170]/4);2)=1;&quot; AND (((s.x).key_lng).code_id = &quot; &amp; [.$C$8] &amp; &quot;)&quot;;&quot;&quot;) &amp; &quot; AS ok_isit FROM (SELECT optimize_acodekeyl(make_acodekeyl(make_codekey&quot; &amp; IF([.C170]=&quot;&quot;;IF([.D170]=&quot;&quot;;&quot;_null()&quot;;&quot;_bystr('&quot; &amp; [.D170] &amp; &quot;')&quot;);&quot;_byid(&quot; &amp; [.C170] &amp; &quot;)&quot;) &amp; &quot;, make_codekey&quot; &amp; IF([.E170]=&quot;&quot;;IF([.F170]=&quot;&quot;;&quot;_null()&quot;;&quot;_bystr('&quot; &amp; [.F170] &amp; &quot;')&quot;);&quot;_byid(&quot; &amp; [.E170] &amp; &quot;)&quot;) &amp; &quot;, make_codekey&quot; &amp; IF([.G170]=&quot;&quot;;IF([.H170]=&quot;&quot;;&quot;_null()&quot;;&quot;_bystr('&quot; &amp; [.H170] &amp; &quot;')&quot;);&quot;_byid(&quot; &amp; [.G170] &amp; &quot;)&quot;) &amp; &quot;), &quot; &amp; [.I170] &amp; &quot;) AS x) AS s;&quot;" office:value-type="string" office:string-value="SELECT 'c_nm (+l_nm,+cf_id): ', optimized_acodekeyl_isit(s.x, 6), TRUE AND (((s.x).codifier_key).code_id = 100) AND (((s.x).key_lng).code_id = 9001) AS ok_isit FROM (SELECT optimize_acodekeyl(make_acodekeyl(make_codekey_bystr('rus'), make_codekey_byid(100), make_codekey_bystr('код 101')), 6) AS x) AS s;">
            <text:p>SELECT 'c_nm (+l_nm,+cf_id): ', optimized_acodekeyl_isit(s.x, 6), TRUE AND (((s.x).codifier_key).code_id = 100) AND (((s.x).key_lng).code_id = 9001) AS ok_isit FROM (SELECT optimize_acodekeyl(make_acodekeyl(make_codekey_bystr('rus'), make_codekey_byid(100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7]" office:value-type="string" office:string-value="c_nm (+l_nm,+cf_nm)">
            <text:p>c_nm (+l_nm,+cf_nm)</text:p>
          </table:table-cell>
          <table:table-cell table:formula="of:=IF([.C147]=&quot;&quot;;&quot;&quot;;[.C147])">
            <text:p/>
          </table:table-cell>
          <table:table-cell table:formula="of:=IF([.D147]=&quot;&quot;;&quot;&quot;;[.D147])" office:value-type="string" office:string-value="rus">
            <text:p>rus</text:p>
          </table:table-cell>
          <table:table-cell table:formula="of:=IF([.E147]=&quot;&quot;;&quot;&quot;;[.E147])">
            <text:p/>
          </table:table-cell>
          <table:table-cell table:formula="of:=IF([.F147]=&quot;&quot;;&quot;&quot;;[.F147])" office:value-type="string" office:string-value="тестовый кодификатор">
            <text:p>тестовый кодификатор</text:p>
          </table:table-cell>
          <table:table-cell table:formula="of:=IF([.G147]=&quot;&quot;;&quot;&quot;;[.G147])">
            <text:p/>
          </table:table-cell>
          <table:table-cell table:formula="of:=IF([.H147]=&quot;&quot;;&quot;&quot;;[.H147])" office:value-type="string" office:string-value="код 101">
            <text:p>код 101</text:p>
          </table:table-cell>
          <table:table-cell table:formula="of:=IF([.B170]=&quot;cf_nm (+l_nm)&quot;;[.I170]+1;[.I170])" office:value-type="float" office:value="6">
            <text:p>6</text:p>
          </table:table-cell>
          <table:table-cell/>
          <table:table-cell table:formula="of:=&quot;SELECT '&quot; &amp; [.B171] &amp; &quot;: ', optimized_acodekeyl_isit(s.x, &quot; &amp; [.I171] &amp; &quot;), TRUE&quot; &amp; IF(MOD([.I171];2)=1;&quot; AND (((s.x).code_key).code_id = &quot; &amp; [.$G$8] &amp; &quot;)&quot;;&quot;&quot;) &amp; IF(MOD(TRUNC([.I171]/2);2)=1;&quot; AND (((s.x).codifier_key).code_id = &quot; &amp; [.$E$8] &amp; &quot;)&quot;;&quot;&quot;) &amp; IF(MOD(TRUNC([.I171]/4);2)=1;&quot; AND (((s.x).key_lng).code_id = &quot; &amp; [.$C$8] &amp; &quot;)&quot;;&quot;&quot;) &amp; &quot; AS ok_isit FROM (SELECT optimize_acodekeyl(make_acodekeyl(make_codekey&quot; &amp; IF([.C171]=&quot;&quot;;IF([.D171]=&quot;&quot;;&quot;_null()&quot;;&quot;_bystr('&quot; &amp; [.D171] &amp; &quot;')&quot;);&quot;_byid(&quot; &amp; [.C171] &amp; &quot;)&quot;) &amp; &quot;, make_codekey&quot; &amp; IF([.E171]=&quot;&quot;;IF([.F171]=&quot;&quot;;&quot;_null()&quot;;&quot;_bystr('&quot; &amp; [.F171] &amp; &quot;')&quot;);&quot;_byid(&quot; &amp; [.E171] &amp; &quot;)&quot;) &amp; &quot;, make_codekey&quot; &amp; IF([.G171]=&quot;&quot;;IF([.H171]=&quot;&quot;;&quot;_null()&quot;;&quot;_bystr('&quot; &amp; [.H171] &amp; &quot;')&quot;);&quot;_byid(&quot; &amp; [.G171] &amp; &quot;)&quot;) &amp; &quot;), &quot; &amp; [.I171] &amp; &quot;) AS x) AS s;&quot;" office:value-type="string" office:string-value="SELECT 'c_nm (+l_nm,+cf_nm): ', optimized_acodekeyl_isit(s.x, 6), TRUE AND (((s.x).codifier_key).code_id = 100) AND (((s.x).key_lng).code_id = 9001) AS ok_isit FROM (SELECT optimize_acodekeyl(make_acodekeyl(make_codekey_bystr('rus'), make_codekey_bystr('тестовый кодификатор'), make_codekey_bystr('код 101')), 6) AS x) AS s;">
            <text:p>SELECT 'c_nm (+l_nm,+cf_nm): ', optimized_acodekeyl_isit(s.x, 6), TRUE AND (((s.x).codifier_key).code_id = 100) AND (((s.x).key_lng).code_id = 9001) AS ok_isit FROM (SELECT optimize_acodekeyl(make_acodekeyl(make_codekey_bystr('rus'), make_codekey_bystr('тестовый кодификатор'), make_codekey_bystr('код 101'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8]" office:value-type="string" office:string-value="cf_id (-l)">
            <text:p>cf_id (-l)</text:p>
          </table:table-cell>
          <table:table-cell table:formula="of:=IF([.C148]=&quot;&quot;;&quot;&quot;;[.C148])">
            <text:p/>
          </table:table-cell>
          <table:table-cell table:formula="of:=IF([.D148]=&quot;&quot;;&quot;&quot;;[.D148])">
            <text:p/>
          </table:table-cell>
          <table:table-cell table:formula="of:=IF([.E148]=&quot;&quot;;&quot;&quot;;[.E148])" office:value-type="float" office:value="100">
            <text:p>100</text:p>
          </table:table-cell>
          <table:table-cell table:formula="of:=IF([.F148]=&quot;&quot;;&quot;&quot;;[.F148])">
            <text:p/>
          </table:table-cell>
          <table:table-cell table:formula="of:=IF([.G148]=&quot;&quot;;&quot;&quot;;[.G148])">
            <text:p/>
          </table:table-cell>
          <table:table-cell table:formula="of:=IF([.H148]=&quot;&quot;;&quot;&quot;;[.H148])">
            <text:p/>
          </table:table-cell>
          <table:table-cell table:formula="of:=IF([.B171]=&quot;cf_nm (+l_nm)&quot;;[.I171]+1;[.I171])" office:value-type="float" office:value="6">
            <text:p>6</text:p>
          </table:table-cell>
          <table:table-cell/>
          <table:table-cell table:formula="of:=&quot;SELECT '&quot; &amp; [.B172] &amp; &quot;: ', optimized_acodekeyl_isit(s.x, &quot; &amp; [.I172] &amp; &quot;), TRUE&quot; &amp; IF(MOD([.I172];2)=1;&quot; AND (((s.x).code_key).code_id = &quot; &amp; [.$G$8] &amp; &quot;)&quot;;&quot;&quot;) &amp; IF(MOD(TRUNC([.I172]/2);2)=1;&quot; AND (((s.x).codifier_key).code_id = &quot; &amp; [.$E$8] &amp; &quot;)&quot;;&quot;&quot;) &amp; IF(MOD(TRUNC([.I172]/4);2)=1;&quot; AND (((s.x).key_lng).code_id = &quot; &amp; [.$C$8] &amp; &quot;)&quot;;&quot;&quot;) &amp; &quot; AS ok_isit FROM (SELECT optimize_acodekeyl(make_acodekeyl(make_codekey&quot; &amp; IF([.C172]=&quot;&quot;;IF([.D172]=&quot;&quot;;&quot;_null()&quot;;&quot;_bystr('&quot; &amp; [.D172] &amp; &quot;')&quot;);&quot;_byid(&quot; &amp; [.C172] &amp; &quot;)&quot;) &amp; &quot;, make_codekey&quot; &amp; IF([.E172]=&quot;&quot;;IF([.F172]=&quot;&quot;;&quot;_null()&quot;;&quot;_bystr('&quot; &amp; [.F172] &amp; &quot;')&quot;);&quot;_byid(&quot; &amp; [.E172] &amp; &quot;)&quot;) &amp; &quot;, make_codekey&quot; &amp; IF([.G172]=&quot;&quot;;IF([.H172]=&quot;&quot;;&quot;_null()&quot;;&quot;_bystr('&quot; &amp; [.H172] &amp; &quot;')&quot;);&quot;_byid(&quot; &amp; [.G172] &amp; &quot;)&quot;) &amp; &quot;), &quot; &amp; [.I172] &amp; &quot;) AS x) AS s;&quot;" office:value-type="string" office:string-value="SELECT 'cf_id (-l): ', optimized_acodekeyl_isit(s.x, 6), TRUE AND (((s.x).codifier_key).code_id = 100) AND (((s.x).key_lng).code_id = 9001) AS ok_isit FROM (SELECT optimize_acodekeyl(make_acodekeyl(make_codekey_null(), make_codekey_byid(100), make_codekey_null()), 6) AS x) AS s;">
            <text:p>SELECT 'cf_id (-l): ', optimized_acodekeyl_isit(s.x, 6), TRUE AND (((s.x).codifier_key).code_id = 100) AND (((s.x).key_lng).code_id = 9001) AS ok_isit FROM (SELECT optimize_acodekeyl(make_acodekeyl(make_codekey_null(), make_codekey_byid(100), make_codekey_null(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49]" office:value-type="string" office:string-value="cf_id (+l_id)">
            <text:p>cf_id (+l_id)</text:p>
          </table:table-cell>
          <table:table-cell table:formula="of:=IF([.C149]=&quot;&quot;;&quot;&quot;;[.C149])" office:value-type="float" office:value="9001">
            <text:p>9001</text:p>
          </table:table-cell>
          <table:table-cell table:formula="of:=IF([.D149]=&quot;&quot;;&quot;&quot;;[.D149])">
            <text:p/>
          </table:table-cell>
          <table:table-cell table:formula="of:=IF([.E149]=&quot;&quot;;&quot;&quot;;[.E149])" office:value-type="float" office:value="100">
            <text:p>100</text:p>
          </table:table-cell>
          <table:table-cell table:formula="of:=IF([.F149]=&quot;&quot;;&quot;&quot;;[.F149])">
            <text:p/>
          </table:table-cell>
          <table:table-cell table:formula="of:=IF([.G149]=&quot;&quot;;&quot;&quot;;[.G149])">
            <text:p/>
          </table:table-cell>
          <table:table-cell table:formula="of:=IF([.H149]=&quot;&quot;;&quot;&quot;;[.H149])">
            <text:p/>
          </table:table-cell>
          <table:table-cell table:formula="of:=IF([.B172]=&quot;cf_nm (+l_nm)&quot;;[.I172]+1;[.I172])" office:value-type="float" office:value="6">
            <text:p>6</text:p>
          </table:table-cell>
          <table:table-cell/>
          <table:table-cell table:formula="of:=&quot;SELECT '&quot; &amp; [.B173] &amp; &quot;: ', optimized_acodekeyl_isit(s.x, &quot; &amp; [.I173] &amp; &quot;), TRUE&quot; &amp; IF(MOD([.I173];2)=1;&quot; AND (((s.x).code_key).code_id = &quot; &amp; [.$G$8] &amp; &quot;)&quot;;&quot;&quot;) &amp; IF(MOD(TRUNC([.I173]/2);2)=1;&quot; AND (((s.x).codifier_key).code_id = &quot; &amp; [.$E$8] &amp; &quot;)&quot;;&quot;&quot;) &amp; IF(MOD(TRUNC([.I173]/4);2)=1;&quot; AND (((s.x).key_lng).code_id = &quot; &amp; [.$C$8] &amp; &quot;)&quot;;&quot;&quot;) &amp; &quot; AS ok_isit FROM (SELECT optimize_acodekeyl(make_acodekeyl(make_codekey&quot; &amp; IF([.C173]=&quot;&quot;;IF([.D173]=&quot;&quot;;&quot;_null()&quot;;&quot;_bystr('&quot; &amp; [.D173] &amp; &quot;')&quot;);&quot;_byid(&quot; &amp; [.C173] &amp; &quot;)&quot;) &amp; &quot;, make_codekey&quot; &amp; IF([.E173]=&quot;&quot;;IF([.F173]=&quot;&quot;;&quot;_null()&quot;;&quot;_bystr('&quot; &amp; [.F173] &amp; &quot;')&quot;);&quot;_byid(&quot; &amp; [.E173] &amp; &quot;)&quot;) &amp; &quot;, make_codekey&quot; &amp; IF([.G173]=&quot;&quot;;IF([.H173]=&quot;&quot;;&quot;_null()&quot;;&quot;_bystr('&quot; &amp; [.H173] &amp; &quot;')&quot;);&quot;_byid(&quot; &amp; [.G173] &amp; &quot;)&quot;) &amp; &quot;), &quot; &amp; [.I173] &amp; &quot;) AS x) AS s;&quot;" office:value-type="string" office:string-value="SELECT 'cf_id (+l_id): ', optimized_acodekeyl_isit(s.x, 6), TRUE AND (((s.x).codifier_key).code_id = 100) AND (((s.x).key_lng).code_id = 9001) AS ok_isit FROM (SELECT optimize_acodekeyl(make_acodekeyl(make_codekey_byid(9001), make_codekey_byid(100), make_codekey_null()), 6) AS x) AS s;">
            <text:p>SELECT 'cf_id (+l_id): ', optimized_acodekeyl_isit(s.x, 6), TRUE AND (((s.x).codifier_key).code_id = 100) AND (((s.x).key_lng).code_id = 9001) AS ok_isit FROM (SELECT optimize_acodekeyl(make_acodekeyl(make_codekey_byid(9001), make_codekey_byid(100), make_codekey_null(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50]" office:value-type="string" office:string-value="cf_id (+l_nm)">
            <text:p>cf_id (+l_nm)</text:p>
          </table:table-cell>
          <table:table-cell table:formula="of:=IF([.C150]=&quot;&quot;;&quot;&quot;;[.C150])">
            <text:p/>
          </table:table-cell>
          <table:table-cell table:formula="of:=IF([.D150]=&quot;&quot;;&quot;&quot;;[.D150])" office:value-type="string" office:string-value="rus">
            <text:p>rus</text:p>
          </table:table-cell>
          <table:table-cell table:formula="of:=IF([.E150]=&quot;&quot;;&quot;&quot;;[.E150])" office:value-type="float" office:value="100">
            <text:p>100</text:p>
          </table:table-cell>
          <table:table-cell table:formula="of:=IF([.F150]=&quot;&quot;;&quot;&quot;;[.F150])">
            <text:p/>
          </table:table-cell>
          <table:table-cell table:formula="of:=IF([.G150]=&quot;&quot;;&quot;&quot;;[.G150])">
            <text:p/>
          </table:table-cell>
          <table:table-cell table:formula="of:=IF([.H150]=&quot;&quot;;&quot;&quot;;[.H150])">
            <text:p/>
          </table:table-cell>
          <table:table-cell table:formula="of:=IF([.B173]=&quot;cf_nm (+l_nm)&quot;;[.I173]+1;[.I173])" office:value-type="float" office:value="6">
            <text:p>6</text:p>
          </table:table-cell>
          <table:table-cell/>
          <table:table-cell table:formula="of:=&quot;SELECT '&quot; &amp; [.B174] &amp; &quot;: ', optimized_acodekeyl_isit(s.x, &quot; &amp; [.I174] &amp; &quot;), TRUE&quot; &amp; IF(MOD([.I174];2)=1;&quot; AND (((s.x).code_key).code_id = &quot; &amp; [.$G$8] &amp; &quot;)&quot;;&quot;&quot;) &amp; IF(MOD(TRUNC([.I174]/2);2)=1;&quot; AND (((s.x).codifier_key).code_id = &quot; &amp; [.$E$8] &amp; &quot;)&quot;;&quot;&quot;) &amp; IF(MOD(TRUNC([.I174]/4);2)=1;&quot; AND (((s.x).key_lng).code_id = &quot; &amp; [.$C$8] &amp; &quot;)&quot;;&quot;&quot;) &amp; &quot; AS ok_isit FROM (SELECT optimize_acodekeyl(make_acodekeyl(make_codekey&quot; &amp; IF([.C174]=&quot;&quot;;IF([.D174]=&quot;&quot;;&quot;_null()&quot;;&quot;_bystr('&quot; &amp; [.D174] &amp; &quot;')&quot;);&quot;_byid(&quot; &amp; [.C174] &amp; &quot;)&quot;) &amp; &quot;, make_codekey&quot; &amp; IF([.E174]=&quot;&quot;;IF([.F174]=&quot;&quot;;&quot;_null()&quot;;&quot;_bystr('&quot; &amp; [.F174] &amp; &quot;')&quot;);&quot;_byid(&quot; &amp; [.E174] &amp; &quot;)&quot;) &amp; &quot;, make_codekey&quot; &amp; IF([.G174]=&quot;&quot;;IF([.H174]=&quot;&quot;;&quot;_null()&quot;;&quot;_bystr('&quot; &amp; [.H174] &amp; &quot;')&quot;);&quot;_byid(&quot; &amp; [.G174] &amp; &quot;)&quot;) &amp; &quot;), &quot; &amp; [.I174] &amp; &quot;) AS x) AS s;&quot;" office:value-type="string" office:string-value="SELECT 'cf_id (+l_nm): ', optimized_acodekeyl_isit(s.x, 6), TRUE AND (((s.x).codifier_key).code_id = 100) AND (((s.x).key_lng).code_id = 9001) AS ok_isit FROM (SELECT optimize_acodekeyl(make_acodekeyl(make_codekey_bystr('rus'), make_codekey_byid(100), make_codekey_null()), 6) AS x) AS s;">
            <text:p>SELECT 'cf_id (+l_nm): ', optimized_acodekeyl_isit(s.x, 6), TRUE AND (((s.x).codifier_key).code_id = 100) AND (((s.x).key_lng).code_id = 9001) AS ok_isit FROM (SELECT optimize_acodekeyl(make_acodekeyl(make_codekey_bystr('rus'), make_codekey_byid(100), make_codekey_null(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51]" office:value-type="string" office:string-value="cf_nm (-l)">
            <text:p>cf_nm (-l)</text:p>
          </table:table-cell>
          <table:table-cell table:formula="of:=IF([.C151]=&quot;&quot;;&quot;&quot;;[.C151])">
            <text:p/>
          </table:table-cell>
          <table:table-cell table:formula="of:=IF([.D151]=&quot;&quot;;&quot;&quot;;[.D151])">
            <text:p/>
          </table:table-cell>
          <table:table-cell table:formula="of:=IF([.E151]=&quot;&quot;;&quot;&quot;;[.E151])">
            <text:p/>
          </table:table-cell>
          <table:table-cell table:formula="of:=IF([.F151]=&quot;&quot;;&quot;&quot;;[.F151])" office:value-type="string" office:string-value="test codifier">
            <text:p>test codifier</text:p>
          </table:table-cell>
          <table:table-cell table:formula="of:=IF([.G151]=&quot;&quot;;&quot;&quot;;[.G151])">
            <text:p/>
          </table:table-cell>
          <table:table-cell table:formula="of:=IF([.H151]=&quot;&quot;;&quot;&quot;;[.H151])">
            <text:p/>
          </table:table-cell>
          <table:table-cell table:formula="of:=IF([.B174]=&quot;cf_nm (+l_nm)&quot;;[.I174]+1;[.I174])" office:value-type="float" office:value="6">
            <text:p>6</text:p>
          </table:table-cell>
          <table:table-cell/>
          <table:table-cell table:formula="of:=&quot;SELECT '&quot; &amp; [.B175] &amp; &quot;: ', optimized_acodekeyl_isit(s.x, &quot; &amp; [.I175] &amp; &quot;), TRUE&quot; &amp; IF(MOD([.I175];2)=1;&quot; AND (((s.x).code_key).code_id = &quot; &amp; [.$G$8] &amp; &quot;)&quot;;&quot;&quot;) &amp; IF(MOD(TRUNC([.I175]/2);2)=1;&quot; AND (((s.x).codifier_key).code_id = &quot; &amp; [.$E$8] &amp; &quot;)&quot;;&quot;&quot;) &amp; IF(MOD(TRUNC([.I175]/4);2)=1;&quot; AND (((s.x).key_lng).code_id = &quot; &amp; [.$C$8] &amp; &quot;)&quot;;&quot;&quot;) &amp; &quot; AS ok_isit FROM (SELECT optimize_acodekeyl(make_acodekeyl(make_codekey&quot; &amp; IF([.C175]=&quot;&quot;;IF([.D175]=&quot;&quot;;&quot;_null()&quot;;&quot;_bystr('&quot; &amp; [.D175] &amp; &quot;')&quot;);&quot;_byid(&quot; &amp; [.C175] &amp; &quot;)&quot;) &amp; &quot;, make_codekey&quot; &amp; IF([.E175]=&quot;&quot;;IF([.F175]=&quot;&quot;;&quot;_null()&quot;;&quot;_bystr('&quot; &amp; [.F175] &amp; &quot;')&quot;);&quot;_byid(&quot; &amp; [.E175] &amp; &quot;)&quot;) &amp; &quot;, make_codekey&quot; &amp; IF([.G175]=&quot;&quot;;IF([.H175]=&quot;&quot;;&quot;_null()&quot;;&quot;_bystr('&quot; &amp; [.H175] &amp; &quot;')&quot;);&quot;_byid(&quot; &amp; [.G175] &amp; &quot;)&quot;) &amp; &quot;), &quot; &amp; [.I175] &amp; &quot;) AS x) AS s;&quot;" office:value-type="string" office:string-value="SELECT 'cf_nm (-l): ', optimized_acodekeyl_isit(s.x, 6), TRUE AND (((s.x).codifier_key).code_id = 100) AND (((s.x).key_lng).code_id = 9001) AS ok_isit FROM (SELECT optimize_acodekeyl(make_acodekeyl(make_codekey_null(), make_codekey_bystr('test codifier'), make_codekey_null()), 6) AS x) AS s;">
            <text:p>SELECT 'cf_nm (-l): ', optimized_acodekeyl_isit(s.x, 6), TRUE AND (((s.x).codifier_key).code_id = 100) AND (((s.x).key_lng).code_id = 9001) AS ok_isit FROM (SELECT optimize_acodekeyl(make_acodekeyl(make_codekey_null(), make_codekey_bystr('test codifier'), make_codekey_null()), 6) AS x) AS s;</text:p>
          </table:table-cell>
          <table:table-cell table:number-columns-repeated="1013"/>
        </table:table-row>
        <table:table-row table:style-name="ro1">
          <table:table-cell/>
          <table:table-cell table:formula="of:=[.B152]" office:value-type="string" office:string-value="cf_nm (+l_id)">
            <text:p>cf_nm (+l_id)</text:p>
          </table:table-cell>
          <table:table-cell table:formula="of:=IF([.C152]=&quot;&quot;;&quot;&quot;;[.C152])" office:value-type="float" office:value="9001">
            <text:p>9001</text:p>
          </table:table-cell>
          <table:table-cell table:formula="of:=IF([.D152]=&quot;&quot;;&quot;&quot;;[.D152])">
            <text:p/>
          </table:table-cell>
          <table:table-cell table:formula="of:=IF([.E152]=&quot;&quot;;&quot;&quot;;[.E152])">
            <text:p/>
          </table:table-cell>
          <table:table-cell table:formula="of:=IF([.F152]=&quot;&quot;;&quot;&quot;;[.F152])" office:value-type="string" office:string-value="тестовый кодификатор">
            <text:p>тестовый кодификатор</text:p>
          </table:table-cell>
          <table:table-cell table:formula="of:=IF([.G152]=&quot;&quot;;&quot;&quot;;[.G152])">
            <text:p/>
          </table:table-cell>
          <table:table-cell table:formula="of:=IF([.H152]=&quot;&quot;;&quot;&quot;;[.H152])">
            <text:p/>
          </table:table-cell>
          <table:table-cell table:formula="of:=IF([.B175]=&quot;cf_nm (+l_nm)&quot;;[.I175]+1;[.I175])" office:value-type="float" office:value="6">
            <text:p>6</text:p>
          </table:table-cell>
          <table:table-cell/>
          <table:table-cell table:formula="of:=&quot;SELECT '&quot; &amp; [.B176] &amp; &quot;: ', optimized_acodekeyl_isit(s.x, &quot; &amp; [.I176] &amp; &quot;), TRUE&quot; &amp; IF(MOD([.I176];2)=1;&quot; AND (((s.x).code_key).code_id = &quot; &amp; [.$G$8] &amp; &quot;)&quot;;&quot;&quot;) &amp; IF(MOD(TRUNC([.I176]/2);2)=1;&quot; AND (((s.x).codifier_key).code_id = &quot; &amp; [.$E$8] &amp; &quot;)&quot;;&quot;&quot;) &amp; IF(MOD(TRUNC([.I176]/4);2)=1;&quot; AND (((s.x).key_lng).code_id = &quot; &amp; [.$C$8] &amp; &quot;)&quot;;&quot;&quot;) &amp; &quot; AS ok_isit FROM (SELECT optimize_acodekeyl(make_acodekeyl(make_codekey&quot; &amp; IF([.C176]=&quot;&quot;;IF([.D176]=&quot;&quot;;&quot;_null()&quot;;&quot;_bystr('&quot; &amp; [.D176] &amp; &quot;')&quot;);&quot;_byid(&quot; &amp; [.C176] &amp; &quot;)&quot;) &amp; &quot;, make_codekey&quot; &amp; IF([.E176]=&quot;&quot;;IF([.F176]=&quot;&quot;;&quot;_null()&quot;;&quot;_bystr('&quot; &amp; [.F176] &amp; &quot;')&quot;);&quot;_byid(&quot; &amp; [.E176] &amp; &quot;)&quot;) &amp; &quot;, make_codekey&quot; &amp; IF([.G176]=&quot;&quot;;IF([.H176]=&quot;&quot;;&quot;_null()&quot;;&quot;_bystr('&quot; &amp; [.H176] &amp; &quot;')&quot;);&quot;_byid(&quot; &amp; [.G176] &amp; &quot;)&quot;) &amp; &quot;), &quot; &amp; [.I176] &amp; &quot;) AS x) AS s;&quot;" office:value-type="string" office:string-value="SELECT 'cf_nm (+l_id): ', optimized_acodekeyl_isit(s.x, 6), TRUE AND (((s.x).codifier_key).code_id = 100) AND (((s.x).key_lng).code_id = 9001) AS ok_isit FROM (SELECT optimize_acodekeyl(make_acodekeyl(make_codekey_byid(9001), make_codekey_bystr('тестовый кодификатор'), make_codekey_null()), 6) AS x) AS s;">
            <text:p>SELECT 'cf_nm (+l_id): ', optimized_acodekeyl_isit(s.x, 6), TRUE AND (((s.x).codifier_key).code_id = 100) AND (((s.x).key_lng).code_id = 9001) AS ok_isit FROM (SELECT optimize_acodekeyl(make_acodekeyl(make_codekey_byid(9001), make_codekey_bystr('тестовый кодификатор'), make_codekey_null()), 6) AS x) AS s;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table:formula="of:=[.B153]" office:value-type="string" office:string-value="cf_nm (+l_nm)">
            <text:p>cf_nm (+l_nm)</text:p>
          </table:table-cell>
          <table:table-cell table:style-name="ce2" table:formula="of:=IF([.C153]=&quot;&quot;;&quot;&quot;;[.C153])">
            <text:p/>
          </table:table-cell>
          <table:table-cell table:style-name="ce2" table:formula="of:=IF([.D153]=&quot;&quot;;&quot;&quot;;[.D153])" office:value-type="string" office:string-value="rus">
            <text:p>rus</text:p>
          </table:table-cell>
          <table:table-cell table:style-name="ce2" table:formula="of:=IF([.E153]=&quot;&quot;;&quot;&quot;;[.E153])">
            <text:p/>
          </table:table-cell>
          <table:table-cell table:style-name="ce2" table:formula="of:=IF([.F153]=&quot;&quot;;&quot;&quot;;[.F153])" office:value-type="string" office:string-value="тестовый кодификатор">
            <text:p>тестовый кодификатор</text:p>
          </table:table-cell>
          <table:table-cell table:style-name="ce2" table:formula="of:=IF([.G153]=&quot;&quot;;&quot;&quot;;[.G153])">
            <text:p/>
          </table:table-cell>
          <table:table-cell table:style-name="ce2" table:formula="of:=IF([.H153]=&quot;&quot;;&quot;&quot;;[.H153])">
            <text:p/>
          </table:table-cell>
          <table:table-cell table:style-name="ce2" table:formula="of:=IF([.B176]=&quot;cf_nm (+l_nm)&quot;;[.I176]+1;[.I176])" office:value-type="float" office:value="6">
            <text:p>6</text:p>
          </table:table-cell>
          <table:table-cell table:style-name="ce8"/>
          <table:table-cell table:formula="of:=&quot;SELECT '&quot; &amp; [.B177] &amp; &quot;: ', optimized_acodekeyl_isit(s.x, &quot; &amp; [.I177] &amp; &quot;), TRUE&quot; &amp; IF(MOD([.I177];2)=1;&quot; AND (((s.x).code_key).code_id = &quot; &amp; [.$G$8] &amp; &quot;)&quot;;&quot;&quot;) &amp; IF(MOD(TRUNC([.I177]/2);2)=1;&quot; AND (((s.x).codifier_key).code_id = &quot; &amp; [.$E$8] &amp; &quot;)&quot;;&quot;&quot;) &amp; IF(MOD(TRUNC([.I177]/4);2)=1;&quot; AND (((s.x).key_lng).code_id = &quot; &amp; [.$C$8] &amp; &quot;)&quot;;&quot;&quot;) &amp; &quot; AS ok_isit FROM (SELECT optimize_acodekeyl(make_acodekeyl(make_codekey&quot; &amp; IF([.C177]=&quot;&quot;;IF([.D177]=&quot;&quot;;&quot;_null()&quot;;&quot;_bystr('&quot; &amp; [.D177] &amp; &quot;')&quot;);&quot;_byid(&quot; &amp; [.C177] &amp; &quot;)&quot;) &amp; &quot;, make_codekey&quot; &amp; IF([.E177]=&quot;&quot;;IF([.F177]=&quot;&quot;;&quot;_null()&quot;;&quot;_bystr('&quot; &amp; [.F177] &amp; &quot;')&quot;);&quot;_byid(&quot; &amp; [.E177] &amp; &quot;)&quot;) &amp; &quot;, make_codekey&quot; &amp; IF([.G177]=&quot;&quot;;IF([.H177]=&quot;&quot;;&quot;_null()&quot;;&quot;_bystr('&quot; &amp; [.H177] &amp; &quot;')&quot;);&quot;_byid(&quot; &amp; [.G177] &amp; &quot;)&quot;) &amp; &quot;), &quot; &amp; [.I177] &amp; &quot;) AS x) AS s;&quot;" office:value-type="string" office:string-value="SELECT 'cf_nm (+l_nm): ', optimized_acodekeyl_isit(s.x, 6), TRUE AND (((s.x).codifier_key).code_id = 100) AND (((s.x).key_lng).code_id = 9001) AS ok_isit FROM (SELECT optimize_acodekeyl(make_acodekeyl(make_codekey_bystr('rus'), make_codekey_bystr('тестовый кодификатор'), make_codekey_null()), 6) AS x) AS s;">
            <text:p>SELECT 'cf_nm (+l_nm): ', optimized_acodekeyl_isit(s.x, 6), TRUE AND (((s.x).codifier_key).code_id = 100) AND (((s.x).key_lng).code_id = 9001) AS ok_isit FROM (SELECT optimize_acodekeyl(make_acodekeyl(make_codekey_bystr('rus'), make_codekey_bystr('тестовый кодификатор'), make_codekey_null()), 6) AS x) AS s;</text:p>
          </table:table-cell>
          <table:table-cell table:style-name="ce2" table:number-columns-repeated="1013"/>
        </table:table-row>
        <table:table-row table:style-name="ro1">
          <table:table-cell/>
          <table:table-cell table:formula="of:=[.B154]" office:value-type="string" office:string-value="c_id (-l,-cf)">
            <text:p>c_id (-l,-cf)</text:p>
          </table:table-cell>
          <table:table-cell table:formula="of:=IF([.C154]=&quot;&quot;;&quot;&quot;;[.C154])">
            <text:p/>
          </table:table-cell>
          <table:table-cell table:formula="of:=IF([.D154]=&quot;&quot;;&quot;&quot;;[.D154])">
            <text:p/>
          </table:table-cell>
          <table:table-cell table:formula="of:=IF([.E154]=&quot;&quot;;&quot;&quot;;[.E154])">
            <text:p/>
          </table:table-cell>
          <table:table-cell table:formula="of:=IF([.F154]=&quot;&quot;;&quot;&quot;;[.F154])">
            <text:p/>
          </table:table-cell>
          <table:table-cell table:formula="of:=IF([.G154]=&quot;&quot;;&quot;&quot;;[.G154])" office:value-type="float" office:value="110">
            <text:p>110</text:p>
          </table:table-cell>
          <table:table-cell table:formula="of:=IF([.H154]=&quot;&quot;;&quot;&quot;;[.H154])">
            <text:p/>
          </table:table-cell>
          <table:table-cell table:formula="of:=IF([.B177]=&quot;cf_nm (+l_nm)&quot;;[.I177]+1;[.I177])" office:value-type="float" office:value="7">
            <text:p>7</text:p>
          </table:table-cell>
          <table:table-cell/>
          <table:table-cell table:formula="of:=&quot;SELECT '&quot; &amp; [.B178] &amp; &quot;: ', optimized_acodekeyl_isit(s.x, &quot; &amp; [.I178] &amp; &quot;), TRUE&quot; &amp; IF(MOD([.I178];2)=1;&quot; AND (((s.x).code_key).code_id = &quot; &amp; [.$G$8] &amp; &quot;)&quot;;&quot;&quot;) &amp; IF(MOD(TRUNC([.I178]/2);2)=1;&quot; AND (((s.x).codifier_key).code_id = &quot; &amp; [.$E$8] &amp; &quot;)&quot;;&quot;&quot;) &amp; IF(MOD(TRUNC([.I178]/4);2)=1;&quot; AND (((s.x).key_lng).code_id = &quot; &amp; [.$C$8] &amp; &quot;)&quot;;&quot;&quot;) &amp; &quot; AS ok_isit FROM (SELECT optimize_acodekeyl(make_acodekeyl(make_codekey&quot; &amp; IF([.C178]=&quot;&quot;;IF([.D178]=&quot;&quot;;&quot;_null()&quot;;&quot;_bystr('&quot; &amp; [.D178] &amp; &quot;')&quot;);&quot;_byid(&quot; &amp; [.C178] &amp; &quot;)&quot;) &amp; &quot;, make_codekey&quot; &amp; IF([.E178]=&quot;&quot;;IF([.F178]=&quot;&quot;;&quot;_null()&quot;;&quot;_bystr('&quot; &amp; [.F178] &amp; &quot;')&quot;);&quot;_byid(&quot; &amp; [.E178] &amp; &quot;)&quot;) &amp; &quot;, make_codekey&quot; &amp; IF([.G178]=&quot;&quot;;IF([.H178]=&quot;&quot;;&quot;_null()&quot;;&quot;_bystr('&quot; &amp; [.H178] &amp; &quot;')&quot;);&quot;_byid(&quot; &amp; [.G178] &amp; &quot;)&quot;) &amp; &quot;), &quot; &amp; [.I178] &amp; &quot;) AS x) AS s;&quot;" office:value-type="string" office:string-value="SELECT 'c_id (-l,-cf): ', optimized_acodekeyl_isit(s.x, 7), TRUE AND (((s.x).code_key).code_id = 110) AND (((s.x).codifier_key).code_id = 100) AND (((s.x).key_lng).code_id = 9001) AS ok_isit FROM (SELECT optimize_acodekeyl(make_acodekeyl(make_codekey_null(), make_codekey_null(), make_codekey_byid(110)), 7) AS x) AS s;">
            <text:p>SELECT 'c_id (-l,-cf): ', optimized_acodekeyl_isit(s.x, 7), TRUE AND (((s.x).code_key).code_id = 110) AND (((s.x).codifier_key).code_id = 100) AND (((s.x).key_lng).code_id = 9001) AS ok_isit FROM (SELECT optimize_acodekeyl(make_acodekeyl(make_codekey_null(), make_codekey_null(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5]" office:value-type="string" office:string-value="c_id (-l,+cf_id)">
            <text:p>c_id (-l,+cf_id)</text:p>
          </table:table-cell>
          <table:table-cell table:formula="of:=IF([.C155]=&quot;&quot;;&quot;&quot;;[.C155])">
            <text:p/>
          </table:table-cell>
          <table:table-cell table:formula="of:=IF([.D155]=&quot;&quot;;&quot;&quot;;[.D155])">
            <text:p/>
          </table:table-cell>
          <table:table-cell table:formula="of:=IF([.E155]=&quot;&quot;;&quot;&quot;;[.E155])" office:value-type="float" office:value="100">
            <text:p>100</text:p>
          </table:table-cell>
          <table:table-cell table:formula="of:=IF([.F155]=&quot;&quot;;&quot;&quot;;[.F155])">
            <text:p/>
          </table:table-cell>
          <table:table-cell table:formula="of:=IF([.G155]=&quot;&quot;;&quot;&quot;;[.G155])" office:value-type="float" office:value="110">
            <text:p>110</text:p>
          </table:table-cell>
          <table:table-cell table:formula="of:=IF([.H155]=&quot;&quot;;&quot;&quot;;[.H155])">
            <text:p/>
          </table:table-cell>
          <table:table-cell table:formula="of:=IF([.B178]=&quot;cf_nm (+l_nm)&quot;;[.I178]+1;[.I178])" office:value-type="float" office:value="7">
            <text:p>7</text:p>
          </table:table-cell>
          <table:table-cell/>
          <table:table-cell table:formula="of:=&quot;SELECT '&quot; &amp; [.B179] &amp; &quot;: ', optimized_acodekeyl_isit(s.x, &quot; &amp; [.I179] &amp; &quot;), TRUE&quot; &amp; IF(MOD([.I179];2)=1;&quot; AND (((s.x).code_key).code_id = &quot; &amp; [.$G$8] &amp; &quot;)&quot;;&quot;&quot;) &amp; IF(MOD(TRUNC([.I179]/2);2)=1;&quot; AND (((s.x).codifier_key).code_id = &quot; &amp; [.$E$8] &amp; &quot;)&quot;;&quot;&quot;) &amp; IF(MOD(TRUNC([.I179]/4);2)=1;&quot; AND (((s.x).key_lng).code_id = &quot; &amp; [.$C$8] &amp; &quot;)&quot;;&quot;&quot;) &amp; &quot; AS ok_isit FROM (SELECT optimize_acodekeyl(make_acodekeyl(make_codekey&quot; &amp; IF([.C179]=&quot;&quot;;IF([.D179]=&quot;&quot;;&quot;_null()&quot;;&quot;_bystr('&quot; &amp; [.D179] &amp; &quot;')&quot;);&quot;_byid(&quot; &amp; [.C179] &amp; &quot;)&quot;) &amp; &quot;, make_codekey&quot; &amp; IF([.E179]=&quot;&quot;;IF([.F179]=&quot;&quot;;&quot;_null()&quot;;&quot;_bystr('&quot; &amp; [.F179] &amp; &quot;')&quot;);&quot;_byid(&quot; &amp; [.E179] &amp; &quot;)&quot;) &amp; &quot;, make_codekey&quot; &amp; IF([.G179]=&quot;&quot;;IF([.H179]=&quot;&quot;;&quot;_null()&quot;;&quot;_bystr('&quot; &amp; [.H179] &amp; &quot;')&quot;);&quot;_byid(&quot; &amp; [.G179] &amp; &quot;)&quot;) &amp; &quot;), &quot; &amp; [.I179] &amp; &quot;) AS x) AS s;&quot;" office:value-type="string" office:string-value="SELECT 'c_id (-l,+cf_id): ', optimized_acodekeyl_isit(s.x, 7), TRUE AND (((s.x).code_key).code_id = 110) AND (((s.x).codifier_key).code_id = 100) AND (((s.x).key_lng).code_id = 9001) AS ok_isit FROM (SELECT optimize_acodekeyl(make_acodekeyl(make_codekey_null(), make_codekey_byid(100), make_codekey_byid(110)), 7) AS x) AS s;">
            <text:p>SELECT 'c_id (-l,+cf_id): ', optimized_acodekeyl_isit(s.x, 7), TRUE AND (((s.x).code_key).code_id = 110) AND (((s.x).codifier_key).code_id = 100) AND (((s.x).key_lng).code_id = 9001) AS ok_isit FROM (SELECT optimize_acodekeyl(make_acodekeyl(make_codekey_null(), make_codekey_byid(100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6]" office:value-type="string" office:string-value="c_id (-l,+cf_nm)">
            <text:p>c_id (-l,+cf_nm)</text:p>
          </table:table-cell>
          <table:table-cell table:formula="of:=IF([.C156]=&quot;&quot;;&quot;&quot;;[.C156])">
            <text:p/>
          </table:table-cell>
          <table:table-cell table:formula="of:=IF([.D156]=&quot;&quot;;&quot;&quot;;[.D156])">
            <text:p/>
          </table:table-cell>
          <table:table-cell table:formula="of:=IF([.E156]=&quot;&quot;;&quot;&quot;;[.E156])">
            <text:p/>
          </table:table-cell>
          <table:table-cell table:formula="of:=IF([.F156]=&quot;&quot;;&quot;&quot;;[.F156])" office:value-type="string" office:string-value="test codifier">
            <text:p>test codifier</text:p>
          </table:table-cell>
          <table:table-cell table:formula="of:=IF([.G156]=&quot;&quot;;&quot;&quot;;[.G156])" office:value-type="float" office:value="110">
            <text:p>110</text:p>
          </table:table-cell>
          <table:table-cell table:formula="of:=IF([.H156]=&quot;&quot;;&quot;&quot;;[.H156])">
            <text:p/>
          </table:table-cell>
          <table:table-cell table:formula="of:=IF([.B179]=&quot;cf_nm (+l_nm)&quot;;[.I179]+1;[.I179])" office:value-type="float" office:value="7">
            <text:p>7</text:p>
          </table:table-cell>
          <table:table-cell/>
          <table:table-cell table:formula="of:=&quot;SELECT '&quot; &amp; [.B180] &amp; &quot;: ', optimized_acodekeyl_isit(s.x, &quot; &amp; [.I180] &amp; &quot;), TRUE&quot; &amp; IF(MOD([.I180];2)=1;&quot; AND (((s.x).code_key).code_id = &quot; &amp; [.$G$8] &amp; &quot;)&quot;;&quot;&quot;) &amp; IF(MOD(TRUNC([.I180]/2);2)=1;&quot; AND (((s.x).codifier_key).code_id = &quot; &amp; [.$E$8] &amp; &quot;)&quot;;&quot;&quot;) &amp; IF(MOD(TRUNC([.I180]/4);2)=1;&quot; AND (((s.x).key_lng).code_id = &quot; &amp; [.$C$8] &amp; &quot;)&quot;;&quot;&quot;) &amp; &quot; AS ok_isit FROM (SELECT optimize_acodekeyl(make_acodekeyl(make_codekey&quot; &amp; IF([.C180]=&quot;&quot;;IF([.D180]=&quot;&quot;;&quot;_null()&quot;;&quot;_bystr('&quot; &amp; [.D180] &amp; &quot;')&quot;);&quot;_byid(&quot; &amp; [.C180] &amp; &quot;)&quot;) &amp; &quot;, make_codekey&quot; &amp; IF([.E180]=&quot;&quot;;IF([.F180]=&quot;&quot;;&quot;_null()&quot;;&quot;_bystr('&quot; &amp; [.F180] &amp; &quot;')&quot;);&quot;_byid(&quot; &amp; [.E180] &amp; &quot;)&quot;) &amp; &quot;, make_codekey&quot; &amp; IF([.G180]=&quot;&quot;;IF([.H180]=&quot;&quot;;&quot;_null()&quot;;&quot;_bystr('&quot; &amp; [.H180] &amp; &quot;')&quot;);&quot;_byid(&quot; &amp; [.G180] &amp; &quot;)&quot;) &amp; &quot;), &quot; &amp; [.I180] &amp; &quot;) AS x) AS s;&quot;" office:value-type="string" office:string-value="SELECT 'c_id (-l,+cf_nm): ', optimized_acodekeyl_isit(s.x, 7), TRUE AND (((s.x).code_key).code_id = 110) AND (((s.x).codifier_key).code_id = 100) AND (((s.x).key_lng).code_id = 9001) AS ok_isit FROM (SELECT optimize_acodekeyl(make_acodekeyl(make_codekey_null(), make_codekey_bystr('test codifier'), make_codekey_byid(110)), 7) AS x) AS s;">
            <text:p>SELECT 'c_id (-l,+cf_nm): ', optimized_acodekeyl_isit(s.x, 7), TRUE AND (((s.x).code_key).code_id = 110) AND (((s.x).codifier_key).code_id = 100) AND (((s.x).key_lng).code_id = 9001) AS ok_isit FROM (SELECT optimize_acodekeyl(make_acodekeyl(make_codekey_null(), make_codekey_bystr('test codifier'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7]" office:value-type="string" office:string-value="c_id (+l_id,-cf)">
            <text:p>c_id (+l_id,-cf)</text:p>
          </table:table-cell>
          <table:table-cell table:formula="of:=IF([.C157]=&quot;&quot;;&quot;&quot;;[.C157])" office:value-type="float" office:value="9001">
            <text:p>9001</text:p>
          </table:table-cell>
          <table:table-cell table:formula="of:=IF([.D157]=&quot;&quot;;&quot;&quot;;[.D157])">
            <text:p/>
          </table:table-cell>
          <table:table-cell table:formula="of:=IF([.E157]=&quot;&quot;;&quot;&quot;;[.E157])">
            <text:p/>
          </table:table-cell>
          <table:table-cell table:formula="of:=IF([.F157]=&quot;&quot;;&quot;&quot;;[.F157])">
            <text:p/>
          </table:table-cell>
          <table:table-cell table:formula="of:=IF([.G157]=&quot;&quot;;&quot;&quot;;[.G157])" office:value-type="float" office:value="110">
            <text:p>110</text:p>
          </table:table-cell>
          <table:table-cell table:formula="of:=IF([.H157]=&quot;&quot;;&quot;&quot;;[.H157])">
            <text:p/>
          </table:table-cell>
          <table:table-cell table:formula="of:=IF([.B180]=&quot;cf_nm (+l_nm)&quot;;[.I180]+1;[.I180])" office:value-type="float" office:value="7">
            <text:p>7</text:p>
          </table:table-cell>
          <table:table-cell/>
          <table:table-cell table:formula="of:=&quot;SELECT '&quot; &amp; [.B181] &amp; &quot;: ', optimized_acodekeyl_isit(s.x, &quot; &amp; [.I181] &amp; &quot;), TRUE&quot; &amp; IF(MOD([.I181];2)=1;&quot; AND (((s.x).code_key).code_id = &quot; &amp; [.$G$8] &amp; &quot;)&quot;;&quot;&quot;) &amp; IF(MOD(TRUNC([.I181]/2);2)=1;&quot; AND (((s.x).codifier_key).code_id = &quot; &amp; [.$E$8] &amp; &quot;)&quot;;&quot;&quot;) &amp; IF(MOD(TRUNC([.I181]/4);2)=1;&quot; AND (((s.x).key_lng).code_id = &quot; &amp; [.$C$8] &amp; &quot;)&quot;;&quot;&quot;) &amp; &quot; AS ok_isit FROM (SELECT optimize_acodekeyl(make_acodekeyl(make_codekey&quot; &amp; IF([.C181]=&quot;&quot;;IF([.D181]=&quot;&quot;;&quot;_null()&quot;;&quot;_bystr('&quot; &amp; [.D181] &amp; &quot;')&quot;);&quot;_byid(&quot; &amp; [.C181] &amp; &quot;)&quot;) &amp; &quot;, make_codekey&quot; &amp; IF([.E181]=&quot;&quot;;IF([.F181]=&quot;&quot;;&quot;_null()&quot;;&quot;_bystr('&quot; &amp; [.F181] &amp; &quot;')&quot;);&quot;_byid(&quot; &amp; [.E181] &amp; &quot;)&quot;) &amp; &quot;, make_codekey&quot; &amp; IF([.G181]=&quot;&quot;;IF([.H181]=&quot;&quot;;&quot;_null()&quot;;&quot;_bystr('&quot; &amp; [.H181] &amp; &quot;')&quot;);&quot;_byid(&quot; &amp; [.G181] &amp; &quot;)&quot;) &amp; &quot;), &quot; &amp; [.I181] &amp; &quot;) AS x) AS s;&quot;" office:value-type="string" office:string-value="SELECT 'c_id (+l_id,-cf): ', optimized_acodekeyl_isit(s.x, 7), TRUE AND (((s.x).code_key).code_id = 110) AND (((s.x).codifier_key).code_id = 100) AND (((s.x).key_lng).code_id = 9001) AS ok_isit FROM (SELECT optimize_acodekeyl(make_acodekeyl(make_codekey_byid(9001), make_codekey_null(), make_codekey_byid(110)), 7) AS x) AS s;">
            <text:p>SELECT 'c_id (+l_id,-cf): ', optimized_acodekeyl_isit(s.x, 7), TRUE AND (((s.x).code_key).code_id = 110) AND (((s.x).codifier_key).code_id = 100) AND (((s.x).key_lng).code_id = 9001) AS ok_isit FROM (SELECT optimize_acodekeyl(make_acodekeyl(make_codekey_byid(9001), make_codekey_null(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8]" office:value-type="string" office:string-value="c_id (+l_id,+cf_id)">
            <text:p>c_id (+l_id,+cf_id)</text:p>
          </table:table-cell>
          <table:table-cell table:formula="of:=IF([.C158]=&quot;&quot;;&quot;&quot;;[.C158])" office:value-type="float" office:value="9001">
            <text:p>9001</text:p>
          </table:table-cell>
          <table:table-cell table:formula="of:=IF([.D158]=&quot;&quot;;&quot;&quot;;[.D158])">
            <text:p/>
          </table:table-cell>
          <table:table-cell table:formula="of:=IF([.E158]=&quot;&quot;;&quot;&quot;;[.E158])" office:value-type="float" office:value="100">
            <text:p>100</text:p>
          </table:table-cell>
          <table:table-cell table:formula="of:=IF([.F158]=&quot;&quot;;&quot;&quot;;[.F158])">
            <text:p/>
          </table:table-cell>
          <table:table-cell table:formula="of:=IF([.G158]=&quot;&quot;;&quot;&quot;;[.G158])" office:value-type="float" office:value="110">
            <text:p>110</text:p>
          </table:table-cell>
          <table:table-cell table:formula="of:=IF([.H158]=&quot;&quot;;&quot;&quot;;[.H158])">
            <text:p/>
          </table:table-cell>
          <table:table-cell table:formula="of:=IF([.B181]=&quot;cf_nm (+l_nm)&quot;;[.I181]+1;[.I181])" office:value-type="float" office:value="7">
            <text:p>7</text:p>
          </table:table-cell>
          <table:table-cell/>
          <table:table-cell table:formula="of:=&quot;SELECT '&quot; &amp; [.B182] &amp; &quot;: ', optimized_acodekeyl_isit(s.x, &quot; &amp; [.I182] &amp; &quot;), TRUE&quot; &amp; IF(MOD([.I182];2)=1;&quot; AND (((s.x).code_key).code_id = &quot; &amp; [.$G$8] &amp; &quot;)&quot;;&quot;&quot;) &amp; IF(MOD(TRUNC([.I182]/2);2)=1;&quot; AND (((s.x).codifier_key).code_id = &quot; &amp; [.$E$8] &amp; &quot;)&quot;;&quot;&quot;) &amp; IF(MOD(TRUNC([.I182]/4);2)=1;&quot; AND (((s.x).key_lng).code_id = &quot; &amp; [.$C$8] &amp; &quot;)&quot;;&quot;&quot;) &amp; &quot; AS ok_isit FROM (SELECT optimize_acodekeyl(make_acodekeyl(make_codekey&quot; &amp; IF([.C182]=&quot;&quot;;IF([.D182]=&quot;&quot;;&quot;_null()&quot;;&quot;_bystr('&quot; &amp; [.D182] &amp; &quot;')&quot;);&quot;_byid(&quot; &amp; [.C182] &amp; &quot;)&quot;) &amp; &quot;, make_codekey&quot; &amp; IF([.E182]=&quot;&quot;;IF([.F182]=&quot;&quot;;&quot;_null()&quot;;&quot;_bystr('&quot; &amp; [.F182] &amp; &quot;')&quot;);&quot;_byid(&quot; &amp; [.E182] &amp; &quot;)&quot;) &amp; &quot;, make_codekey&quot; &amp; IF([.G182]=&quot;&quot;;IF([.H182]=&quot;&quot;;&quot;_null()&quot;;&quot;_bystr('&quot; &amp; [.H182] &amp; &quot;')&quot;);&quot;_byid(&quot; &amp; [.G182] &amp; &quot;)&quot;) &amp; &quot;), &quot; &amp; [.I182] &amp; &quot;) AS x) AS s;&quot;" office:value-type="string" office:string-value="SELECT 'c_id (+l_id,+cf_id): ', optimized_acodekeyl_isit(s.x, 7), TRUE AND (((s.x).code_key).code_id = 110) AND (((s.x).codifier_key).code_id = 100) AND (((s.x).key_lng).code_id = 9001) AS ok_isit FROM (SELECT optimize_acodekeyl(make_acodekeyl(make_codekey_byid(9001), make_codekey_byid(100), make_codekey_byid(110)), 7) AS x) AS s;">
            <text:p>SELECT 'c_id (+l_id,+cf_id): ', optimized_acodekeyl_isit(s.x, 7), TRUE AND (((s.x).code_key).code_id = 110) AND (((s.x).codifier_key).code_id = 100) AND (((s.x).key_lng).code_id = 9001) AS ok_isit FROM (SELECT optimize_acodekeyl(make_acodekeyl(make_codekey_byid(9001), make_codekey_byid(100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59]" office:value-type="string" office:string-value="c_id (+l_id,+cf_nm)">
            <text:p>c_id (+l_id,+cf_nm)</text:p>
          </table:table-cell>
          <table:table-cell table:formula="of:=IF([.C159]=&quot;&quot;;&quot;&quot;;[.C159])" office:value-type="float" office:value="9001">
            <text:p>9001</text:p>
          </table:table-cell>
          <table:table-cell table:formula="of:=IF([.D159]=&quot;&quot;;&quot;&quot;;[.D159])">
            <text:p/>
          </table:table-cell>
          <table:table-cell table:formula="of:=IF([.E159]=&quot;&quot;;&quot;&quot;;[.E159])">
            <text:p/>
          </table:table-cell>
          <table:table-cell table:formula="of:=IF([.F159]=&quot;&quot;;&quot;&quot;;[.F159])" office:value-type="string" office:string-value="тестовый кодификатор">
            <text:p>тестовый кодификатор</text:p>
          </table:table-cell>
          <table:table-cell table:formula="of:=IF([.G159]=&quot;&quot;;&quot;&quot;;[.G159])" office:value-type="float" office:value="110">
            <text:p>110</text:p>
          </table:table-cell>
          <table:table-cell table:formula="of:=IF([.H159]=&quot;&quot;;&quot;&quot;;[.H159])">
            <text:p/>
          </table:table-cell>
          <table:table-cell table:formula="of:=IF([.B182]=&quot;cf_nm (+l_nm)&quot;;[.I182]+1;[.I182])" office:value-type="float" office:value="7">
            <text:p>7</text:p>
          </table:table-cell>
          <table:table-cell/>
          <table:table-cell table:formula="of:=&quot;SELECT '&quot; &amp; [.B183] &amp; &quot;: ', optimized_acodekeyl_isit(s.x, &quot; &amp; [.I183] &amp; &quot;), TRUE&quot; &amp; IF(MOD([.I183];2)=1;&quot; AND (((s.x).code_key).code_id = &quot; &amp; [.$G$8] &amp; &quot;)&quot;;&quot;&quot;) &amp; IF(MOD(TRUNC([.I183]/2);2)=1;&quot; AND (((s.x).codifier_key).code_id = &quot; &amp; [.$E$8] &amp; &quot;)&quot;;&quot;&quot;) &amp; IF(MOD(TRUNC([.I183]/4);2)=1;&quot; AND (((s.x).key_lng).code_id = &quot; &amp; [.$C$8] &amp; &quot;)&quot;;&quot;&quot;) &amp; &quot; AS ok_isit FROM (SELECT optimize_acodekeyl(make_acodekeyl(make_codekey&quot; &amp; IF([.C183]=&quot;&quot;;IF([.D183]=&quot;&quot;;&quot;_null()&quot;;&quot;_bystr('&quot; &amp; [.D183] &amp; &quot;')&quot;);&quot;_byid(&quot; &amp; [.C183] &amp; &quot;)&quot;) &amp; &quot;, make_codekey&quot; &amp; IF([.E183]=&quot;&quot;;IF([.F183]=&quot;&quot;;&quot;_null()&quot;;&quot;_bystr('&quot; &amp; [.F183] &amp; &quot;')&quot;);&quot;_byid(&quot; &amp; [.E183] &amp; &quot;)&quot;) &amp; &quot;, make_codekey&quot; &amp; IF([.G183]=&quot;&quot;;IF([.H183]=&quot;&quot;;&quot;_null()&quot;;&quot;_bystr('&quot; &amp; [.H183] &amp; &quot;')&quot;);&quot;_byid(&quot; &amp; [.G183] &amp; &quot;)&quot;) &amp; &quot;), &quot; &amp; [.I183] &amp; &quot;) AS x) AS s;&quot;" office:value-type="string" office:string-value="SELECT 'c_id (+l_id,+cf_nm): ', optimized_acodekeyl_isit(s.x, 7)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byid(110)), 7) AS x) AS s;">
            <text:p>SELECT 'c_id (+l_id,+cf_nm): ', optimized_acodekeyl_isit(s.x, 7)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0]" office:value-type="string" office:string-value="c_id (+l_nm,-cf)">
            <text:p>c_id (+l_nm,-cf)</text:p>
          </table:table-cell>
          <table:table-cell table:formula="of:=IF([.C160]=&quot;&quot;;&quot;&quot;;[.C160])">
            <text:p/>
          </table:table-cell>
          <table:table-cell table:formula="of:=IF([.D160]=&quot;&quot;;&quot;&quot;;[.D160])" office:value-type="string" office:string-value="rus">
            <text:p>rus</text:p>
          </table:table-cell>
          <table:table-cell table:formula="of:=IF([.E160]=&quot;&quot;;&quot;&quot;;[.E160])">
            <text:p/>
          </table:table-cell>
          <table:table-cell table:formula="of:=IF([.F160]=&quot;&quot;;&quot;&quot;;[.F160])">
            <text:p/>
          </table:table-cell>
          <table:table-cell table:formula="of:=IF([.G160]=&quot;&quot;;&quot;&quot;;[.G160])" office:value-type="float" office:value="110">
            <text:p>110</text:p>
          </table:table-cell>
          <table:table-cell table:formula="of:=IF([.H160]=&quot;&quot;;&quot;&quot;;[.H160])">
            <text:p/>
          </table:table-cell>
          <table:table-cell table:formula="of:=IF([.B183]=&quot;cf_nm (+l_nm)&quot;;[.I183]+1;[.I183])" office:value-type="float" office:value="7">
            <text:p>7</text:p>
          </table:table-cell>
          <table:table-cell/>
          <table:table-cell table:formula="of:=&quot;SELECT '&quot; &amp; [.B184] &amp; &quot;: ', optimized_acodekeyl_isit(s.x, &quot; &amp; [.I184] &amp; &quot;), TRUE&quot; &amp; IF(MOD([.I184];2)=1;&quot; AND (((s.x).code_key).code_id = &quot; &amp; [.$G$8] &amp; &quot;)&quot;;&quot;&quot;) &amp; IF(MOD(TRUNC([.I184]/2);2)=1;&quot; AND (((s.x).codifier_key).code_id = &quot; &amp; [.$E$8] &amp; &quot;)&quot;;&quot;&quot;) &amp; IF(MOD(TRUNC([.I184]/4);2)=1;&quot; AND (((s.x).key_lng).code_id = &quot; &amp; [.$C$8] &amp; &quot;)&quot;;&quot;&quot;) &amp; &quot; AS ok_isit FROM (SELECT optimize_acodekeyl(make_acodekeyl(make_codekey&quot; &amp; IF([.C184]=&quot;&quot;;IF([.D184]=&quot;&quot;;&quot;_null()&quot;;&quot;_bystr('&quot; &amp; [.D184] &amp; &quot;')&quot;);&quot;_byid(&quot; &amp; [.C184] &amp; &quot;)&quot;) &amp; &quot;, make_codekey&quot; &amp; IF([.E184]=&quot;&quot;;IF([.F184]=&quot;&quot;;&quot;_null()&quot;;&quot;_bystr('&quot; &amp; [.F184] &amp; &quot;')&quot;);&quot;_byid(&quot; &amp; [.E184] &amp; &quot;)&quot;) &amp; &quot;, make_codekey&quot; &amp; IF([.G184]=&quot;&quot;;IF([.H184]=&quot;&quot;;&quot;_null()&quot;;&quot;_bystr('&quot; &amp; [.H184] &amp; &quot;')&quot;);&quot;_byid(&quot; &amp; [.G184] &amp; &quot;)&quot;) &amp; &quot;), &quot; &amp; [.I184] &amp; &quot;) AS x) AS s;&quot;" office:value-type="string" office:string-value="SELECT 'c_id (+l_nm,-cf): ', optimized_acodekeyl_isit(s.x, 7), TRUE AND (((s.x).code_key).code_id = 110) AND (((s.x).codifier_key).code_id = 100) AND (((s.x).key_lng).code_id = 9001) AS ok_isit FROM (SELECT optimize_acodekeyl(make_acodekeyl(make_codekey_bystr('rus'), make_codekey_null(), make_codekey_byid(110)), 7) AS x) AS s;">
            <text:p>SELECT 'c_id (+l_nm,-cf): ', optimized_acodekeyl_isit(s.x, 7), TRUE AND (((s.x).code_key).code_id = 110) AND (((s.x).codifier_key).code_id = 100) AND (((s.x).key_lng).code_id = 9001) AS ok_isit FROM (SELECT optimize_acodekeyl(make_acodekeyl(make_codekey_bystr('rus'), make_codekey_null(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1]" office:value-type="string" office:string-value="c_id (+l_nm,+cf_id)">
            <text:p>c_id (+l_nm,+cf_id)</text:p>
          </table:table-cell>
          <table:table-cell table:formula="of:=IF([.C161]=&quot;&quot;;&quot;&quot;;[.C161])">
            <text:p/>
          </table:table-cell>
          <table:table-cell table:formula="of:=IF([.D161]=&quot;&quot;;&quot;&quot;;[.D161])" office:value-type="string" office:string-value="rus">
            <text:p>rus</text:p>
          </table:table-cell>
          <table:table-cell table:formula="of:=IF([.E161]=&quot;&quot;;&quot;&quot;;[.E161])" office:value-type="float" office:value="100">
            <text:p>100</text:p>
          </table:table-cell>
          <table:table-cell table:formula="of:=IF([.F161]=&quot;&quot;;&quot;&quot;;[.F161])">
            <text:p/>
          </table:table-cell>
          <table:table-cell table:formula="of:=IF([.G161]=&quot;&quot;;&quot;&quot;;[.G161])" office:value-type="float" office:value="110">
            <text:p>110</text:p>
          </table:table-cell>
          <table:table-cell table:formula="of:=IF([.H161]=&quot;&quot;;&quot;&quot;;[.H161])">
            <text:p/>
          </table:table-cell>
          <table:table-cell table:formula="of:=IF([.B184]=&quot;cf_nm (+l_nm)&quot;;[.I184]+1;[.I184])" office:value-type="float" office:value="7">
            <text:p>7</text:p>
          </table:table-cell>
          <table:table-cell/>
          <table:table-cell table:formula="of:=&quot;SELECT '&quot; &amp; [.B185] &amp; &quot;: ', optimized_acodekeyl_isit(s.x, &quot; &amp; [.I185] &amp; &quot;), TRUE&quot; &amp; IF(MOD([.I185];2)=1;&quot; AND (((s.x).code_key).code_id = &quot; &amp; [.$G$8] &amp; &quot;)&quot;;&quot;&quot;) &amp; IF(MOD(TRUNC([.I185]/2);2)=1;&quot; AND (((s.x).codifier_key).code_id = &quot; &amp; [.$E$8] &amp; &quot;)&quot;;&quot;&quot;) &amp; IF(MOD(TRUNC([.I185]/4);2)=1;&quot; AND (((s.x).key_lng).code_id = &quot; &amp; [.$C$8] &amp; &quot;)&quot;;&quot;&quot;) &amp; &quot; AS ok_isit FROM (SELECT optimize_acodekeyl(make_acodekeyl(make_codekey&quot; &amp; IF([.C185]=&quot;&quot;;IF([.D185]=&quot;&quot;;&quot;_null()&quot;;&quot;_bystr('&quot; &amp; [.D185] &amp; &quot;')&quot;);&quot;_byid(&quot; &amp; [.C185] &amp; &quot;)&quot;) &amp; &quot;, make_codekey&quot; &amp; IF([.E185]=&quot;&quot;;IF([.F185]=&quot;&quot;;&quot;_null()&quot;;&quot;_bystr('&quot; &amp; [.F185] &amp; &quot;')&quot;);&quot;_byid(&quot; &amp; [.E185] &amp; &quot;)&quot;) &amp; &quot;, make_codekey&quot; &amp; IF([.G185]=&quot;&quot;;IF([.H185]=&quot;&quot;;&quot;_null()&quot;;&quot;_bystr('&quot; &amp; [.H185] &amp; &quot;')&quot;);&quot;_byid(&quot; &amp; [.G185] &amp; &quot;)&quot;) &amp; &quot;), &quot; &amp; [.I185] &amp; &quot;) AS x) AS s;&quot;" office:value-type="string" office:string-value="SELECT 'c_id (+l_nm,+cf_id): ', optimized_acodekeyl_isit(s.x, 7), TRUE AND (((s.x).code_key).code_id = 110) AND (((s.x).codifier_key).code_id = 100) AND (((s.x).key_lng).code_id = 9001) AS ok_isit FROM (SELECT optimize_acodekeyl(make_acodekeyl(make_codekey_bystr('rus'), make_codekey_byid(100), make_codekey_byid(110)), 7) AS x) AS s;">
            <text:p>SELECT 'c_id (+l_nm,+cf_id): ', optimized_acodekeyl_isit(s.x, 7), TRUE AND (((s.x).code_key).code_id = 110) AND (((s.x).codifier_key).code_id = 100) AND (((s.x).key_lng).code_id = 9001) AS ok_isit FROM (SELECT optimize_acodekeyl(make_acodekeyl(make_codekey_bystr('rus'), make_codekey_byid(100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2]" office:value-type="string" office:string-value="c_id (+l_nm,+cf_nm)">
            <text:p>c_id (+l_nm,+cf_nm)</text:p>
          </table:table-cell>
          <table:table-cell table:formula="of:=IF([.C162]=&quot;&quot;;&quot;&quot;;[.C162])">
            <text:p/>
          </table:table-cell>
          <table:table-cell table:formula="of:=IF([.D162]=&quot;&quot;;&quot;&quot;;[.D162])" office:value-type="string" office:string-value="rus">
            <text:p>rus</text:p>
          </table:table-cell>
          <table:table-cell table:formula="of:=IF([.E162]=&quot;&quot;;&quot;&quot;;[.E162])">
            <text:p/>
          </table:table-cell>
          <table:table-cell table:formula="of:=IF([.F162]=&quot;&quot;;&quot;&quot;;[.F162])" office:value-type="string" office:string-value="тестовый кодификатор">
            <text:p>тестовый кодификатор</text:p>
          </table:table-cell>
          <table:table-cell table:formula="of:=IF([.G162]=&quot;&quot;;&quot;&quot;;[.G162])" office:value-type="float" office:value="110">
            <text:p>110</text:p>
          </table:table-cell>
          <table:table-cell table:formula="of:=IF([.H162]=&quot;&quot;;&quot;&quot;;[.H162])">
            <text:p/>
          </table:table-cell>
          <table:table-cell table:formula="of:=IF([.B185]=&quot;cf_nm (+l_nm)&quot;;[.I185]+1;[.I185])" office:value-type="float" office:value="7">
            <text:p>7</text:p>
          </table:table-cell>
          <table:table-cell/>
          <table:table-cell table:formula="of:=&quot;SELECT '&quot; &amp; [.B186] &amp; &quot;: ', optimized_acodekeyl_isit(s.x, &quot; &amp; [.I186] &amp; &quot;), TRUE&quot; &amp; IF(MOD([.I186];2)=1;&quot; AND (((s.x).code_key).code_id = &quot; &amp; [.$G$8] &amp; &quot;)&quot;;&quot;&quot;) &amp; IF(MOD(TRUNC([.I186]/2);2)=1;&quot; AND (((s.x).codifier_key).code_id = &quot; &amp; [.$E$8] &amp; &quot;)&quot;;&quot;&quot;) &amp; IF(MOD(TRUNC([.I186]/4);2)=1;&quot; AND (((s.x).key_lng).code_id = &quot; &amp; [.$C$8] &amp; &quot;)&quot;;&quot;&quot;) &amp; &quot; AS ok_isit FROM (SELECT optimize_acodekeyl(make_acodekeyl(make_codekey&quot; &amp; IF([.C186]=&quot;&quot;;IF([.D186]=&quot;&quot;;&quot;_null()&quot;;&quot;_bystr('&quot; &amp; [.D186] &amp; &quot;')&quot;);&quot;_byid(&quot; &amp; [.C186] &amp; &quot;)&quot;) &amp; &quot;, make_codekey&quot; &amp; IF([.E186]=&quot;&quot;;IF([.F186]=&quot;&quot;;&quot;_null()&quot;;&quot;_bystr('&quot; &amp; [.F186] &amp; &quot;')&quot;);&quot;_byid(&quot; &amp; [.E186] &amp; &quot;)&quot;) &amp; &quot;, make_codekey&quot; &amp; IF([.G186]=&quot;&quot;;IF([.H186]=&quot;&quot;;&quot;_null()&quot;;&quot;_bystr('&quot; &amp; [.H186] &amp; &quot;')&quot;);&quot;_byid(&quot; &amp; [.G186] &amp; &quot;)&quot;) &amp; &quot;), &quot; &amp; [.I186] &amp; &quot;) AS x) AS s;&quot;" office:value-type="string" office:string-value="SELECT 'c_id (+l_nm,+cf_nm): ', optimized_acodekeyl_isit(s.x, 7)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byid(110)), 7) AS x) AS s;">
            <text:p>SELECT 'c_id (+l_nm,+cf_nm): ', optimized_acodekeyl_isit(s.x, 7)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byid(110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3]" office:value-type="string" office:string-value="c_nm (-l,-cf)">
            <text:p>c_nm (-l,-cf)</text:p>
          </table:table-cell>
          <table:table-cell table:formula="of:=IF([.C163]=&quot;&quot;;&quot;&quot;;[.C163])">
            <text:p/>
          </table:table-cell>
          <table:table-cell table:formula="of:=IF([.D163]=&quot;&quot;;&quot;&quot;;[.D163])">
            <text:p/>
          </table:table-cell>
          <table:table-cell table:formula="of:=IF([.E163]=&quot;&quot;;&quot;&quot;;[.E163])">
            <text:p/>
          </table:table-cell>
          <table:table-cell table:formula="of:=IF([.F163]=&quot;&quot;;&quot;&quot;;[.F163])">
            <text:p/>
          </table:table-cell>
          <table:table-cell table:formula="of:=IF([.G163]=&quot;&quot;;&quot;&quot;;[.G163])">
            <text:p/>
          </table:table-cell>
          <table:table-cell table:formula="of:=IF([.H163]=&quot;&quot;;&quot;&quot;;[.H163])" office:value-type="float" office:value="101">
            <text:p>101</text:p>
          </table:table-cell>
          <table:table-cell table:formula="of:=IF([.B186]=&quot;cf_nm (+l_nm)&quot;;[.I186]+1;[.I186])" office:value-type="float" office:value="7">
            <text:p>7</text:p>
          </table:table-cell>
          <table:table-cell/>
          <table:table-cell table:formula="of:=&quot;SELECT '&quot; &amp; [.B187] &amp; &quot;: ', optimized_acodekeyl_isit(s.x, &quot; &amp; [.I187] &amp; &quot;), TRUE&quot; &amp; IF(MOD([.I187];2)=1;&quot; AND (((s.x).code_key).code_id = &quot; &amp; [.$G$8] &amp; &quot;)&quot;;&quot;&quot;) &amp; IF(MOD(TRUNC([.I187]/2);2)=1;&quot; AND (((s.x).codifier_key).code_id = &quot; &amp; [.$E$8] &amp; &quot;)&quot;;&quot;&quot;) &amp; IF(MOD(TRUNC([.I187]/4);2)=1;&quot; AND (((s.x).key_lng).code_id = &quot; &amp; [.$C$8] &amp; &quot;)&quot;;&quot;&quot;) &amp; &quot; AS ok_isit FROM (SELECT optimize_acodekeyl(make_acodekeyl(make_codekey&quot; &amp; IF([.C187]=&quot;&quot;;IF([.D187]=&quot;&quot;;&quot;_null()&quot;;&quot;_bystr('&quot; &amp; [.D187] &amp; &quot;')&quot;);&quot;_byid(&quot; &amp; [.C187] &amp; &quot;)&quot;) &amp; &quot;, make_codekey&quot; &amp; IF([.E187]=&quot;&quot;;IF([.F187]=&quot;&quot;;&quot;_null()&quot;;&quot;_bystr('&quot; &amp; [.F187] &amp; &quot;')&quot;);&quot;_byid(&quot; &amp; [.E187] &amp; &quot;)&quot;) &amp; &quot;, make_codekey&quot; &amp; IF([.G187]=&quot;&quot;;IF([.H187]=&quot;&quot;;&quot;_null()&quot;;&quot;_bystr('&quot; &amp; [.H187] &amp; &quot;')&quot;);&quot;_byid(&quot; &amp; [.G187] &amp; &quot;)&quot;) &amp; &quot;), &quot; &amp; [.I187] &amp; &quot;) AS x) AS s;&quot;" office:value-type="string" office:string-value="SELECT 'c_nm (-l,-cf): ', optimized_acodekeyl_isit(s.x, 7), TRUE AND (((s.x).code_key).code_id = 110) AND (((s.x).codifier_key).code_id = 100) AND (((s.x).key_lng).code_id = 9001) AS ok_isit FROM (SELECT optimize_acodekeyl(make_acodekeyl(make_codekey_null(), make_codekey_null(), make_codekey_bystr('101')), 7) AS x) AS s;">
            <text:p>SELECT 'c_nm (-l,-cf): ', optimized_acodekeyl_isit(s.x, 7), TRUE AND (((s.x).code_key).code_id = 110) AND (((s.x).codifier_key).code_id = 100) AND (((s.x).key_lng).code_id = 9001) AS ok_isit FROM (SELECT optimize_acodekeyl(make_acodekeyl(make_codekey_null(), make_codekey_null(), make_codekey_bystr('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4]" office:value-type="string" office:string-value="c_nm (-l,+cf_id)">
            <text:p>c_nm (-l,+cf_id)</text:p>
          </table:table-cell>
          <table:table-cell table:formula="of:=IF([.C164]=&quot;&quot;;&quot;&quot;;[.C164])">
            <text:p/>
          </table:table-cell>
          <table:table-cell table:formula="of:=IF([.D164]=&quot;&quot;;&quot;&quot;;[.D164])">
            <text:p/>
          </table:table-cell>
          <table:table-cell table:formula="of:=IF([.E164]=&quot;&quot;;&quot;&quot;;[.E164])" office:value-type="float" office:value="100">
            <text:p>100</text:p>
          </table:table-cell>
          <table:table-cell table:formula="of:=IF([.F164]=&quot;&quot;;&quot;&quot;;[.F164])">
            <text:p/>
          </table:table-cell>
          <table:table-cell table:formula="of:=IF([.G164]=&quot;&quot;;&quot;&quot;;[.G164])">
            <text:p/>
          </table:table-cell>
          <table:table-cell table:formula="of:=IF([.H164]=&quot;&quot;;&quot;&quot;;[.H164])" office:value-type="float" office:value="101">
            <text:p>101</text:p>
          </table:table-cell>
          <table:table-cell table:formula="of:=IF([.B187]=&quot;cf_nm (+l_nm)&quot;;[.I187]+1;[.I187])" office:value-type="float" office:value="7">
            <text:p>7</text:p>
          </table:table-cell>
          <table:table-cell/>
          <table:table-cell table:formula="of:=&quot;SELECT '&quot; &amp; [.B188] &amp; &quot;: ', optimized_acodekeyl_isit(s.x, &quot; &amp; [.I188] &amp; &quot;), TRUE&quot; &amp; IF(MOD([.I188];2)=1;&quot; AND (((s.x).code_key).code_id = &quot; &amp; [.$G$8] &amp; &quot;)&quot;;&quot;&quot;) &amp; IF(MOD(TRUNC([.I188]/2);2)=1;&quot; AND (((s.x).codifier_key).code_id = &quot; &amp; [.$E$8] &amp; &quot;)&quot;;&quot;&quot;) &amp; IF(MOD(TRUNC([.I188]/4);2)=1;&quot; AND (((s.x).key_lng).code_id = &quot; &amp; [.$C$8] &amp; &quot;)&quot;;&quot;&quot;) &amp; &quot; AS ok_isit FROM (SELECT optimize_acodekeyl(make_acodekeyl(make_codekey&quot; &amp; IF([.C188]=&quot;&quot;;IF([.D188]=&quot;&quot;;&quot;_null()&quot;;&quot;_bystr('&quot; &amp; [.D188] &amp; &quot;')&quot;);&quot;_byid(&quot; &amp; [.C188] &amp; &quot;)&quot;) &amp; &quot;, make_codekey&quot; &amp; IF([.E188]=&quot;&quot;;IF([.F188]=&quot;&quot;;&quot;_null()&quot;;&quot;_bystr('&quot; &amp; [.F188] &amp; &quot;')&quot;);&quot;_byid(&quot; &amp; [.E188] &amp; &quot;)&quot;) &amp; &quot;, make_codekey&quot; &amp; IF([.G188]=&quot;&quot;;IF([.H188]=&quot;&quot;;&quot;_null()&quot;;&quot;_bystr('&quot; &amp; [.H188] &amp; &quot;')&quot;);&quot;_byid(&quot; &amp; [.G188] &amp; &quot;)&quot;) &amp; &quot;), &quot; &amp; [.I188] &amp; &quot;) AS x) AS s;&quot;" office:value-type="string" office:string-value="SELECT 'c_nm (-l,+cf_id): ', optimized_acodekeyl_isit(s.x, 7), TRUE AND (((s.x).code_key).code_id = 110) AND (((s.x).codifier_key).code_id = 100) AND (((s.x).key_lng).code_id = 9001) AS ok_isit FROM (SELECT optimize_acodekeyl(make_acodekeyl(make_codekey_null(), make_codekey_byid(100), make_codekey_bystr('101')), 7) AS x) AS s;">
            <text:p>SELECT 'c_nm (-l,+cf_id): ', optimized_acodekeyl_isit(s.x, 7), TRUE AND (((s.x).code_key).code_id = 110) AND (((s.x).codifier_key).code_id = 100) AND (((s.x).key_lng).code_id = 9001) AS ok_isit FROM (SELECT optimize_acodekeyl(make_acodekeyl(make_codekey_null(), make_codekey_byid(100), make_codekey_bystr('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5]" office:value-type="string" office:string-value="c_nm (-l,+cf_nm)">
            <text:p>c_nm (-l,+cf_nm)</text:p>
          </table:table-cell>
          <table:table-cell table:formula="of:=IF([.C165]=&quot;&quot;;&quot;&quot;;[.C165])">
            <text:p/>
          </table:table-cell>
          <table:table-cell table:formula="of:=IF([.D165]=&quot;&quot;;&quot;&quot;;[.D165])">
            <text:p/>
          </table:table-cell>
          <table:table-cell table:formula="of:=IF([.E165]=&quot;&quot;;&quot;&quot;;[.E165])">
            <text:p/>
          </table:table-cell>
          <table:table-cell table:formula="of:=IF([.F165]=&quot;&quot;;&quot;&quot;;[.F165])" office:value-type="string" office:string-value="test codifier">
            <text:p>test codifier</text:p>
          </table:table-cell>
          <table:table-cell table:formula="of:=IF([.G165]=&quot;&quot;;&quot;&quot;;[.G165])">
            <text:p/>
          </table:table-cell>
          <table:table-cell table:formula="of:=IF([.H165]=&quot;&quot;;&quot;&quot;;[.H165])" office:value-type="float" office:value="101">
            <text:p>101</text:p>
          </table:table-cell>
          <table:table-cell table:formula="of:=IF([.B188]=&quot;cf_nm (+l_nm)&quot;;[.I188]+1;[.I188])" office:value-type="float" office:value="7">
            <text:p>7</text:p>
          </table:table-cell>
          <table:table-cell/>
          <table:table-cell table:formula="of:=&quot;SELECT '&quot; &amp; [.B189] &amp; &quot;: ', optimized_acodekeyl_isit(s.x, &quot; &amp; [.I189] &amp; &quot;), TRUE&quot; &amp; IF(MOD([.I189];2)=1;&quot; AND (((s.x).code_key).code_id = &quot; &amp; [.$G$8] &amp; &quot;)&quot;;&quot;&quot;) &amp; IF(MOD(TRUNC([.I189]/2);2)=1;&quot; AND (((s.x).codifier_key).code_id = &quot; &amp; [.$E$8] &amp; &quot;)&quot;;&quot;&quot;) &amp; IF(MOD(TRUNC([.I189]/4);2)=1;&quot; AND (((s.x).key_lng).code_id = &quot; &amp; [.$C$8] &amp; &quot;)&quot;;&quot;&quot;) &amp; &quot; AS ok_isit FROM (SELECT optimize_acodekeyl(make_acodekeyl(make_codekey&quot; &amp; IF([.C189]=&quot;&quot;;IF([.D189]=&quot;&quot;;&quot;_null()&quot;;&quot;_bystr('&quot; &amp; [.D189] &amp; &quot;')&quot;);&quot;_byid(&quot; &amp; [.C189] &amp; &quot;)&quot;) &amp; &quot;, make_codekey&quot; &amp; IF([.E189]=&quot;&quot;;IF([.F189]=&quot;&quot;;&quot;_null()&quot;;&quot;_bystr('&quot; &amp; [.F189] &amp; &quot;')&quot;);&quot;_byid(&quot; &amp; [.E189] &amp; &quot;)&quot;) &amp; &quot;, make_codekey&quot; &amp; IF([.G189]=&quot;&quot;;IF([.H189]=&quot;&quot;;&quot;_null()&quot;;&quot;_bystr('&quot; &amp; [.H189] &amp; &quot;')&quot;);&quot;_byid(&quot; &amp; [.G189] &amp; &quot;)&quot;) &amp; &quot;), &quot; &amp; [.I189] &amp; &quot;) AS x) AS s;&quot;" office:value-type="string" office:string-value="SELECT 'c_nm (-l,+cf_nm): ', optimized_acodekeyl_isit(s.x, 7), TRUE AND (((s.x).code_key).code_id = 110) AND (((s.x).codifier_key).code_id = 100) AND (((s.x).key_lng).code_id = 9001) AS ok_isit FROM (SELECT optimize_acodekeyl(make_acodekeyl(make_codekey_null(), make_codekey_bystr('test codifier'), make_codekey_bystr('101')), 7) AS x) AS s;">
            <text:p>SELECT 'c_nm (-l,+cf_nm): ', optimized_acodekeyl_isit(s.x, 7), TRUE AND (((s.x).code_key).code_id = 110) AND (((s.x).codifier_key).code_id = 100) AND (((s.x).key_lng).code_id = 9001) AS ok_isit FROM (SELECT optimize_acodekeyl(make_acodekeyl(make_codekey_null(), make_codekey_bystr('test codifier'), make_codekey_bystr('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6]" office:value-type="string" office:string-value="c_nm (+l_id,-cf)">
            <text:p>c_nm (+l_id,-cf)</text:p>
          </table:table-cell>
          <table:table-cell table:formula="of:=IF([.C166]=&quot;&quot;;&quot;&quot;;[.C166])" office:value-type="float" office:value="9001">
            <text:p>9001</text:p>
          </table:table-cell>
          <table:table-cell table:formula="of:=IF([.D166]=&quot;&quot;;&quot;&quot;;[.D166])">
            <text:p/>
          </table:table-cell>
          <table:table-cell table:formula="of:=IF([.E166]=&quot;&quot;;&quot;&quot;;[.E166])">
            <text:p/>
          </table:table-cell>
          <table:table-cell table:formula="of:=IF([.F166]=&quot;&quot;;&quot;&quot;;[.F166])">
            <text:p/>
          </table:table-cell>
          <table:table-cell table:formula="of:=IF([.G166]=&quot;&quot;;&quot;&quot;;[.G166])">
            <text:p/>
          </table:table-cell>
          <table:table-cell table:formula="of:=IF([.H166]=&quot;&quot;;&quot;&quot;;[.H166])" office:value-type="string" office:string-value="код 101">
            <text:p>код 101</text:p>
          </table:table-cell>
          <table:table-cell table:formula="of:=IF([.B189]=&quot;cf_nm (+l_nm)&quot;;[.I189]+1;[.I189])" office:value-type="float" office:value="7">
            <text:p>7</text:p>
          </table:table-cell>
          <table:table-cell/>
          <table:table-cell table:formula="of:=&quot;SELECT '&quot; &amp; [.B190] &amp; &quot;: ', optimized_acodekeyl_isit(s.x, &quot; &amp; [.I190] &amp; &quot;), TRUE&quot; &amp; IF(MOD([.I190];2)=1;&quot; AND (((s.x).code_key).code_id = &quot; &amp; [.$G$8] &amp; &quot;)&quot;;&quot;&quot;) &amp; IF(MOD(TRUNC([.I190]/2);2)=1;&quot; AND (((s.x).codifier_key).code_id = &quot; &amp; [.$E$8] &amp; &quot;)&quot;;&quot;&quot;) &amp; IF(MOD(TRUNC([.I190]/4);2)=1;&quot; AND (((s.x).key_lng).code_id = &quot; &amp; [.$C$8] &amp; &quot;)&quot;;&quot;&quot;) &amp; &quot; AS ok_isit FROM (SELECT optimize_acodekeyl(make_acodekeyl(make_codekey&quot; &amp; IF([.C190]=&quot;&quot;;IF([.D190]=&quot;&quot;;&quot;_null()&quot;;&quot;_bystr('&quot; &amp; [.D190] &amp; &quot;')&quot;);&quot;_byid(&quot; &amp; [.C190] &amp; &quot;)&quot;) &amp; &quot;, make_codekey&quot; &amp; IF([.E190]=&quot;&quot;;IF([.F190]=&quot;&quot;;&quot;_null()&quot;;&quot;_bystr('&quot; &amp; [.F190] &amp; &quot;')&quot;);&quot;_byid(&quot; &amp; [.E190] &amp; &quot;)&quot;) &amp; &quot;, make_codekey&quot; &amp; IF([.G190]=&quot;&quot;;IF([.H190]=&quot;&quot;;&quot;_null()&quot;;&quot;_bystr('&quot; &amp; [.H190] &amp; &quot;')&quot;);&quot;_byid(&quot; &amp; [.G190] &amp; &quot;)&quot;) &amp; &quot;), &quot; &amp; [.I190] &amp; &quot;) AS x) AS s;&quot;" office:value-type="string" office:string-value="SELECT 'c_nm (+l_id,-cf): ', optimized_acodekeyl_isit(s.x, 7), TRUE AND (((s.x).code_key).code_id = 110) AND (((s.x).codifier_key).code_id = 100) AND (((s.x).key_lng).code_id = 9001) AS ok_isit FROM (SELECT optimize_acodekeyl(make_acodekeyl(make_codekey_byid(9001), make_codekey_null(), make_codekey_bystr('код 101')), 7) AS x) AS s;">
            <text:p>SELECT 'c_nm (+l_id,-cf): ', optimized_acodekeyl_isit(s.x, 7), TRUE AND (((s.x).code_key).code_id = 110) AND (((s.x).codifier_key).code_id = 100) AND (((s.x).key_lng).code_id = 9001) AS ok_isit FROM (SELECT optimize_acodekeyl(make_acodekeyl(make_codekey_byid(9001), make_codekey_null(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7]" office:value-type="string" office:string-value="c_nm (+l_id,+cf_id)">
            <text:p>c_nm (+l_id,+cf_id)</text:p>
          </table:table-cell>
          <table:table-cell table:formula="of:=IF([.C167]=&quot;&quot;;&quot;&quot;;[.C167])" office:value-type="float" office:value="9001">
            <text:p>9001</text:p>
          </table:table-cell>
          <table:table-cell table:formula="of:=IF([.D167]=&quot;&quot;;&quot;&quot;;[.D167])">
            <text:p/>
          </table:table-cell>
          <table:table-cell table:formula="of:=IF([.E167]=&quot;&quot;;&quot;&quot;;[.E167])" office:value-type="float" office:value="100">
            <text:p>100</text:p>
          </table:table-cell>
          <table:table-cell table:formula="of:=IF([.F167]=&quot;&quot;;&quot;&quot;;[.F167])">
            <text:p/>
          </table:table-cell>
          <table:table-cell table:formula="of:=IF([.G167]=&quot;&quot;;&quot;&quot;;[.G167])">
            <text:p/>
          </table:table-cell>
          <table:table-cell table:formula="of:=IF([.H167]=&quot;&quot;;&quot;&quot;;[.H167])" office:value-type="string" office:string-value="код 101">
            <text:p>код 101</text:p>
          </table:table-cell>
          <table:table-cell table:formula="of:=IF([.B190]=&quot;cf_nm (+l_nm)&quot;;[.I190]+1;[.I190])" office:value-type="float" office:value="7">
            <text:p>7</text:p>
          </table:table-cell>
          <table:table-cell/>
          <table:table-cell table:formula="of:=&quot;SELECT '&quot; &amp; [.B191] &amp; &quot;: ', optimized_acodekeyl_isit(s.x, &quot; &amp; [.I191] &amp; &quot;), TRUE&quot; &amp; IF(MOD([.I191];2)=1;&quot; AND (((s.x).code_key).code_id = &quot; &amp; [.$G$8] &amp; &quot;)&quot;;&quot;&quot;) &amp; IF(MOD(TRUNC([.I191]/2);2)=1;&quot; AND (((s.x).codifier_key).code_id = &quot; &amp; [.$E$8] &amp; &quot;)&quot;;&quot;&quot;) &amp; IF(MOD(TRUNC([.I191]/4);2)=1;&quot; AND (((s.x).key_lng).code_id = &quot; &amp; [.$C$8] &amp; &quot;)&quot;;&quot;&quot;) &amp; &quot; AS ok_isit FROM (SELECT optimize_acodekeyl(make_acodekeyl(make_codekey&quot; &amp; IF([.C191]=&quot;&quot;;IF([.D191]=&quot;&quot;;&quot;_null()&quot;;&quot;_bystr('&quot; &amp; [.D191] &amp; &quot;')&quot;);&quot;_byid(&quot; &amp; [.C191] &amp; &quot;)&quot;) &amp; &quot;, make_codekey&quot; &amp; IF([.E191]=&quot;&quot;;IF([.F191]=&quot;&quot;;&quot;_null()&quot;;&quot;_bystr('&quot; &amp; [.F191] &amp; &quot;')&quot;);&quot;_byid(&quot; &amp; [.E191] &amp; &quot;)&quot;) &amp; &quot;, make_codekey&quot; &amp; IF([.G191]=&quot;&quot;;IF([.H191]=&quot;&quot;;&quot;_null()&quot;;&quot;_bystr('&quot; &amp; [.H191] &amp; &quot;')&quot;);&quot;_byid(&quot; &amp; [.G191] &amp; &quot;)&quot;) &amp; &quot;), &quot; &amp; [.I191] &amp; &quot;) AS x) AS s;&quot;" office:value-type="string" office:string-value="SELECT 'c_nm (+l_id,+cf_id): ', optimized_acodekeyl_isit(s.x, 7), TRUE AND (((s.x).code_key).code_id = 110) AND (((s.x).codifier_key).code_id = 100) AND (((s.x).key_lng).code_id = 9001) AS ok_isit FROM (SELECT optimize_acodekeyl(make_acodekeyl(make_codekey_byid(9001), make_codekey_byid(100), make_codekey_bystr('код 101')), 7) AS x) AS s;">
            <text:p>SELECT 'c_nm (+l_id,+cf_id): ', optimized_acodekeyl_isit(s.x, 7), TRUE AND (((s.x).code_key).code_id = 110) AND (((s.x).codifier_key).code_id = 100) AND (((s.x).key_lng).code_id = 9001) AS ok_isit FROM (SELECT optimize_acodekeyl(make_acodekeyl(make_codekey_byid(9001), make_codekey_byid(100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8]" office:value-type="string" office:string-value="c_nm (+l_id,+cf_nm)">
            <text:p>c_nm (+l_id,+cf_nm)</text:p>
          </table:table-cell>
          <table:table-cell table:formula="of:=IF([.C168]=&quot;&quot;;&quot;&quot;;[.C168])" office:value-type="float" office:value="9001">
            <text:p>9001</text:p>
          </table:table-cell>
          <table:table-cell table:formula="of:=IF([.D168]=&quot;&quot;;&quot;&quot;;[.D168])">
            <text:p/>
          </table:table-cell>
          <table:table-cell table:formula="of:=IF([.E168]=&quot;&quot;;&quot;&quot;;[.E168])">
            <text:p/>
          </table:table-cell>
          <table:table-cell table:formula="of:=IF([.F168]=&quot;&quot;;&quot;&quot;;[.F168])" office:value-type="string" office:string-value="тестовый кодификатор">
            <text:p>тестовый кодификатор</text:p>
          </table:table-cell>
          <table:table-cell table:formula="of:=IF([.G168]=&quot;&quot;;&quot;&quot;;[.G168])">
            <text:p/>
          </table:table-cell>
          <table:table-cell table:formula="of:=IF([.H168]=&quot;&quot;;&quot;&quot;;[.H168])" office:value-type="string" office:string-value="код 101">
            <text:p>код 101</text:p>
          </table:table-cell>
          <table:table-cell table:formula="of:=IF([.B191]=&quot;cf_nm (+l_nm)&quot;;[.I191]+1;[.I191])" office:value-type="float" office:value="7">
            <text:p>7</text:p>
          </table:table-cell>
          <table:table-cell/>
          <table:table-cell table:formula="of:=&quot;SELECT '&quot; &amp; [.B192] &amp; &quot;: ', optimized_acodekeyl_isit(s.x, &quot; &amp; [.I192] &amp; &quot;), TRUE&quot; &amp; IF(MOD([.I192];2)=1;&quot; AND (((s.x).code_key).code_id = &quot; &amp; [.$G$8] &amp; &quot;)&quot;;&quot;&quot;) &amp; IF(MOD(TRUNC([.I192]/2);2)=1;&quot; AND (((s.x).codifier_key).code_id = &quot; &amp; [.$E$8] &amp; &quot;)&quot;;&quot;&quot;) &amp; IF(MOD(TRUNC([.I192]/4);2)=1;&quot; AND (((s.x).key_lng).code_id = &quot; &amp; [.$C$8] &amp; &quot;)&quot;;&quot;&quot;) &amp; &quot; AS ok_isit FROM (SELECT optimize_acodekeyl(make_acodekeyl(make_codekey&quot; &amp; IF([.C192]=&quot;&quot;;IF([.D192]=&quot;&quot;;&quot;_null()&quot;;&quot;_bystr('&quot; &amp; [.D192] &amp; &quot;')&quot;);&quot;_byid(&quot; &amp; [.C192] &amp; &quot;)&quot;) &amp; &quot;, make_codekey&quot; &amp; IF([.E192]=&quot;&quot;;IF([.F192]=&quot;&quot;;&quot;_null()&quot;;&quot;_bystr('&quot; &amp; [.F192] &amp; &quot;')&quot;);&quot;_byid(&quot; &amp; [.E192] &amp; &quot;)&quot;) &amp; &quot;, make_codekey&quot; &amp; IF([.G192]=&quot;&quot;;IF([.H192]=&quot;&quot;;&quot;_null()&quot;;&quot;_bystr('&quot; &amp; [.H192] &amp; &quot;')&quot;);&quot;_byid(&quot; &amp; [.G192] &amp; &quot;)&quot;) &amp; &quot;), &quot; &amp; [.I192] &amp; &quot;) AS x) AS s;&quot;" office:value-type="string" office:string-value="SELECT 'c_nm (+l_id,+cf_nm): ', optimized_acodekeyl_isit(s.x, 7)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bystr('код 101')), 7) AS x) AS s;">
            <text:p>SELECT 'c_nm (+l_id,+cf_nm): ', optimized_acodekeyl_isit(s.x, 7)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69]" office:value-type="string" office:string-value="c_nm (+l_nm,-cf)">
            <text:p>c_nm (+l_nm,-cf)</text:p>
          </table:table-cell>
          <table:table-cell table:formula="of:=IF([.C169]=&quot;&quot;;&quot;&quot;;[.C169])">
            <text:p/>
          </table:table-cell>
          <table:table-cell table:formula="of:=IF([.D169]=&quot;&quot;;&quot;&quot;;[.D169])" office:value-type="string" office:string-value="rus">
            <text:p>rus</text:p>
          </table:table-cell>
          <table:table-cell table:formula="of:=IF([.E169]=&quot;&quot;;&quot;&quot;;[.E169])">
            <text:p/>
          </table:table-cell>
          <table:table-cell table:formula="of:=IF([.F169]=&quot;&quot;;&quot;&quot;;[.F169])">
            <text:p/>
          </table:table-cell>
          <table:table-cell table:formula="of:=IF([.G169]=&quot;&quot;;&quot;&quot;;[.G169])">
            <text:p/>
          </table:table-cell>
          <table:table-cell table:formula="of:=IF([.H169]=&quot;&quot;;&quot;&quot;;[.H169])" office:value-type="string" office:string-value="код 101">
            <text:p>код 101</text:p>
          </table:table-cell>
          <table:table-cell table:formula="of:=IF([.B192]=&quot;cf_nm (+l_nm)&quot;;[.I192]+1;[.I192])" office:value-type="float" office:value="7">
            <text:p>7</text:p>
          </table:table-cell>
          <table:table-cell/>
          <table:table-cell table:formula="of:=&quot;SELECT '&quot; &amp; [.B193] &amp; &quot;: ', optimized_acodekeyl_isit(s.x, &quot; &amp; [.I193] &amp; &quot;), TRUE&quot; &amp; IF(MOD([.I193];2)=1;&quot; AND (((s.x).code_key).code_id = &quot; &amp; [.$G$8] &amp; &quot;)&quot;;&quot;&quot;) &amp; IF(MOD(TRUNC([.I193]/2);2)=1;&quot; AND (((s.x).codifier_key).code_id = &quot; &amp; [.$E$8] &amp; &quot;)&quot;;&quot;&quot;) &amp; IF(MOD(TRUNC([.I193]/4);2)=1;&quot; AND (((s.x).key_lng).code_id = &quot; &amp; [.$C$8] &amp; &quot;)&quot;;&quot;&quot;) &amp; &quot; AS ok_isit FROM (SELECT optimize_acodekeyl(make_acodekeyl(make_codekey&quot; &amp; IF([.C193]=&quot;&quot;;IF([.D193]=&quot;&quot;;&quot;_null()&quot;;&quot;_bystr('&quot; &amp; [.D193] &amp; &quot;')&quot;);&quot;_byid(&quot; &amp; [.C193] &amp; &quot;)&quot;) &amp; &quot;, make_codekey&quot; &amp; IF([.E193]=&quot;&quot;;IF([.F193]=&quot;&quot;;&quot;_null()&quot;;&quot;_bystr('&quot; &amp; [.F193] &amp; &quot;')&quot;);&quot;_byid(&quot; &amp; [.E193] &amp; &quot;)&quot;) &amp; &quot;, make_codekey&quot; &amp; IF([.G193]=&quot;&quot;;IF([.H193]=&quot;&quot;;&quot;_null()&quot;;&quot;_bystr('&quot; &amp; [.H193] &amp; &quot;')&quot;);&quot;_byid(&quot; &amp; [.G193] &amp; &quot;)&quot;) &amp; &quot;), &quot; &amp; [.I193] &amp; &quot;) AS x) AS s;&quot;" office:value-type="string" office:string-value="SELECT 'c_nm (+l_nm,-cf): ', optimized_acodekeyl_isit(s.x, 7), TRUE AND (((s.x).code_key).code_id = 110) AND (((s.x).codifier_key).code_id = 100) AND (((s.x).key_lng).code_id = 9001) AS ok_isit FROM (SELECT optimize_acodekeyl(make_acodekeyl(make_codekey_bystr('rus'), make_codekey_null(), make_codekey_bystr('код 101')), 7) AS x) AS s;">
            <text:p>SELECT 'c_nm (+l_nm,-cf): ', optimized_acodekeyl_isit(s.x, 7), TRUE AND (((s.x).code_key).code_id = 110) AND (((s.x).codifier_key).code_id = 100) AND (((s.x).key_lng).code_id = 9001) AS ok_isit FROM (SELECT optimize_acodekeyl(make_acodekeyl(make_codekey_bystr('rus'), make_codekey_null(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0]" office:value-type="string" office:string-value="c_nm (+l_nm,+cf_id)">
            <text:p>c_nm (+l_nm,+cf_id)</text:p>
          </table:table-cell>
          <table:table-cell table:formula="of:=IF([.C170]=&quot;&quot;;&quot;&quot;;[.C170])">
            <text:p/>
          </table:table-cell>
          <table:table-cell table:formula="of:=IF([.D170]=&quot;&quot;;&quot;&quot;;[.D170])" office:value-type="string" office:string-value="rus">
            <text:p>rus</text:p>
          </table:table-cell>
          <table:table-cell table:formula="of:=IF([.E170]=&quot;&quot;;&quot;&quot;;[.E170])" office:value-type="float" office:value="100">
            <text:p>100</text:p>
          </table:table-cell>
          <table:table-cell table:formula="of:=IF([.F170]=&quot;&quot;;&quot;&quot;;[.F170])">
            <text:p/>
          </table:table-cell>
          <table:table-cell table:formula="of:=IF([.G170]=&quot;&quot;;&quot;&quot;;[.G170])">
            <text:p/>
          </table:table-cell>
          <table:table-cell table:formula="of:=IF([.H170]=&quot;&quot;;&quot;&quot;;[.H170])" office:value-type="string" office:string-value="код 101">
            <text:p>код 101</text:p>
          </table:table-cell>
          <table:table-cell table:formula="of:=IF([.B193]=&quot;cf_nm (+l_nm)&quot;;[.I193]+1;[.I193])" office:value-type="float" office:value="7">
            <text:p>7</text:p>
          </table:table-cell>
          <table:table-cell/>
          <table:table-cell table:formula="of:=&quot;SELECT '&quot; &amp; [.B194] &amp; &quot;: ', optimized_acodekeyl_isit(s.x, &quot; &amp; [.I194] &amp; &quot;), TRUE&quot; &amp; IF(MOD([.I194];2)=1;&quot; AND (((s.x).code_key).code_id = &quot; &amp; [.$G$8] &amp; &quot;)&quot;;&quot;&quot;) &amp; IF(MOD(TRUNC([.I194]/2);2)=1;&quot; AND (((s.x).codifier_key).code_id = &quot; &amp; [.$E$8] &amp; &quot;)&quot;;&quot;&quot;) &amp; IF(MOD(TRUNC([.I194]/4);2)=1;&quot; AND (((s.x).key_lng).code_id = &quot; &amp; [.$C$8] &amp; &quot;)&quot;;&quot;&quot;) &amp; &quot; AS ok_isit FROM (SELECT optimize_acodekeyl(make_acodekeyl(make_codekey&quot; &amp; IF([.C194]=&quot;&quot;;IF([.D194]=&quot;&quot;;&quot;_null()&quot;;&quot;_bystr('&quot; &amp; [.D194] &amp; &quot;')&quot;);&quot;_byid(&quot; &amp; [.C194] &amp; &quot;)&quot;) &amp; &quot;, make_codekey&quot; &amp; IF([.E194]=&quot;&quot;;IF([.F194]=&quot;&quot;;&quot;_null()&quot;;&quot;_bystr('&quot; &amp; [.F194] &amp; &quot;')&quot;);&quot;_byid(&quot; &amp; [.E194] &amp; &quot;)&quot;) &amp; &quot;, make_codekey&quot; &amp; IF([.G194]=&quot;&quot;;IF([.H194]=&quot;&quot;;&quot;_null()&quot;;&quot;_bystr('&quot; &amp; [.H194] &amp; &quot;')&quot;);&quot;_byid(&quot; &amp; [.G194] &amp; &quot;)&quot;) &amp; &quot;), &quot; &amp; [.I194] &amp; &quot;) AS x) AS s;&quot;" office:value-type="string" office:string-value="SELECT 'c_nm (+l_nm,+cf_id): ', optimized_acodekeyl_isit(s.x, 7), TRUE AND (((s.x).code_key).code_id = 110) AND (((s.x).codifier_key).code_id = 100) AND (((s.x).key_lng).code_id = 9001) AS ok_isit FROM (SELECT optimize_acodekeyl(make_acodekeyl(make_codekey_bystr('rus'), make_codekey_byid(100), make_codekey_bystr('код 101')), 7) AS x) AS s;">
            <text:p>SELECT 'c_nm (+l_nm,+cf_id): ', optimized_acodekeyl_isit(s.x, 7), TRUE AND (((s.x).code_key).code_id = 110) AND (((s.x).codifier_key).code_id = 100) AND (((s.x).key_lng).code_id = 9001) AS ok_isit FROM (SELECT optimize_acodekeyl(make_acodekeyl(make_codekey_bystr('rus'), make_codekey_byid(100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1]" office:value-type="string" office:string-value="c_nm (+l_nm,+cf_nm)">
            <text:p>c_nm (+l_nm,+cf_nm)</text:p>
          </table:table-cell>
          <table:table-cell table:formula="of:=IF([.C171]=&quot;&quot;;&quot;&quot;;[.C171])">
            <text:p/>
          </table:table-cell>
          <table:table-cell table:formula="of:=IF([.D171]=&quot;&quot;;&quot;&quot;;[.D171])" office:value-type="string" office:string-value="rus">
            <text:p>rus</text:p>
          </table:table-cell>
          <table:table-cell table:formula="of:=IF([.E171]=&quot;&quot;;&quot;&quot;;[.E171])">
            <text:p/>
          </table:table-cell>
          <table:table-cell table:formula="of:=IF([.F171]=&quot;&quot;;&quot;&quot;;[.F171])" office:value-type="string" office:string-value="тестовый кодификатор">
            <text:p>тестовый кодификатор</text:p>
          </table:table-cell>
          <table:table-cell table:formula="of:=IF([.G171]=&quot;&quot;;&quot;&quot;;[.G171])">
            <text:p/>
          </table:table-cell>
          <table:table-cell table:formula="of:=IF([.H171]=&quot;&quot;;&quot;&quot;;[.H171])" office:value-type="string" office:string-value="код 101">
            <text:p>код 101</text:p>
          </table:table-cell>
          <table:table-cell table:formula="of:=IF([.B194]=&quot;cf_nm (+l_nm)&quot;;[.I194]+1;[.I194])" office:value-type="float" office:value="7">
            <text:p>7</text:p>
          </table:table-cell>
          <table:table-cell/>
          <table:table-cell table:formula="of:=&quot;SELECT '&quot; &amp; [.B195] &amp; &quot;: ', optimized_acodekeyl_isit(s.x, &quot; &amp; [.I195] &amp; &quot;), TRUE&quot; &amp; IF(MOD([.I195];2)=1;&quot; AND (((s.x).code_key).code_id = &quot; &amp; [.$G$8] &amp; &quot;)&quot;;&quot;&quot;) &amp; IF(MOD(TRUNC([.I195]/2);2)=1;&quot; AND (((s.x).codifier_key).code_id = &quot; &amp; [.$E$8] &amp; &quot;)&quot;;&quot;&quot;) &amp; IF(MOD(TRUNC([.I195]/4);2)=1;&quot; AND (((s.x).key_lng).code_id = &quot; &amp; [.$C$8] &amp; &quot;)&quot;;&quot;&quot;) &amp; &quot; AS ok_isit FROM (SELECT optimize_acodekeyl(make_acodekeyl(make_codekey&quot; &amp; IF([.C195]=&quot;&quot;;IF([.D195]=&quot;&quot;;&quot;_null()&quot;;&quot;_bystr('&quot; &amp; [.D195] &amp; &quot;')&quot;);&quot;_byid(&quot; &amp; [.C195] &amp; &quot;)&quot;) &amp; &quot;, make_codekey&quot; &amp; IF([.E195]=&quot;&quot;;IF([.F195]=&quot;&quot;;&quot;_null()&quot;;&quot;_bystr('&quot; &amp; [.F195] &amp; &quot;')&quot;);&quot;_byid(&quot; &amp; [.E195] &amp; &quot;)&quot;) &amp; &quot;, make_codekey&quot; &amp; IF([.G195]=&quot;&quot;;IF([.H195]=&quot;&quot;;&quot;_null()&quot;;&quot;_bystr('&quot; &amp; [.H195] &amp; &quot;')&quot;);&quot;_byid(&quot; &amp; [.G195] &amp; &quot;)&quot;) &amp; &quot;), &quot; &amp; [.I195] &amp; &quot;) AS x) AS s;&quot;" office:value-type="string" office:string-value="SELECT 'c_nm (+l_nm,+cf_nm): ', optimized_acodekeyl_isit(s.x, 7)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bystr('код 101')), 7) AS x) AS s;">
            <text:p>SELECT 'c_nm (+l_nm,+cf_nm): ', optimized_acodekeyl_isit(s.x, 7)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bystr('код 101'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2]" office:value-type="string" office:string-value="cf_id (-l)">
            <text:p>cf_id (-l)</text:p>
          </table:table-cell>
          <table:table-cell table:formula="of:=IF([.C172]=&quot;&quot;;&quot;&quot;;[.C172])">
            <text:p/>
          </table:table-cell>
          <table:table-cell table:formula="of:=IF([.D172]=&quot;&quot;;&quot;&quot;;[.D172])">
            <text:p/>
          </table:table-cell>
          <table:table-cell table:formula="of:=IF([.E172]=&quot;&quot;;&quot;&quot;;[.E172])" office:value-type="float" office:value="100">
            <text:p>100</text:p>
          </table:table-cell>
          <table:table-cell table:formula="of:=IF([.F172]=&quot;&quot;;&quot;&quot;;[.F172])">
            <text:p/>
          </table:table-cell>
          <table:table-cell table:formula="of:=IF([.G172]=&quot;&quot;;&quot;&quot;;[.G172])">
            <text:p/>
          </table:table-cell>
          <table:table-cell table:formula="of:=IF([.H172]=&quot;&quot;;&quot;&quot;;[.H172])">
            <text:p/>
          </table:table-cell>
          <table:table-cell table:formula="of:=IF([.B195]=&quot;cf_nm (+l_nm)&quot;;[.I195]+1;[.I195])" office:value-type="float" office:value="7">
            <text:p>7</text:p>
          </table:table-cell>
          <table:table-cell/>
          <table:table-cell table:formula="of:=&quot;SELECT '&quot; &amp; [.B196] &amp; &quot;: ', optimized_acodekeyl_isit(s.x, &quot; &amp; [.I196] &amp; &quot;), TRUE&quot; &amp; IF(MOD([.I196];2)=1;&quot; AND (((s.x).code_key).code_id = &quot; &amp; [.$G$8] &amp; &quot;)&quot;;&quot;&quot;) &amp; IF(MOD(TRUNC([.I196]/2);2)=1;&quot; AND (((s.x).codifier_key).code_id = &quot; &amp; [.$E$8] &amp; &quot;)&quot;;&quot;&quot;) &amp; IF(MOD(TRUNC([.I196]/4);2)=1;&quot; AND (((s.x).key_lng).code_id = &quot; &amp; [.$C$8] &amp; &quot;)&quot;;&quot;&quot;) &amp; &quot; AS ok_isit FROM (SELECT optimize_acodekeyl(make_acodekeyl(make_codekey&quot; &amp; IF([.C196]=&quot;&quot;;IF([.D196]=&quot;&quot;;&quot;_null()&quot;;&quot;_bystr('&quot; &amp; [.D196] &amp; &quot;')&quot;);&quot;_byid(&quot; &amp; [.C196] &amp; &quot;)&quot;) &amp; &quot;, make_codekey&quot; &amp; IF([.E196]=&quot;&quot;;IF([.F196]=&quot;&quot;;&quot;_null()&quot;;&quot;_bystr('&quot; &amp; [.F196] &amp; &quot;')&quot;);&quot;_byid(&quot; &amp; [.E196] &amp; &quot;)&quot;) &amp; &quot;, make_codekey&quot; &amp; IF([.G196]=&quot;&quot;;IF([.H196]=&quot;&quot;;&quot;_null()&quot;;&quot;_bystr('&quot; &amp; [.H196] &amp; &quot;')&quot;);&quot;_byid(&quot; &amp; [.G196] &amp; &quot;)&quot;) &amp; &quot;), &quot; &amp; [.I196] &amp; &quot;) AS x) AS s;&quot;" office:value-type="string" office:string-value="SELECT 'cf_id (-l): ', optimized_acodekeyl_isit(s.x, 7), TRUE AND (((s.x).code_key).code_id = 110) AND (((s.x).codifier_key).code_id = 100) AND (((s.x).key_lng).code_id = 9001) AS ok_isit FROM (SELECT optimize_acodekeyl(make_acodekeyl(make_codekey_null(), make_codekey_byid(100), make_codekey_null()), 7) AS x) AS s;">
            <text:p>SELECT 'cf_id (-l): ', optimized_acodekeyl_isit(s.x, 7), TRUE AND (((s.x).code_key).code_id = 110) AND (((s.x).codifier_key).code_id = 100) AND (((s.x).key_lng).code_id = 9001) AS ok_isit FROM (SELECT optimize_acodekeyl(make_acodekeyl(make_codekey_null(), make_codekey_byid(100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3]" office:value-type="string" office:string-value="cf_id (+l_id)">
            <text:p>cf_id (+l_id)</text:p>
          </table:table-cell>
          <table:table-cell table:formula="of:=IF([.C173]=&quot;&quot;;&quot;&quot;;[.C173])" office:value-type="float" office:value="9001">
            <text:p>9001</text:p>
          </table:table-cell>
          <table:table-cell table:formula="of:=IF([.D173]=&quot;&quot;;&quot;&quot;;[.D173])">
            <text:p/>
          </table:table-cell>
          <table:table-cell table:formula="of:=IF([.E173]=&quot;&quot;;&quot;&quot;;[.E173])" office:value-type="float" office:value="100">
            <text:p>100</text:p>
          </table:table-cell>
          <table:table-cell table:formula="of:=IF([.F173]=&quot;&quot;;&quot;&quot;;[.F173])">
            <text:p/>
          </table:table-cell>
          <table:table-cell table:formula="of:=IF([.G173]=&quot;&quot;;&quot;&quot;;[.G173])">
            <text:p/>
          </table:table-cell>
          <table:table-cell table:formula="of:=IF([.H173]=&quot;&quot;;&quot;&quot;;[.H173])">
            <text:p/>
          </table:table-cell>
          <table:table-cell table:formula="of:=IF([.B196]=&quot;cf_nm (+l_nm)&quot;;[.I196]+1;[.I196])" office:value-type="float" office:value="7">
            <text:p>7</text:p>
          </table:table-cell>
          <table:table-cell/>
          <table:table-cell table:formula="of:=&quot;SELECT '&quot; &amp; [.B197] &amp; &quot;: ', optimized_acodekeyl_isit(s.x, &quot; &amp; [.I197] &amp; &quot;), TRUE&quot; &amp; IF(MOD([.I197];2)=1;&quot; AND (((s.x).code_key).code_id = &quot; &amp; [.$G$8] &amp; &quot;)&quot;;&quot;&quot;) &amp; IF(MOD(TRUNC([.I197]/2);2)=1;&quot; AND (((s.x).codifier_key).code_id = &quot; &amp; [.$E$8] &amp; &quot;)&quot;;&quot;&quot;) &amp; IF(MOD(TRUNC([.I197]/4);2)=1;&quot; AND (((s.x).key_lng).code_id = &quot; &amp; [.$C$8] &amp; &quot;)&quot;;&quot;&quot;) &amp; &quot; AS ok_isit FROM (SELECT optimize_acodekeyl(make_acodekeyl(make_codekey&quot; &amp; IF([.C197]=&quot;&quot;;IF([.D197]=&quot;&quot;;&quot;_null()&quot;;&quot;_bystr('&quot; &amp; [.D197] &amp; &quot;')&quot;);&quot;_byid(&quot; &amp; [.C197] &amp; &quot;)&quot;) &amp; &quot;, make_codekey&quot; &amp; IF([.E197]=&quot;&quot;;IF([.F197]=&quot;&quot;;&quot;_null()&quot;;&quot;_bystr('&quot; &amp; [.F197] &amp; &quot;')&quot;);&quot;_byid(&quot; &amp; [.E197] &amp; &quot;)&quot;) &amp; &quot;, make_codekey&quot; &amp; IF([.G197]=&quot;&quot;;IF([.H197]=&quot;&quot;;&quot;_null()&quot;;&quot;_bystr('&quot; &amp; [.H197] &amp; &quot;')&quot;);&quot;_byid(&quot; &amp; [.G197] &amp; &quot;)&quot;) &amp; &quot;), &quot; &amp; [.I197] &amp; &quot;) AS x) AS s;&quot;" office:value-type="string" office:string-value="SELECT 'cf_id (+l_id): ', optimized_acodekeyl_isit(s.x, 7), TRUE AND (((s.x).code_key).code_id = 110) AND (((s.x).codifier_key).code_id = 100) AND (((s.x).key_lng).code_id = 9001) AS ok_isit FROM (SELECT optimize_acodekeyl(make_acodekeyl(make_codekey_byid(9001), make_codekey_byid(100), make_codekey_null()), 7) AS x) AS s;">
            <text:p>SELECT 'cf_id (+l_id): ', optimized_acodekeyl_isit(s.x, 7), TRUE AND (((s.x).code_key).code_id = 110) AND (((s.x).codifier_key).code_id = 100) AND (((s.x).key_lng).code_id = 9001) AS ok_isit FROM (SELECT optimize_acodekeyl(make_acodekeyl(make_codekey_byid(9001), make_codekey_byid(100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4]" office:value-type="string" office:string-value="cf_id (+l_nm)">
            <text:p>cf_id (+l_nm)</text:p>
          </table:table-cell>
          <table:table-cell table:formula="of:=IF([.C174]=&quot;&quot;;&quot;&quot;;[.C174])">
            <text:p/>
          </table:table-cell>
          <table:table-cell table:formula="of:=IF([.D174]=&quot;&quot;;&quot;&quot;;[.D174])" office:value-type="string" office:string-value="rus">
            <text:p>rus</text:p>
          </table:table-cell>
          <table:table-cell table:formula="of:=IF([.E174]=&quot;&quot;;&quot;&quot;;[.E174])" office:value-type="float" office:value="100">
            <text:p>100</text:p>
          </table:table-cell>
          <table:table-cell table:formula="of:=IF([.F174]=&quot;&quot;;&quot;&quot;;[.F174])">
            <text:p/>
          </table:table-cell>
          <table:table-cell table:formula="of:=IF([.G174]=&quot;&quot;;&quot;&quot;;[.G174])">
            <text:p/>
          </table:table-cell>
          <table:table-cell table:formula="of:=IF([.H174]=&quot;&quot;;&quot;&quot;;[.H174])">
            <text:p/>
          </table:table-cell>
          <table:table-cell table:formula="of:=IF([.B197]=&quot;cf_nm (+l_nm)&quot;;[.I197]+1;[.I197])" office:value-type="float" office:value="7">
            <text:p>7</text:p>
          </table:table-cell>
          <table:table-cell/>
          <table:table-cell table:formula="of:=&quot;SELECT '&quot; &amp; [.B198] &amp; &quot;: ', optimized_acodekeyl_isit(s.x, &quot; &amp; [.I198] &amp; &quot;), TRUE&quot; &amp; IF(MOD([.I198];2)=1;&quot; AND (((s.x).code_key).code_id = &quot; &amp; [.$G$8] &amp; &quot;)&quot;;&quot;&quot;) &amp; IF(MOD(TRUNC([.I198]/2);2)=1;&quot; AND (((s.x).codifier_key).code_id = &quot; &amp; [.$E$8] &amp; &quot;)&quot;;&quot;&quot;) &amp; IF(MOD(TRUNC([.I198]/4);2)=1;&quot; AND (((s.x).key_lng).code_id = &quot; &amp; [.$C$8] &amp; &quot;)&quot;;&quot;&quot;) &amp; &quot; AS ok_isit FROM (SELECT optimize_acodekeyl(make_acodekeyl(make_codekey&quot; &amp; IF([.C198]=&quot;&quot;;IF([.D198]=&quot;&quot;;&quot;_null()&quot;;&quot;_bystr('&quot; &amp; [.D198] &amp; &quot;')&quot;);&quot;_byid(&quot; &amp; [.C198] &amp; &quot;)&quot;) &amp; &quot;, make_codekey&quot; &amp; IF([.E198]=&quot;&quot;;IF([.F198]=&quot;&quot;;&quot;_null()&quot;;&quot;_bystr('&quot; &amp; [.F198] &amp; &quot;')&quot;);&quot;_byid(&quot; &amp; [.E198] &amp; &quot;)&quot;) &amp; &quot;, make_codekey&quot; &amp; IF([.G198]=&quot;&quot;;IF([.H198]=&quot;&quot;;&quot;_null()&quot;;&quot;_bystr('&quot; &amp; [.H198] &amp; &quot;')&quot;);&quot;_byid(&quot; &amp; [.G198] &amp; &quot;)&quot;) &amp; &quot;), &quot; &amp; [.I198] &amp; &quot;) AS x) AS s;&quot;" office:value-type="string" office:string-value="SELECT 'cf_id (+l_nm): ', optimized_acodekeyl_isit(s.x, 7), TRUE AND (((s.x).code_key).code_id = 110) AND (((s.x).codifier_key).code_id = 100) AND (((s.x).key_lng).code_id = 9001) AS ok_isit FROM (SELECT optimize_acodekeyl(make_acodekeyl(make_codekey_bystr('rus'), make_codekey_byid(100), make_codekey_null()), 7) AS x) AS s;">
            <text:p>SELECT 'cf_id (+l_nm): ', optimized_acodekeyl_isit(s.x, 7), TRUE AND (((s.x).code_key).code_id = 110) AND (((s.x).codifier_key).code_id = 100) AND (((s.x).key_lng).code_id = 9001) AS ok_isit FROM (SELECT optimize_acodekeyl(make_acodekeyl(make_codekey_bystr('rus'), make_codekey_byid(100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5]" office:value-type="string" office:string-value="cf_nm (-l)">
            <text:p>cf_nm (-l)</text:p>
          </table:table-cell>
          <table:table-cell table:formula="of:=IF([.C175]=&quot;&quot;;&quot;&quot;;[.C175])">
            <text:p/>
          </table:table-cell>
          <table:table-cell table:formula="of:=IF([.D175]=&quot;&quot;;&quot;&quot;;[.D175])">
            <text:p/>
          </table:table-cell>
          <table:table-cell table:formula="of:=IF([.E175]=&quot;&quot;;&quot;&quot;;[.E175])">
            <text:p/>
          </table:table-cell>
          <table:table-cell table:formula="of:=IF([.F175]=&quot;&quot;;&quot;&quot;;[.F175])" office:value-type="string" office:string-value="test codifier">
            <text:p>test codifier</text:p>
          </table:table-cell>
          <table:table-cell table:formula="of:=IF([.G175]=&quot;&quot;;&quot;&quot;;[.G175])">
            <text:p/>
          </table:table-cell>
          <table:table-cell table:formula="of:=IF([.H175]=&quot;&quot;;&quot;&quot;;[.H175])">
            <text:p/>
          </table:table-cell>
          <table:table-cell table:formula="of:=IF([.B198]=&quot;cf_nm (+l_nm)&quot;;[.I198]+1;[.I198])" office:value-type="float" office:value="7">
            <text:p>7</text:p>
          </table:table-cell>
          <table:table-cell/>
          <table:table-cell table:formula="of:=&quot;SELECT '&quot; &amp; [.B199] &amp; &quot;: ', optimized_acodekeyl_isit(s.x, &quot; &amp; [.I199] &amp; &quot;), TRUE&quot; &amp; IF(MOD([.I199];2)=1;&quot; AND (((s.x).code_key).code_id = &quot; &amp; [.$G$8] &amp; &quot;)&quot;;&quot;&quot;) &amp; IF(MOD(TRUNC([.I199]/2);2)=1;&quot; AND (((s.x).codifier_key).code_id = &quot; &amp; [.$E$8] &amp; &quot;)&quot;;&quot;&quot;) &amp; IF(MOD(TRUNC([.I199]/4);2)=1;&quot; AND (((s.x).key_lng).code_id = &quot; &amp; [.$C$8] &amp; &quot;)&quot;;&quot;&quot;) &amp; &quot; AS ok_isit FROM (SELECT optimize_acodekeyl(make_acodekeyl(make_codekey&quot; &amp; IF([.C199]=&quot;&quot;;IF([.D199]=&quot;&quot;;&quot;_null()&quot;;&quot;_bystr('&quot; &amp; [.D199] &amp; &quot;')&quot;);&quot;_byid(&quot; &amp; [.C199] &amp; &quot;)&quot;) &amp; &quot;, make_codekey&quot; &amp; IF([.E199]=&quot;&quot;;IF([.F199]=&quot;&quot;;&quot;_null()&quot;;&quot;_bystr('&quot; &amp; [.F199] &amp; &quot;')&quot;);&quot;_byid(&quot; &amp; [.E199] &amp; &quot;)&quot;) &amp; &quot;, make_codekey&quot; &amp; IF([.G199]=&quot;&quot;;IF([.H199]=&quot;&quot;;&quot;_null()&quot;;&quot;_bystr('&quot; &amp; [.H199] &amp; &quot;')&quot;);&quot;_byid(&quot; &amp; [.G199] &amp; &quot;)&quot;) &amp; &quot;), &quot; &amp; [.I199] &amp; &quot;) AS x) AS s;&quot;" office:value-type="string" office:string-value="SELECT 'cf_nm (-l): ', optimized_acodekeyl_isit(s.x, 7), TRUE AND (((s.x).code_key).code_id = 110) AND (((s.x).codifier_key).code_id = 100) AND (((s.x).key_lng).code_id = 9001) AS ok_isit FROM (SELECT optimize_acodekeyl(make_acodekeyl(make_codekey_null(), make_codekey_bystr('test codifier'), make_codekey_null()), 7) AS x) AS s;">
            <text:p>SELECT 'cf_nm (-l): ', optimized_acodekeyl_isit(s.x, 7), TRUE AND (((s.x).code_key).code_id = 110) AND (((s.x).codifier_key).code_id = 100) AND (((s.x).key_lng).code_id = 9001) AS ok_isit FROM (SELECT optimize_acodekeyl(make_acodekeyl(make_codekey_null(), make_codekey_bystr('test codifier'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6]" office:value-type="string" office:string-value="cf_nm (+l_id)">
            <text:p>cf_nm (+l_id)</text:p>
          </table:table-cell>
          <table:table-cell table:formula="of:=IF([.C176]=&quot;&quot;;&quot;&quot;;[.C176])" office:value-type="float" office:value="9001">
            <text:p>9001</text:p>
          </table:table-cell>
          <table:table-cell table:formula="of:=IF([.D176]=&quot;&quot;;&quot;&quot;;[.D176])">
            <text:p/>
          </table:table-cell>
          <table:table-cell table:formula="of:=IF([.E176]=&quot;&quot;;&quot;&quot;;[.E176])">
            <text:p/>
          </table:table-cell>
          <table:table-cell table:formula="of:=IF([.F176]=&quot;&quot;;&quot;&quot;;[.F176])" office:value-type="string" office:string-value="тестовый кодификатор">
            <text:p>тестовый кодификатор</text:p>
          </table:table-cell>
          <table:table-cell table:formula="of:=IF([.G176]=&quot;&quot;;&quot;&quot;;[.G176])">
            <text:p/>
          </table:table-cell>
          <table:table-cell table:formula="of:=IF([.H176]=&quot;&quot;;&quot;&quot;;[.H176])">
            <text:p/>
          </table:table-cell>
          <table:table-cell table:formula="of:=IF([.B199]=&quot;cf_nm (+l_nm)&quot;;[.I199]+1;[.I199])" office:value-type="float" office:value="7">
            <text:p>7</text:p>
          </table:table-cell>
          <table:table-cell/>
          <table:table-cell table:formula="of:=&quot;SELECT '&quot; &amp; [.B200] &amp; &quot;: ', optimized_acodekeyl_isit(s.x, &quot; &amp; [.I200] &amp; &quot;), TRUE&quot; &amp; IF(MOD([.I200];2)=1;&quot; AND (((s.x).code_key).code_id = &quot; &amp; [.$G$8] &amp; &quot;)&quot;;&quot;&quot;) &amp; IF(MOD(TRUNC([.I200]/2);2)=1;&quot; AND (((s.x).codifier_key).code_id = &quot; &amp; [.$E$8] &amp; &quot;)&quot;;&quot;&quot;) &amp; IF(MOD(TRUNC([.I200]/4);2)=1;&quot; AND (((s.x).key_lng).code_id = &quot; &amp; [.$C$8] &amp; &quot;)&quot;;&quot;&quot;) &amp; &quot; AS ok_isit FROM (SELECT optimize_acodekeyl(make_acodekeyl(make_codekey&quot; &amp; IF([.C200]=&quot;&quot;;IF([.D200]=&quot;&quot;;&quot;_null()&quot;;&quot;_bystr('&quot; &amp; [.D200] &amp; &quot;')&quot;);&quot;_byid(&quot; &amp; [.C200] &amp; &quot;)&quot;) &amp; &quot;, make_codekey&quot; &amp; IF([.E200]=&quot;&quot;;IF([.F200]=&quot;&quot;;&quot;_null()&quot;;&quot;_bystr('&quot; &amp; [.F200] &amp; &quot;')&quot;);&quot;_byid(&quot; &amp; [.E200] &amp; &quot;)&quot;) &amp; &quot;, make_codekey&quot; &amp; IF([.G200]=&quot;&quot;;IF([.H200]=&quot;&quot;;&quot;_null()&quot;;&quot;_bystr('&quot; &amp; [.H200] &amp; &quot;')&quot;);&quot;_byid(&quot; &amp; [.G200] &amp; &quot;)&quot;) &amp; &quot;), &quot; &amp; [.I200] &amp; &quot;) AS x) AS s;&quot;" office:value-type="string" office:string-value="SELECT 'cf_nm (+l_id): ', optimized_acodekeyl_isit(s.x, 7)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null()), 7) AS x) AS s;">
            <text:p>SELECT 'cf_nm (+l_id): ', optimized_acodekeyl_isit(s.x, 7), TRUE AND (((s.x).code_key).code_id = 110) AND (((s.x).codifier_key).code_id = 100) AND (((s.x).key_lng).code_id = 9001) AS ok_isit FROM (SELECT optimize_acodekeyl(make_acodekeyl(make_codekey_byid(9001), make_codekey_bystr('тестовый кодификатор'), make_codekey_null()), 7) AS x) AS s;</text:p>
          </table:table-cell>
          <table:table-cell table:number-columns-repeated="1013"/>
        </table:table-row>
        <table:table-row table:style-name="ro1">
          <table:table-cell/>
          <table:table-cell table:formula="of:=[.B177]" office:value-type="string" office:string-value="cf_nm (+l_nm)">
            <text:p>cf_nm (+l_nm)</text:p>
          </table:table-cell>
          <table:table-cell table:formula="of:=IF([.C177]=&quot;&quot;;&quot;&quot;;[.C177])">
            <text:p/>
          </table:table-cell>
          <table:table-cell table:formula="of:=IF([.D177]=&quot;&quot;;&quot;&quot;;[.D177])" office:value-type="string" office:string-value="rus">
            <text:p>rus</text:p>
          </table:table-cell>
          <table:table-cell table:formula="of:=IF([.E177]=&quot;&quot;;&quot;&quot;;[.E177])">
            <text:p/>
          </table:table-cell>
          <table:table-cell table:formula="of:=IF([.F177]=&quot;&quot;;&quot;&quot;;[.F177])" office:value-type="string" office:string-value="тестовый кодификатор">
            <text:p>тестовый кодификатор</text:p>
          </table:table-cell>
          <table:table-cell table:formula="of:=IF([.G177]=&quot;&quot;;&quot;&quot;;[.G177])">
            <text:p/>
          </table:table-cell>
          <table:table-cell table:formula="of:=IF([.H177]=&quot;&quot;;&quot;&quot;;[.H177])">
            <text:p/>
          </table:table-cell>
          <table:table-cell table:formula="of:=IF([.B200]=&quot;cf_nm (+l_nm)&quot;;[.I200]+1;[.I200])" office:value-type="float" office:value="7">
            <text:p>7</text:p>
          </table:table-cell>
          <table:table-cell/>
          <table:table-cell table:formula="of:=&quot;SELECT '&quot; &amp; [.B201] &amp; &quot;: ', optimized_acodekeyl_isit(s.x, &quot; &amp; [.I201] &amp; &quot;), TRUE&quot; &amp; IF(MOD([.I201];2)=1;&quot; AND (((s.x).code_key).code_id = &quot; &amp; [.$G$8] &amp; &quot;)&quot;;&quot;&quot;) &amp; IF(MOD(TRUNC([.I201]/2);2)=1;&quot; AND (((s.x).codifier_key).code_id = &quot; &amp; [.$E$8] &amp; &quot;)&quot;;&quot;&quot;) &amp; IF(MOD(TRUNC([.I201]/4);2)=1;&quot; AND (((s.x).key_lng).code_id = &quot; &amp; [.$C$8] &amp; &quot;)&quot;;&quot;&quot;) &amp; &quot; AS ok_isit FROM (SELECT optimize_acodekeyl(make_acodekeyl(make_codekey&quot; &amp; IF([.C201]=&quot;&quot;;IF([.D201]=&quot;&quot;;&quot;_null()&quot;;&quot;_bystr('&quot; &amp; [.D201] &amp; &quot;')&quot;);&quot;_byid(&quot; &amp; [.C201] &amp; &quot;)&quot;) &amp; &quot;, make_codekey&quot; &amp; IF([.E201]=&quot;&quot;;IF([.F201]=&quot;&quot;;&quot;_null()&quot;;&quot;_bystr('&quot; &amp; [.F201] &amp; &quot;')&quot;);&quot;_byid(&quot; &amp; [.E201] &amp; &quot;)&quot;) &amp; &quot;, make_codekey&quot; &amp; IF([.G201]=&quot;&quot;;IF([.H201]=&quot;&quot;;&quot;_null()&quot;;&quot;_bystr('&quot; &amp; [.H201] &amp; &quot;')&quot;);&quot;_byid(&quot; &amp; [.G201] &amp; &quot;)&quot;) &amp; &quot;), &quot; &amp; [.I201] &amp; &quot;) AS x) AS s;&quot;" office:value-type="string" office:string-value="SELECT 'cf_nm (+l_nm): ', optimized_acodekeyl_isit(s.x, 7)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null()), 7) AS x) AS s;">
            <text:p>SELECT 'cf_nm (+l_nm): ', optimized_acodekeyl_isit(s.x, 7), TRUE AND (((s.x).code_key).code_id = 110) AND (((s.x).codifier_key).code_id = 100) AND (((s.x).key_lng).code_id = 9001) AS ok_isit FROM (SELECT optimize_acodekeyl(make_acodekeyl(make_codekey_bystr('rus'), make_codekey_bystr('тестовый кодификатор'), make_codekey_null()), 7) AS x) AS s;</text:p>
          </table:table-cell>
          <table:table-cell table:number-columns-repeated="1013"/>
        </table:table-row>
        <table:table-row table:style-name="ro1" table:number-rows-repeated="65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18.04.2010</text:date>, <text:time>11:57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lka </meta:initial-creator>
    <meta:creation-date>2010-04-10T05:30:16.79</meta:creation-date>
    <dc:date>2010-04-18T11:57:41.53</dc:date>
    <dc:creator>Belka </dc:creator>
    <meta:editing-duration>PT04H34M21S</meta:editing-duration>
    <meta:editing-cycles>4</meta:editing-cycles>
    <meta:generator>OpenOffice.org/3.1$Win32 OpenOffice.org_project/310m19$Build-9420</meta:generator>
    <meta:document-statistic meta:table-count="3" meta:cell-count="1756" meta:object-count="0"/>
  </office:meta>
</office:document-meta>
</file>